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1300000030EAAA96A3.png"/>
  <manifest:file-entry manifest:media-type="image/jpeg" manifest:full-path="Pictures/10000000000000B0000000B095D234E3.jpg"/>
  <manifest:file-entry manifest:media-type="" manifest:full-path="Pictures/TablePreview1.svm"/>
  <manifest:file-entry manifest:media-type="image/png" manifest:full-path="Pictures/1000020100000780000004383DE2BD1C.png"/>
  <manifest:file-entry manifest:media-type="" manifest:full-path="Pictures/20000007000052D500002290A6400C9B.wmf"/>
  <manifest:file-entry manifest:media-type="" manifest:full-path="Pictures/2000000700004B2300002ACEA8C3F155.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gradient" draw:fill-gradient-nam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212121" draw:fill-gradient-nam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53cm" svg:stroke-color="#cc9800" draw:fill="none" draw:textarea-vertical-align="top" draw:auto-grow-height="false"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true" fo:padding-top="0.035cm" fo:padding-bottom="0cm" fo:padding-left="0cm" fo:padding-right="0cm" fo:wrap-option="wrap"/>
    </style:style>
    <style:style style:name="gr5" style:family="graphic" style:parent-style-name="standard">
      <style:graphic-properties draw:stroke="solid" svg:stroke-width="0.021cm" svg:stroke-color="#ffffff" draw:fill="none" draw:textarea-vertical-align="top" draw:auto-grow-height="false" fo:padding-top="0cm" fo:padding-bottom="0cm" fo:padding-left="0cm" fo:padding-right="0cm" fo:wrap-option="wrap"/>
    </style:style>
    <style:style style:name="gr6" style:family="graphic" style:parent-style-name="standard">
      <style:graphic-properties draw:stroke="solid" svg:stroke-width="0.018cm" svg:stroke-color="#fdfdff" draw:fill="none" draw:textarea-vertical-align="top" draw:auto-grow-height="false" fo:padding-top="0cm" fo:padding-bottom="0cm" fo:padding-left="0cm" fo:padding-right="0cm" fo:wrap-option="wrap"/>
    </style:style>
    <style:style style:name="gr7" style:family="graphic" style:parent-style-name="standard">
      <style:graphic-properties draw:stroke="solid" svg:stroke-width="0.021cm" svg:stroke-color="#fcfcfd" draw:fill="none" draw:textarea-vertical-align="top" draw:auto-grow-height="false" fo:padding-top="0cm" fo:padding-bottom="0cm" fo:padding-left="0cm" fo:padding-right="0cm" fo:wrap-option="wrap"/>
    </style:style>
    <style:style style:name="gr8" style:family="graphic" style:parent-style-name="standard">
      <style:graphic-properties draw:stroke="solid" svg:stroke-width="0.021cm" svg:stroke-color="#fbfbfd" draw:fill="none" draw:textarea-vertical-align="top" draw:auto-grow-height="false" fo:padding-top="0cm" fo:padding-bottom="0cm" fo:padding-left="0cm" fo:padding-right="0cm" fo:wrap-option="wrap"/>
    </style:style>
    <style:style style:name="gr9" style:family="graphic" style:parent-style-name="standard">
      <style:graphic-properties draw:stroke="solid" svg:stroke-width="0.018cm" svg:stroke-color="#fafafc" draw:fill="none" draw:textarea-vertical-align="top" draw:auto-grow-height="false" fo:padding-top="0cm" fo:padding-bottom="0cm" fo:padding-left="0cm" fo:padding-right="0cm" fo:wrap-option="wrap"/>
    </style:style>
    <style:style style:name="gr10" style:family="graphic" style:parent-style-name="standard">
      <style:graphic-properties draw:stroke="solid" svg:stroke-width="0.021cm" svg:stroke-color="#f8f8fb" draw:fill="none"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21cm" svg:stroke-color="#f7f7fb" draw:fill="none" draw:textarea-vertical-align="top" draw:auto-grow-height="false" fo:padding-top="0cm" fo:padding-bottom="0cm" fo:padding-left="0cm" fo:padding-right="0cm" fo:wrap-option="wrap"/>
    </style:style>
    <style:style style:name="gr12" style:family="graphic" style:parent-style-name="standard">
      <style:graphic-properties draw:stroke="solid" svg:stroke-width="0.021cm" svg:stroke-color="#f6f6fa" draw:fill="none" draw:textarea-vertical-align="top" draw:auto-grow-height="false" fo:padding-top="0cm" fo:padding-bottom="0cm" fo:padding-left="0cm" fo:padding-right="0cm" fo:wrap-option="wrap"/>
    </style:style>
    <style:style style:name="gr13" style:family="graphic" style:parent-style-name="standard">
      <style:graphic-properties draw:stroke="solid" svg:stroke-width="0.018cm" svg:stroke-color="#f5f5fa" draw:fill="none" draw:textarea-vertical-align="top" draw:auto-grow-height="false" fo:padding-top="0cm" fo:padding-bottom="0cm" fo:padding-left="0cm" fo:padding-right="0cm" fo:wrap-option="wrap"/>
    </style:style>
    <style:style style:name="gr14" style:family="graphic" style:parent-style-name="standard">
      <style:graphic-properties draw:stroke="solid" svg:stroke-width="0.021cm" svg:stroke-color="#f3f3f9" draw:fill="none" draw:textarea-vertical-align="top" draw:auto-grow-height="false" fo:padding-top="0cm" fo:padding-bottom="0cm" fo:padding-left="0cm" fo:padding-right="0cm" fo:wrap-option="wrap"/>
    </style:style>
    <style:style style:name="gr15" style:family="graphic" style:parent-style-name="standard">
      <style:graphic-properties draw:stroke="solid" svg:stroke-width="0.021cm" svg:stroke-color="#f2f2f8" draw:fill="none" draw:textarea-vertical-align="top" draw:auto-grow-height="false" fo:padding-top="0cm" fo:padding-bottom="0cm" fo:padding-left="0cm" fo:padding-right="0cm" fo:wrap-option="wrap"/>
    </style:style>
    <style:style style:name="gr16" style:family="graphic" style:parent-style-name="standard">
      <style:graphic-properties draw:stroke="solid" svg:stroke-width="0.018cm" svg:stroke-color="#f1f1f8" draw:fill="none" draw:textarea-vertical-align="top" draw:auto-grow-height="false" fo:padding-top="0cm" fo:padding-bottom="0cm" fo:padding-left="0cm" fo:padding-right="0cm" fo:wrap-option="wrap"/>
    </style:style>
    <style:style style:name="gr17" style:family="graphic" style:parent-style-name="standard">
      <style:graphic-properties draw:stroke="solid" svg:stroke-width="0.021cm" svg:stroke-color="#f0f0f7" draw:fill="none" draw:textarea-vertical-align="top" draw:auto-grow-height="false" fo:padding-top="0cm" fo:padding-bottom="0cm" fo:padding-left="0cm" fo:padding-right="0cm" fo:wrap-option="wrap"/>
    </style:style>
    <style:style style:name="gr18" style:family="graphic" style:parent-style-name="standard">
      <style:graphic-properties draw:stroke="solid" svg:stroke-width="0.021cm" svg:stroke-color="#eeeef7" draw:fill="none" draw:textarea-vertical-align="top" draw:auto-grow-height="false" fo:padding-top="0cm" fo:padding-bottom="0cm" fo:padding-left="0cm" fo:padding-right="0cm" fo:wrap-option="wrap"/>
    </style:style>
    <style:style style:name="gr19" style:family="graphic" style:parent-style-name="standard">
      <style:graphic-properties draw:stroke="solid" svg:stroke-width="0.018cm" svg:stroke-color="#ededf6" draw:fill="none" draw:textarea-vertical-align="top" draw:auto-grow-height="false" fo:padding-top="0cm" fo:padding-bottom="0cm" fo:padding-left="0cm" fo:padding-right="0cm" fo:wrap-option="wrap"/>
    </style:style>
    <style:style style:name="gr20" style:family="graphic" style:parent-style-name="standard">
      <style:graphic-properties draw:stroke="solid" svg:stroke-width="0.021cm" svg:stroke-color="#ececf5" draw:fill="none" draw:textarea-vertical-align="top" draw:auto-grow-height="false" fo:padding-top="0cm" fo:padding-bottom="0cm" fo:padding-left="0cm" fo:padding-right="0cm" fo:wrap-option="wrap"/>
    </style:style>
    <style:style style:name="gr21" style:family="graphic" style:parent-style-name="standard">
      <style:graphic-properties draw:stroke="solid" svg:stroke-width="0.021cm" svg:stroke-color="#ebebf5" draw:fill="none" draw:textarea-vertical-align="top" draw:auto-grow-height="false" fo:padding-top="0cm" fo:padding-bottom="0cm" fo:padding-left="0cm" fo:padding-right="0cm" fo:wrap-option="wrap"/>
    </style:style>
    <style:style style:name="gr22" style:family="graphic" style:parent-style-name="standard">
      <style:graphic-properties draw:stroke="solid" svg:stroke-width="0.018cm" svg:stroke-color="#e9e9f4" draw:fill="none" draw:textarea-vertical-align="top" draw:auto-grow-height="false" fo:padding-top="0cm" fo:padding-bottom="0cm" fo:padding-left="0cm" fo:padding-right="0cm" fo:wrap-option="wrap"/>
    </style:style>
    <style:style style:name="gr23" style:family="graphic" style:parent-style-name="standard">
      <style:graphic-properties draw:stroke="solid" svg:stroke-width="0.021cm" svg:stroke-color="#e8e8f4" draw:fill="none" draw:textarea-vertical-align="top" draw:auto-grow-height="false" fo:padding-top="0cm" fo:padding-bottom="0cm" fo:padding-left="0cm" fo:padding-right="0cm" fo:wrap-option="wrap"/>
    </style:style>
    <style:style style:name="gr24" style:family="graphic" style:parent-style-name="standard">
      <style:graphic-properties draw:stroke="solid" svg:stroke-width="0.021cm" svg:stroke-color="#e7e7f3" draw:fill="none" draw:textarea-vertical-align="top" draw:auto-grow-height="false" fo:padding-top="0cm" fo:padding-bottom="0cm" fo:padding-left="0cm" fo:padding-right="0cm" fo:wrap-option="wrap"/>
    </style:style>
    <style:style style:name="gr25" style:family="graphic" style:parent-style-name="standard">
      <style:graphic-properties draw:stroke="solid" svg:stroke-width="0.018cm" svg:stroke-color="#e6e6f2" draw:fill="none" draw:textarea-vertical-align="top" draw:auto-grow-height="false" fo:padding-top="0cm" fo:padding-bottom="0cm" fo:padding-left="0cm" fo:padding-right="0cm" fo:wrap-option="wrap"/>
    </style:style>
    <style:style style:name="gr26" style:family="graphic" style:parent-style-name="standard">
      <style:graphic-properties draw:stroke="solid" svg:stroke-width="0.021cm" svg:stroke-color="#e4e4f2" draw:fill="none" draw:textarea-vertical-align="top" draw:auto-grow-height="false" fo:padding-top="0cm" fo:padding-bottom="0cm" fo:padding-left="0cm" fo:padding-right="0cm" fo:wrap-option="wrap"/>
    </style:style>
    <style:style style:name="gr27" style:family="graphic" style:parent-style-name="standard">
      <style:graphic-properties draw:stroke="solid" svg:stroke-width="0.021cm" svg:stroke-color="#e3e3f1" draw:fill="none" draw:textarea-vertical-align="top" draw:auto-grow-height="false" fo:padding-top="0cm" fo:padding-bottom="0cm" fo:padding-left="0cm" fo:padding-right="0cm" fo:wrap-option="wrap"/>
    </style:style>
    <style:style style:name="gr28" style:family="graphic" style:parent-style-name="standard">
      <style:graphic-properties draw:stroke="solid" svg:stroke-width="0.018cm" svg:stroke-color="#e2e2f0" draw:fill="none" draw:textarea-vertical-align="top" draw:auto-grow-height="false" fo:padding-top="0cm" fo:padding-bottom="0cm" fo:padding-left="0cm" fo:padding-right="0cm" fo:wrap-option="wrap"/>
    </style:style>
    <style:style style:name="gr29" style:family="graphic" style:parent-style-name="standard">
      <style:graphic-properties draw:stroke="solid" svg:stroke-width="0.021cm" svg:stroke-color="#e1e1f0" draw:fill="none" draw:textarea-vertical-align="top" draw:auto-grow-height="false" fo:padding-top="0cm" fo:padding-bottom="0cm" fo:padding-left="0cm" fo:padding-right="0cm" fo:wrap-option="wrap"/>
    </style:style>
    <style:style style:name="gr30" style:family="graphic" style:parent-style-name="standard">
      <style:graphic-properties draw:stroke="solid" svg:stroke-width="0.021cm" svg:stroke-color="#dfdfef" draw:fill="none" draw:textarea-vertical-align="top" draw:auto-grow-height="false" fo:padding-top="0cm" fo:padding-bottom="0cm" fo:padding-left="0cm" fo:padding-right="0cm" fo:wrap-option="wrap"/>
    </style:style>
    <style:style style:name="gr31" style:family="graphic" style:parent-style-name="standard">
      <style:graphic-properties draw:stroke="solid" svg:stroke-width="0.018cm" svg:stroke-color="#dedeef" draw:fill="none" draw:textarea-vertical-align="top" draw:auto-grow-height="false" fo:padding-top="0cm" fo:padding-bottom="0cm" fo:padding-left="0cm" fo:padding-right="0cm" fo:wrap-option="wrap"/>
    </style:style>
    <style:style style:name="gr32" style:family="graphic" style:parent-style-name="standard">
      <style:graphic-properties draw:stroke="solid" svg:stroke-width="0.021cm" svg:stroke-color="#ddddee" draw:fill="none" draw:textarea-vertical-align="top" draw:auto-grow-height="false" fo:padding-top="0cm" fo:padding-bottom="0cm" fo:padding-left="0cm" fo:padding-right="0cm" fo:wrap-option="wrap"/>
    </style:style>
    <style:style style:name="gr33" style:family="graphic" style:parent-style-name="standard">
      <style:graphic-properties draw:stroke="solid" svg:stroke-width="0.021cm" svg:stroke-color="#dcdced" draw:fill="none" draw:textarea-vertical-align="top" draw:auto-grow-height="false" fo:padding-top="0cm" fo:padding-bottom="0cm" fo:padding-left="0cm" fo:padding-right="0cm" fo:wrap-option="wrap"/>
    </style:style>
    <style:style style:name="gr34" style:family="graphic" style:parent-style-name="standard">
      <style:graphic-properties draw:stroke="solid" svg:stroke-width="0.018cm" svg:stroke-color="#dadaed" draw:fill="none" draw:textarea-vertical-align="top" draw:auto-grow-height="false" fo:padding-top="0cm" fo:padding-bottom="0cm" fo:padding-left="0cm" fo:padding-right="0cm" fo:wrap-option="wrap"/>
    </style:style>
    <style:style style:name="gr35" style:family="graphic" style:parent-style-name="standard">
      <style:graphic-properties draw:stroke="solid" svg:stroke-width="0.021cm" svg:stroke-color="#d9d9ec" draw:fill="none" draw:textarea-vertical-align="top" draw:auto-grow-height="false" fo:padding-top="0cm" fo:padding-bottom="0cm" fo:padding-left="0cm" fo:padding-right="0cm" fo:wrap-option="wrap"/>
    </style:style>
    <style:style style:name="gr36" style:family="graphic" style:parent-style-name="standard">
      <style:graphic-properties draw:stroke="solid" svg:stroke-width="0.021cm" svg:stroke-color="#d8d8ec" draw:fill="none" draw:textarea-vertical-align="top" draw:auto-grow-height="false" fo:padding-top="0cm" fo:padding-bottom="0cm" fo:padding-left="0cm" fo:padding-right="0cm" fo:wrap-option="wrap"/>
    </style:style>
    <style:style style:name="gr37" style:family="graphic" style:parent-style-name="standard">
      <style:graphic-properties draw:stroke="solid" svg:stroke-width="0.018cm" svg:stroke-color="#d7d7eb" draw:fill="none" draw:textarea-vertical-align="top" draw:auto-grow-height="false" fo:padding-top="0cm" fo:padding-bottom="0cm" fo:padding-left="0cm" fo:padding-right="0cm" fo:wrap-option="wrap"/>
    </style:style>
    <style:style style:name="gr38" style:family="graphic" style:parent-style-name="standard">
      <style:graphic-properties draw:stroke="solid" svg:stroke-width="0.021cm" svg:stroke-color="#d5d5ea" draw:fill="none" draw:textarea-vertical-align="top" draw:auto-grow-height="false" fo:padding-top="0cm" fo:padding-bottom="0cm" fo:padding-left="0cm" fo:padding-right="0cm" fo:wrap-option="wrap"/>
    </style:style>
    <style:style style:name="gr39" style:family="graphic" style:parent-style-name="standard">
      <style:graphic-properties draw:stroke="solid" svg:stroke-width="0.021cm" svg:stroke-color="#d4d4ea" draw:fill="none" draw:textarea-vertical-align="top" draw:auto-grow-height="false" fo:padding-top="0cm" fo:padding-bottom="0cm" fo:padding-left="0cm" fo:padding-right="0cm" fo:wrap-option="wrap"/>
    </style:style>
    <style:style style:name="gr40" style:family="graphic" style:parent-style-name="standard">
      <style:graphic-properties draw:stroke="solid" svg:stroke-width="0.018cm" svg:stroke-color="#d3d3e9" draw:fill="none" draw:textarea-vertical-align="top" draw:auto-grow-height="false" fo:padding-top="0cm" fo:padding-bottom="0cm" fo:padding-left="0cm" fo:padding-right="0cm" fo:wrap-option="wrap"/>
    </style:style>
    <style:style style:name="gr41" style:family="graphic" style:parent-style-name="standard">
      <style:graphic-properties draw:stroke="solid" svg:stroke-width="0.021cm" svg:stroke-color="#d2d2e9" draw:fill="none" draw:textarea-vertical-align="top" draw:auto-grow-height="false" fo:padding-top="0cm" fo:padding-bottom="0cm" fo:padding-left="0cm" fo:padding-right="0cm" fo:wrap-option="wrap"/>
    </style:style>
    <style:style style:name="gr42" style:family="graphic" style:parent-style-name="standard">
      <style:graphic-properties draw:stroke="solid" svg:stroke-width="0.021cm" svg:stroke-color="#d0d0e8" draw:fill="none" draw:textarea-vertical-align="top" draw:auto-grow-height="false" fo:padding-top="0cm" fo:padding-bottom="0cm" fo:padding-left="0cm" fo:padding-right="0cm" fo:wrap-option="wrap"/>
    </style:style>
    <style:style style:name="gr43" style:family="graphic" style:parent-style-name="standard">
      <style:graphic-properties draw:stroke="solid" svg:stroke-width="0.018cm" svg:stroke-color="#cfcfe7" draw:fill="none" draw:textarea-vertical-align="top" draw:auto-grow-height="false" fo:padding-top="0cm" fo:padding-bottom="0cm" fo:padding-left="0cm" fo:padding-right="0cm" fo:wrap-option="wrap"/>
    </style:style>
    <style:style style:name="gr44" style:family="graphic" style:parent-style-name="standard">
      <style:graphic-properties draw:stroke="solid" svg:stroke-width="0.021cm" svg:stroke-color="#cecee7" draw:fill="none" draw:textarea-vertical-align="top" draw:auto-grow-height="false" fo:padding-top="0cm" fo:padding-bottom="0cm" fo:padding-left="0cm" fo:padding-right="0cm" fo:wrap-option="wrap"/>
    </style:style>
    <style:style style:name="gr45" style:family="graphic" style:parent-style-name="standard">
      <style:graphic-properties draw:stroke="none" svg:stroke-width="0cm" draw:fill="solid" draw:fill-color="#ffffff" draw:textarea-vertical-align="top" draw:auto-grow-height="false" fo:padding-top="0cm" fo:padding-bottom="0cm" fo:padding-left="0cm" fo:padding-right="0cm" fo:wrap-option="wrap"/>
    </style:style>
    <style:style style:name="gr46" style:family="graphic" style:parent-style-name="standard">
      <style:graphic-properties draw:stroke="none" svg:stroke-width="0cm" draw:fill="solid" draw:fill-color="#fdfdfd" draw:textarea-vertical-align="top" draw:auto-grow-height="false" fo:padding-top="0cm" fo:padding-bottom="0cm" fo:padding-left="0cm" fo:padding-right="0cm" fo:wrap-option="wrap"/>
    </style:style>
    <style:style style:name="gr47" style:family="graphic" style:parent-style-name="standard">
      <style:graphic-properties draw:stroke="solid" svg:stroke-width="0.095cm" svg:stroke-color="#fcfcfd" draw:fill="none" draw:textarea-vertical-align="top" draw:auto-grow-height="false" fo:padding-top="0cm" fo:padding-bottom="0cm" fo:padding-left="0cm" fo:padding-right="0cm" fo:wrap-option="wrap"/>
    </style:style>
    <style:style style:name="gr48" style:family="graphic" style:parent-style-name="standard">
      <style:graphic-properties draw:stroke="none" svg:stroke-width="0cm" draw:fill="solid" draw:fill-color="#fbfbfc" draw:textarea-vertical-align="top" draw:auto-grow-height="false" fo:padding-top="0cm" fo:padding-bottom="0cm" fo:padding-left="0cm" fo:padding-right="0cm" fo:wrap-option="wrap"/>
    </style:style>
    <style:style style:name="gr49" style:family="graphic" style:parent-style-name="standard">
      <style:graphic-properties draw:stroke="none" svg:stroke-width="0cm" draw:fill="solid" draw:fill-color="#fafafc" draw:textarea-vertical-align="top" draw:auto-grow-height="false" fo:padding-top="0cm" fo:padding-bottom="0cm" fo:padding-left="0cm" fo:padding-right="0cm" fo:wrap-option="wrap"/>
    </style:style>
    <style:style style:name="gr50" style:family="graphic" style:parent-style-name="standard">
      <style:graphic-properties draw:stroke="none" svg:stroke-width="0cm" draw:fill="solid" draw:fill-color="#f9f9fb" draw:textarea-vertical-align="top" draw:auto-grow-height="false" fo:padding-top="0cm" fo:padding-bottom="0cm" fo:padding-left="0cm" fo:padding-right="0cm" fo:wrap-option="wrap"/>
    </style:style>
    <style:style style:name="gr51" style:family="graphic" style:parent-style-name="standard">
      <style:graphic-properties draw:stroke="none" svg:stroke-width="0cm" draw:fill="solid" draw:fill-color="#f8f8fb" draw:textarea-vertical-align="top" draw:auto-grow-height="false" fo:padding-top="0cm" fo:padding-bottom="0cm" fo:padding-left="0cm" fo:padding-right="0cm" fo:wrap-option="wrap"/>
    </style:style>
    <style:style style:name="gr52" style:family="graphic" style:parent-style-name="standard">
      <style:graphic-properties draw:stroke="none" svg:stroke-width="0cm" draw:fill="solid" draw:fill-color="#f7f7fa" draw:textarea-vertical-align="top" draw:auto-grow-height="false" fo:padding-top="0cm" fo:padding-bottom="0cm" fo:padding-left="0cm" fo:padding-right="0cm" fo:wrap-option="wrap"/>
    </style:style>
    <style:style style:name="gr53" style:family="graphic" style:parent-style-name="standard">
      <style:graphic-properties draw:stroke="none" svg:stroke-width="0cm" draw:fill="solid" draw:fill-color="#f6f6fa" draw:textarea-vertical-align="top" draw:auto-grow-height="false" fo:padding-top="0cm" fo:padding-bottom="0cm" fo:padding-left="0cm" fo:padding-right="0cm" fo:wrap-option="wrap"/>
    </style:style>
    <style:style style:name="gr54" style:family="graphic" style:parent-style-name="standard">
      <style:graphic-properties draw:stroke="none" svg:stroke-width="0cm" draw:fill="solid" draw:fill-color="#f5f5f9" draw:textarea-vertical-align="top" draw:auto-grow-height="false" fo:padding-top="0cm" fo:padding-bottom="0cm" fo:padding-left="0cm" fo:padding-right="0cm" fo:wrap-option="wrap"/>
    </style:style>
    <style:style style:name="gr55" style:family="graphic" style:parent-style-name="standard">
      <style:graphic-properties draw:stroke="none" svg:stroke-width="0cm" draw:fill="solid" draw:fill-color="#f4f4f9" draw:textarea-vertical-align="top" draw:auto-grow-height="false" fo:padding-top="0cm" fo:padding-bottom="0cm" fo:padding-left="0cm" fo:padding-right="0cm" fo:wrap-option="wrap"/>
    </style:style>
    <style:style style:name="gr56" style:family="graphic" style:parent-style-name="standard">
      <style:graphic-properties draw:stroke="none" svg:stroke-width="0cm" draw:fill="solid" draw:fill-color="#f3f3f8" draw:textarea-vertical-align="top" draw:auto-grow-height="false" fo:padding-top="0cm" fo:padding-bottom="0cm" fo:padding-left="0cm" fo:padding-right="0cm" fo:wrap-option="wrap"/>
    </style:style>
    <style:style style:name="gr57" style:family="graphic" style:parent-style-name="standard">
      <style:graphic-properties draw:stroke="none" svg:stroke-width="0cm" draw:fill="solid" draw:fill-color="#f2f2f8" draw:textarea-vertical-align="top" draw:auto-grow-height="false" fo:padding-top="0cm" fo:padding-bottom="0cm" fo:padding-left="0cm" fo:padding-right="0cm" fo:wrap-option="wrap"/>
    </style:style>
    <style:style style:name="gr58" style:family="graphic" style:parent-style-name="standard">
      <style:graphic-properties draw:stroke="none" svg:stroke-width="0cm" draw:fill="solid" draw:fill-color="#f1f1f7" draw:textarea-vertical-align="top" draw:auto-grow-height="false" fo:padding-top="0cm" fo:padding-bottom="0cm" fo:padding-left="0cm" fo:padding-right="0cm" fo:wrap-option="wrap"/>
    </style:style>
    <style:style style:name="gr59" style:family="graphic" style:parent-style-name="standard">
      <style:graphic-properties draw:stroke="none" svg:stroke-width="0cm" draw:fill="solid" draw:fill-color="#f0f0f7" draw:textarea-vertical-align="top" draw:auto-grow-height="false" fo:padding-top="0cm" fo:padding-bottom="0cm" fo:padding-left="0cm" fo:padding-right="0cm" fo:wrap-option="wrap"/>
    </style:style>
    <style:style style:name="gr60" style:family="graphic" style:parent-style-name="standard">
      <style:graphic-properties draw:stroke="none" svg:stroke-width="0cm" draw:fill="solid" draw:fill-color="#efeff6" draw:textarea-vertical-align="top" draw:auto-grow-height="false" fo:padding-top="0cm" fo:padding-bottom="0cm" fo:padding-left="0cm" fo:padding-right="0cm" fo:wrap-option="wrap"/>
    </style:style>
    <style:style style:name="gr61" style:family="graphic" style:parent-style-name="standard">
      <style:graphic-properties draw:stroke="none" svg:stroke-width="0cm" draw:fill="solid" draw:fill-color="#eeeef6" draw:textarea-vertical-align="top" draw:auto-grow-height="false" fo:padding-top="0cm" fo:padding-bottom="0cm" fo:padding-left="0cm" fo:padding-right="0cm" fo:wrap-option="wrap"/>
    </style:style>
    <style:style style:name="gr62" style:family="graphic" style:parent-style-name="standard">
      <style:graphic-properties draw:stroke="none" svg:stroke-width="0cm" draw:fill="solid" draw:fill-color="#ededf5" draw:textarea-vertical-align="top" draw:auto-grow-height="false" fo:padding-top="0cm" fo:padding-bottom="0cm" fo:padding-left="0cm" fo:padding-right="0cm" fo:wrap-option="wrap"/>
    </style:style>
    <style:style style:name="gr63" style:family="graphic" style:parent-style-name="standard">
      <style:graphic-properties draw:stroke="none" svg:stroke-width="0cm" draw:fill="solid" draw:fill-color="#ececf5" draw:textarea-vertical-align="top" draw:auto-grow-height="false" fo:padding-top="0cm" fo:padding-bottom="0cm" fo:padding-left="0cm" fo:padding-right="0cm" fo:wrap-option="wrap"/>
    </style:style>
    <style:style style:name="gr64" style:family="graphic" style:parent-style-name="standard">
      <style:graphic-properties draw:stroke="none" svg:stroke-width="0cm" draw:fill="solid" draw:fill-color="#ebebf4" draw:textarea-vertical-align="top" draw:auto-grow-height="false" fo:padding-top="0cm" fo:padding-bottom="0cm" fo:padding-left="0cm" fo:padding-right="0cm" fo:wrap-option="wrap"/>
    </style:style>
    <style:style style:name="gr65" style:family="graphic" style:parent-style-name="standard">
      <style:graphic-properties draw:stroke="none" svg:stroke-width="0cm" draw:fill="solid" draw:fill-color="#eaeaf4" draw:textarea-vertical-align="top" draw:auto-grow-height="false" fo:padding-top="0cm" fo:padding-bottom="0cm" fo:padding-left="0cm" fo:padding-right="0cm" fo:wrap-option="wrap"/>
    </style:style>
    <style:style style:name="gr66" style:family="graphic" style:parent-style-name="standard">
      <style:graphic-properties draw:stroke="none" svg:stroke-width="0cm" draw:fill="solid" draw:fill-color="#e9e9f3" draw:textarea-vertical-align="top" draw:auto-grow-height="false" fo:padding-top="0cm" fo:padding-bottom="0cm" fo:padding-left="0cm" fo:padding-right="0cm" fo:wrap-option="wrap"/>
    </style:style>
    <style:style style:name="gr67" style:family="graphic" style:parent-style-name="standard">
      <style:graphic-properties draw:stroke="none" svg:stroke-width="0cm" draw:fill="solid" draw:fill-color="#e8e8f3" draw:textarea-vertical-align="top" draw:auto-grow-height="false" fo:padding-top="0cm" fo:padding-bottom="0cm" fo:padding-left="0cm" fo:padding-right="0cm" fo:wrap-option="wrap"/>
    </style:style>
    <style:style style:name="gr68" style:family="graphic" style:parent-style-name="standard">
      <style:graphic-properties draw:stroke="none" svg:stroke-width="0cm" draw:fill="solid" draw:fill-color="#e7e7f2" draw:textarea-vertical-align="top" draw:auto-grow-height="false" fo:padding-top="0cm" fo:padding-bottom="0cm" fo:padding-left="0cm" fo:padding-right="0cm" fo:wrap-option="wrap"/>
    </style:style>
    <style:style style:name="gr69" style:family="graphic" style:parent-style-name="standard">
      <style:graphic-properties draw:stroke="none" svg:stroke-width="0cm" draw:fill="solid" draw:fill-color="#e6e6f2" draw:textarea-vertical-align="top" draw:auto-grow-height="false" fo:padding-top="0cm" fo:padding-bottom="0cm" fo:padding-left="0cm" fo:padding-right="0cm" fo:wrap-option="wrap"/>
    </style:style>
    <style:style style:name="gr70" style:family="graphic" style:parent-style-name="standard">
      <style:graphic-properties draw:stroke="none" svg:stroke-width="0cm" draw:fill="solid" draw:fill-color="#e5e5f1" draw:textarea-vertical-align="top" draw:auto-grow-height="false" fo:padding-top="0cm" fo:padding-bottom="0cm" fo:padding-left="0cm" fo:padding-right="0cm" fo:wrap-option="wrap"/>
    </style:style>
    <style:style style:name="gr71" style:family="graphic" style:parent-style-name="standard">
      <style:graphic-properties draw:stroke="none" svg:stroke-width="0cm" draw:fill="solid" draw:fill-color="#e4e4f1" draw:textarea-vertical-align="top" draw:auto-grow-height="false" fo:padding-top="0cm" fo:padding-bottom="0cm" fo:padding-left="0cm" fo:padding-right="0cm" fo:wrap-option="wrap"/>
    </style:style>
    <style:style style:name="gr72" style:family="graphic" style:parent-style-name="standard">
      <style:graphic-properties draw:stroke="none" svg:stroke-width="0cm" draw:fill="solid" draw:fill-color="#e3e3f0" draw:textarea-vertical-align="top" draw:auto-grow-height="false" fo:padding-top="0cm" fo:padding-bottom="0cm" fo:padding-left="0cm" fo:padding-right="0cm" fo:wrap-option="wrap"/>
    </style:style>
    <style:style style:name="gr73" style:family="graphic" style:parent-style-name="standard">
      <style:graphic-properties draw:stroke="none" svg:stroke-width="0cm" draw:fill="solid" draw:fill-color="#e2e2f0" draw:textarea-vertical-align="top" draw:auto-grow-height="false" fo:padding-top="0cm" fo:padding-bottom="0cm" fo:padding-left="0cm" fo:padding-right="0cm" fo:wrap-option="wrap"/>
    </style:style>
    <style:style style:name="gr74" style:family="graphic" style:parent-style-name="standard">
      <style:graphic-properties draw:stroke="none" svg:stroke-width="0cm" draw:fill="solid" draw:fill-color="#e1e1ef" draw:textarea-vertical-align="top" draw:auto-grow-height="false" fo:padding-top="0cm" fo:padding-bottom="0cm" fo:padding-left="0cm" fo:padding-right="0cm" fo:wrap-option="wrap"/>
    </style:style>
    <style:style style:name="gr75" style:family="graphic" style:parent-style-name="standard">
      <style:graphic-properties draw:stroke="none" svg:stroke-width="0cm" draw:fill="solid" draw:fill-color="#e0e0ef" draw:textarea-vertical-align="top" draw:auto-grow-height="false" fo:padding-top="0cm" fo:padding-bottom="0cm" fo:padding-left="0cm" fo:padding-right="0cm" fo:wrap-option="wrap"/>
    </style:style>
    <style:style style:name="gr76" style:family="graphic" style:parent-style-name="standard">
      <style:graphic-properties draw:stroke="none" svg:stroke-width="0cm" draw:fill="solid" draw:fill-color="#dfdfee" draw:textarea-vertical-align="top" draw:auto-grow-height="false" fo:padding-top="0cm" fo:padding-bottom="0cm" fo:padding-left="0cm" fo:padding-right="0cm" fo:wrap-option="wrap"/>
    </style:style>
    <style:style style:name="gr77" style:family="graphic" style:parent-style-name="standard">
      <style:graphic-properties draw:stroke="none" svg:stroke-width="0cm" draw:fill="solid" draw:fill-color="#dedeee" draw:textarea-vertical-align="top" draw:auto-grow-height="false" fo:padding-top="0cm" fo:padding-bottom="0cm" fo:padding-left="0cm" fo:padding-right="0cm" fo:wrap-option="wrap"/>
    </style:style>
    <style:style style:name="gr78" style:family="graphic" style:parent-style-name="standard">
      <style:graphic-properties draw:stroke="none" svg:stroke-width="0cm" draw:fill="solid" draw:fill-color="#dddded" draw:textarea-vertical-align="top" draw:auto-grow-height="false" fo:padding-top="0cm" fo:padding-bottom="0cm" fo:padding-left="0cm" fo:padding-right="0cm" fo:wrap-option="wrap"/>
    </style:style>
    <style:style style:name="gr79" style:family="graphic" style:parent-style-name="standard">
      <style:graphic-properties draw:stroke="none" svg:stroke-width="0cm" draw:fill="solid" draw:fill-color="#dcdced" draw:textarea-vertical-align="top" draw:auto-grow-height="false" fo:padding-top="0cm" fo:padding-bottom="0cm" fo:padding-left="0cm" fo:padding-right="0cm" fo:wrap-option="wrap"/>
    </style:style>
    <style:style style:name="gr80" style:family="graphic" style:parent-style-name="standard">
      <style:graphic-properties draw:stroke="none" svg:stroke-width="0cm" draw:fill="solid" draw:fill-color="#dbdbec" draw:textarea-vertical-align="top" draw:auto-grow-height="false" fo:padding-top="0cm" fo:padding-bottom="0cm" fo:padding-left="0cm" fo:padding-right="0cm" fo:wrap-option="wrap"/>
    </style:style>
    <style:style style:name="gr81" style:family="graphic" style:parent-style-name="standard">
      <style:graphic-properties draw:stroke="none" svg:stroke-width="0cm" draw:fill="solid" draw:fill-color="#dadaec" draw:textarea-vertical-align="top" draw:auto-grow-height="false" fo:padding-top="0cm" fo:padding-bottom="0cm" fo:padding-left="0cm" fo:padding-right="0cm" fo:wrap-option="wrap"/>
    </style:style>
    <style:style style:name="gr82" style:family="graphic" style:parent-style-name="standard">
      <style:graphic-properties draw:stroke="none" svg:stroke-width="0cm" draw:fill="solid" draw:fill-color="#d9d9eb" draw:textarea-vertical-align="top" draw:auto-grow-height="false" fo:padding-top="0cm" fo:padding-bottom="0cm" fo:padding-left="0cm" fo:padding-right="0cm" fo:wrap-option="wrap"/>
    </style:style>
    <style:style style:name="gr83" style:family="graphic" style:parent-style-name="standard">
      <style:graphic-properties draw:stroke="none" svg:stroke-width="0cm" draw:fill="solid" draw:fill-color="#d8d8eb" draw:textarea-vertical-align="top" draw:auto-grow-height="false" fo:padding-top="0cm" fo:padding-bottom="0cm" fo:padding-left="0cm" fo:padding-right="0cm" fo:wrap-option="wrap"/>
    </style:style>
    <style:style style:name="gr84" style:family="graphic" style:parent-style-name="standard">
      <style:graphic-properties draw:stroke="none" svg:stroke-width="0cm" draw:fill="solid" draw:fill-color="#d7d7ea" draw:textarea-vertical-align="top" draw:auto-grow-height="false" fo:padding-top="0cm" fo:padding-bottom="0cm" fo:padding-left="0cm" fo:padding-right="0cm" fo:wrap-option="wrap"/>
    </style:style>
    <style:style style:name="gr85" style:family="graphic" style:parent-style-name="standard">
      <style:graphic-properties draw:stroke="none" svg:stroke-width="0cm" draw:fill="solid" draw:fill-color="#d6d6ea" draw:textarea-vertical-align="top" draw:auto-grow-height="false" fo:padding-top="0cm" fo:padding-bottom="0cm" fo:padding-left="0cm" fo:padding-right="0cm" fo:wrap-option="wrap"/>
    </style:style>
    <style:style style:name="gr86" style:family="graphic" style:parent-style-name="standard">
      <style:graphic-properties draw:stroke="none" svg:stroke-width="0cm" draw:fill="solid" draw:fill-color="#d5d5e9" draw:textarea-vertical-align="top" draw:auto-grow-height="false" fo:padding-top="0cm" fo:padding-bottom="0cm" fo:padding-left="0cm" fo:padding-right="0cm" fo:wrap-option="wrap"/>
    </style:style>
    <style:style style:name="gr87" style:family="graphic" style:parent-style-name="standard">
      <style:graphic-properties draw:stroke="none" svg:stroke-width="0cm" draw:fill="solid" draw:fill-color="#d4d4e9" draw:textarea-vertical-align="top" draw:auto-grow-height="false" fo:padding-top="0cm" fo:padding-bottom="0cm" fo:padding-left="0cm" fo:padding-right="0cm" fo:wrap-option="wrap"/>
    </style:style>
    <style:style style:name="gr88" style:family="graphic" style:parent-style-name="standard">
      <style:graphic-properties draw:stroke="none" svg:stroke-width="0cm" draw:fill="solid" draw:fill-color="#d3d3e8" draw:textarea-vertical-align="top" draw:auto-grow-height="false" fo:padding-top="0cm" fo:padding-bottom="0cm" fo:padding-left="0cm" fo:padding-right="0cm" fo:wrap-option="wrap"/>
    </style:style>
    <style:style style:name="gr89" style:family="graphic" style:parent-style-name="standard">
      <style:graphic-properties draw:stroke="none" svg:stroke-width="0cm" draw:fill="solid" draw:fill-color="#d2d2e8" draw:textarea-vertical-align="top" draw:auto-grow-height="false" fo:padding-top="0cm" fo:padding-bottom="0cm" fo:padding-left="0cm" fo:padding-right="0cm" fo:wrap-option="wrap"/>
    </style:style>
    <style:style style:name="gr90" style:family="graphic" style:parent-style-name="standard">
      <style:graphic-properties draw:stroke="none" svg:stroke-width="0cm" draw:fill="solid" draw:fill-color="#d1d1e7" draw:textarea-vertical-align="top" draw:auto-grow-height="false" fo:padding-top="0cm" fo:padding-bottom="0cm" fo:padding-left="0cm" fo:padding-right="0cm" fo:wrap-option="wrap"/>
    </style:style>
    <style:style style:name="gr91" style:family="graphic" style:parent-style-name="standard">
      <style:graphic-properties draw:stroke="none" svg:stroke-width="0cm" draw:fill="solid" draw:fill-color="#d0d0e7" draw:textarea-vertical-align="top" draw:auto-grow-height="false" fo:padding-top="0cm" fo:padding-bottom="0cm" fo:padding-left="0cm" fo:padding-right="0cm" fo:wrap-option="wrap"/>
    </style:style>
    <style:style style:name="gr92" style:family="graphic" style:parent-style-name="standard">
      <style:graphic-properties draw:stroke="none" svg:stroke-width="0cm" draw:fill="solid" draw:fill-color="#cfcfe6" draw:textarea-vertical-align="top" draw:auto-grow-height="false" fo:padding-top="0cm" fo:padding-bottom="0cm" fo:padding-left="0cm" fo:padding-right="0cm" fo:wrap-option="wrap"/>
    </style:style>
    <style:style style:name="gr93" style:family="graphic" style:parent-style-name="standard">
      <style:graphic-properties draw:stroke="none" svg:stroke-width="0cm" draw:fill="solid" draw:fill-color="#cecee6" draw:textarea-vertical-align="top" draw:auto-grow-height="false" fo:padding-top="0cm" fo:padding-bottom="0cm" fo:padding-left="0cm" fo:padding-right="0cm" fo:wrap-option="wrap"/>
    </style:style>
    <style:style style:name="gr94" style:family="graphic" style:parent-style-name="standard">
      <style:graphic-properties draw:stroke="none" svg:stroke-width="0cm" draw:fill="solid" draw:fill-color="#cdcde5" draw:textarea-vertical-align="top" draw:auto-grow-height="false" fo:padding-top="0cm" fo:padding-bottom="0cm" fo:padding-left="0cm" fo:padding-right="0cm" fo:wrap-option="wrap"/>
    </style:style>
    <style:style style:name="gr95" style:family="graphic" style:parent-style-name="standard">
      <style:graphic-properties draw:stroke="none" svg:stroke-width="0cm" draw:fill="solid" draw:fill-color="#cccce5" draw:textarea-vertical-align="top" draw:auto-grow-height="false" fo:padding-top="0cm" fo:padding-bottom="0cm" fo:padding-left="0cm" fo:padding-right="0cm" fo:wrap-option="wrap"/>
    </style:style>
    <style:style style:name="gr96" style:family="graphic" style:parent-style-name="standard">
      <style:graphic-properties draw:stroke="none" svg:stroke-width="0cm" draw:fill="solid" draw:fill-color="#cccce4" draw:textarea-vertical-align="top" draw:auto-grow-height="false" fo:padding-top="0cm" fo:padding-bottom="0cm" fo:padding-left="0cm" fo:padding-right="0cm" fo:wrap-option="wrap"/>
    </style:style>
    <style:style style:name="gr97" style:family="graphic" style:parent-style-name="standard">
      <style:graphic-properties draw:stroke="none" svg:stroke-width="0cm" draw:fill="solid" draw:fill-color="#cacae4" draw:textarea-vertical-align="top" draw:auto-grow-height="false" fo:padding-top="0cm" fo:padding-bottom="0cm" fo:padding-left="0cm" fo:padding-right="0cm" fo:wrap-option="wrap"/>
    </style:style>
    <style:style style:name="gr98" style:family="graphic" style:parent-style-name="standard">
      <style:graphic-properties draw:stroke="none" svg:stroke-width="0cm" draw:fill="solid" draw:fill-color="#c9c9e3" draw:textarea-vertical-align="top" draw:auto-grow-height="false" fo:padding-top="0cm" fo:padding-bottom="0cm" fo:padding-left="0cm" fo:padding-right="0cm" fo:wrap-option="wrap"/>
    </style:style>
    <style:style style:name="gr99" style:family="graphic" style:parent-style-name="standard">
      <style:graphic-properties draw:stroke="none" svg:stroke-width="0cm" draw:fill="solid" draw:fill-color="#c8c8e3" draw:textarea-vertical-align="top" draw:auto-grow-height="false" fo:padding-top="0cm" fo:padding-bottom="0cm" fo:padding-left="0cm" fo:padding-right="0cm" fo:wrap-option="wrap"/>
    </style:style>
    <style:style style:name="gr100" style:family="graphic" style:parent-style-name="standard">
      <style:graphic-properties draw:stroke="none" svg:stroke-width="0cm" draw:fill="solid" draw:fill-color="#c7c7e2" draw:textarea-vertical-align="top" draw:auto-grow-height="false" fo:padding-top="0cm" fo:padding-bottom="0cm" fo:padding-left="0cm" fo:padding-right="0cm" fo:wrap-option="wrap"/>
    </style:style>
    <style:style style:name="gr101" style:family="graphic" style:parent-style-name="standard">
      <style:graphic-properties draw:stroke="none" svg:stroke-width="0cm" draw:fill="solid" draw:fill-color="#c6c6e2" draw:textarea-vertical-align="top" draw:auto-grow-height="false" fo:padding-top="0cm" fo:padding-bottom="0cm" fo:padding-left="0cm" fo:padding-right="0cm" fo:wrap-option="wrap"/>
    </style:style>
    <style:style style:name="gr102" style:family="graphic" style:parent-style-name="standard">
      <style:graphic-properties draw:stroke="none" svg:stroke-width="0cm" draw:fill="solid" draw:fill-color="#c5c5e1" draw:textarea-vertical-align="top" draw:auto-grow-height="false" fo:padding-top="0cm" fo:padding-bottom="0cm" fo:padding-left="0cm" fo:padding-right="0cm" fo:wrap-option="wrap"/>
    </style:style>
    <style:style style:name="gr103" style:family="graphic" style:parent-style-name="standard">
      <style:graphic-properties draw:stroke="none" svg:stroke-width="0cm" draw:fill="solid" draw:fill-color="#c4c4e1" draw:textarea-vertical-align="top" draw:auto-grow-height="false" fo:padding-top="0cm" fo:padding-bottom="0cm" fo:padding-left="0cm" fo:padding-right="0cm" fo:wrap-option="wrap"/>
    </style:style>
    <style:style style:name="gr104" style:family="graphic" style:parent-style-name="standard">
      <style:graphic-properties draw:stroke="none" svg:stroke-width="0cm" draw:fill="solid" draw:fill-color="#c3c3e0" draw:textarea-vertical-align="top" draw:auto-grow-height="false" fo:padding-top="0cm" fo:padding-bottom="0cm" fo:padding-left="0cm" fo:padding-right="0cm" fo:wrap-option="wrap"/>
    </style:style>
    <style:style style:name="gr105" style:family="graphic" style:parent-style-name="standard">
      <style:graphic-properties draw:stroke="none" svg:stroke-width="0cm" draw:fill="solid" draw:fill-color="#c2c2e0" draw:textarea-vertical-align="top" draw:auto-grow-height="false" fo:padding-top="0cm" fo:padding-bottom="0cm" fo:padding-left="0cm" fo:padding-right="0cm" fo:wrap-option="wrap"/>
    </style:style>
    <style:style style:name="gr106" style:family="graphic" style:parent-style-name="standard">
      <style:graphic-properties draw:stroke="none" svg:stroke-width="0cm" draw:fill="solid" draw:fill-color="#c1c1df" draw:textarea-vertical-align="top" draw:auto-grow-height="false" fo:padding-top="0cm" fo:padding-bottom="0cm" fo:padding-left="0cm" fo:padding-right="0cm" fo:wrap-option="wrap"/>
    </style:style>
    <style:style style:name="gr107" style:family="graphic" style:parent-style-name="standard">
      <style:graphic-properties draw:stroke="none" svg:stroke-width="0cm" draw:fill="solid" draw:fill-color="#c0c0df" draw:textarea-vertical-align="top" draw:auto-grow-height="false" fo:padding-top="0cm" fo:padding-bottom="0cm" fo:padding-left="0cm" fo:padding-right="0cm" fo:wrap-option="wrap"/>
    </style:style>
    <style:style style:name="gr108" style:family="graphic" style:parent-style-name="standard">
      <style:graphic-properties draw:stroke="none" svg:stroke-width="0cm" draw:fill="solid" draw:fill-color="#bfbfde" draw:textarea-vertical-align="top" draw:auto-grow-height="false" fo:padding-top="0cm" fo:padding-bottom="0cm" fo:padding-left="0cm" fo:padding-right="0cm" fo:wrap-option="wrap"/>
    </style:style>
    <style:style style:name="gr109" style:family="graphic" style:parent-style-name="standard">
      <style:graphic-properties draw:stroke="none" svg:stroke-width="0cm" draw:fill="solid" draw:fill-color="#bebedd" draw:textarea-vertical-align="top" draw:auto-grow-height="false" fo:padding-top="0cm" fo:padding-bottom="0cm" fo:padding-left="0cm" fo:padding-right="0cm" fo:wrap-option="wrap"/>
    </style:style>
    <style:style style:name="gr110" style:family="graphic" style:parent-style-name="standard">
      <style:graphic-properties draw:stroke="none" svg:stroke-width="0cm" draw:fill="solid" draw:fill-color="#bdbddd" draw:textarea-vertical-align="top" draw:auto-grow-height="false" fo:padding-top="0cm" fo:padding-bottom="0cm" fo:padding-left="0cm" fo:padding-right="0cm" fo:wrap-option="wrap"/>
    </style:style>
    <style:style style:name="gr111" style:family="graphic" style:parent-style-name="standard">
      <style:graphic-properties draw:stroke="none" svg:stroke-width="0cm" draw:fill="solid" draw:fill-color="#bcbcdc" draw:textarea-vertical-align="top" draw:auto-grow-height="false" fo:padding-top="0cm" fo:padding-bottom="0cm" fo:padding-left="0cm" fo:padding-right="0cm" fo:wrap-option="wrap"/>
    </style:style>
    <style:style style:name="gr112" style:family="graphic" style:parent-style-name="standard">
      <style:graphic-properties draw:stroke="none" svg:stroke-width="0cm" draw:fill="solid" draw:fill-color="#bbbbdc" draw:textarea-vertical-align="top" draw:auto-grow-height="false" fo:padding-top="0cm" fo:padding-bottom="0cm" fo:padding-left="0cm" fo:padding-right="0cm" fo:wrap-option="wrap"/>
    </style:style>
    <style:style style:name="gr113" style:family="graphic" style:parent-style-name="standard">
      <style:graphic-properties draw:stroke="none" svg:stroke-width="0cm" draw:fill="solid" draw:fill-color="#babadb" draw:textarea-vertical-align="top" draw:auto-grow-height="false" fo:padding-top="0cm" fo:padding-bottom="0cm" fo:padding-left="0cm" fo:padding-right="0cm" fo:wrap-option="wrap"/>
    </style:style>
    <style:style style:name="gr114" style:family="graphic" style:parent-style-name="standard">
      <style:graphic-properties draw:stroke="none" svg:stroke-width="0cm" draw:fill="solid" draw:fill-color="#b9b9db" draw:textarea-vertical-align="top" draw:auto-grow-height="false" fo:padding-top="0cm" fo:padding-bottom="0cm" fo:padding-left="0cm" fo:padding-right="0cm" fo:wrap-option="wrap"/>
    </style:style>
    <style:style style:name="gr115" style:family="graphic" style:parent-style-name="standard">
      <style:graphic-properties draw:stroke="none" svg:stroke-width="0cm" draw:fill="solid" draw:fill-color="#b8b8da" draw:textarea-vertical-align="top" draw:auto-grow-height="false" fo:padding-top="0cm" fo:padding-bottom="0cm" fo:padding-left="0cm" fo:padding-right="0cm" fo:wrap-option="wrap"/>
    </style:style>
    <style:style style:name="gr116" style:family="graphic" style:parent-style-name="standard">
      <style:graphic-properties draw:stroke="none" svg:stroke-width="0cm" draw:fill="solid" draw:fill-color="#b7b7da" draw:textarea-vertical-align="top" draw:auto-grow-height="false" fo:padding-top="0cm" fo:padding-bottom="0cm" fo:padding-left="0cm" fo:padding-right="0cm" fo:wrap-option="wrap"/>
    </style:style>
    <style:style style:name="gr117" style:family="graphic" style:parent-style-name="standard">
      <style:graphic-properties draw:stroke="none" svg:stroke-width="0cm" draw:fill="solid" draw:fill-color="#b6b6d9" draw:textarea-vertical-align="top" draw:auto-grow-height="false" fo:padding-top="0cm" fo:padding-bottom="0cm" fo:padding-left="0cm" fo:padding-right="0cm" fo:wrap-option="wrap"/>
    </style:style>
    <style:style style:name="gr118" style:family="graphic" style:parent-style-name="standard">
      <style:graphic-properties draw:stroke="none" svg:stroke-width="0cm" draw:fill="solid" draw:fill-color="#b5b5d9" draw:textarea-vertical-align="top" draw:auto-grow-height="false" fo:padding-top="0cm" fo:padding-bottom="0cm" fo:padding-left="0cm" fo:padding-right="0cm" fo:wrap-option="wrap"/>
    </style:style>
    <style:style style:name="gr119" style:family="graphic" style:parent-style-name="standard">
      <style:graphic-properties draw:stroke="none" svg:stroke-width="0cm" draw:fill="solid" draw:fill-color="#b4b4d8" draw:textarea-vertical-align="top" draw:auto-grow-height="false" fo:padding-top="0cm" fo:padding-bottom="0cm" fo:padding-left="0cm" fo:padding-right="0cm" fo:wrap-option="wrap"/>
    </style:style>
    <style:style style:name="gr120" style:family="graphic" style:parent-style-name="standard">
      <style:graphic-properties draw:stroke="none" svg:stroke-width="0cm" draw:fill="solid" draw:fill-color="#b3b3d8" draw:textarea-vertical-align="top" draw:auto-grow-height="false" fo:padding-top="0cm" fo:padding-bottom="0cm" fo:padding-left="0cm" fo:padding-right="0cm" fo:wrap-option="wrap"/>
    </style:style>
    <style:style style:name="gr121" style:family="graphic" style:parent-style-name="standard">
      <style:graphic-properties draw:stroke="none" svg:stroke-width="0cm" draw:fill="solid" draw:fill-color="#b2b2d7" draw:textarea-vertical-align="top" draw:auto-grow-height="false" fo:padding-top="0cm" fo:padding-bottom="0cm" fo:padding-left="0cm" fo:padding-right="0cm" fo:wrap-option="wrap"/>
    </style:style>
    <style:style style:name="gr122" style:family="graphic" style:parent-style-name="standard">
      <style:graphic-properties draw:stroke="none" svg:stroke-width="0cm" draw:fill="solid" draw:fill-color="#b1b1d7" draw:textarea-vertical-align="top" draw:auto-grow-height="false" fo:padding-top="0cm" fo:padding-bottom="0cm" fo:padding-left="0cm" fo:padding-right="0cm" fo:wrap-option="wrap"/>
    </style:style>
    <style:style style:name="gr123" style:family="graphic" style:parent-style-name="standard">
      <style:graphic-properties draw:stroke="none" svg:stroke-width="0cm" draw:fill="solid" draw:fill-color="#b0b0d6" draw:textarea-vertical-align="top" draw:auto-grow-height="false" fo:padding-top="0cm" fo:padding-bottom="0cm" fo:padding-left="0cm" fo:padding-right="0cm" fo:wrap-option="wrap"/>
    </style:style>
    <style:style style:name="gr124" style:family="graphic" style:parent-style-name="standard">
      <style:graphic-properties draw:stroke="none" svg:stroke-width="0cm" draw:fill="solid" draw:fill-color="#afafd6" draw:textarea-vertical-align="top" draw:auto-grow-height="false" fo:padding-top="0cm" fo:padding-bottom="0cm" fo:padding-left="0cm" fo:padding-right="0cm" fo:wrap-option="wrap"/>
    </style:style>
    <style:style style:name="gr125" style:family="graphic" style:parent-style-name="standard">
      <style:graphic-properties draw:stroke="none" svg:stroke-width="0cm" draw:fill="solid" draw:fill-color="#aeaed5" draw:textarea-vertical-align="top" draw:auto-grow-height="false" fo:padding-top="0cm" fo:padding-bottom="0cm" fo:padding-left="0cm" fo:padding-right="0cm" fo:wrap-option="wrap"/>
    </style:style>
    <style:style style:name="gr126" style:family="graphic" style:parent-style-name="standard">
      <style:graphic-properties draw:stroke="none" svg:stroke-width="0cm" draw:fill="solid" draw:fill-color="#adadd5" draw:textarea-vertical-align="top" draw:auto-grow-height="false" fo:padding-top="0cm" fo:padding-bottom="0cm" fo:padding-left="0cm" fo:padding-right="0cm" fo:wrap-option="wrap"/>
    </style:style>
    <style:style style:name="gr127" style:family="graphic" style:parent-style-name="standard">
      <style:graphic-properties draw:stroke="none" svg:stroke-width="0cm" draw:fill="solid" draw:fill-color="#acacd4" draw:textarea-vertical-align="top" draw:auto-grow-height="false" fo:padding-top="0cm" fo:padding-bottom="0cm" fo:padding-left="0cm" fo:padding-right="0cm" fo:wrap-option="wrap"/>
    </style:style>
    <style:style style:name="gr128" style:family="graphic" style:parent-style-name="standard">
      <style:graphic-properties draw:stroke="none" svg:stroke-width="0cm" draw:fill="solid" draw:fill-color="#ababd4" draw:textarea-vertical-align="top" draw:auto-grow-height="false" fo:padding-top="0cm" fo:padding-bottom="0cm" fo:padding-left="0cm" fo:padding-right="0cm" fo:wrap-option="wrap"/>
    </style:style>
    <style:style style:name="gr129" style:family="graphic" style:parent-style-name="standard">
      <style:graphic-properties draw:stroke="none" svg:stroke-width="0cm" draw:fill="solid" draw:fill-color="#aaaad3" draw:textarea-vertical-align="top" draw:auto-grow-height="false" fo:padding-top="0cm" fo:padding-bottom="0cm" fo:padding-left="0cm" fo:padding-right="0cm" fo:wrap-option="wrap"/>
    </style:style>
    <style:style style:name="gr130" style:family="graphic" style:parent-style-name="standard">
      <style:graphic-properties draw:stroke="none" svg:stroke-width="0cm" draw:fill="solid" draw:fill-color="#a9a9d3" draw:textarea-vertical-align="top" draw:auto-grow-height="false" fo:padding-top="0cm" fo:padding-bottom="0cm" fo:padding-left="0cm" fo:padding-right="0cm" fo:wrap-option="wrap"/>
    </style:style>
    <style:style style:name="gr131" style:family="graphic" style:parent-style-name="standard">
      <style:graphic-properties draw:stroke="none" svg:stroke-width="0cm" draw:fill="solid" draw:fill-color="#a8a8d2" draw:textarea-vertical-align="top" draw:auto-grow-height="false" fo:padding-top="0cm" fo:padding-bottom="0cm" fo:padding-left="0cm" fo:padding-right="0cm" fo:wrap-option="wrap"/>
    </style:style>
    <style:style style:name="gr132" style:family="graphic" style:parent-style-name="standard">
      <style:graphic-properties draw:stroke="none" svg:stroke-width="0cm" draw:fill="solid" draw:fill-color="#a7a7d2" draw:textarea-vertical-align="top" draw:auto-grow-height="false" fo:padding-top="0cm" fo:padding-bottom="0cm" fo:padding-left="0cm" fo:padding-right="0cm" fo:wrap-option="wrap"/>
    </style:style>
    <style:style style:name="gr133" style:family="graphic" style:parent-style-name="standard">
      <style:graphic-properties draw:stroke="none" svg:stroke-width="0cm" draw:fill="solid" draw:fill-color="#a6a6d1" draw:textarea-vertical-align="top" draw:auto-grow-height="false" fo:padding-top="0cm" fo:padding-bottom="0cm" fo:padding-left="0cm" fo:padding-right="0cm" fo:wrap-option="wrap"/>
    </style:style>
    <style:style style:name="gr134" style:family="graphic" style:parent-style-name="standard">
      <style:graphic-properties draw:stroke="none" svg:stroke-width="0cm" draw:fill="solid" draw:fill-color="#a5a5d1" draw:textarea-vertical-align="top" draw:auto-grow-height="false" fo:padding-top="0cm" fo:padding-bottom="0cm" fo:padding-left="0cm" fo:padding-right="0cm" fo:wrap-option="wrap"/>
    </style:style>
    <style:style style:name="gr135" style:family="graphic" style:parent-style-name="standard">
      <style:graphic-properties draw:stroke="none" svg:stroke-width="0cm" draw:fill="solid" draw:fill-color="#a4a4d0" draw:textarea-vertical-align="top" draw:auto-grow-height="false" fo:padding-top="0cm" fo:padding-bottom="0cm" fo:padding-left="0cm" fo:padding-right="0cm" fo:wrap-option="wrap"/>
    </style:style>
    <style:style style:name="gr136" style:family="graphic" style:parent-style-name="standard">
      <style:graphic-properties draw:stroke="none" svg:stroke-width="0cm" draw:fill="solid" draw:fill-color="#a3a3d0" draw:textarea-vertical-align="top" draw:auto-grow-height="false" fo:padding-top="0cm" fo:padding-bottom="0cm" fo:padding-left="0cm" fo:padding-right="0cm" fo:wrap-option="wrap"/>
    </style:style>
    <style:style style:name="gr137" style:family="graphic" style:parent-style-name="standard">
      <style:graphic-properties draw:stroke="none" svg:stroke-width="0cm" draw:fill="solid" draw:fill-color="#a2a2cf" draw:textarea-vertical-align="top" draw:auto-grow-height="false" fo:padding-top="0cm" fo:padding-bottom="0cm" fo:padding-left="0cm" fo:padding-right="0cm" fo:wrap-option="wrap"/>
    </style:style>
    <style:style style:name="gr138" style:family="graphic" style:parent-style-name="standard">
      <style:graphic-properties draw:stroke="none" svg:stroke-width="0cm" draw:fill="solid" draw:fill-color="#a1a1cf" draw:textarea-vertical-align="top" draw:auto-grow-height="false" fo:padding-top="0cm" fo:padding-bottom="0cm" fo:padding-left="0cm" fo:padding-right="0cm" fo:wrap-option="wrap"/>
    </style:style>
    <style:style style:name="gr139" style:family="graphic" style:parent-style-name="standard">
      <style:graphic-properties draw:stroke="none" svg:stroke-width="0cm" draw:fill="solid" draw:fill-color="#a0a0ce" draw:textarea-vertical-align="top" draw:auto-grow-height="false" fo:padding-top="0cm" fo:padding-bottom="0cm" fo:padding-left="0cm" fo:padding-right="0cm" fo:wrap-option="wrap"/>
    </style:style>
    <style:style style:name="gr140" style:family="graphic" style:parent-style-name="standard">
      <style:graphic-properties draw:stroke="none" svg:stroke-width="0cm" draw:fill="solid" draw:fill-color="#9f9fce" draw:textarea-vertical-align="top" draw:auto-grow-height="false" fo:padding-top="0cm" fo:padding-bottom="0cm" fo:padding-left="0cm" fo:padding-right="0cm" fo:wrap-option="wrap"/>
    </style:style>
    <style:style style:name="gr141" style:family="graphic" style:parent-style-name="standard">
      <style:graphic-properties draw:stroke="none" svg:stroke-width="0cm" draw:fill="solid" draw:fill-color="#9e9ecd" draw:textarea-vertical-align="top" draw:auto-grow-height="false" fo:padding-top="0cm" fo:padding-bottom="0cm" fo:padding-left="0cm" fo:padding-right="0cm" fo:wrap-option="wrap"/>
    </style:style>
    <style:style style:name="gr142" style:family="graphic" style:parent-style-name="standard">
      <style:graphic-properties draw:stroke="none" svg:stroke-width="0cm" draw:fill="solid" draw:fill-color="#9d9dcd" draw:textarea-vertical-align="top" draw:auto-grow-height="false" fo:padding-top="0cm" fo:padding-bottom="0cm" fo:padding-left="0cm" fo:padding-right="0cm" fo:wrap-option="wrap"/>
    </style:style>
    <style:style style:name="gr143" style:family="graphic" style:parent-style-name="standard">
      <style:graphic-properties draw:stroke="none" svg:stroke-width="0cm" draw:fill="solid" draw:fill-color="#9c9ccc" draw:textarea-vertical-align="top" draw:auto-grow-height="false" fo:padding-top="0cm" fo:padding-bottom="0cm" fo:padding-left="0cm" fo:padding-right="0cm" fo:wrap-option="wrap"/>
    </style:style>
    <style:style style:name="gr144" style:family="graphic" style:parent-style-name="standard">
      <style:graphic-properties draw:stroke="none" svg:stroke-width="0cm" draw:fill="solid" draw:fill-color="#9b9bcc" draw:textarea-vertical-align="top" draw:auto-grow-height="false" fo:padding-top="0cm" fo:padding-bottom="0cm" fo:padding-left="0cm" fo:padding-right="0cm" fo:wrap-option="wrap"/>
    </style:style>
    <style:style style:name="gr145" style:family="graphic" style:parent-style-name="standard">
      <style:graphic-properties draw:stroke="none" svg:stroke-width="0cm" draw:fill="solid" draw:fill-color="#9a9acc" draw:textarea-vertical-align="top" draw:auto-grow-height="false" fo:padding-top="0cm" fo:padding-bottom="0cm" fo:padding-left="0cm" fo:padding-right="0cm" fo:wrap-option="wrap"/>
    </style:style>
    <style:style style:name="gr146" style:family="graphic" style:parent-style-name="standard">
      <style:graphic-properties draw:stroke="none" svg:stroke-width="0cm" draw:fill="solid" draw:fill-color="#9999cc" draw:textarea-vertical-align="top" draw:auto-grow-height="false" fo:padding-top="0cm" fo:padding-bottom="0cm" fo:padding-left="0cm" fo:padding-right="0cm" fo:wrap-option="wrap"/>
    </style:style>
    <style:style style:name="gr147" style:family="graphic" style:parent-style-name="standard">
      <style:graphic-properties draw:stroke="none" svg:stroke-width="0cm" draw:fill="solid" draw:fill-color="#9898ca" draw:textarea-vertical-align="top" draw:auto-grow-height="false" fo:padding-top="0cm" fo:padding-bottom="0cm" fo:padding-left="0cm" fo:padding-right="0cm" fo:wrap-option="wrap"/>
    </style:style>
    <style:style style:name="gr148" style:family="graphic" style:parent-style-name="standard">
      <style:graphic-properties draw:stroke="none" svg:stroke-width="0cm" draw:fill="solid" draw:fill-color="#9797ca" draw:textarea-vertical-align="top" draw:auto-grow-height="false" fo:padding-top="0cm" fo:padding-bottom="0cm" fo:padding-left="0cm" fo:padding-right="0cm" fo:wrap-option="wrap"/>
    </style:style>
    <style:style style:name="gr149" style:family="graphic" style:parent-style-name="standard">
      <style:graphic-properties draw:stroke="none" svg:stroke-width="0cm" draw:fill="solid" draw:fill-color="#9696c9" draw:textarea-vertical-align="top" draw:auto-grow-height="false" fo:padding-top="0cm" fo:padding-bottom="0cm" fo:padding-left="0cm" fo:padding-right="0cm" fo:wrap-option="wrap"/>
    </style:style>
    <style:style style:name="gr150" style:family="graphic" style:parent-style-name="standard">
      <style:graphic-properties draw:stroke="none" svg:stroke-width="0cm" draw:fill="solid" draw:fill-color="#9595c9" draw:textarea-vertical-align="top" draw:auto-grow-height="false" fo:padding-top="0cm" fo:padding-bottom="0cm" fo:padding-left="0cm" fo:padding-right="0cm" fo:wrap-option="wrap"/>
    </style:style>
    <style:style style:name="gr151" style:family="graphic" style:parent-style-name="standard">
      <style:graphic-properties draw:stroke="none" svg:stroke-width="0cm" draw:fill="solid" draw:fill-color="#9494c8" draw:textarea-vertical-align="top" draw:auto-grow-height="false" fo:padding-top="0cm" fo:padding-bottom="0cm" fo:padding-left="0cm" fo:padding-right="0cm" fo:wrap-option="wrap"/>
    </style:style>
    <style:style style:name="gr152" style:family="graphic" style:parent-style-name="standard">
      <style:graphic-properties draw:stroke="none" svg:stroke-width="0cm" draw:fill="solid" draw:fill-color="#9393c8" draw:textarea-vertical-align="top" draw:auto-grow-height="false" fo:padding-top="0cm" fo:padding-bottom="0cm" fo:padding-left="0cm" fo:padding-right="0cm" fo:wrap-option="wrap"/>
    </style:style>
    <style:style style:name="gr153" style:family="graphic" style:parent-style-name="standard">
      <style:graphic-properties draw:stroke="none" svg:stroke-width="0cm" draw:fill="solid" draw:fill-color="#9292c7" draw:textarea-vertical-align="top" draw:auto-grow-height="false" fo:padding-top="0cm" fo:padding-bottom="0cm" fo:padding-left="0cm" fo:padding-right="0cm" fo:wrap-option="wrap"/>
    </style:style>
    <style:style style:name="gr154" style:family="graphic" style:parent-style-name="standard">
      <style:graphic-properties draw:stroke="none" svg:stroke-width="0cm" draw:fill="solid" draw:fill-color="#9191c7" draw:textarea-vertical-align="top" draw:auto-grow-height="false" fo:padding-top="0cm" fo:padding-bottom="0cm" fo:padding-left="0cm" fo:padding-right="0cm" fo:wrap-option="wrap"/>
    </style:style>
    <style:style style:name="gr155" style:family="graphic" style:parent-style-name="standard">
      <style:graphic-properties draw:stroke="none" svg:stroke-width="0cm" draw:fill="solid" draw:fill-color="#9090c6" draw:textarea-vertical-align="top" draw:auto-grow-height="false" fo:padding-top="0cm" fo:padding-bottom="0cm" fo:padding-left="0cm" fo:padding-right="0cm" fo:wrap-option="wrap"/>
    </style:style>
    <style:style style:name="gr156" style:family="graphic" style:parent-style-name="standard">
      <style:graphic-properties draw:stroke="none" svg:stroke-width="0cm" draw:fill="solid" draw:fill-color="#8f8fc6" draw:textarea-vertical-align="top" draw:auto-grow-height="false" fo:padding-top="0cm" fo:padding-bottom="0cm" fo:padding-left="0cm" fo:padding-right="0cm" fo:wrap-option="wrap"/>
    </style:style>
    <style:style style:name="gr157" style:family="graphic" style:parent-style-name="standard">
      <style:graphic-properties draw:stroke="none" svg:stroke-width="0cm" draw:fill="solid" draw:fill-color="#8e8ec5" draw:textarea-vertical-align="top" draw:auto-grow-height="false" fo:padding-top="0cm" fo:padding-bottom="0cm" fo:padding-left="0cm" fo:padding-right="0cm" fo:wrap-option="wrap"/>
    </style:style>
    <style:style style:name="gr158" style:family="graphic" style:parent-style-name="standard">
      <style:graphic-properties draw:stroke="none" svg:stroke-width="0cm" draw:fill="solid" draw:fill-color="#8d8dc5" draw:textarea-vertical-align="top" draw:auto-grow-height="false" fo:padding-top="0cm" fo:padding-bottom="0cm" fo:padding-left="0cm" fo:padding-right="0cm" fo:wrap-option="wrap"/>
    </style:style>
    <style:style style:name="gr159" style:family="graphic" style:parent-style-name="standard">
      <style:graphic-properties draw:stroke="none" svg:stroke-width="0cm" draw:fill="solid" draw:fill-color="#8c8cc4" draw:textarea-vertical-align="top" draw:auto-grow-height="false" fo:padding-top="0cm" fo:padding-bottom="0cm" fo:padding-left="0cm" fo:padding-right="0cm" fo:wrap-option="wrap"/>
    </style:style>
    <style:style style:name="gr160" style:family="graphic" style:parent-style-name="standard">
      <style:graphic-properties draw:stroke="none" svg:stroke-width="0cm" draw:fill="solid" draw:fill-color="#8b8bc4" draw:textarea-vertical-align="top" draw:auto-grow-height="false" fo:padding-top="0cm" fo:padding-bottom="0cm" fo:padding-left="0cm" fo:padding-right="0cm" fo:wrap-option="wrap"/>
    </style:style>
    <style:style style:name="gr161" style:family="graphic" style:parent-style-name="standard">
      <style:graphic-properties draw:stroke="none" svg:stroke-width="0cm" draw:fill="solid" draw:fill-color="#8a8ac3" draw:textarea-vertical-align="top" draw:auto-grow-height="false" fo:padding-top="0cm" fo:padding-bottom="0cm" fo:padding-left="0cm" fo:padding-right="0cm" fo:wrap-option="wrap"/>
    </style:style>
    <style:style style:name="gr162" style:family="graphic" style:parent-style-name="standard">
      <style:graphic-properties draw:stroke="none" svg:stroke-width="0cm" draw:fill="solid" draw:fill-color="#8989c3" draw:textarea-vertical-align="top" draw:auto-grow-height="false" fo:padding-top="0cm" fo:padding-bottom="0cm" fo:padding-left="0cm" fo:padding-right="0cm" fo:wrap-option="wrap"/>
    </style:style>
    <style:style style:name="gr163" style:family="graphic" style:parent-style-name="standard">
      <style:graphic-properties draw:stroke="none" svg:stroke-width="0cm" draw:fill="solid" draw:fill-color="#8888c2" draw:textarea-vertical-align="top" draw:auto-grow-height="false" fo:padding-top="0cm" fo:padding-bottom="0cm" fo:padding-left="0cm" fo:padding-right="0cm" fo:wrap-option="wrap"/>
    </style:style>
    <style:style style:name="gr164" style:family="graphic" style:parent-style-name="standard">
      <style:graphic-properties draw:stroke="none" svg:stroke-width="0cm" draw:fill="solid" draw:fill-color="#8787c2" draw:textarea-vertical-align="top" draw:auto-grow-height="false" fo:padding-top="0cm" fo:padding-bottom="0cm" fo:padding-left="0cm" fo:padding-right="0cm" fo:wrap-option="wrap"/>
    </style:style>
    <style:style style:name="gr165" style:family="graphic" style:parent-style-name="standard">
      <style:graphic-properties draw:stroke="none" svg:stroke-width="0cm" draw:fill="solid" draw:fill-color="#8686c1" draw:textarea-vertical-align="top" draw:auto-grow-height="false" fo:padding-top="0cm" fo:padding-bottom="0cm" fo:padding-left="0cm" fo:padding-right="0cm" fo:wrap-option="wrap"/>
    </style:style>
    <style:style style:name="gr166" style:family="graphic" style:parent-style-name="standard">
      <style:graphic-properties draw:stroke="none" svg:stroke-width="0cm" draw:fill="solid" draw:fill-color="#8585c1" draw:textarea-vertical-align="top" draw:auto-grow-height="false" fo:padding-top="0cm" fo:padding-bottom="0cm" fo:padding-left="0cm" fo:padding-right="0cm" fo:wrap-option="wrap"/>
    </style:style>
    <style:style style:name="gr167" style:family="graphic" style:parent-style-name="standard">
      <style:graphic-properties draw:stroke="none" svg:stroke-width="0cm" draw:fill="solid" draw:fill-color="#8484c0" draw:textarea-vertical-align="top" draw:auto-grow-height="false" fo:padding-top="0cm" fo:padding-bottom="0cm" fo:padding-left="0cm" fo:padding-right="0cm" fo:wrap-option="wrap"/>
    </style:style>
    <style:style style:name="gr168" style:family="graphic" style:parent-style-name="standard">
      <style:graphic-properties draw:stroke="none" svg:stroke-width="0cm" draw:fill="solid" draw:fill-color="#8383c0" draw:textarea-vertical-align="top" draw:auto-grow-height="false" fo:padding-top="0cm" fo:padding-bottom="0cm" fo:padding-left="0cm" fo:padding-right="0cm" fo:wrap-option="wrap"/>
    </style:style>
    <style:style style:name="gr169" style:family="graphic" style:parent-style-name="standard">
      <style:graphic-properties draw:stroke="none" svg:stroke-width="0cm" draw:fill="solid" draw:fill-color="#8282bf" draw:textarea-vertical-align="top" draw:auto-grow-height="false" fo:padding-top="0cm" fo:padding-bottom="0cm" fo:padding-left="0cm" fo:padding-right="0cm" fo:wrap-option="wrap"/>
    </style:style>
    <style:style style:name="gr170" style:family="graphic" style:parent-style-name="standard">
      <style:graphic-properties draw:stroke="none" svg:stroke-width="0cm" draw:fill="solid" draw:fill-color="#8181bf" draw:textarea-vertical-align="top" draw:auto-grow-height="false" fo:padding-top="0cm" fo:padding-bottom="0cm" fo:padding-left="0cm" fo:padding-right="0cm" fo:wrap-option="wrap"/>
    </style:style>
    <style:style style:name="gr171" style:family="graphic" style:parent-style-name="standard">
      <style:graphic-properties draw:stroke="none" svg:stroke-width="0cm" draw:fill="solid" draw:fill-color="#8080be" draw:textarea-vertical-align="top" draw:auto-grow-height="false" fo:padding-top="0cm" fo:padding-bottom="0cm" fo:padding-left="0cm" fo:padding-right="0cm" fo:wrap-option="wrap"/>
    </style:style>
    <style:style style:name="gr172" style:family="graphic" style:parent-style-name="standard">
      <style:graphic-properties draw:stroke="none" svg:stroke-width="0cm" draw:fill="solid" draw:fill-color="#7f7fbd" draw:textarea-vertical-align="top" draw:auto-grow-height="false" fo:padding-top="0cm" fo:padding-bottom="0cm" fo:padding-left="0cm" fo:padding-right="0cm" fo:wrap-option="wrap"/>
    </style:style>
    <style:style style:name="gr173" style:family="graphic" style:parent-style-name="standard">
      <style:graphic-properties draw:stroke="none" svg:stroke-width="0cm" draw:fill="solid" draw:fill-color="#7e7ebd" draw:textarea-vertical-align="top" draw:auto-grow-height="false" fo:padding-top="0cm" fo:padding-bottom="0cm" fo:padding-left="0cm" fo:padding-right="0cm" fo:wrap-option="wrap"/>
    </style:style>
    <style:style style:name="gr174" style:family="graphic" style:parent-style-name="standard">
      <style:graphic-properties draw:stroke="none" svg:stroke-width="0cm" draw:fill="solid" draw:fill-color="#7d7dbc" draw:textarea-vertical-align="top" draw:auto-grow-height="false" fo:padding-top="0cm" fo:padding-bottom="0cm" fo:padding-left="0cm" fo:padding-right="0cm" fo:wrap-option="wrap"/>
    </style:style>
    <style:style style:name="gr175" style:family="graphic" style:parent-style-name="standard">
      <style:graphic-properties draw:stroke="none" svg:stroke-width="0cm" draw:fill="solid" draw:fill-color="#7c7cbc" draw:textarea-vertical-align="top" draw:auto-grow-height="false" fo:padding-top="0cm" fo:padding-bottom="0cm" fo:padding-left="0cm" fo:padding-right="0cm" fo:wrap-option="wrap"/>
    </style:style>
    <style:style style:name="gr176" style:family="graphic" style:parent-style-name="standard">
      <style:graphic-properties draw:stroke="none" svg:stroke-width="0cm" draw:fill="solid" draw:fill-color="#7b7bbb" draw:textarea-vertical-align="top" draw:auto-grow-height="false" fo:padding-top="0cm" fo:padding-bottom="0cm" fo:padding-left="0cm" fo:padding-right="0cm" fo:wrap-option="wrap"/>
    </style:style>
    <style:style style:name="gr177" style:family="graphic" style:parent-style-name="standard">
      <style:graphic-properties draw:stroke="none" svg:stroke-width="0cm" draw:fill="solid" draw:fill-color="#7a7abb" draw:textarea-vertical-align="top" draw:auto-grow-height="false" fo:padding-top="0cm" fo:padding-bottom="0cm" fo:padding-left="0cm" fo:padding-right="0cm" fo:wrap-option="wrap"/>
    </style:style>
    <style:style style:name="gr178" style:family="graphic" style:parent-style-name="standard">
      <style:graphic-properties draw:stroke="none" svg:stroke-width="0cm" draw:fill="solid" draw:fill-color="#7979ba" draw:textarea-vertical-align="top" draw:auto-grow-height="false" fo:padding-top="0cm" fo:padding-bottom="0cm" fo:padding-left="0cm" fo:padding-right="0cm" fo:wrap-option="wrap"/>
    </style:style>
    <style:style style:name="gr179" style:family="graphic" style:parent-style-name="standard">
      <style:graphic-properties draw:stroke="none" svg:stroke-width="0cm" draw:fill="solid" draw:fill-color="#7878ba" draw:textarea-vertical-align="top" draw:auto-grow-height="false" fo:padding-top="0cm" fo:padding-bottom="0cm" fo:padding-left="0cm" fo:padding-right="0cm" fo:wrap-option="wrap"/>
    </style:style>
    <style:style style:name="gr180" style:family="graphic" style:parent-style-name="standard">
      <style:graphic-properties draw:stroke="none" svg:stroke-width="0cm" draw:fill="solid" draw:fill-color="#7777b9" draw:textarea-vertical-align="top" draw:auto-grow-height="false" fo:padding-top="0cm" fo:padding-bottom="0cm" fo:padding-left="0cm" fo:padding-right="0cm" fo:wrap-option="wrap"/>
    </style:style>
    <style:style style:name="gr181" style:family="graphic" style:parent-style-name="standard">
      <style:graphic-properties draw:stroke="none" svg:stroke-width="0cm" draw:fill="solid" draw:fill-color="#7676b9" draw:textarea-vertical-align="top" draw:auto-grow-height="false" fo:padding-top="0cm" fo:padding-bottom="0cm" fo:padding-left="0cm" fo:padding-right="0cm" fo:wrap-option="wrap"/>
    </style:style>
    <style:style style:name="gr182" style:family="graphic" style:parent-style-name="standard">
      <style:graphic-properties draw:stroke="none" svg:stroke-width="0cm" draw:fill="solid" draw:fill-color="#7575b8" draw:textarea-vertical-align="top" draw:auto-grow-height="false" fo:padding-top="0cm" fo:padding-bottom="0cm" fo:padding-left="0cm" fo:padding-right="0cm" fo:wrap-option="wrap"/>
    </style:style>
    <style:style style:name="gr183" style:family="graphic" style:parent-style-name="standard">
      <style:graphic-properties draw:stroke="none" svg:stroke-width="0cm" draw:fill="solid" draw:fill-color="#7474b8" draw:textarea-vertical-align="top" draw:auto-grow-height="false" fo:padding-top="0cm" fo:padding-bottom="0cm" fo:padding-left="0cm" fo:padding-right="0cm" fo:wrap-option="wrap"/>
    </style:style>
    <style:style style:name="gr184" style:family="graphic" style:parent-style-name="standard">
      <style:graphic-properties draw:stroke="none" svg:stroke-width="0cm" draw:fill="solid" draw:fill-color="#7373b7" draw:textarea-vertical-align="top" draw:auto-grow-height="false" fo:padding-top="0cm" fo:padding-bottom="0cm" fo:padding-left="0cm" fo:padding-right="0cm" fo:wrap-option="wrap"/>
    </style:style>
    <style:style style:name="gr185" style:family="graphic" style:parent-style-name="standard">
      <style:graphic-properties draw:stroke="none" svg:stroke-width="0cm" draw:fill="solid" draw:fill-color="#7272b7" draw:textarea-vertical-align="top" draw:auto-grow-height="false" fo:padding-top="0cm" fo:padding-bottom="0cm" fo:padding-left="0cm" fo:padding-right="0cm" fo:wrap-option="wrap"/>
    </style:style>
    <style:style style:name="gr186" style:family="graphic" style:parent-style-name="standard">
      <style:graphic-properties draw:stroke="none" svg:stroke-width="0cm" draw:fill="solid" draw:fill-color="#7171b6" draw:textarea-vertical-align="top" draw:auto-grow-height="false" fo:padding-top="0cm" fo:padding-bottom="0cm" fo:padding-left="0cm" fo:padding-right="0cm" fo:wrap-option="wrap"/>
    </style:style>
    <style:style style:name="gr187" style:family="graphic" style:parent-style-name="standard">
      <style:graphic-properties draw:stroke="none" svg:stroke-width="0cm" draw:fill="solid" draw:fill-color="#7070b6" draw:textarea-vertical-align="top" draw:auto-grow-height="false" fo:padding-top="0cm" fo:padding-bottom="0cm" fo:padding-left="0cm" fo:padding-right="0cm" fo:wrap-option="wrap"/>
    </style:style>
    <style:style style:name="gr188" style:family="graphic" style:parent-style-name="standard">
      <style:graphic-properties draw:stroke="none" svg:stroke-width="0cm" draw:fill="solid" draw:fill-color="#6f6fb5" draw:textarea-vertical-align="top" draw:auto-grow-height="false" fo:padding-top="0cm" fo:padding-bottom="0cm" fo:padding-left="0cm" fo:padding-right="0cm" fo:wrap-option="wrap"/>
    </style:style>
    <style:style style:name="gr189" style:family="graphic" style:parent-style-name="standard">
      <style:graphic-properties draw:stroke="none" svg:stroke-width="0cm" draw:fill="solid" draw:fill-color="#6e6eb5" draw:textarea-vertical-align="top" draw:auto-grow-height="false" fo:padding-top="0cm" fo:padding-bottom="0cm" fo:padding-left="0cm" fo:padding-right="0cm" fo:wrap-option="wrap"/>
    </style:style>
    <style:style style:name="gr190" style:family="graphic" style:parent-style-name="standard">
      <style:graphic-properties draw:stroke="none" svg:stroke-width="0cm" draw:fill="solid" draw:fill-color="#6d6db4" draw:textarea-vertical-align="top" draw:auto-grow-height="false" fo:padding-top="0cm" fo:padding-bottom="0cm" fo:padding-left="0cm" fo:padding-right="0cm" fo:wrap-option="wrap"/>
    </style:style>
    <style:style style:name="gr191" style:family="graphic" style:parent-style-name="standard">
      <style:graphic-properties draw:stroke="none" svg:stroke-width="0cm" draw:fill="solid" draw:fill-color="#6c6cb4" draw:textarea-vertical-align="top" draw:auto-grow-height="false" fo:padding-top="0cm" fo:padding-bottom="0cm" fo:padding-left="0cm" fo:padding-right="0cm" fo:wrap-option="wrap"/>
    </style:style>
    <style:style style:name="gr192" style:family="graphic" style:parent-style-name="standard">
      <style:graphic-properties draw:stroke="none" svg:stroke-width="0cm" draw:fill="solid" draw:fill-color="#6b6bb3" draw:textarea-vertical-align="top" draw:auto-grow-height="false" fo:padding-top="0cm" fo:padding-bottom="0cm" fo:padding-left="0cm" fo:padding-right="0cm" fo:wrap-option="wrap"/>
    </style:style>
    <style:style style:name="gr193" style:family="graphic" style:parent-style-name="standard">
      <style:graphic-properties draw:stroke="none" svg:stroke-width="0cm" draw:fill="solid" draw:fill-color="#6a6ab3" draw:textarea-vertical-align="top" draw:auto-grow-height="false" fo:padding-top="0cm" fo:padding-bottom="0cm" fo:padding-left="0cm" fo:padding-right="0cm" fo:wrap-option="wrap"/>
    </style:style>
    <style:style style:name="gr194" style:family="graphic" style:parent-style-name="standard">
      <style:graphic-properties draw:stroke="none" svg:stroke-width="0cm" draw:fill="solid" draw:fill-color="#6969b2" draw:textarea-vertical-align="top" draw:auto-grow-height="false" fo:padding-top="0cm" fo:padding-bottom="0cm" fo:padding-left="0cm" fo:padding-right="0cm" fo:wrap-option="wrap"/>
    </style:style>
    <style:style style:name="gr195" style:family="graphic" style:parent-style-name="standard">
      <style:graphic-properties draw:stroke="none" svg:stroke-width="0cm" draw:fill="solid" draw:fill-color="#6868b2" draw:textarea-vertical-align="top" draw:auto-grow-height="false" fo:padding-top="0cm" fo:padding-bottom="0cm" fo:padding-left="0cm" fo:padding-right="0cm" fo:wrap-option="wrap"/>
    </style:style>
    <style:style style:name="gr196" style:family="graphic" style:parent-style-name="standard">
      <style:graphic-properties draw:stroke="none" svg:stroke-width="0cm" draw:fill="solid" draw:fill-color="#6767b1" draw:textarea-vertical-align="top" draw:auto-grow-height="false" fo:padding-top="0cm" fo:padding-bottom="0cm" fo:padding-left="0cm" fo:padding-right="0cm" fo:wrap-option="wrap"/>
    </style:style>
    <style:style style:name="gr197" style:family="graphic" style:parent-style-name="standard">
      <style:graphic-properties draw:stroke="none" svg:stroke-width="0cm" draw:fill="solid" draw:fill-color="#6666b1" draw:textarea-vertical-align="top" draw:auto-grow-height="false" fo:padding-top="0cm" fo:padding-bottom="0cm" fo:padding-left="0cm" fo:padding-right="0cm" fo:wrap-option="wrap"/>
    </style:style>
    <style:style style:name="gr198" style:family="graphic" style:parent-style-name="standard">
      <style:graphic-properties draw:stroke="none" svg:stroke-width="0cm" draw:fill="solid" draw:fill-color="#6666b0" draw:textarea-vertical-align="top" draw:auto-grow-height="false" fo:padding-top="0cm" fo:padding-bottom="0cm" fo:padding-left="0cm" fo:padding-right="0cm" fo:wrap-option="wrap"/>
    </style:style>
    <style:style style:name="gr199" style:family="graphic" style:parent-style-name="standard">
      <style:graphic-properties draw:stroke="none" svg:stroke-width="0cm" draw:fill="solid" draw:fill-color="#6464b0" draw:textarea-vertical-align="top" draw:auto-grow-height="false" fo:padding-top="0cm" fo:padding-bottom="0cm" fo:padding-left="0cm" fo:padding-right="0cm" fo:wrap-option="wrap"/>
    </style:style>
    <style:style style:name="gr200" style:family="graphic" style:parent-style-name="standard">
      <style:graphic-properties draw:stroke="none" svg:stroke-width="0cm" draw:fill="solid" draw:fill-color="#6363af" draw:textarea-vertical-align="top" draw:auto-grow-height="false" fo:padding-top="0cm" fo:padding-bottom="0cm" fo:padding-left="0cm" fo:padding-right="0cm" fo:wrap-option="wrap"/>
    </style:style>
    <style:style style:name="gr201" style:family="graphic" style:parent-style-name="standard">
      <style:graphic-properties draw:stroke="none" svg:stroke-width="0cm" draw:fill="solid" draw:fill-color="#6262af" draw:textarea-vertical-align="top" draw:auto-grow-height="false" fo:padding-top="0cm" fo:padding-bottom="0cm" fo:padding-left="0cm" fo:padding-right="0cm" fo:wrap-option="wrap"/>
    </style:style>
    <style:style style:name="gr202" style:family="graphic" style:parent-style-name="standard">
      <style:graphic-properties draw:stroke="none" svg:stroke-width="0cm" draw:fill="solid" draw:fill-color="#6161ae" draw:textarea-vertical-align="top" draw:auto-grow-height="false" fo:padding-top="0cm" fo:padding-bottom="0cm" fo:padding-left="0cm" fo:padding-right="0cm" fo:wrap-option="wrap"/>
    </style:style>
    <style:style style:name="gr203" style:family="graphic" style:parent-style-name="standard">
      <style:graphic-properties draw:stroke="none" svg:stroke-width="0cm" draw:fill="solid" draw:fill-color="#6060ae" draw:textarea-vertical-align="top" draw:auto-grow-height="false" fo:padding-top="0cm" fo:padding-bottom="0cm" fo:padding-left="0cm" fo:padding-right="0cm" fo:wrap-option="wrap"/>
    </style:style>
    <style:style style:name="gr204" style:family="graphic" style:parent-style-name="standard">
      <style:graphic-properties draw:stroke="none" svg:stroke-width="0cm" draw:fill="solid" draw:fill-color="#5f5fad" draw:textarea-vertical-align="top" draw:auto-grow-height="false" fo:padding-top="0cm" fo:padding-bottom="0cm" fo:padding-left="0cm" fo:padding-right="0cm" fo:wrap-option="wrap"/>
    </style:style>
    <style:style style:name="gr205" style:family="graphic" style:parent-style-name="standard">
      <style:graphic-properties draw:stroke="none" svg:stroke-width="0cm" draw:fill="solid" draw:fill-color="#5e5ead" draw:textarea-vertical-align="top" draw:auto-grow-height="false" fo:padding-top="0cm" fo:padding-bottom="0cm" fo:padding-left="0cm" fo:padding-right="0cm" fo:wrap-option="wrap"/>
    </style:style>
    <style:style style:name="gr206" style:family="graphic" style:parent-style-name="standard">
      <style:graphic-properties draw:stroke="none" svg:stroke-width="0cm" draw:fill="solid" draw:fill-color="#5d5dac" draw:textarea-vertical-align="top" draw:auto-grow-height="false" fo:padding-top="0cm" fo:padding-bottom="0cm" fo:padding-left="0cm" fo:padding-right="0cm" fo:wrap-option="wrap"/>
    </style:style>
    <style:style style:name="gr207" style:family="graphic" style:parent-style-name="standard">
      <style:graphic-properties draw:stroke="none" svg:stroke-width="0cm" draw:fill="solid" draw:fill-color="#5c5cac" draw:textarea-vertical-align="top" draw:auto-grow-height="false" fo:padding-top="0cm" fo:padding-bottom="0cm" fo:padding-left="0cm" fo:padding-right="0cm" fo:wrap-option="wrap"/>
    </style:style>
    <style:style style:name="gr208" style:family="graphic" style:parent-style-name="standard">
      <style:graphic-properties draw:stroke="none" svg:stroke-width="0cm" draw:fill="solid" draw:fill-color="#5b5bab" draw:textarea-vertical-align="top" draw:auto-grow-height="false" fo:padding-top="0cm" fo:padding-bottom="0cm" fo:padding-left="0cm" fo:padding-right="0cm" fo:wrap-option="wrap"/>
    </style:style>
    <style:style style:name="gr209" style:family="graphic" style:parent-style-name="standard">
      <style:graphic-properties draw:stroke="none" svg:stroke-width="0cm" draw:fill="solid" draw:fill-color="#5a5aab" draw:textarea-vertical-align="top" draw:auto-grow-height="false" fo:padding-top="0cm" fo:padding-bottom="0cm" fo:padding-left="0cm" fo:padding-right="0cm" fo:wrap-option="wrap"/>
    </style:style>
    <style:style style:name="gr210" style:family="graphic" style:parent-style-name="standard">
      <style:graphic-properties draw:stroke="none" svg:stroke-width="0cm" draw:fill="solid" draw:fill-color="#5959aa" draw:textarea-vertical-align="top" draw:auto-grow-height="false" fo:padding-top="0cm" fo:padding-bottom="0cm" fo:padding-left="0cm" fo:padding-right="0cm" fo:wrap-option="wrap"/>
    </style:style>
    <style:style style:name="gr211" style:family="graphic" style:parent-style-name="standard">
      <style:graphic-properties draw:stroke="none" svg:stroke-width="0cm" draw:fill="solid" draw:fill-color="#5858aa" draw:textarea-vertical-align="top" draw:auto-grow-height="false" fo:padding-top="0cm" fo:padding-bottom="0cm" fo:padding-left="0cm" fo:padding-right="0cm" fo:wrap-option="wrap"/>
    </style:style>
    <style:style style:name="gr212" style:family="graphic" style:parent-style-name="standard">
      <style:graphic-properties draw:stroke="none" svg:stroke-width="0cm" draw:fill="solid" draw:fill-color="#5757a9" draw:textarea-vertical-align="top" draw:auto-grow-height="false" fo:padding-top="0cm" fo:padding-bottom="0cm" fo:padding-left="0cm" fo:padding-right="0cm" fo:wrap-option="wrap"/>
    </style:style>
    <style:style style:name="gr213" style:family="graphic" style:parent-style-name="standard">
      <style:graphic-properties draw:stroke="none" svg:stroke-width="0cm" draw:fill="solid" draw:fill-color="#5656a9" draw:textarea-vertical-align="top" draw:auto-grow-height="false" fo:padding-top="0cm" fo:padding-bottom="0cm" fo:padding-left="0cm" fo:padding-right="0cm" fo:wrap-option="wrap"/>
    </style:style>
    <style:style style:name="gr214" style:family="graphic" style:parent-style-name="standard">
      <style:graphic-properties draw:stroke="none" svg:stroke-width="0cm" draw:fill="solid" draw:fill-color="#5555a8" draw:textarea-vertical-align="top" draw:auto-grow-height="false" fo:padding-top="0cm" fo:padding-bottom="0cm" fo:padding-left="0cm" fo:padding-right="0cm" fo:wrap-option="wrap"/>
    </style:style>
    <style:style style:name="gr215" style:family="graphic" style:parent-style-name="standard">
      <style:graphic-properties draw:stroke="none" svg:stroke-width="0cm" draw:fill="solid" draw:fill-color="#5454a8" draw:textarea-vertical-align="top" draw:auto-grow-height="false" fo:padding-top="0cm" fo:padding-bottom="0cm" fo:padding-left="0cm" fo:padding-right="0cm" fo:wrap-option="wrap"/>
    </style:style>
    <style:style style:name="gr216" style:family="graphic" style:parent-style-name="standard">
      <style:graphic-properties draw:stroke="none" svg:stroke-width="0cm" draw:fill="solid" draw:fill-color="#5353a7" draw:textarea-vertical-align="top" draw:auto-grow-height="false" fo:padding-top="0cm" fo:padding-bottom="0cm" fo:padding-left="0cm" fo:padding-right="0cm" fo:wrap-option="wrap"/>
    </style:style>
    <style:style style:name="gr217" style:family="graphic" style:parent-style-name="standard">
      <style:graphic-properties draw:stroke="none" svg:stroke-width="0cm" draw:fill="solid" draw:fill-color="#5252a7" draw:textarea-vertical-align="top" draw:auto-grow-height="false" fo:padding-top="0cm" fo:padding-bottom="0cm" fo:padding-left="0cm" fo:padding-right="0cm" fo:wrap-option="wrap"/>
    </style:style>
    <style:style style:name="gr218" style:family="graphic" style:parent-style-name="standard">
      <style:graphic-properties draw:stroke="none" svg:stroke-width="0cm" draw:fill="solid" draw:fill-color="#5151a6" draw:textarea-vertical-align="top" draw:auto-grow-height="false" fo:padding-top="0cm" fo:padding-bottom="0cm" fo:padding-left="0cm" fo:padding-right="0cm" fo:wrap-option="wrap"/>
    </style:style>
    <style:style style:name="gr219" style:family="graphic" style:parent-style-name="standard">
      <style:graphic-properties draw:stroke="none" svg:stroke-width="0cm" draw:fill="solid" draw:fill-color="#5050a6" draw:textarea-vertical-align="top" draw:auto-grow-height="false" fo:padding-top="0cm" fo:padding-bottom="0cm" fo:padding-left="0cm" fo:padding-right="0cm" fo:wrap-option="wrap"/>
    </style:style>
    <style:style style:name="gr220" style:family="graphic" style:parent-style-name="standard">
      <style:graphic-properties draw:stroke="none" svg:stroke-width="0cm" draw:fill="solid" draw:fill-color="#4f4fa5" draw:textarea-vertical-align="top" draw:auto-grow-height="false" fo:padding-top="0cm" fo:padding-bottom="0cm" fo:padding-left="0cm" fo:padding-right="0cm" fo:wrap-option="wrap"/>
    </style:style>
    <style:style style:name="gr221" style:family="graphic" style:parent-style-name="standard">
      <style:graphic-properties draw:stroke="none" svg:stroke-width="0cm" draw:fill="solid" draw:fill-color="#4e4ea5" draw:textarea-vertical-align="top" draw:auto-grow-height="false" fo:padding-top="0cm" fo:padding-bottom="0cm" fo:padding-left="0cm" fo:padding-right="0cm" fo:wrap-option="wrap"/>
    </style:style>
    <style:style style:name="gr222" style:family="graphic" style:parent-style-name="standard">
      <style:graphic-properties draw:stroke="none" svg:stroke-width="0cm" draw:fill="solid" draw:fill-color="#4d4da4" draw:textarea-vertical-align="top" draw:auto-grow-height="false" fo:padding-top="0cm" fo:padding-bottom="0cm" fo:padding-left="0cm" fo:padding-right="0cm" fo:wrap-option="wrap"/>
    </style:style>
    <style:style style:name="gr223" style:family="graphic" style:parent-style-name="standard">
      <style:graphic-properties draw:stroke="none" svg:stroke-width="0cm" draw:fill="solid" draw:fill-color="#4c4ca4" draw:textarea-vertical-align="top" draw:auto-grow-height="false" fo:padding-top="0cm" fo:padding-bottom="0cm" fo:padding-left="0cm" fo:padding-right="0cm" fo:wrap-option="wrap"/>
    </style:style>
    <style:style style:name="gr224" style:family="graphic" style:parent-style-name="standard">
      <style:graphic-properties draw:stroke="none" svg:stroke-width="0cm" draw:fill="solid" draw:fill-color="#4b4ba3" draw:textarea-vertical-align="top" draw:auto-grow-height="false" fo:padding-top="0cm" fo:padding-bottom="0cm" fo:padding-left="0cm" fo:padding-right="0cm" fo:wrap-option="wrap"/>
    </style:style>
    <style:style style:name="gr225" style:family="graphic" style:parent-style-name="standard">
      <style:graphic-properties draw:stroke="none" svg:stroke-width="0cm" draw:fill="solid" draw:fill-color="#4a4aa3" draw:textarea-vertical-align="top" draw:auto-grow-height="false" fo:padding-top="0cm" fo:padding-bottom="0cm" fo:padding-left="0cm" fo:padding-right="0cm" fo:wrap-option="wrap"/>
    </style:style>
    <style:style style:name="gr226" style:family="graphic" style:parent-style-name="standard">
      <style:graphic-properties draw:stroke="none" svg:stroke-width="0cm" draw:fill="solid" draw:fill-color="#4949a2" draw:textarea-vertical-align="top" draw:auto-grow-height="false" fo:padding-top="0cm" fo:padding-bottom="0cm" fo:padding-left="0cm" fo:padding-right="0cm" fo:wrap-option="wrap"/>
    </style:style>
    <style:style style:name="gr227" style:family="graphic" style:parent-style-name="standard">
      <style:graphic-properties draw:stroke="none" svg:stroke-width="0cm" draw:fill="solid" draw:fill-color="#4848a2" draw:textarea-vertical-align="top" draw:auto-grow-height="false" fo:padding-top="0cm" fo:padding-bottom="0cm" fo:padding-left="0cm" fo:padding-right="0cm" fo:wrap-option="wrap"/>
    </style:style>
    <style:style style:name="gr228" style:family="graphic" style:parent-style-name="standard">
      <style:graphic-properties draw:stroke="none" svg:stroke-width="0cm" draw:fill="solid" draw:fill-color="#4747a1" draw:textarea-vertical-align="top" draw:auto-grow-height="false" fo:padding-top="0cm" fo:padding-bottom="0cm" fo:padding-left="0cm" fo:padding-right="0cm" fo:wrap-option="wrap"/>
    </style:style>
    <style:style style:name="gr229" style:family="graphic" style:parent-style-name="standard">
      <style:graphic-properties draw:stroke="none" svg:stroke-width="0cm" draw:fill="solid" draw:fill-color="#4646a1" draw:textarea-vertical-align="top" draw:auto-grow-height="false" fo:padding-top="0cm" fo:padding-bottom="0cm" fo:padding-left="0cm" fo:padding-right="0cm" fo:wrap-option="wrap"/>
    </style:style>
    <style:style style:name="gr230" style:family="graphic" style:parent-style-name="standard">
      <style:graphic-properties draw:stroke="none" svg:stroke-width="0cm" draw:fill="solid" draw:fill-color="#4545a0" draw:textarea-vertical-align="top" draw:auto-grow-height="false" fo:padding-top="0cm" fo:padding-bottom="0cm" fo:padding-left="0cm" fo:padding-right="0cm" fo:wrap-option="wrap"/>
    </style:style>
    <style:style style:name="gr231" style:family="graphic" style:parent-style-name="standard">
      <style:graphic-properties draw:stroke="none" svg:stroke-width="0cm" draw:fill="solid" draw:fill-color="#4444a0" draw:textarea-vertical-align="top" draw:auto-grow-height="false" fo:padding-top="0cm" fo:padding-bottom="0cm" fo:padding-left="0cm" fo:padding-right="0cm" fo:wrap-option="wrap"/>
    </style:style>
    <style:style style:name="gr232" style:family="graphic" style:parent-style-name="standard">
      <style:graphic-properties draw:stroke="none" svg:stroke-width="0cm" draw:fill="solid" draw:fill-color="#43439f" draw:textarea-vertical-align="top" draw:auto-grow-height="false" fo:padding-top="0cm" fo:padding-bottom="0cm" fo:padding-left="0cm" fo:padding-right="0cm" fo:wrap-option="wrap"/>
    </style:style>
    <style:style style:name="gr233" style:family="graphic" style:parent-style-name="standard">
      <style:graphic-properties draw:stroke="none" svg:stroke-width="0cm" draw:fill="solid" draw:fill-color="#42429f" draw:textarea-vertical-align="top" draw:auto-grow-height="false" fo:padding-top="0cm" fo:padding-bottom="0cm" fo:padding-left="0cm" fo:padding-right="0cm" fo:wrap-option="wrap"/>
    </style:style>
    <style:style style:name="gr234" style:family="graphic" style:parent-style-name="standard">
      <style:graphic-properties draw:stroke="none" svg:stroke-width="0cm" draw:fill="solid" draw:fill-color="#41419e" draw:textarea-vertical-align="top" draw:auto-grow-height="false" fo:padding-top="0cm" fo:padding-bottom="0cm" fo:padding-left="0cm" fo:padding-right="0cm" fo:wrap-option="wrap"/>
    </style:style>
    <style:style style:name="gr235" style:family="graphic" style:parent-style-name="standard">
      <style:graphic-properties draw:stroke="none" svg:stroke-width="0cm" draw:fill="solid" draw:fill-color="#40409e" draw:textarea-vertical-align="top" draw:auto-grow-height="false" fo:padding-top="0cm" fo:padding-bottom="0cm" fo:padding-left="0cm" fo:padding-right="0cm" fo:wrap-option="wrap"/>
    </style:style>
    <style:style style:name="gr236" style:family="graphic" style:parent-style-name="standard">
      <style:graphic-properties draw:stroke="none" svg:stroke-width="0cm" draw:fill="solid" draw:fill-color="#3f3f9d" draw:textarea-vertical-align="top" draw:auto-grow-height="false" fo:padding-top="0cm" fo:padding-bottom="0cm" fo:padding-left="0cm" fo:padding-right="0cm" fo:wrap-option="wrap"/>
    </style:style>
    <style:style style:name="gr237" style:family="graphic" style:parent-style-name="standard">
      <style:graphic-properties draw:stroke="none" svg:stroke-width="0cm" draw:fill="solid" draw:fill-color="#3e3e9c" draw:textarea-vertical-align="top" draw:auto-grow-height="false" fo:padding-top="0cm" fo:padding-bottom="0cm" fo:padding-left="0cm" fo:padding-right="0cm" fo:wrap-option="wrap"/>
    </style:style>
    <style:style style:name="gr238" style:family="graphic" style:parent-style-name="standard">
      <style:graphic-properties draw:stroke="none" svg:stroke-width="0cm" draw:fill="solid" draw:fill-color="#3d3d9c" draw:textarea-vertical-align="top" draw:auto-grow-height="false" fo:padding-top="0cm" fo:padding-bottom="0cm" fo:padding-left="0cm" fo:padding-right="0cm" fo:wrap-option="wrap"/>
    </style:style>
    <style:style style:name="gr239" style:family="graphic" style:parent-style-name="standard">
      <style:graphic-properties draw:stroke="none" svg:stroke-width="0cm" draw:fill="solid" draw:fill-color="#3c3c9b" draw:textarea-vertical-align="top" draw:auto-grow-height="false" fo:padding-top="0cm" fo:padding-bottom="0cm" fo:padding-left="0cm" fo:padding-right="0cm" fo:wrap-option="wrap"/>
    </style:style>
    <style:style style:name="gr240" style:family="graphic" style:parent-style-name="standard">
      <style:graphic-properties draw:stroke="none" svg:stroke-width="0cm" draw:fill="solid" draw:fill-color="#3b3b9b" draw:textarea-vertical-align="top" draw:auto-grow-height="false" fo:padding-top="0cm" fo:padding-bottom="0cm" fo:padding-left="0cm" fo:padding-right="0cm" fo:wrap-option="wrap"/>
    </style:style>
    <style:style style:name="gr241" style:family="graphic" style:parent-style-name="standard">
      <style:graphic-properties draw:stroke="none" svg:stroke-width="0cm" draw:fill="solid" draw:fill-color="#3a3a9a" draw:textarea-vertical-align="top" draw:auto-grow-height="false" fo:padding-top="0cm" fo:padding-bottom="0cm" fo:padding-left="0cm" fo:padding-right="0cm" fo:wrap-option="wrap"/>
    </style:style>
    <style:style style:name="gr242" style:family="graphic" style:parent-style-name="standard">
      <style:graphic-properties draw:stroke="none" svg:stroke-width="0cm" draw:fill="solid" draw:fill-color="#39399a" draw:textarea-vertical-align="top" draw:auto-grow-height="false" fo:padding-top="0cm" fo:padding-bottom="0cm" fo:padding-left="0cm" fo:padding-right="0cm" fo:wrap-option="wrap"/>
    </style:style>
    <style:style style:name="gr243" style:family="graphic" style:parent-style-name="standard">
      <style:graphic-properties draw:stroke="none" svg:stroke-width="0cm" draw:fill="solid" draw:fill-color="#383899" draw:textarea-vertical-align="top" draw:auto-grow-height="false" fo:padding-top="0cm" fo:padding-bottom="0cm" fo:padding-left="0cm" fo:padding-right="0cm" fo:wrap-option="wrap"/>
    </style:style>
    <style:style style:name="gr244" style:family="graphic" style:parent-style-name="standard">
      <style:graphic-properties draw:stroke="none" svg:stroke-width="0cm" draw:fill="solid" draw:fill-color="#373799" draw:textarea-vertical-align="top" draw:auto-grow-height="false" fo:padding-top="0cm" fo:padding-bottom="0cm" fo:padding-left="0cm" fo:padding-right="0cm" fo:wrap-option="wrap"/>
    </style:style>
    <style:style style:name="gr245" style:family="graphic" style:parent-style-name="standard">
      <style:graphic-properties draw:stroke="none" svg:stroke-width="0cm" draw:fill="solid" draw:fill-color="#363698" draw:textarea-vertical-align="top" draw:auto-grow-height="false" fo:padding-top="0cm" fo:padding-bottom="0cm" fo:padding-left="0cm" fo:padding-right="0cm" fo:wrap-option="wrap"/>
    </style:style>
    <style:style style:name="gr246" style:family="graphic" style:parent-style-name="standard">
      <style:graphic-properties draw:stroke="none" svg:stroke-width="0cm" draw:fill="solid" draw:fill-color="#353598" draw:textarea-vertical-align="top" draw:auto-grow-height="false" fo:padding-top="0cm" fo:padding-bottom="0cm" fo:padding-left="0cm" fo:padding-right="0cm" fo:wrap-option="wrap"/>
    </style:style>
    <style:style style:name="gr247" style:family="graphic" style:parent-style-name="standard">
      <style:graphic-properties draw:stroke="none" svg:stroke-width="0cm" draw:fill="solid" draw:fill-color="#343497" draw:textarea-vertical-align="top" draw:auto-grow-height="false" fo:padding-top="0cm" fo:padding-bottom="0cm" fo:padding-left="0cm" fo:padding-right="0cm" fo:wrap-option="wrap"/>
    </style:style>
    <style:style style:name="gr248" style:family="graphic" style:parent-style-name="standard">
      <style:graphic-properties draw:stroke="none" svg:stroke-width="0cm" draw:fill="solid" draw:fill-color="#333397" draw:textarea-vertical-align="top" draw:auto-grow-height="false" fo:padding-top="0cm" fo:padding-bottom="0cm" fo:padding-left="0cm" fo:padding-right="0cm" fo:wrap-option="wrap"/>
    </style:style>
    <style:style style:name="gr249" style:family="graphic" style:parent-style-name="standard">
      <style:graphic-properties draw:stroke="none" svg:stroke-width="0cm" draw:fill="solid" draw:fill-color="#333396" draw:textarea-vertical-align="top" draw:auto-grow-height="false" fo:padding-top="0cm" fo:padding-bottom="0cm" fo:padding-left="0cm" fo:padding-right="0cm" fo:wrap-option="wrap"/>
    </style:style>
    <style:style style:name="gr250" style:family="graphic" style:parent-style-name="standard">
      <style:graphic-properties draw:stroke="none" svg:stroke-width="0cm" draw:fill="solid" draw:fill-color="#313196" draw:textarea-vertical-align="top" draw:auto-grow-height="false" fo:padding-top="0cm" fo:padding-bottom="0cm" fo:padding-left="0cm" fo:padding-right="0cm" fo:wrap-option="wrap"/>
    </style:style>
    <style:style style:name="gr251" style:family="graphic" style:parent-style-name="standard">
      <style:graphic-properties draw:stroke="none" svg:stroke-width="0cm" draw:fill="solid" draw:fill-color="#303095" draw:textarea-vertical-align="top" draw:auto-grow-height="false" fo:padding-top="0cm" fo:padding-bottom="0cm" fo:padding-left="0cm" fo:padding-right="0cm" fo:wrap-option="wrap"/>
    </style:style>
    <style:style style:name="gr252" style:family="graphic" style:parent-style-name="standard">
      <style:graphic-properties draw:stroke="none" svg:stroke-width="0cm" draw:fill="solid" draw:fill-color="#2f2f95" draw:textarea-vertical-align="top" draw:auto-grow-height="false" fo:padding-top="0cm" fo:padding-bottom="0cm" fo:padding-left="0cm" fo:padding-right="0cm" fo:wrap-option="wrap"/>
    </style:style>
    <style:style style:name="gr253" style:family="graphic" style:parent-style-name="standard">
      <style:graphic-properties draw:stroke="none" svg:stroke-width="0cm" draw:fill="solid" draw:fill-color="#2e2e94" draw:textarea-vertical-align="top" draw:auto-grow-height="false" fo:padding-top="0cm" fo:padding-bottom="0cm" fo:padding-left="0cm" fo:padding-right="0cm" fo:wrap-option="wrap"/>
    </style:style>
    <style:style style:name="gr254" style:family="graphic" style:parent-style-name="standard">
      <style:graphic-properties draw:stroke="none" svg:stroke-width="0cm" draw:fill="solid" draw:fill-color="#2d2d94" draw:textarea-vertical-align="top" draw:auto-grow-height="false" fo:padding-top="0cm" fo:padding-bottom="0cm" fo:padding-left="0cm" fo:padding-right="0cm" fo:wrap-option="wrap"/>
    </style:style>
    <style:style style:name="gr255" style:family="graphic" style:parent-style-name="standard">
      <style:graphic-properties draw:stroke="none" svg:stroke-width="0cm" draw:fill="solid" draw:fill-color="#2c2c93" draw:textarea-vertical-align="top" draw:auto-grow-height="false" fo:padding-top="0cm" fo:padding-bottom="0cm" fo:padding-left="0cm" fo:padding-right="0cm" fo:wrap-option="wrap"/>
    </style:style>
    <style:style style:name="gr256" style:family="graphic" style:parent-style-name="standard">
      <style:graphic-properties draw:stroke="none" svg:stroke-width="0cm" draw:fill="solid" draw:fill-color="#2b2b93" draw:textarea-vertical-align="top" draw:auto-grow-height="false" fo:padding-top="0cm" fo:padding-bottom="0cm" fo:padding-left="0cm" fo:padding-right="0cm" fo:wrap-option="wrap"/>
    </style:style>
    <style:style style:name="gr257" style:family="graphic" style:parent-style-name="standard">
      <style:graphic-properties draw:stroke="none" svg:stroke-width="0cm" draw:fill="solid" draw:fill-color="#2a2a92" draw:textarea-vertical-align="top" draw:auto-grow-height="false" fo:padding-top="0cm" fo:padding-bottom="0cm" fo:padding-left="0cm" fo:padding-right="0cm" fo:wrap-option="wrap"/>
    </style:style>
    <style:style style:name="gr258" style:family="graphic" style:parent-style-name="standard">
      <style:graphic-properties draw:stroke="none" svg:stroke-width="0cm" draw:fill="solid" draw:fill-color="#292992" draw:textarea-vertical-align="top" draw:auto-grow-height="false" fo:padding-top="0cm" fo:padding-bottom="0cm" fo:padding-left="0cm" fo:padding-right="0cm" fo:wrap-option="wrap"/>
    </style:style>
    <style:style style:name="gr259" style:family="graphic" style:parent-style-name="standard">
      <style:graphic-properties draw:stroke="none" svg:stroke-width="0cm" draw:fill="solid" draw:fill-color="#282891" draw:textarea-vertical-align="top" draw:auto-grow-height="false" fo:padding-top="0cm" fo:padding-bottom="0cm" fo:padding-left="0cm" fo:padding-right="0cm" fo:wrap-option="wrap"/>
    </style:style>
    <style:style style:name="gr260" style:family="graphic" style:parent-style-name="standard">
      <style:graphic-properties draw:stroke="none" svg:stroke-width="0cm" draw:fill="solid" draw:fill-color="#272791" draw:textarea-vertical-align="top" draw:auto-grow-height="false" fo:padding-top="0cm" fo:padding-bottom="0cm" fo:padding-left="0cm" fo:padding-right="0cm" fo:wrap-option="wrap"/>
    </style:style>
    <style:style style:name="gr261" style:family="graphic" style:parent-style-name="standard">
      <style:graphic-properties draw:stroke="none" svg:stroke-width="0cm" draw:fill="solid" draw:fill-color="#262690" draw:textarea-vertical-align="top" draw:auto-grow-height="false" fo:padding-top="0cm" fo:padding-bottom="0cm" fo:padding-left="0cm" fo:padding-right="0cm" fo:wrap-option="wrap"/>
    </style:style>
    <style:style style:name="gr262" style:family="graphic" style:parent-style-name="standard">
      <style:graphic-properties draw:stroke="none" svg:stroke-width="0cm" draw:fill="solid" draw:fill-color="#252590" draw:textarea-vertical-align="top" draw:auto-grow-height="false" fo:padding-top="0cm" fo:padding-bottom="0cm" fo:padding-left="0cm" fo:padding-right="0cm" fo:wrap-option="wrap"/>
    </style:style>
    <style:style style:name="gr263" style:family="graphic" style:parent-style-name="standard">
      <style:graphic-properties draw:stroke="none" svg:stroke-width="0cm" draw:fill="solid" draw:fill-color="#24248f" draw:textarea-vertical-align="top" draw:auto-grow-height="false" fo:padding-top="0cm" fo:padding-bottom="0cm" fo:padding-left="0cm" fo:padding-right="0cm" fo:wrap-option="wrap"/>
    </style:style>
    <style:style style:name="gr264" style:family="graphic" style:parent-style-name="standard">
      <style:graphic-properties draw:stroke="none" svg:stroke-width="0cm" draw:fill="solid" draw:fill-color="#23238f" draw:textarea-vertical-align="top" draw:auto-grow-height="false" fo:padding-top="0cm" fo:padding-bottom="0cm" fo:padding-left="0cm" fo:padding-right="0cm" fo:wrap-option="wrap"/>
    </style:style>
    <style:style style:name="gr265" style:family="graphic" style:parent-style-name="standard">
      <style:graphic-properties draw:stroke="none" svg:stroke-width="0cm" draw:fill="solid" draw:fill-color="#22228e" draw:textarea-vertical-align="top" draw:auto-grow-height="false" fo:padding-top="0cm" fo:padding-bottom="0cm" fo:padding-left="0cm" fo:padding-right="0cm" fo:wrap-option="wrap"/>
    </style:style>
    <style:style style:name="gr266" style:family="graphic" style:parent-style-name="standard">
      <style:graphic-properties draw:stroke="none" svg:stroke-width="0cm" draw:fill="solid" draw:fill-color="#21218e" draw:textarea-vertical-align="top" draw:auto-grow-height="false" fo:padding-top="0cm" fo:padding-bottom="0cm" fo:padding-left="0cm" fo:padding-right="0cm" fo:wrap-option="wrap"/>
    </style:style>
    <style:style style:name="gr267" style:family="graphic" style:parent-style-name="standard">
      <style:graphic-properties draw:stroke="none" svg:stroke-width="0cm" draw:fill="solid" draw:fill-color="#20208d" draw:textarea-vertical-align="top" draw:auto-grow-height="false" fo:padding-top="0cm" fo:padding-bottom="0cm" fo:padding-left="0cm" fo:padding-right="0cm" fo:wrap-option="wrap"/>
    </style:style>
    <style:style style:name="gr268" style:family="graphic" style:parent-style-name="standard">
      <style:graphic-properties draw:stroke="none" svg:stroke-width="0cm" draw:fill="solid" draw:fill-color="#1f1f8d" draw:textarea-vertical-align="top" draw:auto-grow-height="false" fo:padding-top="0cm" fo:padding-bottom="0cm" fo:padding-left="0cm" fo:padding-right="0cm" fo:wrap-option="wrap"/>
    </style:style>
    <style:style style:name="gr269" style:family="graphic" style:parent-style-name="standard">
      <style:graphic-properties draw:stroke="none" svg:stroke-width="0cm" draw:fill="solid" draw:fill-color="#1e1e8c" draw:textarea-vertical-align="top" draw:auto-grow-height="false" fo:padding-top="0cm" fo:padding-bottom="0cm" fo:padding-left="0cm" fo:padding-right="0cm" fo:wrap-option="wrap"/>
    </style:style>
    <style:style style:name="gr270" style:family="graphic" style:parent-style-name="standard">
      <style:graphic-properties draw:stroke="none" svg:stroke-width="0cm" draw:fill="solid" draw:fill-color="#1d1d8c" draw:textarea-vertical-align="top" draw:auto-grow-height="false" fo:padding-top="0cm" fo:padding-bottom="0cm" fo:padding-left="0cm" fo:padding-right="0cm" fo:wrap-option="wrap"/>
    </style:style>
    <style:style style:name="gr271" style:family="graphic" style:parent-style-name="standard">
      <style:graphic-properties draw:stroke="none" svg:stroke-width="0cm" draw:fill="solid" draw:fill-color="#1c1c8b" draw:textarea-vertical-align="top" draw:auto-grow-height="false" fo:padding-top="0cm" fo:padding-bottom="0cm" fo:padding-left="0cm" fo:padding-right="0cm" fo:wrap-option="wrap"/>
    </style:style>
    <style:style style:name="gr272" style:family="graphic" style:parent-style-name="standard">
      <style:graphic-properties draw:stroke="none" svg:stroke-width="0cm" draw:fill="solid" draw:fill-color="#1b1b8b" draw:textarea-vertical-align="top" draw:auto-grow-height="false" fo:padding-top="0cm" fo:padding-bottom="0cm" fo:padding-left="0cm" fo:padding-right="0cm" fo:wrap-option="wrap"/>
    </style:style>
    <style:style style:name="gr273" style:family="graphic" style:parent-style-name="standard">
      <style:graphic-properties draw:stroke="none" svg:stroke-width="0cm" draw:fill="solid" draw:fill-color="#1a1a8a" draw:textarea-vertical-align="top" draw:auto-grow-height="false" fo:padding-top="0cm" fo:padding-bottom="0cm" fo:padding-left="0cm" fo:padding-right="0cm" fo:wrap-option="wrap"/>
    </style:style>
    <style:style style:name="gr274" style:family="graphic" style:parent-style-name="standard">
      <style:graphic-properties draw:stroke="none" svg:stroke-width="0cm" draw:fill="solid" draw:fill-color="#19198a" draw:textarea-vertical-align="top" draw:auto-grow-height="false" fo:padding-top="0cm" fo:padding-bottom="0cm" fo:padding-left="0cm" fo:padding-right="0cm" fo:wrap-option="wrap"/>
    </style:style>
    <style:style style:name="gr275" style:family="graphic" style:parent-style-name="standard">
      <style:graphic-properties draw:stroke="none" svg:stroke-width="0cm" draw:fill="solid" draw:fill-color="#181889" draw:textarea-vertical-align="top" draw:auto-grow-height="false" fo:padding-top="0cm" fo:padding-bottom="0cm" fo:padding-left="0cm" fo:padding-right="0cm" fo:wrap-option="wrap"/>
    </style:style>
    <style:style style:name="gr276" style:family="graphic" style:parent-style-name="standard">
      <style:graphic-properties draw:stroke="none" svg:stroke-width="0cm" draw:fill="solid" draw:fill-color="#171789" draw:textarea-vertical-align="top" draw:auto-grow-height="false" fo:padding-top="0cm" fo:padding-bottom="0cm" fo:padding-left="0cm" fo:padding-right="0cm" fo:wrap-option="wrap"/>
    </style:style>
    <style:style style:name="gr277" style:family="graphic" style:parent-style-name="standard">
      <style:graphic-properties draw:stroke="none" svg:stroke-width="0cm" draw:fill="solid" draw:fill-color="#161688" draw:textarea-vertical-align="top" draw:auto-grow-height="false" fo:padding-top="0cm" fo:padding-bottom="0cm" fo:padding-left="0cm" fo:padding-right="0cm" fo:wrap-option="wrap"/>
    </style:style>
    <style:style style:name="gr278" style:family="graphic" style:parent-style-name="standard">
      <style:graphic-properties draw:stroke="none" svg:stroke-width="0cm" draw:fill="solid" draw:fill-color="#151588" draw:textarea-vertical-align="top" draw:auto-grow-height="false" fo:padding-top="0cm" fo:padding-bottom="0cm" fo:padding-left="0cm" fo:padding-right="0cm" fo:wrap-option="wrap"/>
    </style:style>
    <style:style style:name="gr279" style:family="graphic" style:parent-style-name="standard">
      <style:graphic-properties draw:stroke="none" svg:stroke-width="0cm" draw:fill="solid" draw:fill-color="#141487" draw:textarea-vertical-align="top" draw:auto-grow-height="false" fo:padding-top="0cm" fo:padding-bottom="0cm" fo:padding-left="0cm" fo:padding-right="0cm" fo:wrap-option="wrap"/>
    </style:style>
    <style:style style:name="gr280" style:family="graphic" style:parent-style-name="standard">
      <style:graphic-properties draw:stroke="none" svg:stroke-width="0cm" draw:fill="solid" draw:fill-color="#131387" draw:textarea-vertical-align="top" draw:auto-grow-height="false" fo:padding-top="0cm" fo:padding-bottom="0cm" fo:padding-left="0cm" fo:padding-right="0cm" fo:wrap-option="wrap"/>
    </style:style>
    <style:style style:name="gr281" style:family="graphic" style:parent-style-name="standard">
      <style:graphic-properties draw:stroke="none" svg:stroke-width="0cm" draw:fill="solid" draw:fill-color="#121286" draw:textarea-vertical-align="top" draw:auto-grow-height="false" fo:padding-top="0cm" fo:padding-bottom="0cm" fo:padding-left="0cm" fo:padding-right="0cm" fo:wrap-option="wrap"/>
    </style:style>
    <style:style style:name="gr282" style:family="graphic" style:parent-style-name="standard">
      <style:graphic-properties draw:stroke="none" svg:stroke-width="0cm" draw:fill="solid" draw:fill-color="#111186" draw:textarea-vertical-align="top" draw:auto-grow-height="false" fo:padding-top="0cm" fo:padding-bottom="0cm" fo:padding-left="0cm" fo:padding-right="0cm" fo:wrap-option="wrap"/>
    </style:style>
    <style:style style:name="gr283" style:family="graphic" style:parent-style-name="standard">
      <style:graphic-properties draw:stroke="none" svg:stroke-width="0cm" draw:fill="solid" draw:fill-color="#101085" draw:textarea-vertical-align="top" draw:auto-grow-height="false" fo:padding-top="0cm" fo:padding-bottom="0cm" fo:padding-left="0cm" fo:padding-right="0cm" fo:wrap-option="wrap"/>
    </style:style>
    <style:style style:name="gr284" style:family="graphic" style:parent-style-name="standard">
      <style:graphic-properties draw:stroke="none" svg:stroke-width="0cm" draw:fill="solid" draw:fill-color="#0f0f85" draw:textarea-vertical-align="top" draw:auto-grow-height="false" fo:padding-top="0cm" fo:padding-bottom="0cm" fo:padding-left="0cm" fo:padding-right="0cm" fo:wrap-option="wrap"/>
    </style:style>
    <style:style style:name="gr285" style:family="graphic" style:parent-style-name="standard">
      <style:graphic-properties draw:stroke="none" svg:stroke-width="0cm" draw:fill="solid" draw:fill-color="#0e0e84" draw:textarea-vertical-align="top" draw:auto-grow-height="false" fo:padding-top="0cm" fo:padding-bottom="0cm" fo:padding-left="0cm" fo:padding-right="0cm" fo:wrap-option="wrap"/>
    </style:style>
    <style:style style:name="gr286" style:family="graphic" style:parent-style-name="standard">
      <style:graphic-properties draw:stroke="none" svg:stroke-width="0cm" draw:fill="solid" draw:fill-color="#0d0d84" draw:textarea-vertical-align="top" draw:auto-grow-height="false" fo:padding-top="0cm" fo:padding-bottom="0cm" fo:padding-left="0cm" fo:padding-right="0cm" fo:wrap-option="wrap"/>
    </style:style>
    <style:style style:name="gr287" style:family="graphic" style:parent-style-name="standard">
      <style:graphic-properties draw:stroke="none" svg:stroke-width="0cm" draw:fill="solid" draw:fill-color="#0c0c83" draw:textarea-vertical-align="top" draw:auto-grow-height="false" fo:padding-top="0cm" fo:padding-bottom="0cm" fo:padding-left="0cm" fo:padding-right="0cm" fo:wrap-option="wrap"/>
    </style:style>
    <style:style style:name="gr288" style:family="graphic" style:parent-style-name="standard">
      <style:graphic-properties draw:stroke="none" svg:stroke-width="0cm" draw:fill="solid" draw:fill-color="#0b0b83" draw:textarea-vertical-align="top" draw:auto-grow-height="false" fo:padding-top="0cm" fo:padding-bottom="0cm" fo:padding-left="0cm" fo:padding-right="0cm" fo:wrap-option="wrap"/>
    </style:style>
    <style:style style:name="gr289" style:family="graphic" style:parent-style-name="standard">
      <style:graphic-properties draw:stroke="none" svg:stroke-width="0cm" draw:fill="solid" draw:fill-color="#0a0a82" draw:textarea-vertical-align="top" draw:auto-grow-height="false" fo:padding-top="0cm" fo:padding-bottom="0cm" fo:padding-left="0cm" fo:padding-right="0cm" fo:wrap-option="wrap"/>
    </style:style>
    <style:style style:name="gr290" style:family="graphic" style:parent-style-name="standard">
      <style:graphic-properties draw:stroke="none" svg:stroke-width="0cm" draw:fill="solid" draw:fill-color="#090982" draw:textarea-vertical-align="top" draw:auto-grow-height="false" fo:padding-top="0cm" fo:padding-bottom="0cm" fo:padding-left="0cm" fo:padding-right="0cm" fo:wrap-option="wrap"/>
    </style:style>
    <style:style style:name="gr291" style:family="graphic" style:parent-style-name="standard">
      <style:graphic-properties draw:stroke="none" svg:stroke-width="0cm" draw:fill="solid" draw:fill-color="#080881" draw:textarea-vertical-align="top" draw:auto-grow-height="false" fo:padding-top="0cm" fo:padding-bottom="0cm" fo:padding-left="0cm" fo:padding-right="0cm" fo:wrap-option="wrap"/>
    </style:style>
    <style:style style:name="gr292" style:family="graphic" style:parent-style-name="standard">
      <style:graphic-properties draw:stroke="none" svg:stroke-width="0cm" draw:fill="solid" draw:fill-color="#070781" draw:textarea-vertical-align="top" draw:auto-grow-height="false" fo:padding-top="0cm" fo:padding-bottom="0cm" fo:padding-left="0cm" fo:padding-right="0cm" fo:wrap-option="wrap"/>
    </style:style>
    <style:style style:name="gr293" style:family="graphic" style:parent-style-name="standard">
      <style:graphic-properties draw:stroke="none" svg:stroke-width="0cm" draw:fill="solid" draw:fill-color="#060680" draw:textarea-vertical-align="top" draw:auto-grow-height="false" fo:padding-top="0cm" fo:padding-bottom="0cm" fo:padding-left="0cm" fo:padding-right="0cm" fo:wrap-option="wrap"/>
    </style:style>
    <style:style style:name="gr294" style:family="graphic" style:parent-style-name="standard">
      <style:graphic-properties draw:stroke="none" svg:stroke-width="0cm" draw:fill="solid" draw:fill-color="#050580" draw:textarea-vertical-align="top" draw:auto-grow-height="false" fo:padding-top="0cm" fo:padding-bottom="0cm" fo:padding-left="0cm" fo:padding-right="0cm" fo:wrap-option="wrap"/>
    </style:style>
    <style:style style:name="gr295" style:family="graphic" style:parent-style-name="standard">
      <style:graphic-properties draw:stroke="none" svg:stroke-width="0cm" draw:fill="solid" draw:fill-color="#04047f" draw:textarea-vertical-align="top" draw:auto-grow-height="false" fo:padding-top="0cm" fo:padding-bottom="0cm" fo:padding-left="0cm" fo:padding-right="0cm" fo:wrap-option="wrap"/>
    </style:style>
    <style:style style:name="gr296" style:family="graphic" style:parent-style-name="standard">
      <style:graphic-properties draw:stroke="none" svg:stroke-width="0cm" draw:fill="solid" draw:fill-color="#03037f" draw:textarea-vertical-align="top" draw:auto-grow-height="false" fo:padding-top="0cm" fo:padding-bottom="0cm" fo:padding-left="0cm" fo:padding-right="0cm" fo:wrap-option="wrap"/>
    </style:style>
    <style:style style:name="gr297" style:family="graphic" style:parent-style-name="standard">
      <style:graphic-properties draw:stroke="none" svg:stroke-width="0cm" draw:fill="solid" draw:fill-color="#02027e" draw:textarea-vertical-align="top" draw:auto-grow-height="false" fo:padding-top="0cm" fo:padding-bottom="0cm" fo:padding-left="0cm" fo:padding-right="0cm" fo:wrap-option="wrap"/>
    </style:style>
    <style:style style:name="gr298" style:family="graphic" style:parent-style-name="standard">
      <style:graphic-properties draw:stroke="none" svg:stroke-width="0cm" draw:fill="solid" draw:fill-color="#01017e" draw:textarea-vertical-align="top" draw:auto-grow-height="false" fo:padding-top="0cm" fo:padding-bottom="0cm" fo:padding-left="0cm" fo:padding-right="0cm" fo:wrap-option="wrap"/>
    </style:style>
    <style:style style:name="gr299" style:family="graphic" style:parent-style-name="standard">
      <style:graphic-properties draw:stroke="none" svg:stroke-width="0cm" draw:fill="solid" draw:fill-color="#9898cc" draw:textarea-vertical-align="top" draw:auto-grow-height="false" fo:padding-top="0cm" fo:padding-bottom="0cm" fo:padding-left="0cm" fo:padding-right="0cm" fo:wrap-option="wrap"/>
    </style:style>
    <style:style style:name="gr300" style:family="graphic" style:parent-style-name="standard">
      <style:graphic-properties draw:stroke="none" svg:stroke-width="0cm" draw:fill="solid" draw:fill-color="#00007c" draw:textarea-vertical-align="top" draw:auto-grow-height="false" fo:padding-top="0cm" fo:padding-bottom="0cm" fo:padding-left="0cm" fo:padding-right="0cm" fo:wrap-option="wrap"/>
    </style:style>
    <style:style style:name="gr301" style:family="graphic" style:parent-style-name="standard">
      <style:graphic-properties draw:stroke="none" svg:stroke-width="0cm" draw:fill="none" draw:textarea-vertical-align="top" draw:auto-grow-height="true" fo:padding-top="0.034cm" fo:padding-bottom="0cm" fo:padding-left="0cm" fo:padding-right="0cm" fo:wrap-option="wrap"/>
    </style:style>
    <style:style style:name="gr302" style:family="graphic" style:parent-style-name="standard">
      <style:graphic-properties draw:stroke="none" svg:stroke-width="0.044cm" draw:fill="solid" draw:fill-color="#212121" draw:textarea-vertical-align="middle" draw:auto-grow-height="false" fo:padding-top="0.125cm" fo:padding-bottom="0.125cm" fo:padding-left="0.25cm" fo:padding-right="0.25cm" fo:wrap-option="wrap"/>
    </style:style>
    <style:style style:name="gr303" style:family="graphic" style:parent-style-name="standard">
      <style:graphic-properties draw:stroke="solid" svg:stroke-width="0.062cm" svg:stroke-color="#ffffff" draw:fill="solid" draw:fill-color="#ffffff" draw:textarea-vertical-align="middle" draw:auto-grow-height="false" fo:padding-top="0.125cm" fo:padding-bottom="0.125cm" fo:padding-left="0.25cm" fo:padding-right="0.25cm" fo:wrap-option="wrap"/>
    </style:style>
    <style:style style:name="gr30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05" style:family="graphic" style:parent-style-name="standard">
      <style:graphic-properties draw:stroke="none" svg:stroke-width="0cm" draw:fill="none" draw:textarea-vertical-align="top" draw:auto-grow-height="true" fo:padding-top="0.03cm" fo:padding-bottom="0cm" fo:padding-left="0cm" fo:padding-right="0cm" fo:wrap-option="wrap"/>
    </style:style>
    <style:style style:name="gr306" style:family="graphic" style:parent-style-name="standard">
      <style:graphic-properties draw:stroke="solid" svg:stroke-width="0.026cm" svg:stroke-color="#000000" draw:fill="none" draw:textarea-vertical-align="top" draw:auto-grow-height="false" fo:padding-top="0cm" fo:padding-bottom="0cm" fo:padding-left="0cm" fo:padding-right="0cm" fo:wrap-option="wrap"/>
    </style:style>
    <style:style style:name="gr307" style:family="graphic" style:parent-style-name="standard">
      <style:graphic-properties draw:stroke="none" svg:stroke-width="0cm" draw:fill="none" draw:textarea-vertical-align="top" draw:auto-grow-height="true" fo:padding-top="0.43cm" fo:padding-bottom="0cm" fo:padding-left="0cm" fo:padding-right="0cm" fo:wrap-option="wrap"/>
    </style:style>
    <style:style style:name="gr308" style:family="graphic" style:parent-style-name="standard">
      <style:graphic-properties draw:stroke="none" svg:stroke-width="0cm" draw:fill="solid" draw:fill-color="#000000" draw:textarea-vertical-align="top" draw:auto-grow-height="false" fo:padding-top="0cm" fo:padding-bottom="0cm" fo:padding-left="0cm" fo:padding-right="0cm" fo:wrap-option="wrap"/>
    </style:style>
    <style:style style:name="gr309" style:family="graphic" style:parent-style-name="standard">
      <style:graphic-properties draw:stroke="solid" svg:stroke-width="0.028cm" svg:stroke-color="#000000" draw:fill="none" draw:textarea-vertical-align="top" draw:auto-grow-height="false" fo:padding-top="0cm" fo:padding-bottom="0cm" fo:padding-left="0cm" fo:padding-right="0cm" fo:wrap-option="wrap"/>
    </style:style>
    <style:style style:name="gr310" style:family="graphic" style:parent-style-name="standard">
      <style:graphic-properties draw:stroke="none" svg:stroke-width="0cm" draw:fill="bitmap" draw:fill-image-name="Bitmape_20_2" style:repeat="stretch" draw:textarea-vertical-align="top" draw:auto-grow-height="false" fo:padding-top="0cm" fo:padding-bottom="0cm" fo:padding-left="0cm" fo:padding-right="0cm" fo:wrap-option="wrap"/>
    </style:style>
    <style:style style:name="gr311" style:family="graphic" style:parent-style-name="standard">
      <style:graphic-properties draw:stroke="none" svg:stroke-width="0cm" draw:fill="none" draw:textarea-vertical-align="top" draw:auto-grow-height="true" fo:padding-top="0.455cm" fo:padding-bottom="0cm" fo:padding-left="0cm" fo:padding-right="0cm" fo:wrap-option="wrap"/>
    </style:style>
    <style:style style:name="gr312" style:family="graphic" style:parent-style-name="standard">
      <style:graphic-properties draw:stroke="none" svg:stroke-width="0cm" draw:fill="none" draw:textarea-vertical-align="top" draw:auto-grow-height="true" fo:padding-top="0.032cm" fo:padding-bottom="0cm" fo:padding-left="0cm" fo:padding-right="0cm" fo:wrap-option="wrap"/>
    </style:style>
    <style:style style:name="gr313" style:family="graphic" style:parent-style-name="standard">
      <style:graphic-properties draw:stroke="solid" svg:stroke-width="0.026cm" svg:stroke-color="#00c6bb" draw:fill="bitmap" draw:fill-image-name="Bitmape_20_1" draw:fill-image-width="4.657cm" draw:fill-image-height="4.657cm" style:repeat="repeat" draw:fill-image-ref-point-x="0%" draw:fill-image-ref-point-y="0%" draw:fill-image-ref-point="top-left" draw:auto-grow-height="false" fo:padding-top="0.125cm" fo:padding-bottom="0.125cm" fo:padding-left="0.25cm" fo:padding-right="0.25cm" fo:wrap-option="wrap"/>
    </style:style>
    <style:style style:name="gr314" style:family="graphic" style:parent-style-name="standard">
      <style:graphic-properties draw:stroke="none" svg:stroke-width="0.044cm" draw:fill="solid" draw:fill-color="#00c6bb" draw:textarea-vertical-align="middle" draw:auto-grow-height="false" fo:padding-top="0.125cm" fo:padding-bottom="0.125cm" fo:padding-left="0.25cm" fo:padding-right="0.25cm" fo:wrap-option="wrap"/>
    </style:style>
    <style:style style:name="gr315" style:family="graphic" style:parent-style-name="standard">
      <style:graphic-properties draw:stroke="none" svg:stroke-width="0.026cm" draw:fill="bitmap" draw:fill-image-name="Bitmape_20_1" draw:fill-image-width="4.657cm" draw:fill-image-height="4.657cm" style:repeat="repeat" draw:fill-image-ref-point-x="0%" draw:fill-image-ref-point-y="0%" draw:fill-image-ref-point="top-left" draw:auto-grow-height="false" fo:padding-top="0.125cm" fo:padding-bottom="0.125cm" fo:padding-left="0.25cm" fo:padding-right="0.25cm" fo:wrap-option="wrap"/>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svg:stroke-width="0cm" draw:fill="none" draw:textarea-vertical-align="top" draw:auto-grow-height="true" fo:min-height="3.181cm" fo:padding-top="0.035cm" fo:padding-bottom="0cm" fo:padding-left="0cm" fo:padding-right="0cm" fo:wrap-option="wrap"/>
    </style:style>
    <style:style style:name="pr4" style:family="presentation" style:parent-style-name="Default_20_1-outline1">
      <style:graphic-properties draw:stroke="none" svg:stroke-width="0cm" draw:fill="none" draw:textarea-vertical-align="top" draw:auto-grow-height="true" fo:min-height="12.573cm" fo:padding-top="0.201cm" fo:padding-bottom="0cm" fo:padding-left="0cm" fo:padding-right="0cm" fo:wrap-option="wrap"/>
    </style:style>
    <style:style style:name="pr5" style:family="presentation" style:parent-style-name="Default_20_1-notes">
      <style:graphic-properties draw:fill-color="#ffffff" fo:min-height="12.573cm"/>
    </style:style>
    <style:style style:name="pr6"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7" style:family="presentation" style:parent-style-name="Default_20_2-notes">
      <style:graphic-properties draw:fill-color="#ffffff" fo:min-height="12.573cm"/>
    </style:style>
    <style:style style:name="pr8" style:family="presentation" style:parent-style-name="Default_20_1-outline1">
      <style:graphic-properties draw:stroke="none" svg:stroke-width="0cm" draw:fill="none" draw:textarea-vertical-align="top" draw:auto-grow-height="true" fo:min-height="12.573cm" fo:padding-top="0.035cm" fo:padding-bottom="0cm" fo:padding-left="0cm" fo:padding-right="0cm" fo:wrap-option="wrap"/>
    </style:style>
    <style:style style:name="pr9"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10"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11" style:family="presentation" style:parent-style-name="Default_20_3-notes">
      <style:graphic-properties draw:fill-color="#ffffff" fo:min-height="12.573cm"/>
    </style:style>
    <style:style style:name="pr12" style:family="presentation" style:parent-style-name="Default_20_2-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co1" style:family="table-column">
      <style:table-column-properties style:column-width="3.851cm" style:use-optimal-column-width="false"/>
    </style:style>
    <style:style style:name="co2" style:family="table-column">
      <style:table-column-properties style:column-width="5.033cm" style:use-optimal-column-width="false"/>
    </style:style>
    <style:style style:name="co3" style:family="table-column">
      <style:table-column-properties style:column-width="3.704cm" style:use-optimal-column-width="false"/>
    </style:style>
    <style:style style:name="co4" style:family="table-column">
      <style:table-column-properties style:column-width="2.863cm" style:use-optimal-column-width="false"/>
    </style:style>
    <style:style style:name="ro1" style:family="table-row">
      <style:table-row-properties style:row-height="1.951cm"/>
    </style:style>
    <style:style style:name="ro2" style:family="table-row">
      <style:table-row-properties style:row-height="1.168cm"/>
    </style:style>
    <style:style style:name="ro3" style:family="table-row">
      <style:table-row-properties style:row-height="1.176cm"/>
    </style:style>
    <style:style style:name="ce1" style:family="table-cell">
      <style:graphic-properties draw:fill="solid" draw:fill-color="#00c6bb" style:repeat="repeat" draw:textarea-vertical-align="middle" fo:padding-top="0.008cm" fo:padding-bottom="0cm" fo:padding-left="0cm" fo:padding-right="0cm"/>
      <style:paragraph-properties fo:margin-left="0.263cm" fo:margin-right="0cm" fo:margin-top="0cm" fo:margin-bottom="0cm" fo:line-height="100%" fo:text-align="start" fo:text-indent="0cm" fo:border="none"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00c6bb" style:repeat="repeat" draw:textarea-vertical-align="top" fo:padding-top="0.381cm" fo:padding-bottom="0cm" fo:padding-left="0cm" fo:padding-right="0cm"/>
      <style:paragraph-properties fo:margin-left="0.263cm" fo:margin-right="0cm" fo:margin-top="0.381cm" fo:margin-bottom="0cm" fo:line-height="100%" fo:text-align="start" fo:text-indent="0cm" fo:border="none"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00c6bb" style:repeat="repeat" draw:textarea-vertical-align="top" fo:padding-top="0.381cm" fo:padding-bottom="0cm" fo:padding-left="0cm" fo:padding-right="0cm"/>
      <style:paragraph-properties fo:margin-left="0.263cm" fo:margin-right="0cm" fo:margin-top="0.381cm" fo:margin-bottom="0cm" fo:line-height="100%" fo:text-align="start" fo:text-indent="0cm" fo:border="none"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00c6bb" style:repeat="repeat" draw:textarea-vertical-align="top" fo:padding-top="0.381cm" fo:padding-bottom="0cm" fo:padding-left="0cm" fo:padding-right="0cm"/>
      <style:paragraph-properties fo:margin-left="0.263cm" fo:margin-right="0cm" fo:margin-top="0.381cm" fo:margin-bottom="0cm" fo:line-height="100%" fo:text-align="start" fo:text-indent="0cm" fo:border="none"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00c6bb" draw:opacity="40%" style:repeat="repeat" draw:textarea-vertical-align="top" fo:padding-top="0.127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00c6bb" draw:opacity="40%" style:repeat="repeat" draw:textarea-vertical-align="top" fo:padding-top="0.127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00c6bb" draw:opacity="40%" style:repeat="repeat" draw:textarea-vertical-align="top" fo:padding-top="0.127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00c6bb" draw:opacity="40%" style:repeat="repeat" draw:textarea-vertical-align="top" fo:padding-top="0.127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none" style:repeat="repeat" draw:textarea-vertical-align="top" fo:padding-top="0.13cm" fo:padding-bottom="0cm" fo:padding-left="0cm" fo:padding-right="0cm"/>
      <style:paragraph-properties fo:margin-left="0.263cm" fo:margin-right="0cm" fo:margin-top="0.131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none" style:repeat="repeat" draw:textarea-vertical-align="top" fo:padding-top="0.13cm" fo:padding-bottom="0cm" fo:padding-left="0cm" fo:padding-right="0cm"/>
      <style:paragraph-properties fo:margin-left="0.263cm" fo:margin-right="0cm" fo:margin-top="0.131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none" style:repeat="repeat" draw:textarea-vertical-align="top" fo:padding-top="0.13cm" fo:padding-bottom="0cm" fo:padding-left="0cm" fo:padding-right="0cm"/>
      <style:paragraph-properties fo:margin-left="0.263cm" fo:margin-right="0cm" fo:margin-top="0.131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none" style:repeat="repeat" draw:textarea-vertical-align="top" fo:padding-top="0.13cm" fo:padding-bottom="0cm" fo:padding-left="0cm" fo:padding-right="0cm"/>
      <style:paragraph-properties fo:margin-left="0.263cm" fo:margin-right="0cm" fo:margin-top="0.131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00c6bb" draw:opacity="40%" style:repeat="repeat" draw:textarea-vertical-align="top" fo:padding-top="0.126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00c6bb" draw:opacity="40%" style:repeat="repeat" draw:textarea-vertical-align="top" fo:padding-top="0.126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00c6bb" draw:opacity="40%" style:repeat="repeat" draw:textarea-vertical-align="top" fo:padding-top="0.126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00c6bb" draw:opacity="40%" style:repeat="repeat" draw:textarea-vertical-align="top" fo:padding-top="0.126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none" style:repeat="repeat" draw:textarea-vertical-align="top" fo:padding-top="0.126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none" style:repeat="repeat" draw:textarea-vertical-align="top" fo:padding-top="0.126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none" style:repeat="repeat" draw:textarea-vertical-align="top" fo:padding-top="0.126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none" style:repeat="repeat" draw:textarea-vertical-align="top" fo:padding-top="0.126cm" fo:padding-bottom="0cm" fo:padding-left="0cm" fo:padding-right="0cm"/>
      <style:paragraph-properties fo:margin-left="0.263cm" fo:margin-right="0cm" fo:margin-top="0.127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line-height="100%"/>
    </style:style>
    <style:style style:name="P4" style:family="paragraph">
      <style:paragraph-properties fo:text-align="center"/>
      <style:text-properties fo:font-size="18pt"/>
    </style:style>
    <style:style style:name="P5" style:family="paragraph">
      <style:paragraph-properties fo:margin-left="0.035cm" fo:margin-right="0cm" fo:margin-top="0.035cm" fo:margin-bottom="0cm" fo:line-height="100%" fo:text-align="center" fo:text-indent="0cm" style:punctuation-wrap="hanging" style:writing-mode="lr-tb">
        <style:tab-stops>
          <style:tab-stop style:position="6.563cm"/>
        </style:tab-stops>
      </style:paragraph-properties>
      <style:text-properties fo:hyphenate="false"/>
    </style:style>
    <style:style style:name="P6" style:family="paragraph">
      <style:paragraph-properties fo:margin-left="0cm" fo:margin-right="0.014cm" fo:margin-top="0.035cm" fo:margin-bottom="0.212cm" fo:line-height="110%" fo:text-align="start" fo:text-indent="0cm" style:punctuation-wrap="hanging" style:writing-mode="lr-tb">
        <style:tab-stops>
          <style:tab-stop style:position="2.027cm"/>
        </style:tab-stops>
      </style:paragraph-properties>
      <style:text-properties fo:hyphenate="false"/>
    </style:style>
    <style:style style:name="P7" style:family="paragraph">
      <style:paragraph-properties fo:margin-top="0cm" fo:margin-bottom="0cm" fo:text-align="center" style:punctuation-wrap="hanging" style:writing-mode="lr-tb"/>
      <style:text-properties fo:hyphenate="false"/>
    </style:style>
    <style:style style:name="P8" style:family="paragraph">
      <style:paragraph-properties fo:margin-left="2.304cm" fo:margin-right="0.014cm" fo:margin-top="0.035cm" fo:margin-bottom="0cm" fo:line-height="100%" fo:text-align="start" fo:text-indent="-2.267cm" style:punctuation-wrap="hanging" style:writing-mode="lr-tb"/>
      <style:text-properties fo:font-size="18pt" fo:hyphenate="false"/>
    </style:style>
    <style:style style:name="P9" style:family="paragraph">
      <style:paragraph-properties fo:margin-left="2.223cm" fo:margin-right="1.639cm" fo:margin-top="0.035cm" fo:margin-bottom="0cm" fo:line-height="100%" fo:text-align="start" fo:text-indent="-2.186cm" style:punctuation-wrap="hanging" style:writing-mode="lr-tb"/>
      <style:text-properties fo:font-size="18pt" fo:hyphenate="false"/>
    </style:style>
    <style:style style:name="P10" style:family="paragraph">
      <style:paragraph-properties fo:margin-left="2.223cm" fo:margin-right="1.422cm" fo:margin-top="0.035cm" fo:margin-bottom="0cm" fo:line-height="100%" fo:text-align="justify" fo:text-indent="-2.186cm" style:punctuation-wrap="hanging" style:writing-mode="lr-tb"/>
      <style:text-properties fo:font-size="18pt" fo:hyphenate="false"/>
    </style:style>
    <style:style style:name="P11" style:family="paragraph">
      <style:paragraph-properties fo:margin-left="2.223cm" fo:margin-right="0.603cm" fo:margin-top="0.035cm" fo:margin-bottom="0cm" fo:line-height="100%" fo:text-align="start" fo:text-indent="-2.186cm" style:punctuation-wrap="hanging" style:writing-mode="lr-tb"/>
      <style:text-properties fo:font-size="18pt" fo:hyphenate="false"/>
    </style:style>
    <style:style style:name="P12" style:family="paragraph">
      <style:paragraph-properties fo:margin-left="2.223cm" fo:margin-right="0.086cm" fo:margin-top="0.035cm" fo:margin-bottom="0cm" fo:line-height="100%" fo:text-align="start" fo:text-indent="-2.186cm" style:punctuation-wrap="hanging" style:writing-mode="lr-tb"/>
      <style:text-properties fo:font-size="18pt" fo:hyphenate="false"/>
    </style:style>
    <style:style style:name="P13" style:family="paragraph">
      <style:paragraph-properties fo:margin-left="2.346cm" fo:margin-right="0.27cm" fo:margin-top="0.035cm" fo:margin-bottom="0cm" fo:line-height="100%" fo:text-align="start" fo:text-indent="-2.31cm" style:punctuation-wrap="hanging" style:writing-mode="lr-tb"/>
      <style:text-properties fo:font-size="18pt" fo:hyphenate="false"/>
    </style:style>
    <style:style style:name="P14" style:family="paragraph">
      <style:paragraph-properties fo:margin-left="0cm" fo:margin-right="0cm" fo:margin-top="0.011cm" fo:margin-bottom="0cm" fo:line-height="100%" fo:text-align="start" fo:text-indent="0cm" style:punctuation-wrap="hanging" style:writing-mode="lr-tb"/>
      <style:text-properties fo:font-size="18pt" fo:hyphenate="false"/>
    </style:style>
    <style:style style:name="P15" style:family="paragraph">
      <style:paragraph-properties fo:margin-left="0cm" fo:margin-right="0cm" fo:margin-top="0.012cm" fo:margin-bottom="0cm" fo:line-height="100%" fo:text-align="start" fo:text-indent="0cm" style:punctuation-wrap="hanging" style:writing-mode="lr-tb"/>
      <style:text-properties fo:font-size="18pt" fo:hyphenate="false"/>
    </style:style>
    <style:style style:name="P16" style:family="paragraph">
      <style:paragraph-properties fo:margin-left="0.035cm" fo:margin-right="0cm" fo:margin-top="0.012cm" fo:margin-bottom="0cm" fo:line-height="100%" fo:text-align="start" fo:text-indent="0cm" style:punctuation-wrap="hanging" style:writing-mode="lr-tb"/>
      <style:text-properties fo:font-size="18pt" fo:hyphenate="false"/>
    </style:style>
    <style:style style:name="P17" style:family="paragraph">
      <style:paragraph-properties fo:margin-left="0cm" fo:margin-right="0cm" fo:margin-top="0.011cm" fo:margin-bottom="0cm" fo:line-height="150%" fo:text-align="start" fo:text-indent="0cm" style:punctuation-wrap="hanging" style:writing-mode="lr-tb"/>
      <style:text-properties fo:font-size="18pt" fo:hyphenate="false"/>
    </style:style>
    <style:style style:name="P18" style:family="paragraph">
      <style:paragraph-properties fo:margin-left="0cm" fo:margin-right="0cm" fo:margin-top="0.011cm" fo:margin-bottom="0cm" fo:line-height="150%" fo:text-align="start" fo:text-indent="0cm" style:punctuation-wrap="hanging" style:writing-mode="lr-tb">
        <style:tab-stops>
          <style:tab-stop style:position="0.522cm"/>
        </style:tab-stops>
      </style:paragraph-properties>
      <style:text-properties fo:font-size="18pt" fo:hyphenate="false"/>
    </style:style>
    <style:style style:name="P19" style:family="paragraph">
      <style:paragraph-properties fo:margin-left="0cm" fo:margin-right="0cm" fo:margin-top="0.011cm" fo:margin-bottom="0cm" fo:line-height="150%" fo:text-align="start" fo:text-indent="0cm" style:punctuation-wrap="hanging" style:writing-mode="lr-tb">
        <style:tab-stops>
          <style:tab-stop style:position="0.508cm"/>
        </style:tab-stops>
      </style:paragraph-properties>
      <style:text-properties fo:font-size="18pt" fo:hyphenate="false"/>
    </style:style>
    <style:style style:name="P20" style:family="paragraph">
      <style:paragraph-properties fo:margin-left="0.035cm" fo:margin-right="0cm" fo:margin-top="0.035cm" fo:margin-bottom="0cm" fo:line-height="100%" fo:text-align="center" fo:text-indent="0cm" style:punctuation-wrap="hanging" style:writing-mode="lr-tb">
        <style:tab-stops>
          <style:tab-stop style:position="4.591cm"/>
        </style:tab-stops>
      </style:paragraph-properties>
      <style:text-properties fo:hyphenate="false"/>
    </style:style>
    <style:style style:name="P21" style:family="paragraph">
      <style:paragraph-properties fo:margin-left="0.247cm" fo:margin-right="1.009cm" fo:margin-top="0.044cm" fo:margin-bottom="0.212cm" style:line-height-at-least="0.769cm" fo:text-align="start" fo:text-indent="0cm" style:punctuation-wrap="hanging" style:writing-mode="lr-tb"/>
      <style:text-properties fo:hyphenate="false"/>
    </style:style>
    <style:style style:name="P22" style:family="paragraph">
      <style:paragraph-properties fo:margin-left="0cm" fo:margin-right="1.009cm" fo:margin-top="0.083cm" fo:margin-bottom="0.212cm" style:line-height-at-least="0.769cm" fo:text-align="start" fo:text-indent="0cm" style:punctuation-wrap="hanging" style:writing-mode="lr-tb"/>
      <style:text-properties fo:hyphenate="false"/>
    </style:style>
    <style:style style:name="P23" style:family="paragraph">
      <style:paragraph-properties fo:margin-left="0cm" fo:margin-right="1.009cm" fo:margin-top="0.129cm" fo:margin-bottom="0.212cm" fo:line-height="100%" fo:text-align="start" fo:text-indent="0cm" style:punctuation-wrap="hanging" style:writing-mode="lr-tb"/>
      <style:text-properties fo:hyphenate="false"/>
    </style:style>
    <style:style style:name="P24" style:family="paragraph">
      <style:paragraph-properties fo:margin-left="0cm" fo:margin-right="1.009cm" fo:margin-top="0.134cm" fo:margin-bottom="0.212cm" fo:line-height="100%" fo:text-align="start" fo:text-indent="0cm" style:punctuation-wrap="hanging" style:writing-mode="lr-tb"/>
      <style:text-properties fo:hyphenate="false"/>
    </style:style>
    <style:style style:name="P25" style:family="paragraph">
      <style:paragraph-properties fo:margin-left="0.035cm" fo:margin-right="0cm" fo:margin-top="0.035cm" fo:margin-bottom="0cm" fo:line-height="100%" fo:text-align="start" fo:text-indent="0cm" style:punctuation-wrap="hanging" style:writing-mode="lr-tb">
        <style:tab-stops>
          <style:tab-stop style:position="18.03cm"/>
        </style:tab-stops>
      </style:paragraph-properties>
      <style:text-properties fo:hyphenate="false"/>
    </style:style>
    <style:style style:name="P26" style:family="paragraph">
      <style:paragraph-properties fo:margin-left="0cm" fo:margin-right="0.014cm" fo:margin-top="0.034cm" fo:margin-bottom="0cm" fo:line-height="110%" fo:text-align="start" fo:text-indent="0cm" style:punctuation-wrap="hanging" style:writing-mode="lr-tb"/>
      <style:text-properties fo:font-size="18pt" fo:hyphenate="false"/>
    </style:style>
    <style:style style:name="P27" style:family="paragraph">
      <style:paragraph-properties fo:margin-left="0cm" fo:margin-right="0.014cm" fo:margin-top="0.071cm" fo:margin-bottom="0cm" fo:line-height="100%" fo:text-align="start" fo:text-indent="0cm" style:punctuation-wrap="hanging" style:writing-mode="lr-tb"/>
      <style:text-properties fo:font-size="18pt" fo:hyphenate="false"/>
    </style:style>
    <style:style style:name="P28" style:family="paragraph">
      <style:paragraph-properties fo:margin-left="0.035cm" fo:margin-right="0cm" fo:margin-top="0.035cm" fo:margin-bottom="0cm" fo:line-height="100%" fo:text-align="center" fo:text-indent="0cm" style:punctuation-wrap="hanging" style:writing-mode="lr-tb">
        <style:tab-stops>
          <style:tab-stop style:position="7.295cm"/>
        </style:tab-stops>
      </style:paragraph-properties>
      <style:text-properties fo:hyphenate="false"/>
    </style:style>
    <style:style style:name="P29" style:family="paragraph">
      <style:paragraph-properties fo:margin-left="0.035cm" fo:margin-right="0.099cm" fo:margin-top="0.03cm" fo:margin-bottom="0cm" fo:line-height="100%" fo:text-align="start" fo:text-indent="0cm" style:punctuation-wrap="hanging" style:writing-mode="lr-tb"/>
      <style:text-properties fo:font-size="18pt" fo:hyphenate="false"/>
    </style:style>
    <style:style style:name="P30" style:family="paragraph">
      <style:paragraph-properties fo:margin-left="0.035cm" fo:margin-right="0.099cm" fo:margin-top="0.004cm" fo:margin-bottom="0cm" fo:line-height="100%" fo:text-align="start" fo:text-indent="0cm" style:punctuation-wrap="hanging" style:writing-mode="lr-tb"/>
      <style:text-properties fo:font-size="18pt" fo:hyphenate="false"/>
    </style:style>
    <style:style style:name="P31" style:family="paragraph">
      <style:paragraph-properties fo:margin-left="0.035cm" fo:margin-right="0.236cm" fo:margin-top="0.004cm" fo:margin-bottom="0cm" fo:line-height="100%" fo:text-align="start" fo:text-indent="0cm" style:punctuation-wrap="hanging" style:writing-mode="lr-tb"/>
      <style:text-properties fo:font-size="18pt" fo:hyphenate="false"/>
    </style:style>
    <style:style style:name="P32" style:family="paragraph">
      <style:paragraph-properties fo:margin-left="0.035cm" fo:margin-right="0.014cm" fo:margin-top="0.004cm" fo:margin-bottom="0cm" fo:line-height="100%" fo:text-align="start" fo:text-indent="0cm" style:punctuation-wrap="hanging" style:writing-mode="lr-tb"/>
      <style:text-properties fo:font-size="18pt" fo:hyphenate="false"/>
    </style:style>
    <style:style style:name="P33" style:family="paragraph">
      <style:paragraph-properties fo:margin-left="0.035cm" fo:margin-right="0.153cm" fo:margin-top="0.035cm" fo:margin-bottom="0cm" fo:line-height="100%" fo:text-align="start" fo:text-indent="0cm" style:punctuation-wrap="hanging" style:writing-mode="lr-tb"/>
      <style:text-properties fo:font-size="18pt" fo:hyphenate="false"/>
    </style:style>
    <style:style style:name="P34" style:family="paragraph">
      <style:paragraph-properties fo:margin-left="0.035cm" fo:margin-right="0.153cm" fo:margin-top="0.395cm" fo:margin-bottom="0cm" fo:line-height="100%" fo:text-align="start" fo:text-indent="0cm" style:punctuation-wrap="hanging" style:writing-mode="lr-tb"/>
      <style:text-properties fo:font-size="18pt" fo:hyphenate="false"/>
    </style:style>
    <style:style style:name="P35" style:family="paragraph">
      <style:paragraph-properties fo:margin-left="0cm" fo:margin-right="0cm" fo:margin-top="0cm" fo:margin-bottom="0cm" fo:text-align="start" fo:text-indent="0cm" style:punctuation-wrap="hanging" style:writing-mode="lr-tb"/>
      <style:text-properties fo:font-size="18pt" fo:hyphenate="false"/>
    </style:style>
    <style:style style:name="P36" style:family="paragraph">
      <style:paragraph-properties fo:margin-left="0.035cm" fo:margin-right="0.088cm" fo:margin-top="0.395cm" fo:margin-bottom="0cm" fo:line-height="100%" fo:text-align="start" fo:text-indent="0cm" style:punctuation-wrap="hanging" style:writing-mode="lr-tb"/>
      <style:text-properties fo:font-size="18pt" fo:hyphenate="false"/>
    </style:style>
    <style:style style:name="P37" style:family="paragraph">
      <style:paragraph-properties fo:margin-left="0.035cm" fo:margin-right="0cm" fo:margin-top="0.395cm" fo:margin-bottom="0cm" fo:line-height="100%" fo:text-align="start" fo:text-indent="0cm" style:punctuation-wrap="hanging" style:writing-mode="lr-tb"/>
      <style:text-properties fo:font-size="18pt" fo:hyphenate="false"/>
    </style:style>
    <style:style style:name="P38" style:family="paragraph">
      <style:paragraph-properties fo:margin-left="0.035cm" fo:margin-right="1.152cm" fo:margin-top="0.399cm" fo:margin-bottom="0cm" fo:line-height="100%" fo:text-align="start" fo:text-indent="0cm" style:punctuation-wrap="hanging" style:writing-mode="lr-tb"/>
      <style:text-properties fo:font-size="18pt" fo:hyphenate="false"/>
    </style:style>
    <style:style style:name="P39" style:family="paragraph">
      <style:paragraph-properties fo:margin-left="0.035cm" fo:margin-right="1.152cm" fo:margin-top="0.395cm" fo:margin-bottom="0cm" fo:line-height="100%" fo:text-align="start" fo:text-indent="0cm" style:punctuation-wrap="hanging" style:writing-mode="lr-tb"/>
      <style:text-properties fo:font-size="18pt" fo:hyphenate="false"/>
    </style:style>
    <style:style style:name="P40" style:family="paragraph">
      <style:paragraph-properties fo:margin-left="0.035cm" fo:margin-right="0.014cm" fo:margin-top="0.395cm" fo:margin-bottom="0cm" fo:line-height="100%" fo:text-align="start" fo:text-indent="0cm" style:punctuation-wrap="hanging" style:writing-mode="lr-tb"/>
      <style:text-properties fo:font-size="18pt" fo:hyphenate="false"/>
    </style:style>
    <style:style style:name="P41" style:family="paragraph">
      <style:paragraph-properties fo:margin-left="0.035cm" fo:margin-right="0.183cm" fo:margin-top="0.395cm" fo:margin-bottom="0cm" fo:line-height="100%" fo:text-align="start" fo:text-indent="0cm" style:punctuation-wrap="hanging" style:writing-mode="lr-tb"/>
      <style:text-properties fo:font-size="18pt" fo:hyphenate="false"/>
    </style:style>
    <style:style style:name="P42" style:family="paragraph">
      <style:paragraph-properties fo:margin-left="0.035cm" fo:margin-right="0.252cm" fo:margin-top="0.399cm" fo:margin-bottom="0cm" fo:line-height="100%" fo:text-align="start" fo:text-indent="0cm" style:punctuation-wrap="hanging" style:writing-mode="lr-tb"/>
      <style:text-properties fo:font-size="18pt" fo:hyphenate="false"/>
    </style:style>
    <style:style style:name="P43" style:family="paragraph">
      <style:paragraph-properties fo:margin-left="0.035cm" fo:margin-right="0.014cm" fo:margin-top="0.004cm" fo:margin-bottom="0cm" fo:line-height="151%" fo:text-align="start" fo:text-indent="0cm" style:punctuation-wrap="hanging" style:writing-mode="lr-tb"/>
      <style:text-properties fo:font-size="18pt" fo:hyphenate="false"/>
    </style:style>
    <style:style style:name="P44" style:family="paragraph">
      <style:paragraph-properties fo:margin-left="0.035cm" fo:margin-right="0.697cm" fo:margin-top="0.104cm" fo:margin-bottom="0cm" style:line-height-at-least="1.157cm" fo:text-align="start" fo:text-indent="0cm" style:punctuation-wrap="hanging" style:writing-mode="lr-tb"/>
      <style:text-properties fo:font-size="18pt" fo:hyphenate="false"/>
    </style:style>
    <style:style style:name="P45" style:family="paragraph">
      <style:paragraph-properties fo:margin-left="0.035cm" fo:margin-right="0.697cm" fo:margin-top="0.295cm" fo:margin-bottom="0cm" fo:line-height="100%" fo:text-align="start" fo:text-indent="0cm" style:punctuation-wrap="hanging" style:writing-mode="lr-tb"/>
      <style:text-properties fo:font-size="18pt" fo:hyphenate="false"/>
    </style:style>
    <style:style style:name="P46" style:family="paragraph">
      <style:paragraph-properties fo:margin-left="0.035cm" fo:margin-right="0.697cm" fo:margin-top="0.395cm" fo:margin-bottom="0cm" fo:line-height="100%" fo:text-align="start" fo:text-indent="0cm" style:punctuation-wrap="hanging" style:writing-mode="lr-tb"/>
      <style:text-properties fo:font-size="18pt" fo:hyphenate="false"/>
    </style:style>
    <style:style style:name="P47" style:family="paragraph">
      <style:paragraph-properties fo:margin-left="0.035cm" fo:margin-right="0.697cm" fo:margin-top="0.004cm" fo:margin-bottom="0cm" fo:line-height="100%" fo:text-align="start" fo:text-indent="0cm" style:punctuation-wrap="hanging" style:writing-mode="lr-tb"/>
      <style:text-properties fo:font-size="18pt" fo:hyphenate="false"/>
    </style:style>
    <style:style style:name="P48" style:family="paragraph">
      <style:paragraph-properties fo:margin-left="0.035cm" fo:margin-right="1.074cm" fo:margin-top="0.007cm" fo:margin-bottom="0cm" fo:line-height="100%" fo:text-align="start" fo:text-indent="0cm" style:punctuation-wrap="hanging" style:writing-mode="lr-tb"/>
      <style:text-properties fo:font-size="18pt" fo:hyphenate="false"/>
    </style:style>
    <style:style style:name="P49" style:family="paragraph">
      <style:paragraph-properties fo:margin-left="0.035cm" fo:margin-right="1.074cm" fo:margin-top="0.014cm" fo:margin-bottom="0cm" fo:line-height="100%" fo:text-align="start" fo:text-indent="0cm" style:punctuation-wrap="hanging" style:writing-mode="lr-tb"/>
      <style:text-properties fo:font-size="18pt" fo:hyphenate="false"/>
    </style:style>
    <style:style style:name="P50" style:family="paragraph">
      <style:paragraph-properties fo:margin-left="0.035cm" fo:margin-right="1.016cm" fo:margin-top="0.023cm" fo:margin-bottom="0cm" style:line-height-at-least="0.769cm" fo:text-align="start" fo:text-indent="0cm" style:punctuation-wrap="hanging" style:writing-mode="lr-tb"/>
      <style:text-properties fo:font-size="18pt" fo:hyphenate="false"/>
    </style:style>
    <style:style style:name="P51" style:family="paragraph">
      <style:paragraph-properties fo:margin-left="0.035cm" fo:margin-right="0cm" fo:margin-top="0.035cm" fo:margin-bottom="0cm" fo:line-height="100%" fo:text-align="center" fo:text-indent="0cm" style:punctuation-wrap="hanging" style:writing-mode="lr-tb">
        <style:tab-stops>
          <style:tab-stop style:position="8.086cm"/>
        </style:tab-stops>
      </style:paragraph-properties>
      <style:text-properties fo:hyphenate="false"/>
    </style:style>
    <style:style style:name="P52" style:family="paragraph">
      <style:paragraph-properties fo:margin-left="0.035cm" fo:margin-right="0.014cm" fo:margin-top="0.035cm" fo:margin-bottom="0cm" fo:line-height="100%" fo:text-align="start" fo:text-indent="0cm" style:punctuation-wrap="hanging" style:writing-mode="lr-tb"/>
      <style:text-properties fo:font-size="18pt" fo:hyphenate="false"/>
    </style:style>
    <style:style style:name="P53" style:family="paragraph">
      <style:paragraph-properties fo:margin-left="0.286cm" fo:margin-right="2.193cm" fo:margin-top="0.42cm" fo:margin-bottom="0cm" fo:line-height="100%" fo:text-align="start" fo:text-indent="0cm" style:punctuation-wrap="hanging" style:writing-mode="lr-tb"/>
      <style:text-properties fo:font-size="18pt" fo:hyphenate="false"/>
    </style:style>
    <style:style style:name="P54" style:family="paragraph">
      <style:paragraph-properties fo:margin-left="0.286cm" fo:margin-right="0.651cm" fo:margin-top="0.395cm" fo:margin-bottom="0cm" fo:line-height="100%" fo:text-align="start" fo:text-indent="0cm" style:punctuation-wrap="hanging" style:writing-mode="lr-tb"/>
      <style:text-properties fo:font-size="18pt" fo:hyphenate="false"/>
    </style:style>
    <style:style style:name="P55" style:family="paragraph">
      <style:paragraph-properties fo:margin-left="0.286cm" fo:margin-right="1.875cm" fo:margin-top="0.395cm" fo:margin-bottom="0cm" fo:line-height="100%" fo:text-align="start" fo:text-indent="0cm" style:punctuation-wrap="hanging" style:writing-mode="lr-tb"/>
      <style:text-properties fo:font-size="18pt" fo:hyphenate="false"/>
    </style:style>
    <style:style style:name="P56" style:family="paragraph">
      <style:paragraph-properties fo:margin-left="0.035cm" fo:margin-right="0.905cm" fo:margin-top="0.395cm" fo:margin-bottom="0cm" fo:line-height="100%" fo:text-align="start" fo:text-indent="0cm" style:punctuation-wrap="hanging" style:writing-mode="lr-tb"/>
      <style:text-properties fo:font-size="18pt" fo:hyphenate="false"/>
    </style:style>
    <style:style style:name="P57" style:family="paragraph">
      <style:paragraph-properties fo:margin-left="0.035cm" fo:margin-right="0.367cm" fo:margin-top="0.113cm" fo:margin-bottom="0cm" fo:line-height="100%" fo:text-align="start" fo:text-indent="0cm" style:punctuation-wrap="hanging" style:writing-mode="lr-tb">
        <style:tab-stops>
          <style:tab-stop style:position="3.247cm"/>
        </style:tab-stops>
      </style:paragraph-properties>
      <style:text-properties fo:font-size="18pt" fo:hyphenate="false"/>
    </style:style>
    <style:style style:name="P58" style:family="paragraph">
      <style:paragraph-properties fo:margin-left="0.035cm" fo:margin-right="0.367cm" fo:margin-top="0.395cm" fo:margin-bottom="0cm" fo:line-height="100%" fo:text-align="start" fo:text-indent="0cm" style:punctuation-wrap="hanging" style:writing-mode="lr-tb">
        <style:tab-stops>
          <style:tab-stop style:position="3.247cm"/>
        </style:tab-stops>
      </style:paragraph-properties>
      <style:text-properties fo:font-size="18pt" fo:hyphenate="false"/>
    </style:style>
    <style:style style:name="P59" style:family="paragraph">
      <style:paragraph-properties fo:margin-left="0cm" fo:margin-right="0.367cm" fo:margin-top="0.399cm" fo:margin-bottom="0cm" fo:line-height="100%" fo:text-align="start" fo:text-indent="0cm" style:punctuation-wrap="hanging" style:writing-mode="lr-tb">
        <style:tab-stops>
          <style:tab-stop style:position="0.437cm"/>
        </style:tab-stops>
      </style:paragraph-properties>
      <style:text-properties fo:font-size="18pt" fo:hyphenate="false"/>
    </style:style>
    <style:style style:name="P60" style:family="paragraph">
      <style:paragraph-properties fo:margin-left="0cm" fo:margin-right="0.803cm" fo:margin-top="0.395cm" fo:margin-bottom="0cm" fo:line-height="100%" fo:text-align="start" fo:text-indent="0cm" style:punctuation-wrap="hanging" style:writing-mode="lr-tb">
        <style:tab-stops>
          <style:tab-stop style:position="0.437cm"/>
        </style:tab-stops>
      </style:paragraph-properties>
      <style:text-properties fo:font-size="18pt" fo:hyphenate="false"/>
    </style:style>
    <style:style style:name="P61" style:family="paragraph">
      <style:paragraph-properties fo:margin-left="0cm" fo:margin-right="0.803cm" fo:margin-top="0.399cm" fo:margin-bottom="0cm" fo:line-height="100%" fo:text-align="start" fo:text-indent="0cm" style:punctuation-wrap="hanging" style:writing-mode="lr-tb">
        <style:tab-stops>
          <style:tab-stop style:position="0.437cm"/>
        </style:tab-stops>
      </style:paragraph-properties>
      <style:text-properties fo:font-size="18pt" fo:hyphenate="false"/>
    </style:style>
    <style:style style:name="P62" style:family="paragraph">
      <style:paragraph-properties fo:margin-left="0.035cm" fo:margin-right="0cm" fo:margin-top="0.035cm" fo:margin-bottom="0cm" fo:line-height="100%" fo:text-align="start" fo:text-indent="0cm" style:punctuation-wrap="hanging" style:writing-mode="lr-tb"/>
      <style:text-properties fo:font-size="18pt" fo:hyphenate="false"/>
    </style:style>
    <style:style style:name="P63" style:family="paragraph">
      <style:paragraph-properties fo:margin-left="0.035cm" fo:margin-right="0.346cm" fo:margin-top="0.035cm" fo:margin-bottom="0cm" fo:line-height="100%" fo:text-align="start" fo:text-indent="0cm" style:punctuation-wrap="hanging" style:writing-mode="lr-tb"/>
      <style:text-properties fo:font-size="18pt" fo:hyphenate="false"/>
    </style:style>
    <style:style style:name="P64" style:family="paragraph">
      <style:paragraph-properties fo:margin-left="0.035cm" fo:margin-right="0cm" fo:margin-top="0.035cm" fo:margin-bottom="0cm" fo:line-height="100%" fo:text-align="start" fo:text-indent="0cm" style:punctuation-wrap="hanging" style:writing-mode="lr-tb"/>
      <style:text-properties fo:hyphenate="false"/>
    </style:style>
    <style:style style:name="P65" style:family="paragraph">
      <style:paragraph-properties fo:margin-left="0.035cm" fo:margin-right="0.014cm" fo:margin-top="0.399cm" fo:margin-bottom="0cm" fo:line-height="100%" fo:text-align="start" fo:text-indent="0cm" style:punctuation-wrap="hanging" style:writing-mode="lr-tb"/>
      <style:text-properties fo:font-size="18pt" fo:hyphenate="false"/>
    </style:style>
    <style:style style:name="P66" style:family="paragraph">
      <style:paragraph-properties fo:margin-left="0.035cm" fo:margin-right="0cm" fo:margin-top="0.035cm" fo:margin-bottom="0cm" fo:line-height="100%" fo:text-align="justify" fo:text-indent="0cm" style:punctuation-wrap="hanging" style:writing-mode="lr-tb"/>
      <style:text-properties fo:font-size="18pt" fo:hyphenate="false"/>
    </style:style>
    <style:style style:name="P67" style:family="paragraph">
      <style:paragraph-properties fo:margin-left="0.035cm" fo:margin-right="0.019cm" fo:margin-top="0.035cm" fo:margin-bottom="0cm" fo:line-height="100%" fo:text-align="start" fo:text-indent="0cm" style:punctuation-wrap="hanging" style:writing-mode="lr-tb"/>
      <style:text-properties fo:font-size="18pt" fo:hyphenate="false"/>
    </style:style>
    <style:style style:name="P68" style:family="paragraph">
      <style:paragraph-properties fo:margin-left="0.035cm" fo:margin-right="19.99cm" fo:margin-top="0.035cm" fo:margin-bottom="0cm" fo:line-height="100%" fo:text-align="start" fo:text-indent="0cm" style:punctuation-wrap="hanging" style:writing-mode="lr-tb"/>
      <style:text-properties fo:font-size="18pt" fo:hyphenate="false"/>
    </style:style>
    <style:style style:name="P69" style:family="paragraph">
      <style:paragraph-properties fo:margin-left="0.035cm" fo:margin-right="0.018cm" fo:margin-top="0.035cm" fo:margin-bottom="0cm" fo:line-height="100%" fo:text-align="justify" fo:text-indent="0cm" style:punctuation-wrap="hanging" style:writing-mode="lr-tb"/>
      <style:text-properties fo:font-size="18pt" fo:hyphenate="false"/>
    </style:style>
    <style:style style:name="P70" style:family="paragraph">
      <style:paragraph-properties fo:margin-left="0.035cm" fo:margin-right="0.018cm" fo:margin-top="0.035cm" fo:margin-bottom="0cm" fo:line-height="100%" fo:text-align="start" fo:text-indent="0cm" style:punctuation-wrap="hanging" style:writing-mode="lr-tb">
        <style:tab-stops>
          <style:tab-stop style:position="5.898cm"/>
        </style:tab-stops>
      </style:paragraph-properties>
      <style:text-properties fo:font-size="18pt" fo:hyphenate="false"/>
    </style:style>
    <style:style style:name="P71" style:family="paragraph">
      <style:paragraph-properties fo:margin-left="0.035cm" fo:margin-right="0.014cm" fo:margin-top="0.035cm" fo:margin-bottom="0cm" fo:line-height="100%" fo:text-align="justify" fo:text-indent="0cm" style:punctuation-wrap="hanging" style:writing-mode="lr-tb">
        <style:tab-stops>
          <style:tab-stop style:position="5.898cm"/>
        </style:tab-stops>
      </style:paragraph-properties>
      <style:text-properties fo:font-size="18pt" fo:hyphenate="false"/>
    </style:style>
    <style:style style:name="P72" style:family="paragraph">
      <style:paragraph-properties fo:margin-left="0.035cm" fo:margin-right="0.014cm" fo:margin-top="0.035cm" fo:margin-bottom="0cm" fo:line-height="100%" fo:text-align="start" fo:text-indent="0cm" style:punctuation-wrap="hanging" style:writing-mode="lr-tb">
        <style:tab-stops>
          <style:tab-stop style:position="5.576cm"/>
        </style:tab-stops>
      </style:paragraph-properties>
      <style:text-properties fo:font-size="18pt" fo:hyphenate="false"/>
    </style:style>
    <style:style style:name="P73" style:family="paragraph">
      <style:paragraph-properties fo:margin-left="0.035cm" fo:margin-right="0.016cm" fo:margin-top="0.035cm" fo:margin-bottom="0cm" fo:line-height="100%" fo:text-align="start" fo:text-indent="0cm" style:punctuation-wrap="hanging" style:writing-mode="lr-tb">
        <style:tab-stops>
          <style:tab-stop style:position="5.576cm"/>
        </style:tab-stops>
      </style:paragraph-properties>
      <style:text-properties fo:font-size="18pt" fo:hyphenate="false"/>
    </style:style>
    <style:style style:name="P74" style:family="paragraph">
      <style:paragraph-properties fo:margin-left="0.035cm" fo:margin-right="4.738cm" fo:margin-top="0.035cm" fo:margin-bottom="0cm" fo:line-height="100%" fo:text-align="start" fo:text-indent="0cm" style:punctuation-wrap="hanging" style:writing-mode="lr-tb"/>
      <style:text-properties fo:font-size="18pt" fo:hyphenate="false"/>
    </style:style>
    <style:style style:name="P75" style:family="paragraph">
      <style:paragraph-properties fo:margin-left="0.035cm" fo:margin-right="0.014cm" fo:margin-top="0.035cm" fo:margin-bottom="0cm" fo:line-height="100%" fo:text-align="justify" fo:text-indent="0cm" style:punctuation-wrap="hanging" style:writing-mode="lr-tb"/>
      <style:text-properties fo:font-size="18pt" fo:hyphenate="false"/>
    </style:style>
    <style:style style:name="P76" style:family="paragraph">
      <style:paragraph-properties fo:margin-left="0cm" fo:margin-right="0.014cm" fo:margin-top="0.035cm" fo:margin-bottom="0cm" fo:line-height="100%" fo:text-align="justify" fo:text-indent="0cm" style:punctuation-wrap="hanging" style:writing-mode="lr-tb">
        <style:tab-stops>
          <style:tab-stop style:position="0.33cm"/>
        </style:tab-stops>
      </style:paragraph-properties>
      <style:text-properties fo:font-size="18pt" fo:hyphenate="false"/>
    </style:style>
    <style:style style:name="P77" style:family="paragraph">
      <style:paragraph-properties fo:margin-left="0.035cm" fo:margin-right="0.014cm" fo:margin-top="0.035cm" fo:margin-bottom="0cm" fo:line-height="100%" fo:text-align="start" fo:text-indent="0cm" style:punctuation-wrap="hanging" style:writing-mode="lr-tb">
        <style:tab-stops>
          <style:tab-stop style:position="0.33cm"/>
        </style:tab-stops>
      </style:paragraph-properties>
      <style:text-properties fo:font-size="18pt" fo:hyphenate="false"/>
    </style:style>
    <style:style style:name="P78" style:family="paragraph">
      <style:paragraph-properties fo:margin-left="0.035cm" fo:margin-right="0cm" fo:margin-top="0.011cm" fo:margin-bottom="0cm" fo:line-height="100%" fo:text-align="justify" fo:text-indent="0cm" style:punctuation-wrap="hanging" style:writing-mode="lr-tb"/>
      <style:text-properties fo:font-size="18pt" fo:hyphenate="false"/>
    </style:style>
    <style:style style:name="P79" style:family="paragraph">
      <style:paragraph-properties fo:margin-left="0cm" fo:margin-right="0cm" fo:margin-top="0.011cm" fo:margin-bottom="0cm" fo:line-height="100%" fo:text-align="justify" fo:text-indent="0cm" style:punctuation-wrap="hanging" style:writing-mode="lr-tb">
        <style:tab-stops>
          <style:tab-stop style:position="0.33cm"/>
        </style:tab-stops>
      </style:paragraph-properties>
      <style:text-properties fo:font-size="18pt" fo:hyphenate="false"/>
    </style:style>
    <style:style style:name="P80" style:family="paragraph">
      <style:paragraph-properties fo:margin-left="0.263cm" fo:margin-right="0cm" fo:margin-top="0cm" fo:margin-bottom="0cm" fo:line-height="100%" fo:text-align="start" fo:text-indent="0cm" style:punctuation-wrap="hanging" style:writing-mode="lr-tb"/>
      <style:text-properties fo:hyphenate="false"/>
    </style:style>
    <style:style style:name="P81" style:family="paragraph">
      <style:paragraph-properties fo:margin-left="0.263cm" fo:margin-right="0cm" fo:margin-top="0.381cm" fo:margin-bottom="0cm" fo:line-height="100%" fo:text-align="start" fo:text-indent="0cm" style:punctuation-wrap="hanging" style:writing-mode="lr-tb"/>
      <style:text-properties fo:hyphenate="false"/>
    </style:style>
    <style:style style:name="P82" style:family="paragraph">
      <style:paragraph-properties fo:margin-left="0.263cm" fo:margin-right="0cm" fo:margin-top="0.127cm" fo:margin-bottom="0cm" fo:line-height="100%" fo:text-align="start" fo:text-indent="0cm" style:punctuation-wrap="hanging" style:writing-mode="lr-tb"/>
      <style:text-properties fo:hyphenate="false"/>
    </style:style>
    <style:style style:name="P83" style:family="paragraph">
      <style:paragraph-properties fo:margin-left="0.263cm" fo:margin-right="0cm" fo:margin-top="0.131cm" fo:margin-bottom="0cm" fo:line-height="100%" fo:text-align="start" fo:text-indent="0cm" style:punctuation-wrap="hanging" style:writing-mode="lr-tb"/>
      <style:text-properties fo:hyphenate="false"/>
    </style:style>
    <style:style style:name="P84" style:family="paragraph">
      <style:paragraph-properties fo:margin-left="0.035cm" fo:margin-right="2.048cm" fo:margin-top="0.032cm" fo:margin-bottom="0cm" fo:line-height="100%" fo:text-align="start" fo:text-indent="0cm" style:punctuation-wrap="hanging" style:writing-mode="lr-tb"/>
      <style:text-properties fo:font-size="18pt" fo:hyphenate="false"/>
    </style:style>
    <style:style style:name="P85" style:family="paragraph">
      <style:paragraph-properties fo:margin-left="0.035cm" fo:margin-right="0.552cm" fo:margin-top="0.032cm" fo:margin-bottom="0cm" fo:line-height="100%" fo:text-align="start" fo:text-indent="0cm" style:punctuation-wrap="hanging" style:writing-mode="lr-tb"/>
      <style:text-properties fo:font-size="18pt" fo:hyphenate="false"/>
    </style:style>
    <style:style style:name="P86" style:family="paragraph">
      <style:paragraph-properties fo:margin-left="0.035cm" fo:margin-right="2.184cm" fo:margin-top="0.002cm" fo:margin-bottom="0cm" fo:line-height="100%" fo:text-align="start" fo:text-indent="0cm" style:punctuation-wrap="hanging" style:writing-mode="lr-tb"/>
      <style:text-properties fo:font-size="18pt" fo:hyphenate="false"/>
    </style:style>
    <style:style style:name="P87" style:family="paragraph">
      <style:paragraph-properties fo:margin-left="0.035cm" fo:margin-right="2.184cm" fo:margin-top="0.004cm" fo:margin-bottom="0cm" fo:line-height="100%" fo:text-align="start" fo:text-indent="0cm" style:punctuation-wrap="hanging" style:writing-mode="lr-tb"/>
      <style:text-properties fo:font-size="18pt" fo:hyphenate="false"/>
    </style:style>
    <style:style style:name="P88" style:family="paragraph">
      <style:paragraph-properties fo:margin-left="0.035cm" fo:margin-right="0.418cm" fo:margin-top="0.004cm" fo:margin-bottom="0cm" fo:line-height="100%" fo:text-align="start" fo:text-indent="0cm" style:punctuation-wrap="hanging" style:writing-mode="lr-tb"/>
      <style:text-properties fo:font-size="18pt" fo:hyphenate="false"/>
    </style:style>
    <style:style style:name="P89" style:family="paragraph">
      <style:paragraph-properties fo:margin-left="0.035cm" fo:margin-right="0.014cm" fo:margin-top="0.032cm" fo:margin-bottom="0cm" fo:line-height="100%" fo:text-align="start" fo:text-indent="0cm" style:punctuation-wrap="hanging" style:writing-mode="lr-tb"/>
      <style:text-properties fo:font-size="18pt" fo:hyphenate="false"/>
    </style:style>
    <style:style style:name="P90" style:family="paragraph">
      <style:paragraph-properties fo:margin-left="0.192cm" fo:margin-right="0cm" fo:margin-top="0.035cm" fo:margin-bottom="0cm" fo:line-height="100%" fo:text-align="start" fo:text-indent="0cm" style:punctuation-wrap="hanging" style:writing-mode="lr-tb"/>
      <style:text-properties fo:font-size="18pt" fo:hyphenate="false"/>
    </style:style>
    <style:style style:name="P91" style:family="paragraph">
      <style:paragraph-properties fo:margin-left="0.035cm" fo:margin-right="0cm" fo:margin-top="0.004cm" fo:margin-bottom="0cm" fo:line-height="100%" fo:text-align="start" fo:text-indent="0cm" style:punctuation-wrap="hanging" style:writing-mode="lr-tb"/>
      <style:text-properties fo:font-size="18pt" fo:hyphenate="false"/>
    </style:style>
    <style:style style:name="P92" style:family="paragraph">
      <style:paragraph-properties fo:margin-left="0.709cm" fo:margin-right="1.002cm" fo:margin-top="0.035cm" fo:margin-bottom="0cm" fo:line-height="100%" fo:text-align="start" fo:text-indent="0cm" style:punctuation-wrap="hanging" style:writing-mode="lr-tb"/>
      <style:text-properties fo:font-size="18pt" fo:hyphenate="false"/>
    </style:style>
    <style:style style:name="P93" style:family="paragraph">
      <style:paragraph-properties fo:margin-left="0.709cm" fo:margin-right="1.002cm" fo:margin-top="0.395cm" fo:margin-bottom="0cm" fo:line-height="100%" fo:text-align="start" fo:text-indent="0cm" style:punctuation-wrap="hanging" style:writing-mode="lr-tb"/>
      <style:text-properties fo:font-size="18pt" fo:hyphenate="false"/>
    </style:style>
    <style:style style:name="P94" style:family="paragraph">
      <style:paragraph-properties fo:margin-left="0.709cm" fo:margin-right="0.021cm" fo:margin-top="0.395cm" fo:margin-bottom="0cm" fo:line-height="100%" fo:text-align="start" fo:text-indent="0cm" style:punctuation-wrap="hanging" style:writing-mode="lr-tb"/>
      <style:text-properties fo:font-size="18pt" fo:hyphenate="false"/>
    </style:style>
    <style:style style:name="P95" style:family="paragraph">
      <style:paragraph-properties fo:margin-left="0.709cm" fo:margin-right="0.021cm" fo:margin-top="0.399cm" fo:margin-bottom="0cm" fo:line-height="100%" fo:text-align="start" fo:text-indent="0cm" style:punctuation-wrap="hanging" style:writing-mode="lr-tb"/>
      <style:text-properties fo:font-size="18pt" fo:hyphenate="false"/>
    </style:style>
    <style:style style:name="P96" style:family="paragraph">
      <style:paragraph-properties fo:margin-left="0.709cm" fo:margin-right="0.422cm" fo:margin-top="0.395cm" fo:margin-bottom="0cm" fo:line-height="100%" fo:text-align="start" fo:text-indent="0cm" style:punctuation-wrap="hanging" style:writing-mode="lr-tb"/>
      <style:text-properties fo:font-size="18pt" fo:hyphenate="false"/>
    </style:style>
    <style:style style:name="P97" style:family="paragraph">
      <style:paragraph-properties fo:margin-left="0.709cm" fo:margin-right="0.014cm" fo:margin-top="0.395cm" fo:margin-bottom="0cm" fo:line-height="100%" fo:text-align="justify" fo:text-indent="-0.673cm" style:punctuation-wrap="hanging" style:writing-mode="lr-tb"/>
      <style:text-properties fo:font-size="18pt" fo:hyphenate="false"/>
    </style:style>
    <style:style style:name="P98" style:family="paragraph">
      <style:paragraph-properties fo:margin-left="0.706cm" fo:margin-right="16.736cm" fo:margin-top="0.106cm" fo:margin-bottom="0cm" style:line-height-at-least="1.157cm" fo:text-align="start" fo:text-indent="-0.673cm" style:punctuation-wrap="hanging" style:writing-mode="lr-tb"/>
      <style:text-properties fo:font-size="18pt" fo:hyphenate="false"/>
    </style:style>
    <style:style style:name="P99" style:family="paragraph">
      <style:paragraph-properties fo:margin-left="0.706cm" fo:margin-right="16.736cm" fo:margin-top="0.293cm" fo:margin-bottom="0cm" fo:line-height="100%" fo:text-align="start" fo:text-indent="-0.673cm" style:punctuation-wrap="hanging" style:writing-mode="lr-tb"/>
      <style:text-properties fo:font-size="18pt" fo:hyphenate="false"/>
    </style:style>
    <style:style style:name="P100" style:family="paragraph">
      <style:paragraph-properties fo:margin-left="0.706cm" fo:margin-right="16.736cm" fo:margin-top="0.395cm" fo:margin-bottom="0cm" fo:line-height="100%" fo:text-align="start" fo:text-indent="-0.673cm" style:punctuation-wrap="hanging" style:writing-mode="lr-tb"/>
      <style:text-properties fo:font-size="18pt" fo:hyphenate="false"/>
    </style:style>
    <style:style style:name="P101" style:family="paragraph">
      <style:paragraph-properties fo:margin-left="0.706cm" fo:margin-right="16.736cm" fo:margin-top="0.399cm" fo:margin-bottom="0cm" fo:line-height="100%" fo:text-align="start" fo:text-indent="-0.673cm" style:punctuation-wrap="hanging" style:writing-mode="lr-tb"/>
      <style:text-properties fo:font-size="18pt" fo:hyphenate="false"/>
    </style:style>
    <style:style style:name="P102" style:family="paragraph">
      <style:paragraph-properties fo:margin-left="0.706cm" fo:margin-right="0.014cm" fo:margin-top="0.106cm" fo:margin-bottom="0cm" style:line-height-at-least="1.157cm" fo:text-align="start" fo:text-indent="-0.669cm" style:punctuation-wrap="hanging" style:writing-mode="lr-tb">
        <style:tab-stops>
          <style:tab-stop style:position="0.704cm"/>
          <style:tab-stop style:position="22.894cm"/>
        </style:tab-stops>
      </style:paragraph-properties>
      <style:text-properties fo:font-size="18pt" fo:hyphenate="false"/>
    </style:style>
    <style:style style:name="P103" style:family="paragraph">
      <style:paragraph-properties fo:margin-left="0.286cm" fo:margin-right="1.722cm" fo:margin-top="0.035cm" fo:margin-bottom="0cm" fo:line-height="100%" fo:text-align="start" fo:text-indent="0cm" style:punctuation-wrap="hanging" style:writing-mode="lr-tb"/>
      <style:text-properties fo:font-size="18pt" fo:hyphenate="false"/>
    </style:style>
    <style:style style:name="P104" style:family="paragraph">
      <style:paragraph-properties fo:margin-left="0.286cm" fo:margin-right="13.838cm" fo:margin-top="0.101cm" fo:margin-bottom="0cm" style:line-height-at-least="1.161cm" fo:text-align="start" fo:text-indent="0cm" style:punctuation-wrap="hanging" style:writing-mode="lr-tb"/>
      <style:text-properties fo:font-size="18pt" fo:hyphenate="false"/>
    </style:style>
    <style:style style:name="P105" style:family="paragraph">
      <style:paragraph-properties fo:margin-left="0.286cm" fo:margin-right="13.838cm" fo:margin-top="0.291cm" fo:margin-bottom="0cm" fo:line-height="100%" fo:text-align="start" fo:text-indent="0cm" style:punctuation-wrap="hanging" style:writing-mode="lr-tb">
        <style:tab-stops>
          <style:tab-stop style:position="2.824cm"/>
          <style:tab-stop style:position="10.444cm"/>
        </style:tab-stops>
      </style:paragraph-properties>
      <style:text-properties fo:font-size="18pt" fo:hyphenate="false"/>
    </style:style>
    <style:style style:name="P106" style:family="paragraph">
      <style:paragraph-properties fo:margin-left="2.826cm" fo:margin-right="14.755cm" fo:margin-top="0.104cm" fo:margin-bottom="0cm" style:line-height-at-least="1.157cm" fo:text-align="start" fo:text-indent="0cm" style:punctuation-wrap="hanging" style:writing-mode="lr-tb">
        <style:tab-stops>
          <style:tab-stop style:position="5.364cm"/>
          <style:tab-stop style:position="7.904cm"/>
        </style:tab-stops>
      </style:paragraph-properties>
      <style:text-properties fo:font-size="18pt" fo:hyphenate="false"/>
    </style:style>
    <style:style style:name="P107" style:family="paragraph">
      <style:paragraph-properties fo:margin-left="2.826cm" fo:margin-right="14.755cm" fo:margin-top="0.295cm" fo:margin-bottom="0cm" fo:line-height="100%" fo:text-align="start" fo:text-indent="0cm" style:punctuation-wrap="hanging" style:writing-mode="lr-tb">
        <style:tab-stops>
          <style:tab-stop style:position="7.904cm"/>
        </style:tab-stops>
      </style:paragraph-properties>
      <style:text-properties fo:font-size="18pt" fo:hyphenate="false"/>
    </style:style>
    <style:style style:name="P108" style:family="paragraph">
      <style:paragraph-properties fo:margin-left="0.286cm" fo:margin-right="14.755cm" fo:margin-top="0.395cm" fo:margin-bottom="0cm" fo:line-height="100%" fo:text-align="start" fo:text-indent="0cm" style:punctuation-wrap="hanging" style:writing-mode="lr-tb">
        <style:tab-stops>
          <style:tab-stop style:position="7.904cm"/>
        </style:tab-stops>
      </style:paragraph-properties>
      <style:text-properties fo:font-size="18pt" fo:hyphenate="false"/>
    </style:style>
    <style:style style:name="P109" style:family="paragraph">
      <style:paragraph-properties fo:margin-left="0.286cm" fo:margin-right="18.357cm" fo:margin-top="0.104cm" fo:margin-bottom="0cm" style:line-height-at-least="1.157cm" fo:text-align="start" fo:text-indent="0cm" style:punctuation-wrap="hanging" style:writing-mode="lr-tb">
        <style:tab-stops>
          <style:tab-stop style:position="7.904cm"/>
        </style:tab-stops>
      </style:paragraph-properties>
      <style:text-properties fo:font-size="18pt" fo:hyphenate="false"/>
    </style:style>
    <style:style style:name="P110" style:family="paragraph">
      <style:paragraph-properties fo:margin-left="0.286cm" fo:margin-right="18.357cm" fo:margin-top="0.295cm" fo:margin-bottom="0cm" fo:line-height="100%" fo:text-align="start" fo:text-indent="0cm" style:punctuation-wrap="hanging" style:writing-mode="lr-tb">
        <style:tab-stops>
          <style:tab-stop style:position="7.904cm"/>
        </style:tab-stops>
      </style:paragraph-properties>
      <style:text-properties fo:font-size="18pt" fo:hyphenate="false"/>
    </style:style>
    <style:style style:name="P111" style:family="paragraph">
      <style:paragraph-properties fo:margin-left="0.286cm" fo:margin-right="18.357cm" fo:margin-top="0.395cm" fo:margin-bottom="0cm" fo:line-height="100%" fo:text-align="start" fo:text-indent="0cm" style:punctuation-wrap="hanging" style:writing-mode="lr-tb">
        <style:tab-stops>
          <style:tab-stop style:position="7.904cm"/>
        </style:tab-stops>
      </style:paragraph-properties>
      <style:text-properties fo:font-size="18pt" fo:hyphenate="false"/>
    </style:style>
    <style:style style:name="P112" style:family="paragraph">
      <style:paragraph-properties fo:margin-left="0.286cm" fo:margin-right="0.014cm" fo:margin-top="0.395cm" fo:margin-bottom="0cm" fo:line-height="100%" fo:text-align="start" fo:text-indent="-0.249cm" style:punctuation-wrap="hanging" style:writing-mode="lr-tb">
        <style:tab-stops>
          <style:tab-stop style:position="22.894cm"/>
        </style:tab-stops>
      </style:paragraph-properties>
      <style:text-properties fo:font-size="18pt" fo:hyphenate="false"/>
    </style:style>
    <style:style style:name="P113" style:family="paragraph">
      <style:paragraph-properties fo:margin-left="0.497cm" fo:margin-right="1.744cm" fo:margin-top="0.035cm" fo:margin-bottom="0cm" fo:line-height="100%" fo:text-align="start" fo:text-indent="0cm" style:punctuation-wrap="hanging" style:writing-mode="lr-tb"/>
      <style:text-properties fo:font-size="18pt" fo:hyphenate="false"/>
    </style:style>
    <style:style style:name="P114" style:family="paragraph">
      <style:paragraph-properties fo:margin-left="0.497cm" fo:margin-right="16.671cm" fo:margin-top="0.101cm" fo:margin-bottom="0cm" style:line-height-at-least="1.161cm" fo:text-align="start" fo:text-indent="0cm" style:punctuation-wrap="hanging" style:writing-mode="lr-tb"/>
      <style:text-properties fo:font-size="18pt" fo:hyphenate="false"/>
    </style:style>
    <style:style style:name="P115" style:family="paragraph">
      <style:paragraph-properties fo:margin-left="3.037cm" fo:margin-right="16.671cm" fo:margin-top="0.291cm" fo:margin-bottom="0cm" fo:line-height="100%" fo:text-align="start" fo:text-indent="0cm" style:punctuation-wrap="hanging" style:writing-mode="lr-tb"/>
      <style:text-properties fo:font-size="18pt" fo:hyphenate="false"/>
    </style:style>
    <style:style style:name="P116" style:family="paragraph">
      <style:paragraph-properties fo:margin-left="0.497cm" fo:margin-right="18.11cm" fo:margin-top="0.104cm" fo:margin-bottom="0cm" style:line-height-at-least="1.157cm" fo:text-align="start" fo:text-indent="2.54cm" style:punctuation-wrap="hanging" style:writing-mode="lr-tb"/>
      <style:text-properties fo:font-size="18pt" fo:hyphenate="false"/>
    </style:style>
    <style:style style:name="P117" style:family="paragraph">
      <style:paragraph-properties fo:margin-left="3.037cm" fo:margin-right="17.657cm" fo:margin-top="0.004cm" fo:margin-bottom="0cm" style:line-height-at-least="1.157cm" fo:text-align="start" fo:text-indent="2.54cm" style:punctuation-wrap="hanging" style:writing-mode="lr-tb"/>
      <style:text-properties fo:font-size="18pt" fo:hyphenate="false"/>
    </style:style>
    <style:style style:name="P118" style:family="paragraph">
      <style:paragraph-properties fo:margin-left="0.497cm" fo:margin-right="17.657cm" fo:margin-top="0.291cm" fo:margin-bottom="0cm" fo:line-height="100%" fo:text-align="start" fo:text-indent="2.54cm" style:punctuation-wrap="hanging" style:writing-mode="lr-tb"/>
      <style:text-properties fo:font-size="18pt" fo:hyphenate="false"/>
    </style:style>
    <style:style style:name="P119" style:family="paragraph">
      <style:paragraph-properties fo:margin-left="0.497cm" fo:margin-right="20.332cm" fo:margin-top="0.101cm" fo:margin-bottom="0cm" style:line-height-at-least="1.161cm" fo:text-align="start" fo:text-indent="2.54cm" style:punctuation-wrap="hanging" style:writing-mode="lr-tb"/>
      <style:text-properties fo:font-size="18pt" fo:hyphenate="false"/>
    </style:style>
    <style:style style:name="P120" style:family="paragraph">
      <style:paragraph-properties fo:margin-left="3.037cm" fo:margin-right="20.332cm" fo:margin-top="0.291cm" fo:margin-bottom="0cm" fo:line-height="100%" fo:text-align="start" fo:text-indent="2.54cm" style:punctuation-wrap="hanging" style:writing-mode="lr-tb"/>
      <style:text-properties fo:font-size="18pt" fo:hyphenate="false"/>
    </style:style>
    <style:style style:name="P121" style:family="paragraph">
      <style:paragraph-properties fo:margin-left="0.497cm" fo:margin-right="0.014cm" fo:margin-top="0.104cm" fo:margin-bottom="0cm" style:line-height-at-least="1.157cm" fo:text-align="start" fo:text-indent="-0.461cm" style:punctuation-wrap="hanging" style:writing-mode="lr-tb">
        <style:tab-stops>
          <style:tab-stop style:position="3.036cm"/>
          <style:tab-stop style:position="22.894cm"/>
        </style:tab-stops>
      </style:paragraph-properties>
      <style:text-properties fo:font-size="18pt" fo:hyphenate="false"/>
    </style:style>
    <style:style style:name="P122" style:family="paragraph">
      <style:paragraph-properties fo:margin-left="0.035cm" fo:margin-right="0.101cm" fo:margin-top="0.035cm" fo:margin-bottom="0cm" fo:line-height="100%" fo:text-align="start" fo:text-indent="0cm" style:punctuation-wrap="hanging" style:writing-mode="lr-tb"/>
      <style:text-properties fo:font-size="18pt" fo:hyphenate="false"/>
    </style:style>
    <style:style style:name="P123" style:family="paragraph">
      <style:paragraph-properties fo:margin-left="0.035cm" fo:margin-right="0.101cm" fo:margin-top="0.395cm" fo:margin-bottom="0cm" fo:line-height="100%" fo:text-align="start" fo:text-indent="0cm" style:punctuation-wrap="hanging" style:writing-mode="lr-tb"/>
      <style:text-properties fo:font-size="18pt" fo:hyphenate="false"/>
    </style:style>
    <style:style style:name="P124" style:family="paragraph">
      <style:paragraph-properties fo:margin-left="0.035cm" fo:margin-right="0.095cm" fo:margin-top="0.395cm" fo:margin-bottom="0cm" fo:line-height="100%" fo:text-align="start" fo:text-indent="0cm" style:punctuation-wrap="hanging" style:writing-mode="lr-tb"/>
      <style:text-properties fo:font-size="18pt" fo:hyphenate="false"/>
    </style:style>
    <style:style style:name="P125" style:family="paragraph">
      <style:paragraph-properties fo:margin-left="0.744cm" fo:margin-right="9.793cm" fo:margin-top="0.395cm" fo:margin-bottom="0cm" fo:line-height="100%" fo:text-align="start" fo:text-indent="-0.71cm" style:punctuation-wrap="hanging" style:writing-mode="lr-tb"/>
      <style:text-properties fo:font-size="18pt" fo:hyphenate="false"/>
    </style:style>
    <style:style style:name="P126" style:family="paragraph">
      <style:paragraph-properties fo:margin-left="0.035cm" fo:margin-right="7.541cm" fo:margin-top="0.395cm" fo:margin-bottom="0cm" fo:line-height="100%" fo:text-align="start" fo:text-indent="-0.71cm" style:punctuation-wrap="hanging" style:writing-mode="lr-tb"/>
      <style:text-properties fo:font-size="18pt" fo:hyphenate="false"/>
    </style:style>
    <style:style style:name="P127" style:family="paragraph">
      <style:paragraph-properties fo:margin-left="0.744cm" fo:margin-right="11.402cm" fo:margin-top="0.395cm" fo:margin-bottom="0cm" fo:line-height="100%" fo:text-align="start" fo:text-indent="-0.71cm" style:punctuation-wrap="hanging" style:writing-mode="lr-tb"/>
      <style:text-properties fo:font-size="18pt" fo:hyphenate="false"/>
    </style:style>
    <style:style style:name="P128" style:family="paragraph">
      <style:paragraph-properties fo:margin-left="0.035cm" fo:margin-right="0.014cm" fo:margin-top="0.395cm" fo:margin-bottom="0cm" fo:line-height="100%" fo:text-align="start" fo:text-indent="-0.71cm" style:punctuation-wrap="hanging" style:writing-mode="lr-tb"/>
      <style:text-properties fo:font-size="18pt" fo:hyphenate="false"/>
    </style:style>
    <style:style style:name="P129" style:family="paragraph">
      <style:paragraph-properties fo:margin-left="0.035cm" fo:margin-right="0.113cm" fo:margin-top="0.395cm" fo:margin-bottom="0cm" fo:line-height="100%" fo:text-align="start" fo:text-indent="-0.71cm" style:punctuation-wrap="hanging" style:writing-mode="lr-tb">
        <style:tab-stops>
          <style:tab-stop style:position="22.858cm"/>
        </style:tab-stops>
      </style:paragraph-properties>
      <style:text-properties fo:font-size="18pt" fo:hyphenate="false"/>
    </style:style>
    <style:style style:name="P130" style:family="paragraph">
      <style:paragraph-properties fo:margin-left="0.497cm" fo:margin-right="0cm" fo:margin-top="0.035cm" fo:margin-bottom="0cm" fo:line-height="100%" fo:text-align="start" fo:text-indent="0cm" style:punctuation-wrap="hanging" style:writing-mode="lr-tb"/>
      <style:text-properties fo:font-size="18pt" fo:hyphenate="false"/>
    </style:style>
    <style:style style:name="P131" style:family="paragraph">
      <style:paragraph-properties fo:margin-left="0.497cm" fo:margin-right="2.111cm" fo:margin-top="0.035cm" fo:margin-bottom="0cm" fo:line-height="100%" fo:text-align="start" fo:text-indent="0cm" style:punctuation-wrap="hanging" style:writing-mode="lr-tb"/>
      <style:text-properties fo:font-size="18pt" fo:hyphenate="false"/>
    </style:style>
    <style:style style:name="P132" style:family="paragraph">
      <style:paragraph-properties fo:margin-left="1.208cm" fo:margin-right="14.99cm" fo:margin-top="0.035cm" fo:margin-bottom="0cm" fo:line-height="100%" fo:text-align="start" fo:text-indent="-0.712cm" style:punctuation-wrap="hanging" style:writing-mode="lr-tb"/>
      <style:text-properties fo:font-size="18pt" fo:hyphenate="false"/>
    </style:style>
    <style:style style:name="P133" style:family="paragraph">
      <style:paragraph-properties fo:margin-left="0.497cm" fo:margin-right="1.159cm" fo:margin-top="0.035cm" fo:margin-bottom="0cm" fo:line-height="100%" fo:text-align="start" fo:text-indent="-0.712cm" style:punctuation-wrap="hanging" style:writing-mode="lr-tb"/>
      <style:text-properties fo:font-size="18pt" fo:hyphenate="false"/>
    </style:style>
    <style:style style:name="P134" style:family="paragraph">
      <style:paragraph-properties fo:margin-left="0.497cm" fo:margin-right="17.351cm" fo:margin-top="0.035cm" fo:margin-bottom="0cm" fo:line-height="100%" fo:text-align="start" fo:text-indent="-0.712cm" style:punctuation-wrap="hanging" style:writing-mode="lr-tb"/>
      <style:text-properties fo:font-size="18pt" fo:hyphenate="false"/>
    </style:style>
    <style:style style:name="P135" style:family="paragraph">
      <style:paragraph-properties fo:margin-left="1.208cm" fo:margin-right="10.878cm" fo:margin-top="0.035cm" fo:margin-bottom="0cm" fo:line-height="100%" fo:text-align="start" fo:text-indent="-0.712cm" style:punctuation-wrap="hanging" style:writing-mode="lr-tb"/>
      <style:text-properties fo:font-size="18pt" fo:hyphenate="false"/>
    </style:style>
    <style:style style:name="P136" style:family="paragraph">
      <style:paragraph-properties fo:margin-left="0.497cm" fo:margin-right="10.878cm" fo:margin-top="0.035cm" fo:margin-bottom="0cm" fo:line-height="100%" fo:text-align="start" fo:text-indent="-0.712cm" style:punctuation-wrap="hanging" style:writing-mode="lr-tb"/>
      <style:text-properties fo:font-size="18pt" fo:hyphenate="false"/>
    </style:style>
    <style:style style:name="P137" style:family="paragraph">
      <style:paragraph-properties fo:margin-left="0.497cm" fo:margin-right="1.9cm" fo:margin-top="0.035cm" fo:margin-bottom="0cm" fo:line-height="100%" fo:text-align="start" fo:text-indent="-0.712cm" style:punctuation-wrap="hanging" style:writing-mode="lr-tb"/>
      <style:text-properties fo:font-size="18pt" fo:hyphenate="false"/>
    </style:style>
    <style:style style:name="P138" style:family="paragraph">
      <style:paragraph-properties fo:margin-left="1.208cm" fo:margin-right="1.9cm" fo:margin-top="0.035cm" fo:margin-bottom="0cm" fo:line-height="100%" fo:text-align="start" fo:text-indent="-0.712cm" style:punctuation-wrap="hanging" style:writing-mode="lr-tb"/>
      <style:text-properties fo:font-size="18pt" fo:hyphenate="false"/>
    </style:style>
    <style:style style:name="P139" style:family="paragraph">
      <style:paragraph-properties fo:margin-left="0.035cm" fo:margin-right="1.9cm" fo:margin-top="0.035cm" fo:margin-bottom="0cm" fo:line-height="100%" fo:text-align="start" fo:text-indent="-0.712cm" style:punctuation-wrap="hanging" style:writing-mode="lr-tb">
        <style:tab-stops>
          <style:tab-stop style:position="22.894cm"/>
        </style:tab-stops>
      </style:paragraph-properties>
      <style:text-properties fo:font-size="18pt" fo:hyphenate="false"/>
    </style:style>
    <style:style style:name="P140" style:family="paragraph">
      <style:paragraph-properties fo:margin-left="0.035cm" fo:margin-right="0.081cm" fo:margin-top="0.035cm" fo:margin-bottom="0cm" fo:line-height="100%" fo:text-align="start" fo:text-indent="0cm" style:punctuation-wrap="hanging" style:writing-mode="lr-tb"/>
      <style:text-properties fo:font-size="18pt" fo:hyphenate="false"/>
    </style:style>
    <style:style style:name="P141" style:family="paragraph">
      <style:paragraph-properties fo:margin-left="1.457cm" fo:margin-right="11.748cm" fo:margin-top="0.035cm" fo:margin-bottom="0cm" fo:line-height="100%" fo:text-align="start" fo:text-indent="-0.71cm" style:punctuation-wrap="hanging" style:writing-mode="lr-tb"/>
      <style:text-properties fo:font-size="18pt" fo:hyphenate="false"/>
    </style:style>
    <style:style style:name="P142" style:family="paragraph">
      <style:paragraph-properties fo:margin-left="0.746cm" fo:margin-right="11.748cm" fo:margin-top="0.035cm" fo:margin-bottom="0cm" fo:line-height="100%" fo:text-align="start" fo:text-indent="-0.71cm" style:punctuation-wrap="hanging" style:writing-mode="lr-tb"/>
      <style:text-properties fo:font-size="18pt" fo:hyphenate="false"/>
    </style:style>
    <style:style style:name="P143" style:family="paragraph">
      <style:paragraph-properties fo:margin-left="0.035cm" fo:margin-right="11.748cm" fo:margin-top="0.035cm" fo:margin-bottom="0cm" fo:line-height="100%" fo:text-align="start" fo:text-indent="-0.71cm" style:punctuation-wrap="hanging" style:writing-mode="lr-tb"/>
      <style:text-properties fo:font-size="18pt" fo:hyphenate="false"/>
    </style:style>
    <style:style style:name="P144" style:family="paragraph">
      <style:paragraph-properties fo:margin-left="0.035cm" fo:margin-right="0.014cm" fo:margin-top="0.035cm" fo:margin-bottom="0cm" fo:line-height="100%" fo:text-align="start" fo:text-indent="-0.71cm" style:punctuation-wrap="hanging" style:writing-mode="lr-tb"/>
      <style:text-properties fo:font-size="18pt" fo:hyphenate="false"/>
    </style:style>
    <style:style style:name="P145" style:family="paragraph">
      <style:paragraph-properties fo:margin-left="0.035cm" fo:margin-right="0.111cm" fo:margin-top="0.035cm" fo:margin-bottom="0cm" fo:line-height="100%" fo:text-align="start" fo:text-indent="-0.71cm" style:punctuation-wrap="hanging" style:writing-mode="lr-tb"/>
      <style:text-properties fo:font-size="18pt" fo:hyphenate="false"/>
    </style:style>
    <style:style style:name="P146" style:family="paragraph">
      <style:paragraph-properties fo:margin-left="0.035cm" fo:margin-right="1.071cm" fo:margin-top="0.035cm" fo:margin-bottom="0cm" fo:line-height="100%" fo:text-align="start" fo:text-indent="0cm" style:punctuation-wrap="hanging" style:writing-mode="lr-tb"/>
      <style:text-properties fo:font-size="18pt" fo:hyphenate="false"/>
    </style:style>
    <style:style style:name="P147" style:family="paragraph">
      <style:paragraph-properties fo:margin-left="0.035cm" fo:margin-right="9.116cm" fo:margin-top="0.035cm" fo:margin-bottom="0cm" fo:line-height="100%" fo:text-align="start" fo:text-indent="0cm" style:punctuation-wrap="hanging" style:writing-mode="lr-tb"/>
      <style:text-properties fo:font-size="18pt" fo:hyphenate="false"/>
    </style:style>
    <style:style style:name="P148" style:family="paragraph">
      <style:paragraph-properties fo:margin-left="0.744cm" fo:margin-right="8.767cm" fo:margin-top="0.035cm" fo:margin-bottom="0cm" fo:line-height="100%" fo:text-align="start" fo:text-indent="-0.71cm" style:punctuation-wrap="hanging" style:writing-mode="lr-tb"/>
      <style:text-properties fo:font-size="18pt" fo:hyphenate="false"/>
    </style:style>
    <style:style style:name="P149" style:family="paragraph">
      <style:paragraph-properties fo:margin-left="1.457cm" fo:margin-right="7.017cm" fo:margin-top="0.035cm" fo:margin-bottom="0cm" fo:line-height="100%" fo:text-align="start" fo:text-indent="-0.71cm" style:punctuation-wrap="hanging" style:writing-mode="lr-tb"/>
      <style:text-properties fo:font-size="18pt" fo:hyphenate="false"/>
    </style:style>
    <style:style style:name="P150" style:family="paragraph">
      <style:paragraph-properties fo:margin-left="0.744cm" fo:margin-right="7.017cm" fo:margin-top="0.035cm" fo:margin-bottom="0cm" fo:line-height="100%" fo:text-align="start" fo:text-indent="-0.71cm" style:punctuation-wrap="hanging" style:writing-mode="lr-tb"/>
      <style:text-properties fo:font-size="18pt" fo:hyphenate="false"/>
    </style:style>
    <style:style style:name="P151" style:family="paragraph">
      <style:paragraph-properties fo:margin-left="0.035cm" fo:margin-right="7.017cm" fo:margin-top="0.035cm" fo:margin-bottom="0cm" fo:line-height="100%" fo:text-align="start" fo:text-indent="-0.71cm" style:punctuation-wrap="hanging" style:writing-mode="lr-tb"/>
      <style:text-properties fo:font-size="18pt" fo:hyphenate="false"/>
    </style:style>
    <style:style style:name="P152" style:family="paragraph">
      <style:paragraph-properties fo:margin-left="0.035cm" fo:margin-right="0.083cm" fo:margin-top="0.395cm" fo:margin-bottom="0cm" fo:line-height="100%" fo:text-align="start" fo:text-indent="0cm" style:punctuation-wrap="hanging" style:writing-mode="lr-tb"/>
      <style:text-properties fo:font-size="18pt" fo:hyphenate="false"/>
    </style:style>
    <style:style style:name="P153" style:family="paragraph">
      <style:paragraph-properties fo:margin-left="0.035cm" fo:margin-right="0.379cm" fo:margin-top="0.399cm" fo:margin-bottom="0cm" fo:line-height="100%" fo:text-align="start" fo:text-indent="0cm" style:punctuation-wrap="hanging" style:writing-mode="lr-tb">
        <style:tab-stops>
          <style:tab-stop style:position="22.855cm"/>
        </style:tab-stops>
      </style:paragraph-properties>
      <style:text-properties fo:font-size="18pt" fo:hyphenate="false"/>
    </style:style>
    <style:style style:name="P154" style:family="paragraph">
      <style:paragraph-properties fo:margin-left="0.035cm" fo:margin-right="0.496cm" fo:margin-top="0.035cm" fo:margin-bottom="0cm" fo:line-height="100%" fo:text-align="justify" fo:text-indent="0cm" style:punctuation-wrap="hanging" style:writing-mode="lr-tb"/>
      <style:text-properties fo:font-size="18pt" fo:hyphenate="false"/>
    </style:style>
    <style:style style:name="P155" style:family="paragraph">
      <style:paragraph-properties fo:margin-left="0.035cm" fo:margin-right="0.014cm" fo:margin-top="0.395cm" fo:margin-bottom="0cm" fo:line-height="100%" fo:text-align="justify" fo:text-indent="0cm" style:punctuation-wrap="hanging" style:writing-mode="lr-tb"/>
      <style:text-properties fo:font-size="18pt" fo:hyphenate="false"/>
    </style:style>
    <style:style style:name="P156" style:family="paragraph">
      <style:paragraph-properties fo:margin-left="0.035cm" fo:margin-right="2.468cm" fo:margin-top="0.395cm" fo:margin-bottom="0cm" fo:line-height="100%" fo:text-align="start" fo:text-indent="0cm" style:punctuation-wrap="hanging" style:writing-mode="lr-tb"/>
      <style:text-properties fo:font-size="18pt" fo:hyphenate="false"/>
    </style:style>
    <style:style style:name="P157" style:family="paragraph">
      <style:paragraph-properties fo:margin-left="0.035cm" fo:margin-right="0.15cm" fo:margin-top="0.395cm" fo:margin-bottom="0cm" fo:line-height="100%" fo:text-align="start" fo:text-indent="0cm" style:punctuation-wrap="hanging" style:writing-mode="lr-tb"/>
      <style:text-properties fo:font-size="18pt" fo:hyphenate="false"/>
    </style:style>
    <style:style style:name="P158" style:family="paragraph">
      <style:paragraph-properties fo:margin-left="0.035cm" fo:margin-right="0cm" fo:margin-top="0.43cm" fo:margin-bottom="0cm" fo:line-height="100%" fo:text-align="start" fo:text-indent="0cm" style:punctuation-wrap="hanging" style:writing-mode="lr-tb"/>
      <style:text-properties fo:font-size="18pt" fo:hyphenate="false"/>
    </style:style>
    <style:style style:name="P159" style:family="paragraph">
      <style:paragraph-properties fo:margin-left="0.035cm" fo:margin-right="1.132cm" fo:margin-top="0.035cm" fo:margin-bottom="0cm" fo:line-height="100%" fo:text-align="justify" fo:text-indent="0cm" style:punctuation-wrap="hanging" style:writing-mode="lr-tb"/>
      <style:text-properties fo:font-size="18pt" fo:hyphenate="false"/>
    </style:style>
    <style:style style:name="P160" style:family="paragraph">
      <style:paragraph-properties fo:margin-left="0.035cm" fo:margin-right="1.132cm" fo:margin-top="0.035cm" fo:margin-bottom="0cm" fo:line-height="100%" fo:text-align="start" fo:text-indent="0cm" style:punctuation-wrap="hanging" style:writing-mode="lr-tb"/>
      <style:text-properties fo:font-size="18pt" fo:hyphenate="false"/>
    </style:style>
    <style:style style:name="P161" style:family="paragraph">
      <style:paragraph-properties fo:margin-left="0.035cm" fo:margin-right="0.247cm" fo:margin-top="0.035cm" fo:margin-bottom="0cm" fo:line-height="100%" fo:text-align="start" fo:text-indent="0cm" style:punctuation-wrap="hanging" style:writing-mode="lr-tb"/>
      <style:text-properties fo:font-size="18pt" fo:hyphenate="false"/>
    </style:style>
    <style:style style:name="P162" style:family="paragraph">
      <style:paragraph-properties fo:margin-left="0.035cm" fo:margin-right="1.18cm" fo:margin-top="0.035cm" fo:margin-bottom="0cm" fo:line-height="100%" fo:text-align="start" fo:text-indent="0cm" style:punctuation-wrap="hanging" style:writing-mode="lr-tb"/>
      <style:text-properties fo:font-size="18pt" fo:hyphenate="false"/>
    </style:style>
    <style:style style:name="P163" style:family="paragraph">
      <style:paragraph-properties fo:margin-left="0.035cm" fo:margin-right="0.965cm" fo:margin-top="0.035cm" fo:margin-bottom="0cm" fo:line-height="100%" fo:text-align="start" fo:text-indent="0cm" style:punctuation-wrap="hanging" style:writing-mode="lr-tb"/>
      <style:text-properties fo:font-size="18pt" fo:hyphenate="false"/>
    </style:style>
    <style:style style:name="P164" style:family="paragraph">
      <style:paragraph-properties fo:margin-left="0cm" fo:margin-right="0.014cm" fo:margin-top="0.011cm" fo:margin-bottom="0cm" fo:line-height="100%" fo:text-align="start" fo:text-indent="0cm" style:punctuation-wrap="hanging" style:writing-mode="lr-tb"/>
      <style:text-properties fo:font-size="18pt" fo:hyphenate="false"/>
    </style:style>
    <style:style style:name="P165" style:family="paragraph">
      <style:paragraph-properties fo:margin-left="0.035cm" fo:margin-right="0.014cm" fo:margin-top="0.011cm" fo:margin-bottom="0cm" fo:line-height="100%" fo:text-align="start" fo:text-indent="0cm" style:punctuation-wrap="hanging" style:writing-mode="lr-tb"/>
      <style:text-properties fo:font-size="18pt" fo:hyphenate="false"/>
    </style:style>
    <style:style style:name="P166" style:family="paragraph">
      <style:paragraph-properties fo:margin-left="0.035cm" fo:margin-right="2.108cm" fo:margin-top="0.011cm" fo:margin-bottom="0cm" fo:line-height="100%" fo:text-align="start" fo:text-indent="0cm" style:punctuation-wrap="hanging" style:writing-mode="lr-tb"/>
      <style:text-properties fo:font-size="18pt" fo:hyphenate="false"/>
    </style:style>
    <style:style style:name="P167" style:family="paragraph">
      <style:paragraph-properties fo:margin-left="0.035cm" fo:margin-right="1.069cm" fo:margin-top="0.011cm" fo:margin-bottom="0cm" fo:line-height="100%" fo:text-align="start" fo:text-indent="0cm" style:punctuation-wrap="hanging" style:writing-mode="lr-tb">
        <style:tab-stops>
          <style:tab-stop style:position="15.048cm"/>
        </style:tab-stops>
      </style:paragraph-properties>
      <style:text-properties fo:font-size="18pt" fo:hyphenate="false"/>
    </style:style>
    <style:style style:name="P168" style:family="paragraph">
      <style:paragraph-properties fo:margin-left="0.035cm" fo:margin-right="14.404cm" fo:margin-top="0.002cm" fo:margin-bottom="0cm" fo:line-height="151%" fo:text-align="start" fo:text-indent="0cm" style:punctuation-wrap="hanging" style:writing-mode="lr-tb"/>
      <style:text-properties fo:font-size="18pt" fo:hyphenate="false"/>
    </style:style>
    <style:style style:name="P169" style:family="paragraph">
      <style:paragraph-properties fo:margin-left="0cm" fo:margin-right="14.404cm" fo:margin-top="0.002cm" fo:margin-bottom="0cm" fo:line-height="100%" fo:text-align="start" fo:text-indent="0cm" style:punctuation-wrap="hanging" style:writing-mode="lr-tb"/>
      <style:text-properties fo:font-size="18pt" fo:hyphenate="false"/>
    </style:style>
    <style:style style:name="P170" style:family="paragraph">
      <style:paragraph-properties fo:margin-left="0.035cm" fo:margin-right="14.404cm" fo:margin-top="0.002cm" fo:margin-bottom="0cm" fo:line-height="100%" fo:text-align="start" fo:text-indent="0cm" style:punctuation-wrap="hanging" style:writing-mode="lr-tb"/>
      <style:text-properties fo:font-size="18pt" fo:hyphenate="false"/>
    </style:style>
    <style:style style:name="P171" style:family="paragraph">
      <style:paragraph-properties fo:margin-left="0.035cm" fo:margin-right="0.293cm" fo:margin-top="0.002cm" fo:margin-bottom="0cm" fo:line-height="100%" fo:text-align="start" fo:text-indent="0cm" style:punctuation-wrap="hanging" style:writing-mode="lr-tb"/>
      <style:text-properties fo:font-size="18pt" fo:hyphenate="false"/>
    </style:style>
    <style:style style:name="P172" style:family="paragraph">
      <style:paragraph-properties fo:margin-left="0.035cm" fo:margin-right="0.085cm" fo:margin-top="0.002cm" fo:margin-bottom="0cm" fo:line-height="100%" fo:text-align="start" fo:text-indent="0cm" style:punctuation-wrap="hanging" style:writing-mode="lr-tb"/>
      <style:text-properties fo:font-size="18pt" fo:hyphenate="false"/>
    </style:style>
    <style:style style:name="P173" style:family="paragraph">
      <style:text-properties fo:font-size="18pt"/>
    </style:style>
    <style:style style:name="P174" style:family="paragraph">
      <style:paragraph-properties fo:margin-top="0cm" fo:margin-bottom="0cm" fo:text-align="end" style:punctuation-wrap="hanging" style:writing-mode="lr-tb"/>
      <style:text-properties fo:hyphenate="false"/>
    </style:style>
    <style:style style:name="T1" style:family="text">
      <style:text-properties fo:color="#000000" style:text-line-through-style="none" fo:font-family="'Tw Cen MT'"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color="#fefefe" style:text-line-through-style="none" fo:font-family="'Times New Roman'" fo:font-size="42pt" fo:letter-spacing="normal" fo:font-style="normal" style:text-underline-style="none" fo:font-weight="normal" style:font-size-asian="42pt" style:font-style-asian="normal" style:font-weight-asian="normal" style:font-family-complex="'Times New Roman'" style:font-size-complex="42pt" style:font-style-complex="normal" style:font-weight-complex="normal"/>
    </style:style>
    <style:style style:name="T4" style:family="text">
      <style:text-properties fo:color="#ffffff"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color="#fefefe" style:text-line-through-style="none" fo:font-family="'Century Gothic'" fo:font-size="40pt" fo:letter-spacing="normal" fo:font-style="normal" style:text-underline-style="none" fo:font-weight="bold" style:font-size-asian="40pt" style:font-style-asian="normal" style:font-weight-asian="bold" style:font-family-complex="'Trebuchet MS'" style:font-size-complex="40pt" style:font-style-complex="normal" style:font-weight-complex="bold"/>
    </style:style>
    <style:style style:name="T6" style:family="text">
      <style:text-properties fo:color="#ffffff" style:text-line-through-style="none" fo:font-family="Tahoma" fo:font-size="18pt" fo:letter-spacing="normal" fo:font-style="normal" style:text-underline-style="none" fo:font-weight="normal" style:font-size-asian="18pt" style:font-style-asian="normal" style:font-weight-asian="normal" style:font-family-complex="Tahoma" style:font-size-complex="18pt" style:font-style-complex="normal" style:font-weight-complex="normal"/>
    </style:style>
    <style:style style:name="T7" style:family="text">
      <style:text-properties fo:color="#ffffff" style:text-line-through-style="none" fo:font-family="Wingdings" fo:font-size="18pt" fo:letter-spacing="normal" fo:font-style="normal" style:text-underline-style="none" fo:font-weight="normal" style:font-size-asian="18pt" style:font-style-asian="normal" style:font-weight-asian="normal" style:font-family-complex="Wingdings" style:font-size-complex="18pt" style:font-style-complex="normal" style:font-weight-complex="normal"/>
    </style:style>
    <style:style style:name="T8" style:family="text">
      <style:text-properties fo:color="#ffffff" style:text-line-through-style="none" fo:font-family="'Times New Roman'" fo:font-size="18pt" fo:letter-spacing="normal" fo:font-style="normal" style:text-underline-style="none" fo:font-weight="normal" style:font-size-asian="18pt" style:font-style-asian="normal" style:font-weight-asian="normal" style:font-family-complex="'Times New Roman'" style:font-size-complex="18pt" style:font-style-complex="normal" style:font-weight-complex="normal"/>
    </style:style>
    <style:style style:name="T9" style:family="text">
      <style:text-properties fo:color="#ffffff"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10" style:family="text">
      <style:text-properties fo:color="#ffffff" style:text-line-through-style="none" fo:font-family="'Times New Roman'" fo:font-size="18.5pt" fo:letter-spacing="normal" fo:font-style="normal" style:text-underline-style="none" fo:font-weight="normal" style:font-size-asian="18.5pt" style:font-style-asian="normal" style:font-weight-asian="normal" style:font-family-complex="'Times New Roman'" style:font-size-complex="18.5pt" style:font-style-complex="normal" style:font-weight-complex="normal"/>
    </style:style>
    <style:style style:name="T11" style:family="text">
      <style:text-properties fo:color="#ffffff" style:text-line-through-style="none" fo:font-family="Tahoma" fo:font-size="40pt" fo:letter-spacing="normal" fo:font-style="normal" style:text-underline-style="none" fo:font-weight="bold" style:font-size-asian="40pt" style:font-style-asian="normal" style:font-weight-asian="bold" style:font-family-complex="Tahoma" style:font-size-complex="40pt" style:font-style-complex="normal" style:font-weight-complex="bold"/>
    </style:style>
    <style:style style:name="T12" style:family="text">
      <style:text-properties fo:color="#ffffff" style:text-line-through-style="none" fo:font-family="Tahoma" fo:font-size="18pt" fo:letter-spacing="normal" fo:font-style="normal" style:text-underline-style="none" fo:font-weight="bold" style:font-size-asian="18pt" style:font-style-asian="normal" style:font-weight-asian="bold" style:font-family-complex="Tahoma" style:font-size-complex="18pt" style:font-style-complex="normal" style:font-weight-complex="bold"/>
    </style:style>
    <style:style style:name="T13"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family-complex="Arial" style:font-size-complex="16pt" style:font-style-complex="normal" style:font-weight-complex="bold"/>
    </style:style>
    <style:style style:name="T14" style:family="text">
      <style:text-properties fo:color="#ffffff" style:text-line-through-style="none" fo:font-family="'Century Gothic'" fo:font-size="16pt" fo:letter-spacing="normal"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15" style:family="text">
      <style:text-properties fo:color="#ffffff" style:text-line-through-style="none" fo:font-family="Wingdings" fo:font-size="16pt" fo:letter-spacing="normal" fo:font-style="normal" style:text-underline-style="none" fo:font-weight="normal" style:font-size-asian="16pt" style:font-style-asian="normal" style:font-weight-asian="normal" style:font-family-complex="Wingdings" style:font-size-complex="16pt" style:font-style-complex="normal" style:font-weight-complex="normal"/>
    </style:style>
    <style:style style:name="T16" style:family="text">
      <style:text-properties fo:color="#ffffff" style:text-line-through-style="none" fo:font-family="'Times New Roman'" fo:font-size="16pt" fo:letter-spacing="normal" fo:font-style="normal" style:text-underline-style="none" fo:font-weight="normal" style:font-size-asian="16pt" style:font-style-asian="normal" style:font-weight-asian="normal" style:font-family-complex="'Times New Roman'" style:font-size-complex="16pt" style:font-style-complex="normal" style:font-weight-complex="normal"/>
    </style:style>
    <style:style style:name="T17" style:family="text">
      <style:text-properties fo:color="#ffffff" style:text-line-through-style="none" fo:font-family="'Century Gothic'" fo:font-size="16pt" fo:letter-spacing="normal" fo:font-style="normal" style:text-underline-style="none" fo:font-weight="normal" style:font-size-asian="16pt" style:font-style-asian="normal" style:font-weight-asian="normal" style:font-family-complex="'Times New Roman'" style:font-size-complex="16pt" style:font-style-complex="normal" style:font-weight-complex="normal"/>
    </style:style>
    <style:style style:name="T18" style:family="text">
      <style:text-properties fo:color="#ffffff" style:text-line-through-style="none" fo:font-family="Arial" fo:font-size="16pt" fo:letter-spacing="normal"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19" style:family="text">
      <style:text-properties fo:color="#ffffff" style:text-line-through-style="none" fo:font-family="Arial" fo:font-size="15pt" fo:letter-spacing="normal" fo:font-style="normal" style:text-underline-style="none" fo:font-weight="normal" style:font-size-asian="15pt" style:font-style-asian="normal" style:font-weight-asian="normal" style:font-family-complex="Arial" style:font-size-complex="15pt" style:font-style-complex="normal" style:font-weight-complex="normal"/>
    </style:style>
    <style:style style:name="T20" style:family="text">
      <style:text-properties fo:color="#ffffff" style:text-line-through-style="none" fo:font-family="Arial" fo:font-size="15pt" fo:letter-spacing="normal" fo:font-style="normal" style:text-underline-style="none" fo:font-weight="bold" style:font-size-asian="15pt" style:font-style-asian="normal" style:font-weight-asian="bold" style:font-family-complex="Arial" style:font-size-complex="15pt" style:font-style-complex="normal" style:font-weight-complex="bold"/>
    </style:style>
    <style:style style:name="T21" style:family="text">
      <style:text-properties fo:color="#ffffff" style:text-line-through-style="none" fo:font-family="Arial" fo:font-size="18pt" fo:letter-spacing="normal" fo:font-style="normal" style:text-underline-style="none" fo:font-weight="bold" style:font-size-asian="18pt" style:font-style-asian="normal" style:font-weight-asian="bold" style:font-family-complex="Arial" style:font-size-complex="18pt" style:font-style-complex="normal" style:font-weight-complex="bold"/>
    </style:style>
    <style:style style:name="T22" style:family="text">
      <style:text-properties fo:color="#ffffff" style:text-line-through-style="none" fo:font-family="'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color="#ffffff" style:text-line-through-style="none" fo:font-family="'Century Gothic'"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4" style:family="text">
      <style:text-properties fo:color="#ffffff" style:text-line-through-style="none" fo:font-family="Arial" fo:font-size="15.8000001907349pt" fo:letter-spacing="normal" fo:font-style="normal" style:text-underline-style="none" fo:font-weight="normal" style:font-size-asian="15.8000001907349pt" style:font-style-asian="normal" style:font-weight-asian="normal" style:font-family-complex="Arial" style:font-size-complex="15.8000001907349pt" style:font-style-complex="normal" style:font-weight-complex="normal"/>
    </style:style>
    <style:style style:name="T25" style:family="text">
      <style:text-properties fo:color="#ffffff" style:text-line-through-style="none" fo:font-family="Arial" style:font-family-generic="swiss" fo:font-size="18pt" fo:letter-spacing="normal" fo:font-style="normal" style:text-underline-style="none" fo:font-weight="bold" style:font-size-asian="18pt" style:font-style-asian="normal" style:font-weight-asian="bold" style:font-family-complex="Arial" style:font-family-generic-complex="swiss" style:font-size-complex="18pt" style:font-style-complex="normal" style:font-weight-complex="bold"/>
    </style:style>
    <style:style style:name="T26" style:family="text">
      <style:text-properties fo:color="#ffffff" style:text-line-through-style="none" fo:font-family="Arial" style:font-family-generic="swiss" fo:font-size="18pt" fo:letter-spacing="normal" fo:font-style="normal" style:text-underline-style="none" fo:font-weight="normal" style:font-size-asian="18pt" style:font-style-asian="normal" style:font-weight-asian="normal" style:font-family-complex="Arial" style:font-family-generic-complex="swiss" style:font-size-complex="18pt" style:font-style-complex="normal" style:font-weight-complex="normal"/>
    </style:style>
    <style:style style:name="T27" style:family="text">
      <style:text-properties fo:color="#ffffff" style:text-line-through-style="none" fo:font-family="Arial" style:font-family-generic="swiss" fo:font-size="16pt" fo:letter-spacing="normal" fo:font-style="normal" style:text-underline-style="none" fo:font-weight="normal" style:font-size-asian="16pt" style:font-style-asian="normal" style:font-weight-asian="normal" style:font-family-complex="Arial" style:font-family-generic-complex="swiss" style:font-size-complex="16pt" style:font-style-complex="normal" style:font-weight-complex="normal"/>
    </style:style>
    <style:style style:name="T28" style:family="text">
      <style:text-properties fo:color="#fefefe" style:text-line-through-style="none" fo:font-family="'Times New Roman'" fo:font-size="40pt" fo:letter-spacing="normal" fo:font-style="normal" style:text-underline-style="none" fo:font-weight="normal" style:font-size-asian="40pt" style:font-style-asian="normal" style:font-weight-asian="normal" style:font-family-complex="'Times New Roman'" style:font-size-complex="40pt" style:font-style-complex="normal" style:font-weight-complex="normal"/>
    </style:style>
    <style:style style:name="T29" style:family="text">
      <style:text-properties fo:color="#ffffff" style:text-line-through-style="none" fo:font-family="'Times New Roman'" fo:font-size="18pt" fo:letter-spacing="normal" fo:font-style="normal" style:text-underline-style="none" fo:font-weight="bold" style:font-size-asian="18pt" style:font-style-asian="normal" style:font-weight-asian="bold" style:font-family-complex="'Times New Roman'" style:font-size-complex="18pt" style:font-style-complex="normal" style:font-weight-complex="bold"/>
    </style:style>
    <style:style style:name="T30" style:family="text">
      <style:text-properties fo:color="#ffffff" style:text-line-through-style="none" fo:font-family="'Times New Roman'" fo:font-size="18pt" fo:letter-spacing="normal" fo:font-style="italic" style:text-underline-style="none" fo:font-weight="normal" style:font-size-asian="18pt" style:font-style-asian="italic" style:font-weight-asian="normal" style:font-family-complex="'Times New Roman'" style:font-size-complex="18pt" style:font-style-complex="italic" style:font-weight-complex="normal"/>
    </style:style>
    <style:style style:name="T31" style:family="text">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fo:color="#00000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color="#ffffff" style:text-line-through-style="none" fo:font-family="'Times New Roman'" fo:font-size="28.5pt" fo:letter-spacing="normal" fo:font-style="normal" style:text-underline-style="none" fo:font-weight="normal" style:font-size-asian="28.5pt" style:font-style-asian="normal" style:font-weight-asian="normal" style:font-family-complex="'Times New Roman'" style:font-size-complex="28.5pt" style:font-style-complex="normal" style:font-weight-complex="normal"/>
    </style:style>
    <style:style style:name="T34" style:family="text">
      <style:text-properties fo:color="#fefefe" style:text-line-through-style="none" fo:font-family="'Century Gothic'" fo:font-size="57pt" fo:letter-spacing="normal" fo:font-style="normal" style:text-underline-style="none" fo:font-weight="bold" style:font-size-asian="57pt" style:font-style-asian="normal" style:font-weight-asian="bold" style:font-size-complex="57pt" style:font-style-complex="normal" style:font-weight-complex="bold"/>
    </style:style>
    <style:style style:name="T35" style:family="text">
      <style:text-properties fo:color="#fefefe" style:text-line-through-style="none" fo:font-family="'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6633"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93cm" text:min-label-width="0.952cm"/>
        <style:text-properties fo:font-family="'Wingdings 2'" fo:color="#00c6bb"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0.486cm"/>
        <style:text-properties fo:font-family="Tahoma"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36cm" text:min-label-width="0.472cm"/>
        <style:text-properties fo:font-family="Tahoma"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00c6bb"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2'" fo:color="#00c6bb"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705cm" text:min-label-width="0.952cm"/>
        <style:text-properties fo:font-family="'Wingdings 2'" fo:color="#00c6bb"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36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565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36cm" text:min-label-width="0.292cm"/>
        <style:text-properties fo:font-family="Symbol" style:use-window-font-color="true" fo:font-size="9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elenium Webdriver&#10;part one" draw:style-name="dp1" draw:master-page-name="Default" presentation:presentation-page-layout-name="AL1T11">
        <office:forms form:automatic-focus="false" form:apply-design-mode="false"/>
        <draw:frame draw:name="Title 1" presentation:style-name="pr1" draw:text-style-name="P2" draw:layer="layout" svg:width="21.592cm" svg:height="4.433cm" svg:x="1.904cm" svg:y="1.718cm" presentation:class="title" presentation:user-transformed="true">
          <draw:text-box>
            <text:p text:style-name="P1"><text:span text:style-name="T1">Selenium Webdriver</text:span><text:span text:style-name="T1"><text:line-break/></text:span><text:span text:style-name="T1">part one</text:span></text:p>
          </draw:text-box>
        </draw:frame>
        <draw:g draw:name="Text Placeholder 2">
          <draw:frame draw:name="{CAE0B64B-F15F-4966-97A9-3AC0FB738C22}" draw:style-name="gr1" draw:text-style-name="P4" draw:layer="layout" svg:width="7.196cm" svg:height="8.413cm" svg:x="16.298cm" svg:y="7.035cm">
            <draw:image xlink:href="">
              <text:p text:style-name="P3"><text:span text:style-name="T2">Core java</text:span></text:p>
            </draw:image>
          </draw:frame>
          <draw:frame draw:name="{027D1DB5-2573-45FB-9ABE-C3CD4FADF65D}" draw:style-name="gr1" draw:text-style-name="P4" draw:layer="layout" svg:width="7.196cm" svg:height="8.413cm" svg:x="9.102cm" svg:y="7.035cm">
            <draw:image xlink:href="">
              <text:p text:style-name="P3"><text:span text:style-name="T2">Presentation by Maidul Hossain</text:span></text:p>
            </draw:image>
          </draw:frame>
          <draw:frame draw:name="{81BA0AC4-3E2A-4EE9-9653-FEB426E42E30}" draw:style-name="gr1" draw:text-style-name="P4" draw:layer="layout" svg:width="7.196cm" svg:height="8.413cm" svg:x="1.905cm" svg:y="7.035cm">
            <draw:image xlink:href="">
              <text:p text:style-name="P3"><text:span text:style-name="T2">3736NY 11/12/2018</text:span></text:p>
            </draw:image>
          </draw:frame>
        </draw:g>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History of&#9;Java" draw:style-name="dp3" draw:master-page-name="Default_20_1" presentation:presentation-page-layout-name="AL1T11">
        <office:forms form:automatic-focus="false" form:apply-design-mode="false"/>
        <draw:custom-shape draw:name="object 2"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frame draw:name="object 3" presentation:style-name="pr3" draw:text-style-name="P2" draw:layer="layout" svg:width="22.217cm" svg:height="3.216cm" svg:x="1.489cm" svg:y="1.905cm" presentation:class="title" presentation:user-transformed="true">
          <draw:text-box>
            <text:p text:style-name="P5"><text:span text:style-name="T3">History of</text:span><text:span text:style-name="T3"><text:tab/></text:span><text:span text:style-name="T3">Java</text:span></text:p>
          </draw:text-box>
        </draw:frame>
        <draw:frame draw:name="object 4" presentation:style-name="pr4" draw:text-style-name="P2" draw:layer="layout" svg:width="20.899cm" svg:height="12.774cm" svg:x="2.25cm" svg:y="7.026cm" presentation:class="outline" presentation:user-transformed="true">
          <draw:text-box>
            <text:list text:style-name="L4">
              <text:list-item>
                <text:p text:style-name="P6"><text:span text:style-name="T4">Java is a Object Oriented Programming Language developed by Sun Microsystems of USA in 1991. </text:span></text:p>
              </text:list-item>
              <text:list-item>
                <text:p text:style-name="P6"><text:span text:style-name="T4">The developers modeled their new language Java on existing C and C++ languages.</text:span></text:p>
              </text:list-item>
              <text:list-item>
                <text:p text:style-name="P6"><text:span text:style-name="T4">They removed a number <text:s/>of features of C and C++ that were considered as source of problems <text:s/>and thus made java really simple, reliable, portable and powerful <text:s/>language.</text:span></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Java Milestones" draw:style-name="dp4" draw:master-page-name="Default_20_2">
        <office:forms form:automatic-focus="false" form:apply-design-mode="false"/>
        <draw:custom-shape draw:name="object 2"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frame draw:name="object 3" presentation:style-name="pr6" draw:text-style-name="P2" draw:layer="layout" svg:width="20.901cm" svg:height="2.693cm" svg:x="2.328cm" svg:y="-0.154cm" presentation:class="title" presentation:user-transformed="true">
          <draw:text-box>
            <text:p text:style-name="P7"><text:span text:style-name="T5">Java Milestones</text:span></text:p>
          </draw:text-box>
        </draw:frame>
        <draw:custom-shape draw:name="object 4" draw:style-name="gr4" draw:text-style-name="P2" draw:layer="layout" svg:width="23.067cm" svg:height="15.521cm" svg:x="1.27cm" svg:y="2.54cm">
          <text:p text:style-name="P8"><text:span text:style-name="T6">1990</text:span><text:span text:style-name="T7"></text:span><text:span text:style-name="T8"> </text:span><text:span text:style-name="T6">A team of Sun Microsystems programmers headed by James Gosling was formed to develop special software that could be used <text:s/>to manipulate consumer electronic devices.</text:span></text:p>
          <text:p text:style-name="P9"><text:span text:style-name="T6">1991</text:span><text:span text:style-name="T7"></text:span><text:span text:style-name="T8"> </text:span><text:span text:style-name="T6">After exploring the possibility of most Object Oriented Programming <text:s/>Language C++, the team announced a new language named “Oak”.</text:span></text:p>
          <text:p text:style-name="P10"><text:span text:style-name="T6">1992</text:span><text:span text:style-name="T7"></text:span><text:span text:style-name="T8"> </text:span><text:span text:style-name="T6">The team, known as a Green Project team demonstrated the <text:s/>application of their new language to control a list of home appliances <text:s/>using a hand-held device with a tiny touch sensitive screen.</text:span></text:p>
          <text:p text:style-name="P11"><text:span text:style-name="T6">1993</text:span><text:span text:style-name="T7"></text:span><text:span text:style-name="T8"> </text:span><text:span text:style-name="T6">The World Wide Web(WWW) appeared on the internet and transformed <text:s/>the text-based Internet into a Graphical-rich environment. The green <text:s/>Project team came up with the idea of developing Web Applets(tiny <text:s/>programs) using the new language that could run on all types of <text:s/>computers connected to Internet.</text:span></text:p>
          <text:p text:style-name="P12"><text:span text:style-name="T6">1994</text:span><text:span text:style-name="T7"></text:span><text:span text:style-name="T8"> </text:span><text:span text:style-name="T6">The team developed a web browser called “Hot Java” to locate and run <text:s/>applet programs on Internet which became instantly popular.</text:span></text:p>
          <text:p text:style-name="P13"><text:span text:style-name="T9">1995</text:span><text:span text:style-name="T7"></text:span><text:span text:style-name="T8"> </text:span><text:span text:style-name="T9">Oak was named “Java”, due to some legal snags. Many popular companies including Netscape and <text:s/>Microsoft support Java.</text:span></text:p>
          <text:p text:style-name="P13"><text:span text:style-name="T6">1996</text:span><text:span text:style-name="T7"></text:span><text:span text:style-name="T8"> </text:span><text:span text:style-name="T6">Java established itself not only a leader for Internet Programming but also as <text:s/>a general-purpose, object oriented programming language.</text:span></text:p>
          <text:p text:style-name="P13"><text:span text:style-name="T9"/></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 presentation:class="page"/>
          <draw:frame presentation:style-name="pr7" draw:layer="layout" svg:width="17.271cm" svg:height="12.573cm" svg:x="2.159cm" svg:y="13.271cm" presentation:class="notes" presentation:placeholder="true">
            <draw:text-box/>
          </draw:frame>
        </presentation:notes>
      </draw:page>
      <draw:page draw:name="page4" draw:style-name="dp3" draw:master-page-name="Default_20_2">
        <office:forms form:automatic-focus="false" form:apply-design-mode="false"/>
        <draw:custom-shape draw:name="object 2" draw:style-name="gr5" draw:text-style-name="P2" draw:layer="layout" svg:width="0.001cm" svg:height="1.488cm" svg:x="0.007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3" draw:style-name="gr6" draw:text-style-name="P2" draw:layer="layout" svg:width="0.001cm" svg:height="1.488cm" svg:x="0.026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4" draw:style-name="gr7" draw:text-style-name="P2" draw:layer="layout" svg:width="0.001cm" svg:height="1.488cm" svg:x="0.046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5" draw:style-name="gr8" draw:text-style-name="P2" draw:layer="layout" svg:width="0.001cm" svg:height="1.488cm" svg:x="0.067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6" draw:style-name="gr9" draw:text-style-name="P2" draw:layer="layout" svg:width="0.001cm" svg:height="1.488cm" svg:x="0.086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7" draw:style-name="gr10" draw:text-style-name="P2" draw:layer="layout" svg:width="0.001cm" svg:height="1.488cm" svg:x="0.106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8" draw:style-name="gr11" draw:text-style-name="P2" draw:layer="layout" svg:width="0.001cm" svg:height="1.488cm" svg:x="0.127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9" draw:style-name="gr12" draw:text-style-name="P2" draw:layer="layout" svg:width="0.001cm" svg:height="1.488cm" svg:x="0.148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10" draw:style-name="gr13" draw:text-style-name="P2" draw:layer="layout" svg:width="0.001cm" svg:height="1.488cm" svg:x="0.168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11" draw:style-name="gr14" draw:text-style-name="P2" draw:layer="layout" svg:width="0.001cm" svg:height="1.488cm" svg:x="0.187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12" draw:style-name="gr15" draw:text-style-name="P2" draw:layer="layout" svg:width="0.001cm" svg:height="1.488cm" svg:x="0.208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13" draw:style-name="gr16" draw:text-style-name="P2" draw:layer="layout" svg:width="0.001cm" svg:height="1.488cm" svg:x="0.228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14" draw:style-name="gr17" draw:text-style-name="P2" draw:layer="layout" svg:width="0.001cm" svg:height="1.488cm" svg:x="0.247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15" draw:style-name="gr18" draw:text-style-name="P2" draw:layer="layout" svg:width="0.001cm" svg:height="1.488cm" svg:x="0.268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16" draw:style-name="gr19" draw:text-style-name="P2" draw:layer="layout" svg:width="0.001cm" svg:height="1.488cm" svg:x="0.288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17" draw:style-name="gr20" draw:text-style-name="P2" draw:layer="layout" svg:width="0.001cm" svg:height="1.488cm" svg:x="0.307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18" draw:style-name="gr21" draw:text-style-name="P2" draw:layer="layout" svg:width="0.001cm" svg:height="1.488cm" svg:x="0.328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19" draw:style-name="gr22" draw:text-style-name="P2" draw:layer="layout" svg:width="0.001cm" svg:height="1.488cm" svg:x="0.347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20" draw:style-name="gr23" draw:text-style-name="P2" draw:layer="layout" svg:width="0.001cm" svg:height="1.488cm" svg:x="0.367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21" draw:style-name="gr24" draw:text-style-name="P2" draw:layer="layout" svg:width="0.001cm" svg:height="0.38cm" svg:x="0.388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22" draw:style-name="gr24" draw:text-style-name="P2" draw:layer="layout" svg:width="0.001cm" svg:height="0.722cm" svg:x="0.388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23" draw:style-name="gr25" draw:text-style-name="P2" draw:layer="layout" svg:width="0.001cm" svg:height="0.38cm" svg:x="0.40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24" draw:style-name="gr25" draw:text-style-name="P2" draw:layer="layout" svg:width="0.001cm" svg:height="0.722cm" svg:x="0.40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25" draw:style-name="gr26" draw:text-style-name="P2" draw:layer="layout" svg:width="0.001cm" svg:height="0.38cm" svg:x="0.42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26" draw:style-name="gr26" draw:text-style-name="P2" draw:layer="layout" svg:width="0.001cm" svg:height="0.722cm" svg:x="0.42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27" draw:style-name="gr27" draw:text-style-name="P2" draw:layer="layout" svg:width="0.001cm" svg:height="0.38cm" svg:x="0.448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28" draw:style-name="gr27" draw:text-style-name="P2" draw:layer="layout" svg:width="0.001cm" svg:height="0.722cm" svg:x="0.448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29" draw:style-name="gr28" draw:text-style-name="P2" draw:layer="layout" svg:width="0.001cm" svg:height="0.38cm" svg:x="0.46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30" draw:style-name="gr28" draw:text-style-name="P2" draw:layer="layout" svg:width="0.001cm" svg:height="0.722cm" svg:x="0.46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31" draw:style-name="gr29" draw:text-style-name="P2" draw:layer="layout" svg:width="0.001cm" svg:height="0.38cm" svg:x="0.48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32" draw:style-name="gr29" draw:text-style-name="P2" draw:layer="layout" svg:width="0.001cm" svg:height="0.722cm" svg:x="0.48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33" draw:style-name="gr30" draw:text-style-name="P2" draw:layer="layout" svg:width="0.001cm" svg:height="0.38cm" svg:x="0.508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34" draw:style-name="gr30" draw:text-style-name="P2" draw:layer="layout" svg:width="0.001cm" svg:height="0.722cm" svg:x="0.508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35" draw:style-name="gr31" draw:text-style-name="P2" draw:layer="layout" svg:width="0.001cm" svg:height="0.38cm" svg:x="0.52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36" draw:style-name="gr31" draw:text-style-name="P2" draw:layer="layout" svg:width="0.001cm" svg:height="0.722cm" svg:x="0.52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37" draw:style-name="gr32" draw:text-style-name="P2" draw:layer="layout" svg:width="0.001cm" svg:height="0.38cm" svg:x="0.54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38" draw:style-name="gr32" draw:text-style-name="P2" draw:layer="layout" svg:width="0.001cm" svg:height="0.722cm" svg:x="0.54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39" draw:style-name="gr33" draw:text-style-name="P2" draw:layer="layout" svg:width="0.001cm" svg:height="0.38cm" svg:x="0.568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40" draw:style-name="gr33" draw:text-style-name="P2" draw:layer="layout" svg:width="0.001cm" svg:height="0.722cm" svg:x="0.568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41" draw:style-name="gr34" draw:text-style-name="P2" draw:layer="layout" svg:width="0.001cm" svg:height="0.38cm" svg:x="0.58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42" draw:style-name="gr34" draw:text-style-name="P2" draw:layer="layout" svg:width="0.001cm" svg:height="0.722cm" svg:x="0.58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43" draw:style-name="gr35" draw:text-style-name="P2" draw:layer="layout" svg:width="0.001cm" svg:height="0.38cm" svg:x="0.60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44" draw:style-name="gr35" draw:text-style-name="P2" draw:layer="layout" svg:width="0.001cm" svg:height="0.722cm" svg:x="0.60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45" draw:style-name="gr36" draw:text-style-name="P2" draw:layer="layout" svg:width="0.001cm" svg:height="0.38cm" svg:x="0.628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46" draw:style-name="gr36" draw:text-style-name="P2" draw:layer="layout" svg:width="0.001cm" svg:height="0.722cm" svg:x="0.628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47" draw:style-name="gr37" draw:text-style-name="P2" draw:layer="layout" svg:width="0.001cm" svg:height="0.38cm" svg:x="0.64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48" draw:style-name="gr37" draw:text-style-name="P2" draw:layer="layout" svg:width="0.001cm" svg:height="0.722cm" svg:x="0.64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49" draw:style-name="gr38" draw:text-style-name="P2" draw:layer="layout" svg:width="0.001cm" svg:height="0.38cm" svg:x="0.66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50" draw:style-name="gr38" draw:text-style-name="P2" draw:layer="layout" svg:width="0.001cm" svg:height="0.722cm" svg:x="0.66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51" draw:style-name="gr39" draw:text-style-name="P2" draw:layer="layout" svg:width="0.001cm" svg:height="0.38cm" svg:x="0.688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52" draw:style-name="gr39" draw:text-style-name="P2" draw:layer="layout" svg:width="0.001cm" svg:height="0.722cm" svg:x="0.688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53" draw:style-name="gr40" draw:text-style-name="P2" draw:layer="layout" svg:width="0.001cm" svg:height="0.38cm" svg:x="0.70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54" draw:style-name="gr40" draw:text-style-name="P2" draw:layer="layout" svg:width="0.001cm" svg:height="0.722cm" svg:x="0.70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55" draw:style-name="gr41" draw:text-style-name="P2" draw:layer="layout" svg:width="0.001cm" svg:height="0.38cm" svg:x="0.727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56" draw:style-name="gr41" draw:text-style-name="P2" draw:layer="layout" svg:width="0.001cm" svg:height="0.722cm" svg:x="0.727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57" draw:style-name="gr42" draw:text-style-name="P2" draw:layer="layout" svg:width="0.001cm" svg:height="0.38cm" svg:x="0.748cm" svg:y="0cm">
          <text:p/>
          <draw:enhanced-geometry draw:mirror-horizontal="false" draw:mirror-vertical="false" svg:viewBox="0 0 360 137160" draw:type="non-primitive" draw:enhanced-path="M 0 0 L 0 137160 N">
            <draw:equation draw:name="f0" draw:formula="width"/>
            <draw:equation draw:name="f1" draw:formula="height"/>
          </draw:enhanced-geometry>
        </draw:custom-shape>
        <draw:custom-shape draw:name="object 58" draw:style-name="gr42" draw:text-style-name="P2" draw:layer="layout" svg:width="0.001cm" svg:height="0.722cm" svg:x="0.748cm" svg:y="0.762cm">
          <text:p/>
          <draw:enhanced-geometry draw:mirror-horizontal="false" draw:mirror-vertical="false" svg:viewBox="0 0 360 260350" draw:type="non-primitive" draw:enhanced-path="M 0 0 L 0 260350 N">
            <draw:equation draw:name="f0" draw:formula="width"/>
            <draw:equation draw:name="f1" draw:formula="height"/>
          </draw:enhanced-geometry>
        </draw:custom-shape>
        <draw:custom-shape draw:name="object 59" draw:style-name="gr43" draw:text-style-name="P2" draw:layer="layout" svg:width="0.001cm" svg:height="1.488cm" svg:x="0.767cm" svg:y="0cm">
          <text:p/>
          <draw:enhanced-geometry draw:mirror-horizontal="false" draw:mirror-vertical="false" svg:viewBox="0 0 360 535940" draw:type="non-primitive" draw:enhanced-path="M 0 0 L 0 535940 N">
            <draw:equation draw:name="f0" draw:formula="width"/>
            <draw:equation draw:name="f1" draw:formula="height"/>
          </draw:enhanced-geometry>
        </draw:custom-shape>
        <draw:custom-shape draw:name="object 60" draw:style-name="gr44" draw:text-style-name="P2" draw:layer="layout" svg:width="0.001cm" svg:height="0.765cm" svg:x="0.787cm" svg:y="0cm">
          <text:p/>
          <draw:enhanced-geometry draw:mirror-horizontal="false" draw:mirror-vertical="false" svg:viewBox="0 0 360 275590" draw:type="non-primitive" draw:enhanced-path="M 0 0 L 0 275590 N">
            <draw:equation draw:name="f0" draw:formula="width"/>
            <draw:equation draw:name="f1" draw:formula="height"/>
          </draw:enhanced-geometry>
        </draw:custom-shape>
        <draw:custom-shape draw:name="object 61" draw:style-name="gr45" draw:text-style-name="P2" draw:layer="layout" svg:width="0.094cm" svg:height="0.094cm" svg:x="1.143cm" svg:y="0.325cm">
          <text:p/>
          <draw:enhanced-geometry draw:mirror-horizontal="false" draw:mirror-vertical="false" svg:viewBox="0 0 34290 34289" draw:type="non-primitive" draw:enhanced-path="M 0 34290 L 34290 34290 34290 0 0 0 0 34290 Z N">
            <draw:equation draw:name="f0" draw:formula="width"/>
            <draw:equation draw:name="f1" draw:formula="height"/>
          </draw:enhanced-geometry>
        </draw:custom-shape>
        <draw:custom-shape draw:name="object 62" draw:style-name="gr45" draw:text-style-name="P2" draw:layer="layout" svg:width="0.094cm" svg:height="0.094cm" svg:x="1.238cm" svg:y="0.325cm">
          <text:p/>
          <draw:enhanced-geometry draw:mirror-horizontal="false" draw:mirror-vertical="false" svg:viewBox="0 0 34290 34289" draw:type="non-primitive" draw:enhanced-path="M 0 34290 L 34289 34290 34289 0 0 0 0 34290 Z N">
            <draw:equation draw:name="f0" draw:formula="width"/>
            <draw:equation draw:name="f1" draw:formula="height"/>
          </draw:enhanced-geometry>
        </draw:custom-shape>
        <draw:custom-shape draw:name="object 63" draw:style-name="gr46" draw:text-style-name="P2" draw:layer="layout" svg:width="0.094cm" svg:height="0.094cm" svg:x="1.333cm" svg:y="0.325cm">
          <text:p/>
          <draw:enhanced-geometry draw:mirror-horizontal="false" draw:mirror-vertical="false" svg:viewBox="0 0 34290 34289" draw:type="non-primitive" draw:enhanced-path="M 0 34290 L 34290 34290 34290 0 0 0 0 34290 Z N">
            <draw:equation draw:name="f0" draw:formula="width"/>
            <draw:equation draw:name="f1" draw:formula="height"/>
          </draw:enhanced-geometry>
        </draw:custom-shape>
        <draw:custom-shape draw:name="object 64" draw:style-name="gr47" draw:text-style-name="P2" draw:layer="layout" svg:width="0.001cm" svg:height="0.768cm" svg:x="1.476cm" svg:y="0.37cm">
          <text:p/>
          <draw:enhanced-geometry draw:mirror-horizontal="false" draw:mirror-vertical="false" svg:viewBox="0 0 360 276859" draw:type="non-primitive" draw:enhanced-path="M 0 0 L 0 276860 N">
            <draw:equation draw:name="f0" draw:formula="width"/>
            <draw:equation draw:name="f1" draw:formula="height"/>
          </draw:enhanced-geometry>
        </draw:custom-shape>
        <draw:custom-shape draw:name="object 65" draw:style-name="gr48" draw:text-style-name="P2" draw:layer="layout" svg:width="0.094cm" svg:height="0.373cm" svg:x="1.524cm" svg:y="0.766cm">
          <text:p/>
          <draw:enhanced-geometry draw:mirror-horizontal="false" draw:mirror-vertical="false" svg:viewBox="0 0 34290 134620" draw:type="non-primitive" draw:enhanced-path="M 0 134619 L 34289 134619 34289 0 0 0 0 134619 Z N">
            <draw:equation draw:name="f0" draw:formula="width"/>
            <draw:equation draw:name="f1" draw:formula="height"/>
          </draw:enhanced-geometry>
        </draw:custom-shape>
        <draw:custom-shape draw:name="object 66" draw:style-name="gr49" draw:text-style-name="P2" draw:layer="layout" svg:width="0.094cm" svg:height="0.373cm" svg:x="1.619cm" svg:y="0.766cm">
          <text:p/>
          <draw:enhanced-geometry draw:mirror-horizontal="false" draw:mirror-vertical="false" svg:viewBox="0 0 34290 134620" draw:type="non-primitive" draw:enhanced-path="M 0 134619 L 34290 134619 34290 0 0 0 0 134619 Z N">
            <draw:equation draw:name="f0" draw:formula="width"/>
            <draw:equation draw:name="f1" draw:formula="height"/>
          </draw:enhanced-geometry>
        </draw:custom-shape>
        <draw:custom-shape draw:name="object 67" draw:style-name="gr50" draw:text-style-name="P2" draw:layer="layout" svg:width="0.094cm" svg:height="0.373cm" svg:x="1.714cm" svg:y="0.766cm">
          <text:p/>
          <draw:enhanced-geometry draw:mirror-horizontal="false" draw:mirror-vertical="false" svg:viewBox="0 0 34290 134620" draw:type="non-primitive" draw:enhanced-path="M 0 134619 L 34289 134619 34289 0 0 0 0 134619 Z N">
            <draw:equation draw:name="f0" draw:formula="width"/>
            <draw:equation draw:name="f1" draw:formula="height"/>
          </draw:enhanced-geometry>
        </draw:custom-shape>
        <draw:custom-shape draw:name="object 68" draw:style-name="gr51" draw:text-style-name="P2" draw:layer="layout" svg:width="0.094cm" svg:height="0.373cm" svg:x="1.81cm" svg:y="0.766cm">
          <text:p/>
          <draw:enhanced-geometry draw:mirror-horizontal="false" draw:mirror-vertical="false" svg:viewBox="0 0 34290 134620" draw:type="non-primitive" draw:enhanced-path="M 0 134619 L 34290 134619 34290 0 0 0 0 134619 Z N">
            <draw:equation draw:name="f0" draw:formula="width"/>
            <draw:equation draw:name="f1" draw:formula="height"/>
          </draw:enhanced-geometry>
        </draw:custom-shape>
        <draw:custom-shape draw:name="object 69" draw:style-name="gr52" draw:text-style-name="P2" draw:layer="layout" svg:width="0.094cm" svg:height="0.768cm" svg:x="1.905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70" draw:style-name="gr53" draw:text-style-name="P2" draw:layer="layout" svg:width="0.094cm" svg:height="0.768cm" svg:x="2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71" draw:style-name="gr54" draw:text-style-name="P2" draw:layer="layout" svg:width="0.094cm" svg:height="0.768cm" svg:x="2.096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72" draw:style-name="gr55" draw:text-style-name="P2" draw:layer="layout" svg:width="0.094cm" svg:height="0.768cm" svg:x="2.191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73" draw:style-name="gr56" draw:text-style-name="P2" draw:layer="layout" svg:width="0.094cm" svg:height="0.768cm" svg:x="2.286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74" draw:style-name="gr57" draw:text-style-name="P2" draw:layer="layout" svg:width="0.094cm" svg:height="0.768cm" svg:x="2.381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75" draw:style-name="gr58" draw:text-style-name="P2" draw:layer="layout" svg:width="0.094cm" svg:height="0.768cm" svg:x="2.476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76" draw:style-name="gr59" draw:text-style-name="P2" draw:layer="layout" svg:width="0.094cm" svg:height="0.768cm" svg:x="2.572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77" draw:style-name="gr60" draw:text-style-name="P2" draw:layer="layout" svg:width="0.094cm" svg:height="0.768cm" svg:x="2.667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78" draw:style-name="gr61" draw:text-style-name="P2" draw:layer="layout" svg:width="0.094cm" svg:height="0.768cm" svg:x="2.762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79" draw:style-name="gr62" draw:text-style-name="P2" draw:layer="layout" svg:width="0.094cm" svg:height="0.768cm" svg:x="2.858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80" draw:style-name="gr63" draw:text-style-name="P2" draw:layer="layout" svg:width="0.094cm" svg:height="0.768cm" svg:x="2.953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81" draw:style-name="gr64" draw:text-style-name="P2" draw:layer="layout" svg:width="0.094cm" svg:height="0.768cm" svg:x="3.048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82" draw:style-name="gr65" draw:text-style-name="P2" draw:layer="layout" svg:width="0.094cm" svg:height="0.768cm" svg:x="3.143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83" draw:style-name="gr66" draw:text-style-name="P2" draw:layer="layout" svg:width="0.094cm" svg:height="0.768cm" svg:x="3.239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84" draw:style-name="gr67" draw:text-style-name="P2" draw:layer="layout" svg:width="0.094cm" svg:height="0.768cm" svg:x="3.334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85" draw:style-name="gr68" draw:text-style-name="P2" draw:layer="layout" svg:width="0.094cm" svg:height="0.768cm" svg:x="3.429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86" draw:style-name="gr69" draw:text-style-name="P2" draw:layer="layout" svg:width="0.094cm" svg:height="0.768cm" svg:x="3.524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87" draw:style-name="gr70" draw:text-style-name="P2" draw:layer="layout" svg:width="0.094cm" svg:height="0.768cm" svg:x="3.619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88" draw:style-name="gr71" draw:text-style-name="P2" draw:layer="layout" svg:width="0.091cm" svg:height="0.768cm" svg:x="3.715cm" svg:y="0.37cm">
          <text:p/>
          <draw:enhanced-geometry draw:mirror-horizontal="false" draw:mirror-vertical="false" svg:viewBox="0 0 33019 276859" draw:type="non-primitive" draw:enhanced-path="M 0 276860 L 33020 276860 33020 0 0 0 0 276860 Z N">
            <draw:equation draw:name="f0" draw:formula="width"/>
            <draw:equation draw:name="f1" draw:formula="height"/>
          </draw:enhanced-geometry>
        </draw:custom-shape>
        <draw:custom-shape draw:name="object 89" draw:style-name="gr72" draw:text-style-name="P2" draw:layer="layout" svg:width="0.094cm" svg:height="0.768cm" svg:x="3.806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90" draw:style-name="gr73" draw:text-style-name="P2" draw:layer="layout" svg:width="0.094cm" svg:height="0.768cm" svg:x="3.902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91" draw:style-name="gr74" draw:text-style-name="P2" draw:layer="layout" svg:width="0.098cm" svg:height="0.768cm" svg:x="3.997cm" svg:y="0.37cm">
          <text:p/>
          <draw:enhanced-geometry draw:mirror-horizontal="false" draw:mirror-vertical="false" svg:viewBox="0 0 35559 276859" draw:type="non-primitive" draw:enhanced-path="M 0 276860 L 35560 276860 35560 0 0 0 0 276860 Z N">
            <draw:equation draw:name="f0" draw:formula="width"/>
            <draw:equation draw:name="f1" draw:formula="height"/>
          </draw:enhanced-geometry>
        </draw:custom-shape>
        <draw:custom-shape draw:name="object 92" draw:style-name="gr75" draw:text-style-name="P2" draw:layer="layout" svg:width="0.091cm" svg:height="0.768cm" svg:x="4.096cm" svg:y="0.37cm">
          <text:p/>
          <draw:enhanced-geometry draw:mirror-horizontal="false" draw:mirror-vertical="false" svg:viewBox="0 0 33019 276859" draw:type="non-primitive" draw:enhanced-path="M 0 276860 L 33020 276860 33020 0 0 0 0 276860 Z N">
            <draw:equation draw:name="f0" draw:formula="width"/>
            <draw:equation draw:name="f1" draw:formula="height"/>
          </draw:enhanced-geometry>
        </draw:custom-shape>
        <draw:custom-shape draw:name="object 93" draw:style-name="gr76" draw:text-style-name="P2" draw:layer="layout" svg:width="0.094cm" svg:height="0.768cm" svg:x="4.187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94" draw:style-name="gr77" draw:text-style-name="P2" draw:layer="layout" svg:width="0.094cm" svg:height="0.768cm" svg:x="4.283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95" draw:style-name="gr78" draw:text-style-name="P2" draw:layer="layout" svg:width="0.094cm" svg:height="0.768cm" svg:x="4.378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96" draw:style-name="gr79" draw:text-style-name="P2" draw:layer="layout" svg:width="0.094cm" svg:height="0.768cm" svg:x="4.473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97" draw:style-name="gr80" draw:text-style-name="P2" draw:layer="layout" svg:width="0.094cm" svg:height="0.768cm" svg:x="4.568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98" draw:style-name="gr81" draw:text-style-name="P2" draw:layer="layout" svg:width="0.094cm" svg:height="0.768cm" svg:x="4.66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99" draw:style-name="gr82" draw:text-style-name="P2" draw:layer="layout" svg:width="0.094cm" svg:height="0.768cm" svg:x="4.759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00" draw:style-name="gr83" draw:text-style-name="P2" draw:layer="layout" svg:width="0.094cm" svg:height="0.768cm" svg:x="4.85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01" draw:style-name="gr84" draw:text-style-name="P2" draw:layer="layout" svg:width="0.094cm" svg:height="0.768cm" svg:x="4.949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02" draw:style-name="gr85" draw:text-style-name="P2" draw:layer="layout" svg:width="0.094cm" svg:height="0.768cm" svg:x="5.045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03" draw:style-name="gr86" draw:text-style-name="P2" draw:layer="layout" svg:width="0.094cm" svg:height="0.768cm" svg:x="5.1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04" draw:style-name="gr87" draw:text-style-name="P2" draw:layer="layout" svg:width="0.094cm" svg:height="0.768cm" svg:x="5.235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05" draw:style-name="gr88" draw:text-style-name="P2" draw:layer="layout" svg:width="0.094cm" svg:height="0.768cm" svg:x="5.33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06" draw:style-name="gr89" draw:text-style-name="P2" draw:layer="layout" svg:width="0.094cm" svg:height="0.768cm" svg:x="5.426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07" draw:style-name="gr90" draw:text-style-name="P2" draw:layer="layout" svg:width="0.094cm" svg:height="0.768cm" svg:x="5.521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08" draw:style-name="gr91" draw:text-style-name="P2" draw:layer="layout" svg:width="0.094cm" svg:height="0.768cm" svg:x="5.61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09" draw:style-name="gr92" draw:text-style-name="P2" draw:layer="layout" svg:width="0.094cm" svg:height="0.768cm" svg:x="5.711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10" draw:style-name="gr93" draw:text-style-name="P2" draw:layer="layout" svg:width="0.094cm" svg:height="0.768cm" svg:x="5.80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11" draw:style-name="gr94" draw:text-style-name="P2" draw:layer="layout" svg:width="0.094cm" svg:height="0.768cm" svg:x="5.902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12" draw:style-name="gr95" draw:text-style-name="P2" draw:layer="layout" svg:width="0.094cm" svg:height="0.768cm" svg:x="5.997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13" draw:style-name="gr96" draw:text-style-name="P2" draw:layer="layout" svg:width="0.094cm" svg:height="0.768cm" svg:x="6.092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14" draw:style-name="gr97" draw:text-style-name="P2" draw:layer="layout" svg:width="0.091cm" svg:height="0.768cm" svg:x="6.188cm" svg:y="0.37cm">
          <text:p/>
          <draw:enhanced-geometry draw:mirror-horizontal="false" draw:mirror-vertical="false" svg:viewBox="0 0 33019 276859" draw:type="non-primitive" draw:enhanced-path="M 0 276860 L 33020 276860 33020 0 0 0 0 276860 Z N">
            <draw:equation draw:name="f0" draw:formula="width"/>
            <draw:equation draw:name="f1" draw:formula="height"/>
          </draw:enhanced-geometry>
        </draw:custom-shape>
        <draw:custom-shape draw:name="object 115" draw:style-name="gr98" draw:text-style-name="P2" draw:layer="layout" svg:width="0.098cm" svg:height="0.768cm" svg:x="6.279cm" svg:y="0.37cm">
          <text:p/>
          <draw:enhanced-geometry draw:mirror-horizontal="false" draw:mirror-vertical="false" svg:viewBox="0 0 35560 276859" draw:type="non-primitive" draw:enhanced-path="M 0 276860 L 35560 276860 35560 0 0 0 0 276860 Z N">
            <draw:equation draw:name="f0" draw:formula="width"/>
            <draw:equation draw:name="f1" draw:formula="height"/>
          </draw:enhanced-geometry>
        </draw:custom-shape>
        <draw:custom-shape draw:name="object 116" draw:style-name="gr99" draw:text-style-name="P2" draw:layer="layout" svg:width="0.094cm" svg:height="0.768cm" svg:x="6.378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17" draw:style-name="gr100" draw:text-style-name="P2" draw:layer="layout" svg:width="0.094cm" svg:height="0.768cm" svg:x="6.473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18" draw:style-name="gr101" draw:text-style-name="P2" draw:layer="layout" svg:width="0.091cm" svg:height="0.768cm" svg:x="6.569cm" svg:y="0.37cm">
          <text:p/>
          <draw:enhanced-geometry draw:mirror-horizontal="false" draw:mirror-vertical="false" svg:viewBox="0 0 33019 276859" draw:type="non-primitive" draw:enhanced-path="M 0 276860 L 33020 276860 33020 0 0 0 0 276860 Z N">
            <draw:equation draw:name="f0" draw:formula="width"/>
            <draw:equation draw:name="f1" draw:formula="height"/>
          </draw:enhanced-geometry>
        </draw:custom-shape>
        <draw:custom-shape draw:name="object 119" draw:style-name="gr102" draw:text-style-name="P2" draw:layer="layout" svg:width="0.094cm" svg:height="0.768cm" svg:x="6.66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20" draw:style-name="gr103" draw:text-style-name="P2" draw:layer="layout" svg:width="0.094cm" svg:height="0.768cm" svg:x="6.756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21" draw:style-name="gr104" draw:text-style-name="P2" draw:layer="layout" svg:width="0.094cm" svg:height="0.768cm" svg:x="6.85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22" draw:style-name="gr105" draw:text-style-name="P2" draw:layer="layout" svg:width="0.094cm" svg:height="0.768cm" svg:x="6.946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23" draw:style-name="gr106" draw:text-style-name="P2" draw:layer="layout" svg:width="0.094cm" svg:height="0.768cm" svg:x="7.04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24" draw:style-name="gr107" draw:text-style-name="P2" draw:layer="layout" svg:width="0.094cm" svg:height="0.768cm" svg:x="7.137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25" draw:style-name="gr108" draw:text-style-name="P2" draw:layer="layout" svg:width="0.094cm" svg:height="0.768cm" svg:x="7.232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26" draw:style-name="gr109" draw:text-style-name="P2" draw:layer="layout" svg:width="0.094cm" svg:height="0.768cm" svg:x="7.32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27" draw:style-name="gr110" draw:text-style-name="P2" draw:layer="layout" svg:width="0.094cm" svg:height="0.768cm" svg:x="7.422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28" draw:style-name="gr111" draw:text-style-name="P2" draw:layer="layout" svg:width="0.094cm" svg:height="0.768cm" svg:x="7.518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29" draw:style-name="gr112" draw:text-style-name="P2" draw:layer="layout" svg:width="0.094cm" svg:height="0.768cm" svg:x="7.613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30" draw:style-name="gr113" draw:text-style-name="P2" draw:layer="layout" svg:width="0.094cm" svg:height="0.768cm" svg:x="7.708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31" draw:style-name="gr114" draw:text-style-name="P2" draw:layer="layout" svg:width="0.094cm" svg:height="0.768cm" svg:x="7.803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32" draw:style-name="gr115" draw:text-style-name="P2" draw:layer="layout" svg:width="0.094cm" svg:height="0.768cm" svg:x="7.899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33" draw:style-name="gr116" draw:text-style-name="P2" draw:layer="layout" svg:width="0.094cm" svg:height="0.768cm" svg:x="7.99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34" draw:style-name="gr117" draw:text-style-name="P2" draw:layer="layout" svg:width="0.094cm" svg:height="0.768cm" svg:x="8.089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35" draw:style-name="gr118" draw:text-style-name="P2" draw:layer="layout" svg:width="0.094cm" svg:height="0.768cm" svg:x="8.184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36" draw:style-name="gr119" draw:text-style-name="P2" draw:layer="layout" svg:width="0.094cm" svg:height="0.768cm" svg:x="8.28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37" draw:style-name="gr120" draw:text-style-name="P2" draw:layer="layout" svg:width="0.094cm" svg:height="0.768cm" svg:x="8.375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38" draw:style-name="gr121" draw:text-style-name="P2" draw:layer="layout" svg:width="0.094cm" svg:height="0.768cm" svg:x="8.4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39" draw:style-name="gr122" draw:text-style-name="P2" draw:layer="layout" svg:width="0.094cm" svg:height="0.768cm" svg:x="8.565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40" draw:style-name="gr123" draw:text-style-name="P2" draw:layer="layout" svg:width="0.094cm" svg:height="0.768cm" svg:x="8.661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41" draw:style-name="gr124" draw:text-style-name="P2" draw:layer="layout" svg:width="0.094cm" svg:height="0.768cm" svg:x="8.75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42" draw:style-name="gr125" draw:text-style-name="P2" draw:layer="layout" svg:width="0.094cm" svg:height="0.768cm" svg:x="8.851cm" svg:y="0.37cm">
          <text:p/>
          <draw:enhanced-geometry draw:mirror-horizontal="false" draw:mirror-vertical="false" svg:viewBox="0 0 34289 276859" draw:type="non-primitive" draw:enhanced-path="M 0 276860 L 34289 276860 34289 0 0 0 0 276860 Z N">
            <draw:equation draw:name="f0" draw:formula="width"/>
            <draw:equation draw:name="f1" draw:formula="height"/>
          </draw:enhanced-geometry>
        </draw:custom-shape>
        <draw:custom-shape draw:name="object 143" draw:style-name="gr126" draw:text-style-name="P2" draw:layer="layout" svg:width="0.094cm" svg:height="0.768cm" svg:x="8.94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44" draw:style-name="gr127" draw:text-style-name="P2" draw:layer="layout" svg:width="0.091cm" svg:height="0.768cm" svg:x="9.042cm" svg:y="0.37cm">
          <text:p/>
          <draw:enhanced-geometry draw:mirror-horizontal="false" draw:mirror-vertical="false" svg:viewBox="0 0 33020 276859" draw:type="non-primitive" draw:enhanced-path="M 0 276860 L 33019 276860 33019 0 0 0 0 276860 Z N">
            <draw:equation draw:name="f0" draw:formula="width"/>
            <draw:equation draw:name="f1" draw:formula="height"/>
          </draw:enhanced-geometry>
        </draw:custom-shape>
        <draw:custom-shape draw:name="object 145" draw:style-name="gr128" draw:text-style-name="P2" draw:layer="layout" svg:width="0.098cm" svg:height="0.768cm" svg:x="9.133cm" svg:y="0.37cm">
          <text:p/>
          <draw:enhanced-geometry draw:mirror-horizontal="false" draw:mirror-vertical="false" svg:viewBox="0 0 35560 276859" draw:type="non-primitive" draw:enhanced-path="M 0 276860 L 35559 276860 35559 0 0 0 0 276860 Z N">
            <draw:equation draw:name="f0" draw:formula="width"/>
            <draw:equation draw:name="f1" draw:formula="height"/>
          </draw:enhanced-geometry>
        </draw:custom-shape>
        <draw:custom-shape draw:name="object 146" draw:style-name="gr129" draw:text-style-name="P2" draw:layer="layout" svg:width="0.094cm" svg:height="0.768cm" svg:x="9.232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47" draw:style-name="gr130" draw:text-style-name="P2" draw:layer="layout" svg:width="0.094cm" svg:height="0.768cm" svg:x="9.32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48" draw:style-name="gr131" draw:text-style-name="P2" draw:layer="layout" svg:width="0.091cm" svg:height="0.768cm" svg:x="9.423cm" svg:y="0.37cm">
          <text:p/>
          <draw:enhanced-geometry draw:mirror-horizontal="false" draw:mirror-vertical="false" svg:viewBox="0 0 33020 276859" draw:type="non-primitive" draw:enhanced-path="M 0 276860 L 33019 276860 33019 0 0 0 0 276860 Z N">
            <draw:equation draw:name="f0" draw:formula="width"/>
            <draw:equation draw:name="f1" draw:formula="height"/>
          </draw:enhanced-geometry>
        </draw:custom-shape>
        <draw:custom-shape draw:name="object 149" draw:style-name="gr132" draw:text-style-name="P2" draw:layer="layout" svg:width="0.094cm" svg:height="0.768cm" svg:x="9.51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50" draw:style-name="gr133" draw:text-style-name="P2" draw:layer="layout" svg:width="0.094cm" svg:height="0.768cm" svg:x="9.6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51" draw:style-name="gr134" draw:text-style-name="P2" draw:layer="layout" svg:width="0.094cm" svg:height="0.768cm" svg:x="9.70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52" draw:style-name="gr135" draw:text-style-name="P2" draw:layer="layout" svg:width="0.094cm" svg:height="0.768cm" svg:x="9.8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53" draw:style-name="gr136" draw:text-style-name="P2" draw:layer="layout" svg:width="0.094cm" svg:height="0.768cm" svg:x="9.89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54" draw:style-name="gr137" draw:text-style-name="P2" draw:layer="layout" svg:width="0.094cm" svg:height="0.768cm" svg:x="9.99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55" draw:style-name="gr138" draw:text-style-name="P2" draw:layer="layout" svg:width="0.094cm" svg:height="0.768cm" svg:x="10.08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56" draw:style-name="gr139" draw:text-style-name="P2" draw:layer="layout" svg:width="0.094cm" svg:height="0.768cm" svg:x="10.18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57" draw:style-name="gr140" draw:text-style-name="P2" draw:layer="layout" svg:width="0.094cm" svg:height="0.768cm" svg:x="10.27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58" draw:style-name="gr141" draw:text-style-name="P2" draw:layer="layout" svg:width="0.094cm" svg:height="0.768cm" svg:x="10.372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59" draw:style-name="gr142" draw:text-style-name="P2" draw:layer="layout" svg:width="0.094cm" svg:height="0.768cm" svg:x="10.46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60" draw:style-name="gr143" draw:text-style-name="P2" draw:layer="layout" svg:width="0.094cm" svg:height="0.768cm" svg:x="10.562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61" draw:style-name="gr144" draw:text-style-name="P2" draw:layer="layout" svg:width="0.094cm" svg:height="0.768cm" svg:x="10.65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62" draw:style-name="gr145" draw:text-style-name="P2" draw:layer="layout" svg:width="0.094cm" svg:height="0.768cm" svg:x="10.753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63" draw:style-name="gr146" draw:text-style-name="P2" draw:layer="layout" svg:width="0.094cm" svg:height="0.768cm" svg:x="10.848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64" draw:style-name="gr147" draw:text-style-name="P2" draw:layer="layout" svg:width="0.094cm" svg:height="0.768cm" svg:x="10.943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65" draw:style-name="gr148" draw:text-style-name="P2" draw:layer="layout" svg:width="0.094cm" svg:height="0.768cm" svg:x="11.038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66" draw:style-name="gr149" draw:text-style-name="P2" draw:layer="layout" svg:width="0.094cm" svg:height="0.768cm" svg:x="11.13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67" draw:style-name="gr150" draw:text-style-name="P2" draw:layer="layout" svg:width="0.094cm" svg:height="0.768cm" svg:x="11.229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68" draw:style-name="gr151" draw:text-style-name="P2" draw:layer="layout" svg:width="0.094cm" svg:height="0.768cm" svg:x="11.32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69" draw:style-name="gr152" draw:text-style-name="P2" draw:layer="layout" svg:width="0.094cm" svg:height="0.768cm" svg:x="11.419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70" draw:style-name="gr153" draw:text-style-name="P2" draw:layer="layout" svg:width="0.094cm" svg:height="0.768cm" svg:x="11.51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71" draw:style-name="gr154" draw:text-style-name="P2" draw:layer="layout" svg:width="0.094cm" svg:height="0.768cm" svg:x="11.6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72" draw:style-name="gr155" draw:text-style-name="P2" draw:layer="layout" svg:width="0.094cm" svg:height="0.768cm" svg:x="11.70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73" draw:style-name="gr156" draw:text-style-name="P2" draw:layer="layout" svg:width="0.094cm" svg:height="0.768cm" svg:x="11.8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74" draw:style-name="gr157" draw:text-style-name="P2" draw:layer="layout" svg:width="0.091cm" svg:height="0.768cm" svg:x="11.896cm" svg:y="0.37cm">
          <text:p/>
          <draw:enhanced-geometry draw:mirror-horizontal="false" draw:mirror-vertical="false" svg:viewBox="0 0 33020 276859" draw:type="non-primitive" draw:enhanced-path="M 0 276860 L 33020 276860 33020 0 0 0 0 276860 Z N">
            <draw:equation draw:name="f0" draw:formula="width"/>
            <draw:equation draw:name="f1" draw:formula="height"/>
          </draw:enhanced-geometry>
        </draw:custom-shape>
        <draw:custom-shape draw:name="object 175" draw:style-name="gr158" draw:text-style-name="P2" draw:layer="layout" svg:width="0.094cm" svg:height="0.768cm" svg:x="11.98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76" draw:style-name="gr159" draw:text-style-name="P2" draw:layer="layout" svg:width="0.098cm" svg:height="0.768cm" svg:x="12.083cm" svg:y="0.37cm">
          <text:p/>
          <draw:enhanced-geometry draw:mirror-horizontal="false" draw:mirror-vertical="false" svg:viewBox="0 0 35560 276859" draw:type="non-primitive" draw:enhanced-path="M 0 276860 L 35559 276860 35559 0 0 0 0 276860 Z N">
            <draw:equation draw:name="f0" draw:formula="width"/>
            <draw:equation draw:name="f1" draw:formula="height"/>
          </draw:enhanced-geometry>
        </draw:custom-shape>
        <draw:custom-shape draw:name="object 177" draw:style-name="gr160" draw:text-style-name="P2" draw:layer="layout" svg:width="0.094cm" svg:height="0.768cm" svg:x="12.18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78" draw:style-name="gr161" draw:text-style-name="P2" draw:layer="layout" svg:width="0.091cm" svg:height="0.768cm" svg:x="12.277cm" svg:y="0.37cm">
          <text:p/>
          <draw:enhanced-geometry draw:mirror-horizontal="false" draw:mirror-vertical="false" svg:viewBox="0 0 33020 276859" draw:type="non-primitive" draw:enhanced-path="M 0 276860 L 33020 276860 33020 0 0 0 0 276860 Z N">
            <draw:equation draw:name="f0" draw:formula="width"/>
            <draw:equation draw:name="f1" draw:formula="height"/>
          </draw:enhanced-geometry>
        </draw:custom-shape>
        <draw:custom-shape draw:name="object 179" draw:style-name="gr162" draw:text-style-name="P2" draw:layer="layout" svg:width="0.094cm" svg:height="0.768cm" svg:x="12.368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80" draw:style-name="gr163" draw:text-style-name="P2" draw:layer="layout" svg:width="0.094cm" svg:height="0.768cm" svg:x="12.46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81" draw:style-name="gr164" draw:text-style-name="P2" draw:layer="layout" svg:width="0.094cm" svg:height="0.768cm" svg:x="12.559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82" draw:style-name="gr165" draw:text-style-name="P2" draw:layer="layout" svg:width="0.094cm" svg:height="0.768cm" svg:x="12.65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83" draw:style-name="gr166" draw:text-style-name="P2" draw:layer="layout" svg:width="0.094cm" svg:height="0.768cm" svg:x="12.749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84" draw:style-name="gr167" draw:text-style-name="P2" draw:layer="layout" svg:width="0.094cm" svg:height="0.768cm" svg:x="12.84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85" draw:style-name="gr168" draw:text-style-name="P2" draw:layer="layout" svg:width="0.094cm" svg:height="0.768cm" svg:x="12.9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86" draw:style-name="gr169" draw:text-style-name="P2" draw:layer="layout" svg:width="0.094cm" svg:height="0.768cm" svg:x="13.03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87" draw:style-name="gr170" draw:text-style-name="P2" draw:layer="layout" svg:width="0.094cm" svg:height="0.768cm" svg:x="13.13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88" draw:style-name="gr171" draw:text-style-name="P2" draw:layer="layout" svg:width="0.094cm" svg:height="0.768cm" svg:x="13.22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89" draw:style-name="gr172" draw:text-style-name="P2" draw:layer="layout" svg:width="0.094cm" svg:height="0.768cm" svg:x="13.32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90" draw:style-name="gr173" draw:text-style-name="P2" draw:layer="layout" svg:width="0.094cm" svg:height="0.768cm" svg:x="13.41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91" draw:style-name="gr174" draw:text-style-name="P2" draw:layer="layout" svg:width="0.094cm" svg:height="0.768cm" svg:x="13.51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92" draw:style-name="gr175" draw:text-style-name="P2" draw:layer="layout" svg:width="0.094cm" svg:height="0.768cm" svg:x="13.60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93" draw:style-name="gr176" draw:text-style-name="P2" draw:layer="layout" svg:width="0.094cm" svg:height="0.768cm" svg:x="13.702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94" draw:style-name="gr177" draw:text-style-name="P2" draw:layer="layout" svg:width="0.094cm" svg:height="0.768cm" svg:x="13.79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95" draw:style-name="gr178" draw:text-style-name="P2" draw:layer="layout" svg:width="0.094cm" svg:height="0.768cm" svg:x="13.892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96" draw:style-name="gr179" draw:text-style-name="P2" draw:layer="layout" svg:width="0.091cm" svg:height="0.768cm" svg:x="13.988cm" svg:y="0.37cm">
          <text:p/>
          <draw:enhanced-geometry draw:mirror-horizontal="false" draw:mirror-vertical="false" svg:viewBox="0 0 33020 276859" draw:type="non-primitive" draw:enhanced-path="M 0 276860 L 33020 276860 33020 0 0 0 0 276860 Z N">
            <draw:equation draw:name="f0" draw:formula="width"/>
            <draw:equation draw:name="f1" draw:formula="height"/>
          </draw:enhanced-geometry>
        </draw:custom-shape>
        <draw:custom-shape draw:name="object 197" draw:style-name="gr180" draw:text-style-name="P2" draw:layer="layout" svg:width="0.094cm" svg:height="0.768cm" svg:x="14.079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98" draw:style-name="gr181" draw:text-style-name="P2" draw:layer="layout" svg:width="0.094cm" svg:height="0.768cm" svg:x="14.17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199" draw:style-name="gr182" draw:text-style-name="P2" draw:layer="layout" svg:width="0.094cm" svg:height="0.768cm" svg:x="14.2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00" draw:style-name="gr183" draw:text-style-name="P2" draw:layer="layout" svg:width="0.094cm" svg:height="0.768cm" svg:x="14.36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01" draw:style-name="gr184" draw:text-style-name="P2" draw:layer="layout" svg:width="0.094cm" svg:height="0.768cm" svg:x="14.4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02" draw:style-name="gr185" draw:text-style-name="P2" draw:layer="layout" svg:width="0.094cm" svg:height="0.768cm" svg:x="14.55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03" draw:style-name="gr186" draw:text-style-name="P2" draw:layer="layout" svg:width="0.094cm" svg:height="0.768cm" svg:x="14.65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04" draw:style-name="gr187" draw:text-style-name="P2" draw:layer="layout" svg:width="0.094cm" svg:height="0.768cm" svg:x="14.74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05" draw:style-name="gr188" draw:text-style-name="P2" draw:layer="layout" svg:width="0.094cm" svg:height="0.768cm" svg:x="14.84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06" draw:style-name="gr189" draw:text-style-name="P2" draw:layer="layout" svg:width="0.094cm" svg:height="0.768cm" svg:x="14.93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07" draw:style-name="gr190" draw:text-style-name="P2" draw:layer="layout" svg:width="0.094cm" svg:height="0.768cm" svg:x="15.032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08" draw:style-name="gr191" draw:text-style-name="P2" draw:layer="layout" svg:width="0.094cm" svg:height="0.768cm" svg:x="15.12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09" draw:style-name="gr192" draw:text-style-name="P2" draw:layer="layout" svg:width="0.094cm" svg:height="0.768cm" svg:x="15.222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10" draw:style-name="gr193" draw:text-style-name="P2" draw:layer="layout" svg:width="0.094cm" svg:height="0.768cm" svg:x="15.318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11" draw:style-name="gr194" draw:text-style-name="P2" draw:layer="layout" svg:width="0.094cm" svg:height="0.768cm" svg:x="15.413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12" draw:style-name="gr195" draw:text-style-name="P2" draw:layer="layout" svg:width="0.094cm" svg:height="0.768cm" svg:x="15.508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13" draw:style-name="gr196" draw:text-style-name="P2" draw:layer="layout" svg:width="0.094cm" svg:height="0.768cm" svg:x="15.603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14" draw:style-name="gr197" draw:text-style-name="P2" draw:layer="layout" svg:width="0.094cm" svg:height="0.768cm" svg:x="15.699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15" draw:style-name="gr198" draw:text-style-name="P2" draw:layer="layout" svg:width="0.094cm" svg:height="0.768cm" svg:x="15.79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16" draw:style-name="gr199" draw:text-style-name="P2" draw:layer="layout" svg:width="0.094cm" svg:height="0.768cm" svg:x="15.889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17" draw:style-name="gr200" draw:text-style-name="P2" draw:layer="layout" svg:width="0.094cm" svg:height="0.768cm" svg:x="15.98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18" draw:style-name="gr201" draw:text-style-name="P2" draw:layer="layout" svg:width="0.094cm" svg:height="0.768cm" svg:x="16.08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19" draw:style-name="gr202" draw:text-style-name="P2" draw:layer="layout" svg:width="0.094cm" svg:height="0.768cm" svg:x="16.17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20" draw:style-name="gr203" draw:text-style-name="P2" draw:layer="layout" svg:width="0.094cm" svg:height="0.768cm" svg:x="16.27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21" draw:style-name="gr204" draw:text-style-name="P2" draw:layer="layout" svg:width="0.094cm" svg:height="0.768cm" svg:x="16.36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22" draw:style-name="gr205" draw:text-style-name="P2" draw:layer="layout" svg:width="0.091cm" svg:height="0.768cm" svg:x="16.461cm" svg:y="0.37cm">
          <text:p/>
          <draw:enhanced-geometry draw:mirror-horizontal="false" draw:mirror-vertical="false" svg:viewBox="0 0 33020 276859" draw:type="non-primitive" draw:enhanced-path="M 0 276860 L 33019 276860 33019 0 0 0 0 276860 Z N">
            <draw:equation draw:name="f0" draw:formula="width"/>
            <draw:equation draw:name="f1" draw:formula="height"/>
          </draw:enhanced-geometry>
        </draw:custom-shape>
        <draw:custom-shape draw:name="object 223" draw:style-name="gr206" draw:text-style-name="P2" draw:layer="layout" svg:width="0.098cm" svg:height="0.768cm" svg:x="16.552cm" svg:y="0.37cm">
          <text:p/>
          <draw:enhanced-geometry draw:mirror-horizontal="false" draw:mirror-vertical="false" svg:viewBox="0 0 35560 276859" draw:type="non-primitive" draw:enhanced-path="M 0 276860 L 35559 276860 35559 0 0 0 0 276860 Z N">
            <draw:equation draw:name="f0" draw:formula="width"/>
            <draw:equation draw:name="f1" draw:formula="height"/>
          </draw:enhanced-geometry>
        </draw:custom-shape>
        <draw:custom-shape draw:name="object 224" draw:style-name="gr207" draw:text-style-name="P2" draw:layer="layout" svg:width="0.094cm" svg:height="0.768cm" svg:x="16.65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25" draw:style-name="gr208" draw:text-style-name="P2" draw:layer="layout" svg:width="0.094cm" svg:height="0.768cm" svg:x="16.74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26" draw:style-name="gr209" draw:text-style-name="P2" draw:layer="layout" svg:width="0.091cm" svg:height="0.768cm" svg:x="16.842cm" svg:y="0.37cm">
          <text:p/>
          <draw:enhanced-geometry draw:mirror-horizontal="false" draw:mirror-vertical="false" svg:viewBox="0 0 33020 276859" draw:type="non-primitive" draw:enhanced-path="M 0 276860 L 33020 276860 33020 0 0 0 0 276860 Z N">
            <draw:equation draw:name="f0" draw:formula="width"/>
            <draw:equation draw:name="f1" draw:formula="height"/>
          </draw:enhanced-geometry>
        </draw:custom-shape>
        <draw:custom-shape draw:name="object 227" draw:style-name="gr210" draw:text-style-name="P2" draw:layer="layout" svg:width="0.094cm" svg:height="0.768cm" svg:x="16.933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28" draw:style-name="gr211" draw:text-style-name="P2" draw:layer="layout" svg:width="0.094cm" svg:height="0.768cm" svg:x="17.029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29" draw:style-name="gr212" draw:text-style-name="P2" draw:layer="layout" svg:width="0.094cm" svg:height="0.768cm" svg:x="17.12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30" draw:style-name="gr213" draw:text-style-name="P2" draw:layer="layout" svg:width="0.094cm" svg:height="0.768cm" svg:x="17.219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31" draw:style-name="gr214" draw:text-style-name="P2" draw:layer="layout" svg:width="0.094cm" svg:height="0.768cm" svg:x="17.314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32" draw:style-name="gr215" draw:text-style-name="P2" draw:layer="layout" svg:width="0.094cm" svg:height="0.768cm" svg:x="17.4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33" draw:style-name="gr216" draw:text-style-name="P2" draw:layer="layout" svg:width="0.094cm" svg:height="0.768cm" svg:x="17.50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34" draw:style-name="gr217" draw:text-style-name="P2" draw:layer="layout" svg:width="0.094cm" svg:height="0.768cm" svg:x="17.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35" draw:style-name="gr218" draw:text-style-name="P2" draw:layer="layout" svg:width="0.094cm" svg:height="0.768cm" svg:x="17.695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36" draw:style-name="gr219" draw:text-style-name="P2" draw:layer="layout" svg:width="0.094cm" svg:height="0.768cm" svg:x="17.791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37" draw:style-name="gr220" draw:text-style-name="P2" draw:layer="layout" svg:width="0.094cm" svg:height="0.768cm" svg:x="17.886cm" svg:y="0.37cm">
          <text:p/>
          <draw:enhanced-geometry draw:mirror-horizontal="false" draw:mirror-vertical="false" svg:viewBox="0 0 34289 276859" draw:type="non-primitive" draw:enhanced-path="M 0 276860 L 34290 276860 34290 0 0 0 0 276860 Z N">
            <draw:equation draw:name="f0" draw:formula="width"/>
            <draw:equation draw:name="f1" draw:formula="height"/>
          </draw:enhanced-geometry>
        </draw:custom-shape>
        <draw:custom-shape draw:name="object 238" draw:style-name="gr221" draw:text-style-name="P2" draw:layer="layout" svg:width="0.094cm" svg:height="0.768cm" svg:x="17.981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39" draw:style-name="gr222" draw:text-style-name="P2" draw:layer="layout" svg:width="0.094cm" svg:height="0.768cm" svg:x="18.076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40" draw:style-name="gr223" draw:text-style-name="P2" draw:layer="layout" svg:width="0.094cm" svg:height="0.768cm" svg:x="18.172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41" draw:style-name="gr224" draw:text-style-name="P2" draw:layer="layout" svg:width="0.094cm" svg:height="0.768cm" svg:x="18.267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42" draw:style-name="gr225" draw:text-style-name="P2" draw:layer="layout" svg:width="0.094cm" svg:height="0.768cm" svg:x="18.362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43" draw:style-name="gr226" draw:text-style-name="P2" draw:layer="layout" svg:width="0.094cm" svg:height="0.768cm" svg:x="18.457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44" draw:style-name="gr227" draw:text-style-name="P2" draw:layer="layout" svg:width="0.094cm" svg:height="0.768cm" svg:x="18.553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45" draw:style-name="gr228" draw:text-style-name="P2" draw:layer="layout" svg:width="0.094cm" svg:height="0.768cm" svg:x="18.648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46" draw:style-name="gr229" draw:text-style-name="P2" draw:layer="layout" svg:width="0.094cm" svg:height="0.768cm" svg:x="18.743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47" draw:style-name="gr230" draw:text-style-name="P2" draw:layer="layout" svg:width="0.094cm" svg:height="0.768cm" svg:x="18.838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48" draw:style-name="gr231" draw:text-style-name="P2" draw:layer="layout" svg:width="0.094cm" svg:height="0.768cm" svg:x="18.934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49" draw:style-name="gr232" draw:text-style-name="P2" draw:layer="layout" svg:width="0.094cm" svg:height="0.768cm" svg:x="19.029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50" draw:style-name="gr233" draw:text-style-name="P2" draw:layer="layout" svg:width="0.094cm" svg:height="0.768cm" svg:x="19.124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51" draw:style-name="gr234" draw:text-style-name="P2" draw:layer="layout" svg:width="0.094cm" svg:height="0.768cm" svg:x="19.219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52" draw:style-name="gr235" draw:text-style-name="P2" draw:layer="layout" svg:width="0.091cm" svg:height="0.768cm" svg:x="19.315cm" svg:y="0.37cm">
          <text:p/>
          <draw:enhanced-geometry draw:mirror-horizontal="false" draw:mirror-vertical="false" svg:viewBox="0 0 33020 276859" draw:type="non-primitive" draw:enhanced-path="M 0 276860 L 33019 276860 33019 0 0 0 0 276860 Z N">
            <draw:equation draw:name="f0" draw:formula="width"/>
            <draw:equation draw:name="f1" draw:formula="height"/>
          </draw:enhanced-geometry>
        </draw:custom-shape>
        <draw:custom-shape draw:name="object 253" draw:style-name="gr236" draw:text-style-name="P2" draw:layer="layout" svg:width="0.094cm" svg:height="0.768cm" svg:x="19.406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54" draw:style-name="gr237" draw:text-style-name="P2" draw:layer="layout" svg:width="0.098cm" svg:height="0.768cm" svg:x="19.502cm" svg:y="0.37cm">
          <text:p/>
          <draw:enhanced-geometry draw:mirror-horizontal="false" draw:mirror-vertical="false" svg:viewBox="0 0 35559 276859" draw:type="non-primitive" draw:enhanced-path="M 0 276860 L 35560 276860 35560 0 0 0 0 276860 Z N">
            <draw:equation draw:name="f0" draw:formula="width"/>
            <draw:equation draw:name="f1" draw:formula="height"/>
          </draw:enhanced-geometry>
        </draw:custom-shape>
        <draw:custom-shape draw:name="object 255" draw:style-name="gr238" draw:text-style-name="P2" draw:layer="layout" svg:width="0.094cm" svg:height="0.768cm" svg:x="19.6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56" draw:style-name="gr239" draw:text-style-name="P2" draw:layer="layout" svg:width="0.091cm" svg:height="0.768cm" svg:x="19.696cm" svg:y="0.37cm">
          <text:p/>
          <draw:enhanced-geometry draw:mirror-horizontal="false" draw:mirror-vertical="false" svg:viewBox="0 0 33020 276859" draw:type="non-primitive" draw:enhanced-path="M 0 276860 L 33019 276860 33019 0 0 0 0 276860 Z N">
            <draw:equation draw:name="f0" draw:formula="width"/>
            <draw:equation draw:name="f1" draw:formula="height"/>
          </draw:enhanced-geometry>
        </draw:custom-shape>
        <draw:custom-shape draw:name="object 257" draw:style-name="gr240" draw:text-style-name="P2" draw:layer="layout" svg:width="0.094cm" svg:height="0.768cm" svg:x="19.787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58" draw:style-name="gr241" draw:text-style-name="P2" draw:layer="layout" svg:width="0.094cm" svg:height="0.768cm" svg:x="19.883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59" draw:style-name="gr242" draw:text-style-name="P2" draw:layer="layout" svg:width="0.094cm" svg:height="0.768cm" svg:x="19.978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60" draw:style-name="gr243" draw:text-style-name="P2" draw:layer="layout" svg:width="0.094cm" svg:height="0.768cm" svg:x="20.073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61" draw:style-name="gr244" draw:text-style-name="P2" draw:layer="layout" svg:width="0.094cm" svg:height="0.768cm" svg:x="20.168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62" draw:style-name="gr245" draw:text-style-name="P2" draw:layer="layout" svg:width="0.094cm" svg:height="0.768cm" svg:x="20.264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63" draw:style-name="gr246" draw:text-style-name="P2" draw:layer="layout" svg:width="0.094cm" svg:height="0.768cm" svg:x="20.359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64" draw:style-name="gr247" draw:text-style-name="P2" draw:layer="layout" svg:width="0.094cm" svg:height="0.768cm" svg:x="20.454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65" draw:style-name="gr248" draw:text-style-name="P2" draw:layer="layout" svg:width="0.094cm" svg:height="0.768cm" svg:x="20.549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66" draw:style-name="gr249" draw:text-style-name="P2" draw:layer="layout" svg:width="0.094cm" svg:height="0.768cm" svg:x="20.645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67" draw:style-name="gr250" draw:text-style-name="P2" draw:layer="layout" svg:width="0.094cm" svg:height="0.768cm" svg:x="20.74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68" draw:style-name="gr251" draw:text-style-name="P2" draw:layer="layout" svg:width="0.094cm" svg:height="0.768cm" svg:x="20.835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69" draw:style-name="gr252" draw:text-style-name="P2" draw:layer="layout" svg:width="0.094cm" svg:height="0.768cm" svg:x="20.93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70" draw:style-name="gr253" draw:text-style-name="P2" draw:layer="layout" svg:width="0.094cm" svg:height="0.768cm" svg:x="21.026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71" draw:style-name="gr254" draw:text-style-name="P2" draw:layer="layout" svg:width="0.094cm" svg:height="0.768cm" svg:x="21.121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72" draw:style-name="gr255" draw:text-style-name="P2" draw:layer="layout" svg:width="0.094cm" svg:height="0.768cm" svg:x="21.216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73" draw:style-name="gr256" draw:text-style-name="P2" draw:layer="layout" svg:width="0.094cm" svg:height="0.768cm" svg:x="21.311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74" draw:style-name="gr257" draw:text-style-name="P2" draw:layer="layout" svg:width="0.094cm" svg:height="0.768cm" svg:x="21.407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75" draw:style-name="gr258" draw:text-style-name="P2" draw:layer="layout" svg:width="0.094cm" svg:height="0.768cm" svg:x="21.502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76" draw:style-name="gr259" draw:text-style-name="P2" draw:layer="layout" svg:width="0.094cm" svg:height="0.768cm" svg:x="21.597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77" draw:style-name="gr260" draw:text-style-name="P2" draw:layer="layout" svg:width="0.094cm" svg:height="0.768cm" svg:x="21.692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78" draw:style-name="gr261" draw:text-style-name="P2" draw:layer="layout" svg:width="0.094cm" svg:height="0.768cm" svg:x="21.788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79" draw:style-name="gr262" draw:text-style-name="P2" draw:layer="layout" svg:width="0.094cm" svg:height="0.768cm" svg:x="21.883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80" draw:style-name="gr263" draw:text-style-name="P2" draw:layer="layout" svg:width="0.094cm" svg:height="0.768cm" svg:x="21.978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81" draw:style-name="gr264" draw:text-style-name="P2" draw:layer="layout" svg:width="0.094cm" svg:height="0.768cm" svg:x="22.073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82" draw:style-name="gr265" draw:text-style-name="P2" draw:layer="layout" svg:width="0.091cm" svg:height="0.768cm" svg:x="22.169cm" svg:y="0.37cm">
          <text:p/>
          <draw:enhanced-geometry draw:mirror-horizontal="false" draw:mirror-vertical="false" svg:viewBox="0 0 33020 276859" draw:type="non-primitive" draw:enhanced-path="M 0 276860 L 33019 276860 33019 0 0 0 0 276860 Z N">
            <draw:equation draw:name="f0" draw:formula="width"/>
            <draw:equation draw:name="f1" draw:formula="height"/>
          </draw:enhanced-geometry>
        </draw:custom-shape>
        <draw:custom-shape draw:name="object 283" draw:style-name="gr266" draw:text-style-name="P2" draw:layer="layout" svg:width="0.094cm" svg:height="0.768cm" svg:x="22.26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84" draw:style-name="gr267" draw:text-style-name="P2" draw:layer="layout" svg:width="0.094cm" svg:height="0.768cm" svg:x="22.356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85" draw:style-name="gr268" draw:text-style-name="P2" draw:layer="layout" svg:width="0.098cm" svg:height="0.768cm" svg:x="22.451cm" svg:y="0.37cm">
          <text:p/>
          <draw:enhanced-geometry draw:mirror-horizontal="false" draw:mirror-vertical="false" svg:viewBox="0 0 35559 276859" draw:type="non-primitive" draw:enhanced-path="M 0 276860 L 35560 276860 35560 0 0 0 0 276860 Z N">
            <draw:equation draw:name="f0" draw:formula="width"/>
            <draw:equation draw:name="f1" draw:formula="height"/>
          </draw:enhanced-geometry>
        </draw:custom-shape>
        <draw:custom-shape draw:name="object 286" draw:style-name="gr269" draw:text-style-name="P2" draw:layer="layout" svg:width="0.091cm" svg:height="0.768cm" svg:x="22.55cm" svg:y="0.37cm">
          <text:p/>
          <draw:enhanced-geometry draw:mirror-horizontal="false" draw:mirror-vertical="false" svg:viewBox="0 0 33020 276859" draw:type="non-primitive" draw:enhanced-path="M 0 276860 L 33019 276860 33019 0 0 0 0 276860 Z N">
            <draw:equation draw:name="f0" draw:formula="width"/>
            <draw:equation draw:name="f1" draw:formula="height"/>
          </draw:enhanced-geometry>
        </draw:custom-shape>
        <draw:custom-shape draw:name="object 287" draw:style-name="gr270" draw:text-style-name="P2" draw:layer="layout" svg:width="0.094cm" svg:height="0.768cm" svg:x="22.641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88" draw:style-name="gr271" draw:text-style-name="P2" draw:layer="layout" svg:width="0.094cm" svg:height="0.768cm" svg:x="22.737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89" draw:style-name="gr272" draw:text-style-name="P2" draw:layer="layout" svg:width="0.094cm" svg:height="0.768cm" svg:x="22.832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90" draw:style-name="gr273" draw:text-style-name="P2" draw:layer="layout" svg:width="0.094cm" svg:height="0.768cm" svg:x="22.927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91" draw:style-name="gr274" draw:text-style-name="P2" draw:layer="layout" svg:width="0.094cm" svg:height="0.768cm" svg:x="23.022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92" draw:style-name="gr275" draw:text-style-name="P2" draw:layer="layout" svg:width="0.094cm" svg:height="0.768cm" svg:x="23.118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93" draw:style-name="gr276" draw:text-style-name="P2" draw:layer="layout" svg:width="0.094cm" svg:height="0.768cm" svg:x="23.213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94" draw:style-name="gr277" draw:text-style-name="P2" draw:layer="layout" svg:width="0.094cm" svg:height="0.768cm" svg:x="23.308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95" draw:style-name="gr278" draw:text-style-name="P2" draw:layer="layout" svg:width="0.094cm" svg:height="0.768cm" svg:x="23.403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96" draw:style-name="gr279" draw:text-style-name="P2" draw:layer="layout" svg:width="0.094cm" svg:height="0.768cm" svg:x="23.499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297" draw:style-name="gr280" draw:text-style-name="P2" draw:layer="layout" svg:width="0.094cm" svg:height="0.768cm" svg:x="23.594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98" draw:style-name="gr281" draw:text-style-name="P2" draw:layer="layout" svg:width="0.094cm" svg:height="0.768cm" svg:x="23.689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299" draw:style-name="gr282" draw:text-style-name="P2" draw:layer="layout" svg:width="0.094cm" svg:height="0.768cm" svg:x="23.784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300" draw:style-name="gr283" draw:text-style-name="P2" draw:layer="layout" svg:width="0.094cm" svg:height="0.768cm" svg:x="23.88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301" draw:style-name="gr284" draw:text-style-name="P2" draw:layer="layout" svg:width="0.094cm" svg:height="0.768cm" svg:x="23.975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302" draw:style-name="gr285" draw:text-style-name="P2" draw:layer="layout" svg:width="0.094cm" svg:height="0.768cm" svg:x="24.07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303" draw:style-name="gr286" draw:text-style-name="P2" draw:layer="layout" svg:width="0.094cm" svg:height="0.768cm" svg:x="24.165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304" draw:style-name="gr287" draw:text-style-name="P2" draw:layer="layout" svg:width="0.094cm" svg:height="0.768cm" svg:x="24.261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305" draw:style-name="gr288" draw:text-style-name="P2" draw:layer="layout" svg:width="0.094cm" svg:height="0.768cm" svg:x="24.356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306" draw:style-name="gr289" draw:text-style-name="P2" draw:layer="layout" svg:width="0.094cm" svg:height="0.768cm" svg:x="24.451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307" draw:style-name="gr290" draw:text-style-name="P2" draw:layer="layout" svg:width="0.094cm" svg:height="0.768cm" svg:x="24.546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308" draw:style-name="gr291" draw:text-style-name="P2" draw:layer="layout" svg:width="0.094cm" svg:height="0.768cm" svg:x="24.642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309" draw:style-name="gr292" draw:text-style-name="P2" draw:layer="layout" svg:width="0.094cm" svg:height="0.768cm" svg:x="24.737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310" draw:style-name="gr293" draw:text-style-name="P2" draw:layer="layout" svg:width="0.094cm" svg:height="0.768cm" svg:x="24.832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311" draw:style-name="gr294" draw:text-style-name="P2" draw:layer="layout" svg:width="0.094cm" svg:height="0.768cm" svg:x="24.927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312" draw:style-name="gr295" draw:text-style-name="P2" draw:layer="layout" svg:width="0.091cm" svg:height="0.768cm" svg:x="25.023cm" svg:y="0.37cm">
          <text:p/>
          <draw:enhanced-geometry draw:mirror-horizontal="false" draw:mirror-vertical="false" svg:viewBox="0 0 33020 276859" draw:type="non-primitive" draw:enhanced-path="M 0 276860 L 33019 276860 33019 0 0 0 0 276860 Z N">
            <draw:equation draw:name="f0" draw:formula="width"/>
            <draw:equation draw:name="f1" draw:formula="height"/>
          </draw:enhanced-geometry>
        </draw:custom-shape>
        <draw:custom-shape draw:name="object 313" draw:style-name="gr296" draw:text-style-name="P2" draw:layer="layout" svg:width="0.094cm" svg:height="0.768cm" svg:x="25.114cm" svg:y="0.37cm">
          <text:p/>
          <draw:enhanced-geometry draw:mirror-horizontal="false" draw:mirror-vertical="false" svg:viewBox="0 0 34290 276859" draw:type="non-primitive" draw:enhanced-path="M 0 276860 L 34290 276860 34290 0 0 0 0 276860 Z N">
            <draw:equation draw:name="f0" draw:formula="width"/>
            <draw:equation draw:name="f1" draw:formula="height"/>
          </draw:enhanced-geometry>
        </draw:custom-shape>
        <draw:custom-shape draw:name="object 314" draw:style-name="gr297" draw:text-style-name="P2" draw:layer="layout" svg:width="0.094cm" svg:height="0.768cm" svg:x="25.209cm" svg:y="0.37cm">
          <text:p/>
          <draw:enhanced-geometry draw:mirror-horizontal="false" draw:mirror-vertical="false" svg:viewBox="0 0 34290 276859" draw:type="non-primitive" draw:enhanced-path="M 0 276860 L 34289 276860 34289 0 0 0 0 276860 Z N">
            <draw:equation draw:name="f0" draw:formula="width"/>
            <draw:equation draw:name="f1" draw:formula="height"/>
          </draw:enhanced-geometry>
        </draw:custom-shape>
        <draw:custom-shape draw:name="object 315" draw:style-name="gr298" draw:text-style-name="P2" draw:layer="layout" svg:width="0.098cm" svg:height="0.768cm" svg:x="25.305cm" svg:y="0.37cm">
          <text:p/>
          <draw:enhanced-geometry draw:mirror-horizontal="false" draw:mirror-vertical="false" svg:viewBox="0 0 35559 276859" draw:type="non-primitive" draw:enhanced-path="M 0 276860 L 35560 276860 35560 0 0 0 0 276860 Z N">
            <draw:equation draw:name="f0" draw:formula="width"/>
            <draw:equation draw:name="f1" draw:formula="height"/>
          </draw:enhanced-geometry>
        </draw:custom-shape>
        <draw:custom-shape draw:name="object 316" draw:style-name="gr95" draw:text-style-name="P2" draw:layer="layout" svg:width="0.384cm" svg:height="0.38cm" svg:x="1.136cm" svg:y="0.374cm">
          <text:p/>
          <draw:enhanced-geometry draw:mirror-horizontal="false" draw:mirror-vertical="false" svg:viewBox="0 0 138429 137160" draw:type="non-primitive" draw:enhanced-path="M 0 137159 L 138429 137159 138429 0 0 0 0 137159 Z N">
            <draw:equation draw:name="f0" draw:formula="width"/>
            <draw:equation draw:name="f1" draw:formula="height"/>
          </draw:enhanced-geometry>
        </draw:custom-shape>
        <draw:custom-shape draw:name="object 317" draw:style-name="gr95" draw:text-style-name="P2" draw:layer="layout" svg:width="0.387cm" svg:height="0.373cm" svg:x="1.52cm" svg:y="0cm">
          <text:p/>
          <draw:enhanced-geometry draw:mirror-horizontal="false" draw:mirror-vertical="false" svg:viewBox="0 0 139700 134620" draw:type="non-primitive" draw:enhanced-path="M 0 134620 L 139700 134620 139700 0 0 0 0 134620 Z N">
            <draw:equation draw:name="f0" draw:formula="width"/>
            <draw:equation draw:name="f1" draw:formula="height"/>
          </draw:enhanced-geometry>
        </draw:custom-shape>
        <draw:custom-shape draw:name="object 318" draw:style-name="gr299" draw:text-style-name="P2" draw:layer="layout" svg:width="0.387cm" svg:height="0.391cm" svg:x="1.52cm" svg:y="0.374cm">
          <text:p/>
          <draw:enhanced-geometry draw:mirror-horizontal="false" draw:mirror-vertical="false" svg:viewBox="0 0 139700 140970" draw:type="non-primitive" draw:enhanced-path="M 139700 0 L 0 0 0 140970 139700 140970 139700 0 Z N">
            <draw:equation draw:name="f0" draw:formula="width"/>
            <draw:equation draw:name="f1" draw:formula="height"/>
          </draw:enhanced-geometry>
        </draw:custom-shape>
        <draw:custom-shape draw:name="object 319" draw:style-name="gr95" draw:text-style-name="P2" draw:layer="layout" svg:width="0.376cm" svg:height="0.373cm" svg:x="0.762cm" svg:y="0.762cm">
          <text:p/>
          <draw:enhanced-geometry draw:mirror-horizontal="false" draw:mirror-vertical="false" svg:viewBox="0 0 135890 134620" draw:type="non-primitive" draw:enhanced-path="M 0 134619 L 135889 134619 135889 0 0 0 0 134619 Z N">
            <draw:equation draw:name="f0" draw:formula="width"/>
            <draw:equation draw:name="f1" draw:formula="height"/>
          </draw:enhanced-geometry>
        </draw:custom-shape>
        <draw:custom-shape draw:name="object 320" draw:style-name="gr300" draw:text-style-name="P2" draw:layer="layout" svg:width="0.391cm" svg:height="0.384cm" svg:x="0.367cm" svg:y="0.377cm">
          <text:p/>
          <draw:enhanced-geometry draw:mirror-horizontal="false" draw:mirror-vertical="false" svg:viewBox="0 0 140970 138429" draw:type="non-primitive" draw:enhanced-path="M 140970 0 L 0 0 0 138429 140970 138429 140970 0 Z N">
            <draw:equation draw:name="f0" draw:formula="width"/>
            <draw:equation draw:name="f1" draw:formula="height"/>
          </draw:enhanced-geometry>
        </draw:custom-shape>
        <draw:custom-shape draw:name="object 321" draw:style-name="gr299" draw:text-style-name="P2" draw:layer="layout" svg:width="0.384cm" svg:height="0.384cm" svg:x="1.136cm" svg:y="0.755cm">
          <text:p/>
          <draw:enhanced-geometry draw:mirror-horizontal="false" draw:mirror-vertical="false" svg:viewBox="0 0 138429 138429" draw:type="non-primitive" draw:enhanced-path="M 138429 0 L 0 0 0 138430 138429 138430 138429 0 Z N">
            <draw:equation draw:name="f0" draw:formula="width"/>
            <draw:equation draw:name="f1" draw:formula="height"/>
          </draw:enhanced-geometry>
        </draw:custom-shape>
        <draw:custom-shape draw:name="object 322" draw:style-name="gr299" draw:text-style-name="P2" draw:layer="layout" svg:width="0.376cm" svg:height="0.38cm" svg:x="0.762cm" svg:y="1.136cm">
          <text:p/>
          <draw:enhanced-geometry draw:mirror-horizontal="false" draw:mirror-vertical="false" svg:viewBox="0 0 135890 137159" draw:type="non-primitive" draw:enhanced-path="M 135889 0 L 0 0 0 137160 135889 137160 135889 0 Z N">
            <draw:equation draw:name="f0" draw:formula="width"/>
            <draw:equation draw:name="f1" draw:formula="height"/>
          </draw:enhanced-geometry>
        </draw:custom-shape>
        <draw:custom-shape draw:name="object 323" draw:style-name="gr4" draw:text-style-name="P2" draw:layer="layout" svg:width="23.939cm" svg:height="14.89cm" svg:x="1.062cm" svg:y="1.577cm">
          <text:p text:style-name="P14"><text:span text:style-name="T10"/></text:p>
          <text:p text:style-name="P15"><text:span text:style-name="T10"/></text:p>
          <text:p text:style-name="P16"><text:span text:style-name="T11">Features of Java</text:span></text:p>
          <text:p text:style-name="P17"><text:span text:style-name="T10"/></text:p>
          <text:list text:style-name="L5">
            <text:list-item>
              <text:p text:style-name="P18"><text:span text:style-name="T12">Compiled and Interpreted.</text:span></text:p>
            </text:list-item>
          </text:list>
          <text:list text:style-name="L6">
            <text:list-item>
              <text:p text:style-name="P19"><text:span text:style-name="T12">Platform-Independent and Portable</text:span></text:p>
            </text:list-item>
            <text:list-item>
              <text:p text:style-name="P19"><text:span text:style-name="T12">Object-Oriented</text:span></text:p>
            </text:list-item>
            <text:list-item>
              <text:p text:style-name="P19"><text:span text:style-name="T12">Robust and Secure</text:span></text:p>
            </text:list-item>
            <text:list-item>
              <text:p text:style-name="P19"><text:span text:style-name="T12">Distributed</text:span></text:p>
            </text:list-item>
            <text:list-item>
              <text:p text:style-name="P19"><text:span text:style-name="T12">Familiar, Simple and Small</text:span></text:p>
            </text:list-item>
            <text:list-item>
              <text:p text:style-name="P19"><text:span text:style-name="T12">Multithreaded and Interactive</text:span></text:p>
            </text:list-item>
            <text:list-item>
              <text:p text:style-name="P19"><text:span text:style-name="T12">High Performance</text:span></text:p>
            </text:list-item>
            <text:list-item>
              <text:p text:style-name="P19"><text:span text:style-name="T12">Dynamic and Extensible</text:span></text:p>
            </text:list-item>
          </text:list>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 presentation:class="page"/>
          <draw:frame presentation:style-name="pr7" draw:layer="layout" svg:width="17.271cm" svg:height="12.573cm" svg:x="2.159cm" svg:y="13.271cm" presentation:class="notes" presentation:placeholder="true">
            <draw:text-box/>
          </draw:frame>
        </presentation:notes>
      </draw:page>
      <draw:page draw:name="JDK (Java Development Kit)" draw:style-name="dp3" draw:master-page-name="Default_20_1" presentation:presentation-page-layout-name="AL1T11">
        <office:forms form:automatic-focus="false" form:apply-design-mode="false"/>
        <draw:custom-shape draw:name="object 2"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frame draw:name="object 3" presentation:style-name="pr3" draw:text-style-name="P2" draw:layer="layout" svg:width="22.64cm" svg:height="3.216cm" svg:x="1.489cm" svg:y="2.117cm" presentation:class="title" presentation:user-transformed="true">
          <draw:text-box>
            <text:p text:style-name="P20"><text:span text:style-name="T3">JDK (Java Development Kit)</text:span></text:p>
          </draw:text-box>
        </draw:frame>
        <draw:frame draw:name="object 4" presentation:style-name="pr8" draw:text-style-name="P2" draw:layer="layout" svg:width="23.494cm" svg:height="12.608cm" svg:x="0.847cm" svg:y="7.388cm" presentation:class="outline" presentation:user-transformed="true">
          <draw:text-box>
            <text:p text:style-name="P21"><text:span text:style-name="T13">JDK : </text:span><text:span text:style-name="T14">Java Development Kit comes with a collection of tools that are used for developing and <text:s/>running Java Programs. They include :</text:span></text:p>
            <text:list text:style-name="L8">
              <text:list-item>
                <text:p text:style-name="P22"><text:span text:style-name="T13">appletviewer-&gt; </text:span><text:span text:style-name="T14">Enables us to run Java Applets (Without using java compatible browser)</text:span></text:p>
              </text:list-item>
              <text:list-item>
                <text:p text:style-name="P22"><text:span text:style-name="T13">Java</text:span><text:span text:style-name="T15"></text:span><text:span text:style-name="T16"> </text:span><text:span text:style-name="T17">Java Interpreter, which runs applets and applications by reading and interpreting <text:s/>bytecode files.</text:span></text:p>
              </text:list-item>
              <text:list-item>
                <text:p text:style-name="P22"><text:span text:style-name="T13">Javac</text:span><text:span text:style-name="T15"></text:span><text:span text:style-name="T16"> </text:span><text:span text:style-name="T17">The Java compiler, which translates Java source code to byte code files that the <text:s/>interpreter understad.</text:span></text:p>
              </text:list-item>
            </text:list>
            <text:list text:style-name="L9">
              <text:list-item>
                <text:p text:style-name="P23"><text:span text:style-name="T13">Javadoc</text:span><text:span text:style-name="T15"></text:span><text:span text:style-name="T16"> </text:span><text:span text:style-name="T17">Creates HTML-format documentation from Java source code files.</text:span></text:p>
              </text:list-item>
              <text:list-item>
                <text:p text:style-name="P24"><text:span text:style-name="T13">Jdb</text:span><text:span text:style-name="T15"></text:span><text:span text:style-name="T16"> </text:span><text:span text:style-name="T17">Java debugger, which helps us to find errors in our programs.</text:span></text:p>
              </text:list-item>
            </text:list>
          </draw:text-box>
        </draw:frame>
        <presentation:notes draw:style-name="dp2">
          <draw:page-thumbnail draw:style-name="gr2"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Byte Code &amp; JVM (Java Virtual&#9;Machine)" draw:style-name="dp3" draw:master-page-name="Default_20_1" presentation:presentation-page-layout-name="AL1T11">
        <office:forms form:automatic-focus="false" form:apply-design-mode="false"/>
        <draw:custom-shape draw:name="object 2"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frame draw:name="object 3" presentation:style-name="pr3" draw:text-style-name="P2" draw:layer="layout" svg:width="23.409cm" svg:height="3.592cm" svg:x="1.058cm" svg:y="1.961cm" presentation:class="title" presentation:user-transformed="true">
          <draw:text-box>
            <text:p text:style-name="P25"><text:span text:style-name="T3">Byte Code &amp; JVM (Java Virtual</text:span><text:span text:style-name="T3"><text:tab/></text:span><text:span text:style-name="T3">Machine)</text:span></text:p>
          </draw:text-box>
        </draw:frame>
        <draw:custom-shape draw:name="object 4" draw:style-name="gr301" draw:text-style-name="P2" draw:layer="layout" svg:width="23.699cm" svg:height="10.043cm" svg:x="0.854cm" svg:y="6.307cm">
          <text:list text:style-name="L10">
            <text:list-item>
              <text:p text:style-name="P26"><text:span text:style-name="T18">Programs exist in two forms; source code and object code. Source Code is <text:s/>the textual version of the program that you write using a text editor. The programs printed in a <text:s/>book are shown as source code. The executable form of a program is object code. The computer <text:s/>can execute object code. Typically, object code is specific to a particular CPU. Therefore, it <text:s/>cannot be executed on a different platform. Java removes this feature in a very elegant manner.</text:span></text:p>
            </text:list-item>
            <text:list-item>
              <text:p text:style-name="P27"><text:span text:style-name="T18">Like all computer languages, a java program begins with its source code. The difference is what happens when a Java program is compiled. Instead of producing executable code, the <text:s text:c="6"/>Java <text:s/>Compiler produces an object file that contains bytecode. Bytecodes are instructions that are not <text:s/>for any specific CPU. Instead, they are designed to be interpreted by a Java Virtual Machine (JVM). </text:span></text:p>
            </text:list-item>
            <text:list-item>
              <text:p text:style-name="P27"><text:span text:style-name="T18">The key to Java’s platform-independence comes from the fact that the same bytecodes <text:s/>can be executed by any JVM on any platform. As long as there is a JVM implemented for a <text:s/>given environment, it can run any Java program. </text:span></text:p>
            </text:list-item>
          </text:list>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4" draw:master-page-name="Default_20_2">
        <office:forms form:automatic-focus="false" form:apply-design-mode="false"/>
        <draw:custom-shape draw:name="Rectangle 35" draw:style-name="gr302" draw:text-style-name="P2" draw:layer="layout" svg:width="25.399cm" svg:height="19.049cm" svg:x="0cm" svg:y="0cm">
          <text:p/>
          <draw:enhanced-geometry svg:viewBox="0 0 21600 21600" draw:type="rectangle" draw:enhanced-path="M 0 0 L 21600 0 21600 21600 0 21600 0 0 Z N"/>
        </draw:custom-shape>
        <draw:custom-shape draw:name="Rectangle 37" draw:style-name="gr303" draw:text-style-name="P2" draw:layer="layout" svg:width="23.411cm" svg:height="16.382cm" svg:x="0.994cm" svg:y="1.334cm">
          <text:p/>
          <draw:enhanced-geometry svg:viewBox="0 0 21600 21600" draw:type="rectangle" draw:enhanced-path="M 0 0 L 21600 0 21600 21600 0 21600 0 0 Z N"/>
        </draw:custom-shape>
        <draw:frame draw:name="Picture 30" draw:style-name="gr304" draw:text-style-name="P4" draw:layer="layout" svg:width="22.165cm" svg:height="12.599cm" svg:x="1.617cm" svg:y="3.225cm">
          <draw:image xlink:href="Pictures/2000000700004B2300002ACEA8C3F155.wmf"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7" draw:layer="layout" svg:width="17.271cm" svg:height="12.573cm" svg:x="2.159cm" svg:y="13.271cm" presentation:class="notes" presentation:placeholder="true">
            <draw:text-box/>
          </draw:frame>
        </presentation:notes>
      </draw:page>
      <draw:page draw:name="Principal of&#9;OOPs" draw:style-name="dp3" draw:master-page-name="Default_20_1" presentation:presentation-page-layout-name="AL1T11">
        <draw:custom-shape draw:name="object 2"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frame draw:name="object 3" presentation:style-name="pr3" draw:text-style-name="P2" draw:layer="layout" svg:width="22.429cm" svg:height="3.216cm" svg:x="1.489cm" svg:y="1.75cm" presentation:class="title" presentation:user-transformed="true">
          <draw:text-box>
            <text:p text:style-name="P28"><text:span text:style-name="T3">Principal of</text:span><text:span text:style-name="T3"><text:tab/></text:span><text:span text:style-name="T3">OOPs</text:span></text:p>
          </draw:text-box>
        </draw:frame>
        <draw:custom-shape draw:name="object 4" draw:style-name="gr305" draw:text-style-name="P2" draw:layer="layout" svg:width="22.026cm" svg:height="10.863cm" svg:x="1.489cm" svg:y="6.431cm">
          <text:p text:style-name="P29"><text:span text:style-name="T19">Object Oriented Programming (OOP) attempts to emulate the real world in software systems. <text:s/>The real world consists of objects, categorized in classes. In Object Oriented Programming, <text:s/>classes have attributes, represented by data member. The attributes distinguish an object of <text:s/>the class. Classes have behaviors, which are represented by methods. The methods define <text:s/>how an object acts or reacts.</text:span></text:p>
          <text:p text:style-name="P29"><text:span text:style-name="T19"/></text:p>
          <text:p text:style-name="P30"><text:span text:style-name="T20">Feature of Object Oriented Programming :</text:span></text:p>
          <text:p text:style-name="P30"><text:span text:style-name="T19"/></text:p>
          <text:p text:style-name="P31"><text:span text:style-name="T20">Encapsulation (Information Hiding) : </text:span><text:span text:style-name="T19">Objects provide the benefit of information hiding. Object Oriented programming allows you to encapsulate data that you do not <text:s/>want users of the object to access. Typically, attributes of a class are encapsulated.</text:span></text:p>
          <text:p text:style-name="P31"><text:span text:style-name="T19"/></text:p>
          <text:p text:style-name="P31"><text:span text:style-name="T20">Abstraction : </text:span><text:span text:style-name="T19">Abstraction allows us to focus on only those parts of an object that concern</text:span></text:p>
          <text:p text:style-name="P32"><text:span text:style-name="T19">us. All the details that are unnecessary to users are encapsulated, leaving only a simple interface to interact with. Providing users with only what they need to know is known as abstraction. Abstraction lets us ignore the irrelevant details and concentrate on the essentials.</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page9"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3.302cm" svg:height="9.208cm" svg:x="1.485cm" svg:y="4.532cm">
          <text:p text:style-name="P33"><text:span text:style-name="T21">Inheritance : </text:span><text:span text:style-name="T9">Inheritance is the process by which objects of one class acquire the <text:s/>properties of objects of another class. Inheritance supports the concept of <text:s/>hierarchical classification. In OOP, the concept of inheritance provides the idea of <text:s/>reusability. This means that we can add additional features to an existing class <text:s/>without modifying it. This is possible by deriving a new class from the existing one. <text:s/>The new class will have the combined features of both the classes.</text:span></text:p>
          <text:p text:style-name="P34"><text:span text:style-name="T21"/></text:p>
          <text:p text:style-name="P34"><text:span text:style-name="T21">Polymorphism : </text:span><text:span text:style-name="T9">Polymorphism is having one Interface but with the ability to have multiple implementations. It is the ability of an object to take on many forms. The most common use of polymorphism in OOP occurs when a parent class reference is used to refer to a child class object.</text:span></text:p>
          <draw:enhanced-geometry svg:viewBox="0 0 21600 21600" draw:type="rectangle" draw:enhanced-path="M 0 0 L 21600 0 21600 21600 0 21600 0 0 Z N"/>
        </draw:custom-shape>
        <draw:custom-shape draw:name="object 5" draw:style-name="gr306" draw:text-style-name="P2" draw:layer="layout" svg:width="4.021cm" svg:height="2.751cm" svg:x="5.927cm" svg:y="8.255cm">
          <text:p/>
          <draw:enhanced-geometry draw:mirror-horizontal="false" draw:mirror-vertical="false" svg:viewBox="0 0 1447800 990600" draw:type="non-primitive" draw:enhanced-path="M 1447800 0 L 0 990600 N">
            <draw:equation draw:name="f0" draw:formula="width"/>
            <draw:equation draw:name="f1" draw:formula="height"/>
          </draw:enhanced-geometry>
        </draw:custom-shape>
        <draw:custom-shape draw:name="object 6" draw:style-name="gr306" draw:text-style-name="P2" draw:layer="layout" svg:width="0.001cm" svg:height="2.539cm" svg:x="9.948cm" svg:y="8.467cm">
          <text:p/>
          <draw:enhanced-geometry draw:mirror-horizontal="false" draw:mirror-vertical="false" svg:viewBox="0 0 360 914400" draw:type="non-primitive" draw:enhanced-path="M 0 0 L 0 914400 N">
            <draw:equation draw:name="f0" draw:formula="width"/>
            <draw:equation draw:name="f1" draw:formula="height"/>
          </draw:enhanced-geometry>
        </draw:custom-shape>
        <draw:custom-shape draw:name="object 7" draw:style-name="gr306" draw:text-style-name="P2" draw:layer="layout" svg:width="5.714cm" svg:height="2.539cm" svg:x="9.948cm" svg:y="8.255cm">
          <text:p/>
          <draw:enhanced-geometry draw:mirror-horizontal="false" draw:mirror-vertical="false" svg:viewBox="0 0 2057400 914400" draw:type="non-primitive" draw:enhanced-path="M 0 0 L 2057400 914400 N">
            <draw:equation draw:name="f0" draw:formula="width"/>
            <draw:equation draw:name="f1" draw:formula="height"/>
          </draw:enhanced-geometry>
        </draw:custom-shape>
        <presentation:notes draw:style-name="dp2">
          <draw:page-thumbnail draw:style-name="gr2" draw:layer="layout" svg:width="13.968cm" svg:height="10.476cm" svg:x="3.81cm" svg:y="2.123cm" draw:page-number="9" presentation:class="page"/>
          <draw:frame presentation:style-name="pr7" draw:layer="layout" svg:width="17.271cm" svg:height="12.573cm" svg:x="2.159cm" svg:y="13.271cm" presentation:class="notes" presentation:placeholder="true">
            <draw:text-box/>
          </draw:frame>
        </presentation:notes>
      </draw:page>
      <draw:page draw:name="Java Code Format" draw:style-name="dp3" draw:master-page-name="Default_20_1" presentation:presentation-page-layout-name="AL1T11">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307" draw:text-style-name="P2" draw:layer="layout" svg:width="23.191cm" svg:height="11.494cm" svg:x="1.485cm" svg:y="5.546cm">
          <text:p text:style-name="P35"><text:span text:style-name="T22">The HelloWorld application:</text:span></text:p>
          <text:p text:style-name="P35"><text:span text:style-name="T22"/></text:p>
          <text:p text:style-name="P35"><text:span text:style-name="T23">public class HelloWorld {</text:span></text:p>
          <text:p text:style-name="P35"><text:span text:style-name="T23"><text:tab/></text:span><text:span text:style-name="T23">public static void main(String args[])</text:span></text:p>
          <text:p text:style-name="P35"><text:span text:style-name="T23"><text:tab/></text:span><text:span text:style-name="T23">{</text:span></text:p>
          <text:p text:style-name="P35"><text:span text:style-name="T23"><text:tab/></text:span><text:span text:style-name="T23"><text:tab/></text:span><text:span text:style-name="T23">System.out.println("Hello World!!");</text:span></text:p>
          <text:p text:style-name="P35"><text:span text:style-name="T23"><text:tab/></text:span><text:span text:style-name="T23">}</text:span></text:p>
          <text:p text:style-name="P35"><text:span text:style-name="T23">}</text:span></text:p>
          <text:p text:style-name="P35"><text:span text:style-name="T21"/></text:p>
          <text:p text:style-name="P35"><text:span text:style-name="T21">Class Declaration</text:span></text:p>
          <text:p text:style-name="P36"><text:span text:style-name="T9">The first line public class HelloWorld declares a class, which is an Object-Oriented <text:s/>construct. As stated earlier Java is true Object-Oriented language and therefore, <text:s/>everything must be placed inside a class. Class is a keyword and declares that a <text:s/>new class definition follows.</text:span></text:p>
          <draw:enhanced-geometry svg:viewBox="0 0 21600 21600" draw:type="rectangle" draw:enhanced-path="M 0 0 L 21600 0 21600 21600 0 21600 0 0 Z N"/>
        </draw:custom-shape>
        <draw:frame draw:name="Title 4" presentation:style-name="pr9" draw:text-style-name="P2" draw:layer="layout" svg:width="20.899cm" svg:height="2.695cm" svg:x="2.25cm" svg:y="1.242cm" presentation:class="title" presentation:user-transformed="true">
          <draw:text-box>
            <text:p text:style-name="P7"><text:span text:style-name="T5">Java Code Format</text:span></text:p>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page11"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301" draw:text-style-name="P2" draw:layer="layout" svg:width="23.767cm" svg:height="15.004cm" svg:x="1.496cm" svg:y="2.057cm">
          <text:p text:style-name="P37"><text:span text:style-name="T21">Opening Brace</text:span></text:p>
          <text:p text:style-name="P38"><text:span text:style-name="T9">Every class definition in Java begins with an opening brace “{“ and ends with a <text:s/>matching closing brace “}”, appearing in the last line in the example.</text:span></text:p>
          <text:p text:style-name="P39"><text:span text:style-name="T21">The main() method</text:span></text:p>
          <text:p text:style-name="P40"><text:span text:style-name="T9">Every java application program must include the main() method. This is starting <text:s/>point for the interpreter to begin the execution of the program. A Java application <text:s/>can have any number of classes but only one of them must include a main method <text:s/>to initiate the execution.</text:span></text:p>
          <text:p text:style-name="P41"><text:span text:style-name="T21">Public</text:span></text:p>
          <text:p text:style-name="P41"><text:span text:style-name="T9">The Keyword public is an access specifier that declares the main method <text:s/>as unprotected and therefore making it to accessible to all other classes.</text:span></text:p>
          <text:p text:style-name="P42"><text:span text:style-name="T21">Static</text:span></text:p>
          <text:p text:style-name="P42"><text:span text:style-name="T9">The keyword static which declares this method as one that belongs to the <text:s/>entire Class and not a part of any Objects of the class. The main must always be declared be declared as static since the interpreter uses <text:s/>this method before any objects are creat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 presentation:class="page"/>
          <draw:frame presentation:style-name="pr7" draw:layer="layout" svg:width="17.271cm" svg:height="12.573cm" svg:x="2.159cm" svg:y="13.271cm" presentation:class="notes" presentation:placeholder="true">
            <draw:text-box/>
          </draw:frame>
        </presentation:notes>
      </draw:page>
      <draw:page draw:name="page12"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301" draw:text-style-name="P2" draw:layer="layout" svg:width="23.767cm" svg:height="15.735cm" svg:x="1.496cm" svg:y="1.27cm">
          <text:p text:style-name="P40"><text:span text:style-name="T9"/></text:p>
          <text:p text:style-name="P43"><text:span text:style-name="T21">Void : </text:span><text:span text:style-name="T9">The type modifier void states that the main method does not return any value. <text:s/>All parameters to a method are declared inside a pair of parentheses. Here,</text:span></text:p>
          <text:p text:style-name="P44"><text:span text:style-name="T9">String args[] declares a parameter named args, which contains an array of objects <text:s/>Of the class type String.</text:span></text:p>
          <text:p text:style-name="P45"><text:span text:style-name="T21"/></text:p>
          <text:p text:style-name="P45"><text:span text:style-name="T21">The Output Line</text:span></text:p>
          <text:p text:style-name="P46"><text:span text:style-name="T9">The only executable Statement in the program is</text:span></text:p>
          <text:p text:style-name="P47"><text:span text:style-name="T21">System.out.println("Hello World!!");</text:span></text:p>
          <text:p text:style-name="P47"><text:span text:style-name="T9"/></text:p>
          <text:p text:style-name="P48"><text:span text:style-name="T9">The println method is a member of the out Object, which is static data <text:s/>Member of the System class. This line prints</text:span></text:p>
          <text:p text:style-name="P48"><text:span text:style-name="T9"/></text:p>
          <text:p text:style-name="P49"><text:span text:style-name="T21">Hello World!!</text:span></text:p>
          <text:p text:style-name="P49"><text:span text:style-name="T9"/></text:p>
          <text:p text:style-name="P50"><text:span text:style-name="T9">to the screen. The method println always appends a newline character to the end <text:s/>of the str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7" draw:layer="layout" svg:width="17.271cm" svg:height="12.573cm" svg:x="2.159cm" svg:y="13.271cm" presentation:class="notes" presentation:placeholder="true">
            <draw:text-box/>
          </draw:frame>
        </presentation:notes>
      </draw:page>
      <draw:page draw:name="Variables and&#9;Constants" draw:style-name="dp3" draw:master-page-name="Default_20_1" presentation:presentation-page-layout-name="AL1T11">
        <draw:frame draw:name="object 2" presentation:style-name="pr3" draw:text-style-name="P2" draw:layer="layout" svg:width="22.429cm" svg:height="3.216cm" svg:x="1.489cm" svg:y="1.538cm" presentation:class="title" presentation:user-transformed="true">
          <draw:text-box>
            <text:p text:style-name="P51"><text:span text:style-name="T3">Variables and</text:span><text:span text:style-name="T3"><text:tab/></text:span><text:span text:style-name="T3">Constants</text:span></text:p>
          </draw:text-box>
        </draw:frame>
        <draw:custom-shape draw:name="object 3" draw:style-name="gr4" draw:text-style-name="P2" draw:layer="layout" svg:width="21.958cm" svg:height="2.322cm" svg:x="1.489cm" svg:y="6.334cm">
          <text:p text:style-name="P52"><text:span text:style-name="T9">Constants : Constants in Java refer to fixed values that do not change during the <text:s/>execution of a program. Java supports several types of constants given below </text:span><text:span text:style-name="T18">:</text:span></text:p>
          <draw:enhanced-geometry svg:viewBox="0 0 21600 21600" draw:type="rectangle" draw:enhanced-path="M 0 0 L 21600 0 21600 21600 0 21600 0 0 Z N"/>
        </draw:custom-shape>
        <draw:custom-shape draw:name="object 7" draw:style-name="gr306" draw:text-style-name="P2" draw:layer="layout" svg:width="0.001cm" svg:height="0.422cm" svg:x="12.7cm" svg:y="7.197cm">
          <text:p/>
          <draw:enhanced-geometry draw:mirror-horizontal="false" draw:mirror-vertical="false" svg:viewBox="0 0 360 152400" draw:type="non-primitive" draw:enhanced-path="M 0 0 L 0 152400 N">
            <draw:equation draw:name="f0" draw:formula="width"/>
            <draw:equation draw:name="f1" draw:formula="height"/>
          </draw:enhanced-geometry>
        </draw:custom-shape>
        <draw:custom-shape draw:name="object 8" draw:style-name="gr306" draw:text-style-name="P2" draw:layer="layout" svg:width="0.001cm" svg:height="0.422cm" svg:x="13.123cm" svg:y="7.197cm">
          <text:p/>
          <draw:enhanced-geometry draw:mirror-horizontal="false" draw:mirror-vertical="false" svg:viewBox="0 0 360 152400" draw:type="non-primitive" draw:enhanced-path="M 0 0 L 0 152400 N">
            <draw:equation draw:name="f0" draw:formula="width"/>
            <draw:equation draw:name="f1" draw:formula="height"/>
          </draw:enhanced-geometry>
        </draw:custom-shape>
        <draw:custom-shape draw:name="object 9" draw:style-name="gr306" draw:text-style-name="P2" draw:layer="layout" svg:width="4.444cm" svg:height="0.001cm" svg:x="8.255cm" svg:y="7.62cm">
          <text:p/>
          <draw:enhanced-geometry draw:mirror-horizontal="false" draw:mirror-vertical="false" svg:viewBox="0 0 1600200 360" draw:type="non-primitive" draw:enhanced-path="M 1600200 0 L 0 0 N">
            <draw:equation draw:name="f0" draw:formula="width"/>
            <draw:equation draw:name="f1" draw:formula="height"/>
          </draw:enhanced-geometry>
        </draw:custom-shape>
        <draw:custom-shape draw:name="object 10" draw:style-name="gr306" draw:text-style-name="P2" draw:layer="layout" svg:width="6.561cm" svg:height="0.001cm" svg:x="13.123cm" svg:y="7.62cm">
          <text:p/>
          <draw:enhanced-geometry draw:mirror-horizontal="false" draw:mirror-vertical="false" svg:viewBox="0 0 2362200 360" draw:type="non-primitive" draw:enhanced-path="M 0 0 L 2362200 0 N">
            <draw:equation draw:name="f0" draw:formula="width"/>
            <draw:equation draw:name="f1" draw:formula="height"/>
          </draw:enhanced-geometry>
        </draw:custom-shape>
        <draw:custom-shape draw:name="object 11" draw:style-name="gr308" draw:text-style-name="P2" draw:layer="layout" svg:width="0.211cm" svg:height="0.211cm" svg:x="8.149cm" svg:y="8.043cm">
          <text:p/>
          <draw:enhanced-geometry draw:mirror-horizontal="false" draw:mirror-vertical="false" svg:viewBox="0 0 76200 76200" draw:type="non-primitive" draw:enhanced-path="M 76200 0 L 0 0 38100 76200 76200 0 Z N">
            <draw:equation draw:name="f0" draw:formula="width"/>
            <draw:equation draw:name="f1" draw:formula="height"/>
          </draw:enhanced-geometry>
        </draw:custom-shape>
        <draw:custom-shape draw:name="object 12" draw:style-name="gr309" draw:text-style-name="P2" draw:layer="layout" svg:width="0.001cm" svg:height="0.465cm" svg:x="8.255cm" svg:y="7.62cm">
          <text:p/>
          <draw:enhanced-geometry draw:mirror-horizontal="false" draw:mirror-vertical="false" svg:viewBox="0 0 360 167639" draw:type="non-primitive" draw:enhanced-path="M 0 0 L 0 167639 N">
            <draw:equation draw:name="f0" draw:formula="width"/>
            <draw:equation draw:name="f1" draw:formula="height"/>
          </draw:enhanced-geometry>
        </draw:custom-shape>
        <draw:custom-shape draw:name="object 13" draw:style-name="gr310" draw:text-style-name="P2" draw:layer="layout" svg:width="0.253cm" svg:height="0.638cm" svg:x="19.674cm" svg:y="7.616cm">
          <text:p/>
          <draw:enhanced-geometry svg:viewBox="0 0 21600 21600" draw:type="rectangle" draw:enhanced-path="M 0 0 L 21600 0 21600 21600 0 21600 0 0 Z N"/>
        </draw:custom-shape>
        <draw:custom-shape draw:name="object 14" draw:style-name="gr308" draw:text-style-name="P2" draw:layer="layout" svg:width="0.232cm" svg:height="0.197cm" svg:x="5.292cm" svg:y="9.359cm">
          <text:p/>
          <draw:enhanced-geometry draw:mirror-horizontal="false" draw:mirror-vertical="false" svg:viewBox="0 0 83819 71120" draw:type="non-primitive" draw:enhanced-path="M 59689 0 L 0 59689 83819 71119 59689 0 Z N">
            <draw:equation draw:name="f0" draw:formula="width"/>
            <draw:equation draw:name="f1" draw:formula="height"/>
          </draw:enhanced-geometry>
        </draw:custom-shape>
        <draw:custom-shape draw:name="object 15" draw:style-name="gr308" draw:text-style-name="P2" draw:layer="layout" svg:width="3.022cm" svg:height="1.029cm" svg:x="5.447cm" svg:y="8.453cm">
          <text:p/>
          <draw:enhanced-geometry draw:mirror-horizontal="false" draw:mirror-vertical="false" svg:viewBox="0 0 1088389 370839" draw:type="non-primitive" draw:enhanced-path="M 1085850 0 L 0 363219 2539 370839 1088389 8889 1085850 0 Z N">
            <draw:equation draw:name="f0" draw:formula="width"/>
            <draw:equation draw:name="f1" draw:formula="height"/>
          </draw:enhanced-geometry>
        </draw:custom-shape>
        <draw:custom-shape draw:name="object 16" draw:style-name="gr308" draw:text-style-name="P2" draw:layer="layout" svg:width="0.232cm" svg:height="0.197cm" svg:x="11.409cm" svg:y="9.359cm">
          <text:p/>
          <draw:enhanced-geometry draw:mirror-horizontal="false" draw:mirror-vertical="false" svg:viewBox="0 0 83820 71120" draw:type="non-primitive" draw:enhanced-path="M 24130 0 L 0 71119 83820 59689 24130 0 Z N">
            <draw:equation draw:name="f0" draw:formula="width"/>
            <draw:equation draw:name="f1" draw:formula="height"/>
          </draw:enhanced-geometry>
        </draw:custom-shape>
        <draw:custom-shape draw:name="object 17" draw:style-name="gr308" draw:text-style-name="P2" draw:layer="layout" svg:width="3.022cm" svg:height="1.029cm" svg:x="8.463cm" svg:y="8.453cm">
          <text:p/>
          <draw:enhanced-geometry draw:mirror-horizontal="false" draw:mirror-vertical="false" svg:viewBox="0 0 1088389 370839" draw:type="non-primitive" draw:enhanced-path="M 2539 0 L 0 8889 1085849 370839 1088390 363219 2539 0 Z N">
            <draw:equation draw:name="f0" draw:formula="width"/>
            <draw:equation draw:name="f1" draw:formula="height"/>
          </draw:enhanced-geometry>
        </draw:custom-shape>
        <draw:custom-shape draw:name="object 18" draw:style-name="gr308" draw:text-style-name="P2" draw:layer="layout" svg:width="0.232cm" svg:height="0.193cm" svg:x="16.087cm" svg:y="9.56cm">
          <text:p/>
          <draw:enhanced-geometry draw:mirror-horizontal="false" draw:mirror-vertical="false" svg:viewBox="0 0 83820 69850" draw:type="non-primitive" draw:enhanced-path="M 55879 0 L 0 63500 83820 69850 55879 0 Z N">
            <draw:equation draw:name="f0" draw:formula="width"/>
            <draw:equation draw:name="f1" draw:formula="height"/>
          </draw:enhanced-geometry>
        </draw:custom-shape>
        <draw:custom-shape draw:name="object 19" draw:style-name="gr308" draw:text-style-name="P2" draw:layer="layout" svg:width="3.026cm" svg:height="1.234cm" svg:x="16.238cm" svg:y="8.453cm">
          <text:p/>
          <draw:enhanced-geometry draw:mirror-horizontal="false" draw:mirror-vertical="false" svg:viewBox="0 0 1089659 444500" draw:type="non-primitive" draw:enhanced-path="M 1085849 0 L 0 435609 2539 444500 1089660 8889 1085849 0 Z N">
            <draw:equation draw:name="f0" draw:formula="width"/>
            <draw:equation draw:name="f1" draw:formula="height"/>
          </draw:enhanced-geometry>
        </draw:custom-shape>
        <draw:custom-shape draw:name="object 20" draw:style-name="gr308" draw:text-style-name="P2" draw:layer="layout" svg:width="0.228cm" svg:height="0.2cm" svg:x="23.477cm" svg:y="9.578cm">
          <text:p/>
          <draw:enhanced-geometry draw:mirror-horizontal="false" draw:mirror-vertical="false" svg:viewBox="0 0 82550 72389" draw:type="non-primitive" draw:enhanced-path="M 20320 0 L 0 72389 82550 57150 20320 0 Z N">
            <draw:equation draw:name="f0" draw:formula="width"/>
            <draw:equation draw:name="f1" draw:formula="height"/>
          </draw:enhanced-geometry>
        </draw:custom-shape>
        <draw:custom-shape draw:name="object 21" draw:style-name="gr308" draw:text-style-name="P2" draw:layer="layout" svg:width="4.289cm" svg:height="1.248cm" svg:x="19.258cm" svg:y="8.453cm">
          <text:p/>
          <draw:enhanced-geometry draw:mirror-horizontal="false" draw:mirror-vertical="false" svg:viewBox="0 0 1544320 449579" draw:type="non-primitive" draw:enhanced-path="M 2540 0 L 0 8889 1541779 449579 1544320 440689 2540 0 Z N">
            <draw:equation draw:name="f0" draw:formula="width"/>
            <draw:equation draw:name="f1" draw:formula="height"/>
          </draw:enhanced-geometry>
        </draw:custom-shape>
        <draw:custom-shape draw:name="object 22" draw:style-name="gr311" draw:text-style-name="P2" draw:layer="layout" svg:width="21.33cm" svg:height="7.737cm" svg:x="2.117cm" svg:y="9.143cm">
          <text:p text:style-name="P53"><text:span text:style-name="T9">Integer Constants : Refers to a sequence of digits. There are three types of <text:s/>Integers: decimal, octal and hexadecimal integer.</text:span></text:p>
          <text:p text:style-name="P54"><text:span text:style-name="T9">Decimal Integer consist of of a set of digits, 0 through 9, preceded by an optional <text:s/>minus sign.</text:span></text:p>
          <text:p text:style-name="P55"><text:span text:style-name="T9">An octal integer constant consists of any combination of digits from the set 0 <text:s/>through 7, with a leading 0. </text:span></text:p>
          <text:p text:style-name="P55"><text:span text:style-name="T9">A sequence of digits preceded by ox or OX is considered as hexadecimal integer. <text:s/>They may also include alphabets A through F.</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page14"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2.432cm" svg:height="13.081cm" svg:x="1.485cm" svg:y="3.076cm">
          <text:p text:style-name="P52"><text:span text:style-name="T9">Real Constants : Integer constant are inadequate to represent quantities that vary <text:s/>continuously, such as distance, heights, temperature, prices and so on. These <text:s/>quantities are represented by numbers containing fractional parts like 17.546.</text:span></text:p>
          <text:p text:style-name="P52"><text:span text:style-name="T9">Such numbers are called real.</text:span></text:p>
          <text:p text:style-name="P56"><text:span text:style-name="T9">The real number may also be expressed in exponential (or scientific ) notation. <text:s/>For example, the value 215.65 may be written as 2.1565e2 in exponential <text:s/>notation. e2 means multiply by 10</text:span><text:span text:style-name="T24">2</text:span><text:span text:style-name="T9">. </text:span></text:p>
          <text:p text:style-name="P56"><text:span text:style-name="T9">Single Character Constants : A single character constant (or simply character <text:s/>constant ) contains a single character enclosed within a pair of single quote marks. <text:s/>Examples of character constants are : ‘5’</text:span><text:span text:style-name="T9"><text:tab/></text:span><text:span text:style-name="T9">‘X’</text:span><text:span text:style-name="T9"><text:tab/></text:span><text:span text:style-name="T9">‘;’</text:span></text:p>
          <text:p text:style-name="P56"><text:span text:style-name="T9">String Constant : A string constant is a sequence of characters enclosed between <text:s/>double quotes. The characters may be alphabets,digits,special characters and blank <text:s/>spaces. Example are : “Hello Java” “1997”</text:span></text:p>
          <text:p text:style-name="P56"><text:span text:style-name="T9"/></text:p>
          <draw:enhanced-geometry svg:viewBox="0 0 21600 21600" draw:type="rectangle" draw:enhanced-path="M 0 0 L 21600 0 21600 21600 0 21600 0 0 Z N"/>
        </draw:custom-shape>
        <draw:custom-shape draw:name="object 5" draw:style-name="gr306" draw:text-style-name="P2" draw:layer="layout" svg:width="9.101cm" svg:height="3.336cm" svg:x="8.255cm" svg:y="8.043cm">
          <text:p/>
          <draw:enhanced-geometry draw:mirror-horizontal="false" draw:mirror-vertical="false" svg:viewBox="0 0 3276600 1201420" draw:type="non-primitive" draw:enhanced-path="M 0 0 L 3276600 0 3276600 1201420 0 1201420 0 0 Z N">
            <draw:equation draw:name="f0" draw:formula="width"/>
            <draw:equation draw:name="f1" draw:formula="height"/>
          </draw:enhanced-geometry>
        </draw:custom-shape>
        <presentation:notes draw:style-name="dp2">
          <draw:page-thumbnail draw:style-name="gr2" draw:layer="layout" svg:width="13.968cm" svg:height="10.476cm" svg:x="3.81cm" svg:y="2.123cm" draw:page-number="14" presentation:class="page"/>
          <draw:frame presentation:style-name="pr7" draw:layer="layout" svg:width="17.271cm" svg:height="12.573cm" svg:x="2.159cm" svg:y="13.271cm" presentation:class="notes" presentation:placeholder="true">
            <draw:text-box/>
          </draw:frame>
        </presentation:notes>
      </draw:page>
      <draw:page draw:name="page15"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2.436cm" svg:height="10.909cm" svg:x="1.482cm" svg:y="3.224cm">
          <text:p text:style-name="P57"><text:span text:style-name="T21">Variable :</text:span><text:span text:style-name="T21"><text:tab/></text:span><text:span text:style-name="T9">A variable is an Identifier that denotes a storage location used to store a <text:s/>data value. </text:span></text:p>
          <text:p text:style-name="P57"><text:span text:style-name="T9">Variable name may consist of alphabets, digits, the underscore(_) and dollor <text:s/>characters.</text:span></text:p>
          <text:p text:style-name="P58"><text:span text:style-name="T21">Rules to write Variable/Identifier in Java :</text:span></text:p>
          <text:list text:style-name="L11">
            <text:list-item>
              <text:p text:style-name="P59"><text:span text:style-name="T9">They must not begin with digit</text:span></text:p>
            </text:list-item>
            <text:list-item>
              <text:p text:style-name="P60"><text:span text:style-name="T9">Upper and lowecase are distinct. This means that the variable Total is not the same as total or TOTAL.</text:span></text:p>
            </text:list-item>
            <text:list-item>
              <text:p text:style-name="P60"><text:span text:style-name="T9">It should not be a keyword.</text:span></text:p>
            </text:list-item>
            <text:list-item>
              <text:p text:style-name="P60"><text:span text:style-name="T9">White space is not allowed.</text:span></text:p>
            </text:list-item>
            <text:list-item>
              <text:p text:style-name="P61"><text:span text:style-name="T9">Variable names can be of any length.</text:span></text:p>
            </text:list-item>
          </text:list>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7" draw:layer="layout" svg:width="17.271cm" svg:height="12.573cm" svg:x="2.159cm" svg:y="13.271cm" presentation:class="notes" presentation:placeholder="true">
            <draw:text-box/>
          </draw:frame>
        </presentation:notes>
      </draw:page>
      <draw:page draw:name="page16" draw:style-name="dp3" draw:master-page-name="Default_20_2">
        <draw:custom-shape draw:name="object 2"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8" draw:style-name="gr306" draw:text-style-name="P2" draw:layer="layout" svg:width="7.407cm" svg:height="1.022cm" svg:x="17.145cm" svg:y="3.81cm">
          <text:p/>
          <draw:enhanced-geometry draw:mirror-horizontal="false" draw:mirror-vertical="false" svg:viewBox="0 0 2667000 368300" draw:type="non-primitive" draw:enhanced-path="M 0 0 L 2667000 0 2667000 368300 0 368300 0 0 Z N">
            <draw:equation draw:name="f0" draw:formula="width"/>
            <draw:equation draw:name="f1" draw:formula="height"/>
          </draw:enhanced-geometry>
        </draw:custom-shape>
        <draw:custom-shape draw:name="object 10" draw:style-name="gr306" draw:text-style-name="P2" draw:layer="layout" svg:width="3.386cm" svg:height="1.022cm" svg:x="0cm" svg:y="6.562cm">
          <text:p/>
          <draw:enhanced-geometry draw:mirror-horizontal="false" draw:mirror-vertical="false" svg:viewBox="0 0 1219200 368300" draw:type="non-primitive" draw:enhanced-path="M 0 0 L 1219200 0 1219200 368300 0 368300 0 0 Z N">
            <draw:equation draw:name="f0" draw:formula="width"/>
            <draw:equation draw:name="f1" draw:formula="height"/>
          </draw:enhanced-geometry>
        </draw:custom-shape>
        <draw:custom-shape draw:name="object 14" draw:style-name="gr306" draw:text-style-name="P2" draw:layer="layout" svg:width="2.962cm" svg:height="1.022cm" svg:x="22.437cm" svg:y="6.562cm">
          <text:p/>
          <draw:enhanced-geometry draw:mirror-horizontal="false" draw:mirror-vertical="false" svg:viewBox="0 0 1066800 368300" draw:type="non-primitive" draw:enhanced-path="M 0 0 L 1066800 0 1066800 368300 0 368300 0 0 Z N">
            <draw:equation draw:name="f0" draw:formula="width"/>
            <draw:equation draw:name="f1" draw:formula="height"/>
          </draw:enhanced-geometry>
        </draw:custom-shape>
        <draw:custom-shape draw:name="object 16" draw:style-name="gr306" draw:text-style-name="P2" draw:layer="layout" svg:width="2.539cm" svg:height="1.022cm" svg:x="0cm" svg:y="9.525cm">
          <text:p/>
          <draw:enhanced-geometry draw:mirror-horizontal="false" draw:mirror-vertical="false" svg:viewBox="0 0 914400 368300" draw:type="non-primitive" draw:enhanced-path="M 0 0 L 914400 0 914400 368300 0 368300 0 0 Z N">
            <draw:equation draw:name="f0" draw:formula="width"/>
            <draw:equation draw:name="f1" draw:formula="height"/>
          </draw:enhanced-geometry>
        </draw:custom-shape>
        <draw:custom-shape draw:name="object 28" draw:style-name="gr308" draw:text-style-name="P2" draw:layer="layout" svg:width="0.221cm" svg:height="0.207cm" svg:x="20.521cm" svg:y="3.679cm">
          <text:p/>
          <draw:enhanced-geometry draw:mirror-horizontal="false" draw:mirror-vertical="false" svg:viewBox="0 0 80009 74930" draw:type="non-primitive" draw:enhanced-path="M 10159 0 L 0 74929 80009 46989 10159 0 Z N">
            <draw:equation draw:name="f0" draw:formula="width"/>
            <draw:equation draw:name="f1" draw:formula="height"/>
          </draw:enhanced-geometry>
        </draw:custom-shape>
        <draw:custom-shape draw:name="object 29" draw:style-name="gr308" draw:text-style-name="P2" draw:layer="layout" svg:width="8.3cm" svg:height="1.064cm" svg:x="12.277cm" svg:y="2.738cm">
          <text:p/>
          <draw:enhanced-geometry draw:mirror-horizontal="false" draw:mirror-vertical="false" svg:viewBox="0 0 2988309 383540" draw:type="non-primitive" draw:enhanced-path="M 1270 0 L 0 10159 2987040 383539 2988309 373379 1270 0 Z N">
            <draw:equation draw:name="f0" draw:formula="width"/>
            <draw:equation draw:name="f1" draw:formula="height"/>
          </draw:enhanced-geometry>
        </draw:custom-shape>
        <draw:custom-shape draw:name="object 44" draw:style-name="gr308" draw:text-style-name="P2" draw:layer="layout" svg:width="0.235cm" svg:height="0.186cm" svg:x="23.47cm" svg:y="6.375cm">
          <text:p/>
          <draw:enhanced-geometry draw:mirror-horizontal="false" draw:mirror-vertical="false" svg:viewBox="0 0 85090 67310" draw:type="non-primitive" draw:enhanced-path="M 34290 0 L 0 67310 85090 67310 34290 0 Z N">
            <draw:equation draw:name="f0" draw:formula="width"/>
            <draw:equation draw:name="f1" draw:formula="height"/>
          </draw:enhanced-geometry>
        </draw:custom-shape>
        <draw:custom-shape draw:name="object 45" draw:style-name="gr308" draw:text-style-name="P2" draw:layer="layout" svg:width="3.248cm" svg:height="1.639cm" svg:x="20.313cm" svg:y="4.858cm">
          <text:p/>
          <draw:enhanced-geometry draw:mirror-horizontal="false" draw:mirror-vertical="false" svg:viewBox="0 0 1169670 590550" draw:type="non-primitive" draw:enhanced-path="M 5080 0 L 0 7620 1165860 590550 1169670 581660 5080 0 Z N">
            <draw:equation draw:name="f0" draw:formula="width"/>
            <draw:equation draw:name="f1" draw:formula="height"/>
          </draw:enhanced-geometry>
        </draw:custom-shape>
        <draw:custom-shape draw:name="object 48" draw:style-name="gr4" draw:text-style-name="P2" draw:layer="layout" svg:width="22.393cm" svg:height="6.167cm" svg:x="1.482cm" svg:y="11.007cm">
          <text:p text:style-name="P62"><text:span text:style-name="T21">Integer Types</text:span></text:p>
          <text:p text:style-name="P52"><text:span text:style-name="T9">Java consists of four integer types: byte, short, int, and long, which are defined as 8-, 16-, 32-, and 64-bit signed values. Integer literals can be specified in decimal, hexadecimal, or octal notation. To specify a decimal <text:s/>value, simply use the number as normal. To indicate that a literal value is a long, you can append <text:s/>either "L" or "l" to the end of the number. To specify a hexadecimal value, use 0x followed by the digits <text:s/>and letters that comprise the value. Similarly, an octal value is identified by a leading 0 symbol.</text:span></text:p>
          <draw:enhanced-geometry svg:viewBox="0 0 21600 21600" draw:type="rectangle" draw:enhanced-path="M 0 0 L 21600 0 21600 21600 0 21600 0 0 Z N"/>
        </draw:custom-shape>
        <draw:frame draw:name="Picture 50" draw:style-name="gr304" draw:text-style-name="P4" draw:layer="layout" svg:width="21.212cm" svg:height="8.855cm" svg:x="2.218cm" svg:y="1.905cm">
          <draw:image xlink:href="Pictures/20000007000052D500002290A6400C9B.wmf"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7" draw:layer="layout" svg:width="17.271cm" svg:height="12.573cm" svg:x="2.159cm" svg:y="13.271cm" presentation:class="notes" presentation:placeholder="true">
            <draw:text-box/>
          </draw:frame>
        </presentation:notes>
      </draw:page>
      <draw:page draw:name="page17"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2.94cm" svg:height="14.797cm" svg:x="1.485cm" svg:y="0.73cm">
          <text:p text:style-name="P62"><text:span text:style-name="T25"/></text:p>
          <text:p text:style-name="P62"><text:span text:style-name="T25"/></text:p>
          <text:p text:style-name="P62"><text:span text:style-name="T25"/></text:p>
          <text:p text:style-name="P62"><text:span text:style-name="T25">Floating-Point Types</text:span></text:p>
          <text:p text:style-name="P63"><text:span text:style-name="T26">Support for floating-point numbers in Java is provided through two primitive types-float <text:s/>and double, which are 32- and 64-bit values, respectively.</text:span></text:p>
          <text:p text:style-name="P63"><text:span text:style-name="T27"/></text:p>
          <text:p text:style-name="P63"><text:span text:style-name="T27">To indicate that a literal is to be treated as a single precision float, append either "f" or "F". To indicate that</text:span><text:span text:style-name="T26"> it is to be treated as a double precision value, append either "d" or "D".</text:span></text:p>
          <text:p text:style-name="P63"><text:span text:style-name="T25"/></text:p>
          <text:p text:style-name="P63"><text:span text:style-name="T25">Boolean Types</text:span></text:p>
          <text:p text:style-name="P63"><text:span text:style-name="T26">Java supports two Boolean literals- true and false.</text:span></text:p>
          <text:p text:style-name="P63"><text:span text:style-name="T26"/></text:p>
          <text:p text:style-name="P52"><text:span text:style-name="T25">Character Literals</text:span></text:p>
          <text:p text:style-name="P52"><text:span text:style-name="T26">A character literal is a single character or an escape sequence enclosed in single quotes, for example, 'b'. Escape sequences are used to indicate special characters or actions, such as line feed, form feed, or carriage return. </text:span></text:p>
          <text:p text:style-name="P52"><text:span text:style-name="T26"/></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7" draw:layer="layout" svg:width="17.271cm" svg:height="12.573cm" svg:x="2.159cm" svg:y="13.271cm" presentation:class="notes" presentation:placeholder="true">
            <draw:text-box/>
          </draw:frame>
        </presentation:notes>
      </draw:page>
      <draw:page draw:name="Arithmetic Operators and Expressions" draw:style-name="dp3" draw:master-page-name="Default_20_1" presentation:presentation-page-layout-name="AL1T11">
        <draw:custom-shape draw:name="object 2"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frame draw:name="object 3" presentation:style-name="pr3" draw:text-style-name="P2" draw:layer="layout" svg:width="21.797cm" svg:height="3.216cm" svg:x="1.697cm" svg:y="1.43cm" presentation:class="title" presentation:user-transformed="true">
          <draw:text-box>
            <text:p text:style-name="P64"><text:span text:style-name="T28">Arithmetic Operators and Expressions</text:span></text:p>
          </draw:text-box>
        </draw:frame>
        <draw:custom-shape draw:name="object 4" draw:style-name="gr4" draw:text-style-name="P2" draw:layer="layout" svg:width="23.847cm" svg:height="10.429cm" svg:x="1.485cm" svg:y="6.071cm">
          <text:p text:style-name="P52"><text:span text:style-name="T9">An expression is a operators and operands. It follows the rules of algebra and should <text:s/>be familiar. Java allows several types of expressions. The arithmetic operators are <text:s/>given below :</text:span></text:p>
          <text:p text:style-name="P40"><text:span text:style-name="T9">+ </text:span><text:span text:style-name="T7"></text:span><text:span text:style-name="T8"> </text:span><text:span text:style-name="T9">addition </text:span><text:span text:style-name="T9"><text:tab/></text:span><text:span text:style-name="T9"><text:tab/></text:span><text:span text:style-name="T9"><text:tab/></text:span><text:span text:style-name="T9">- </text:span><text:span text:style-name="T7"></text:span><text:span text:style-name="T9">subtraction</text:span></text:p>
          <text:p text:style-name="P40"><text:span text:style-name="T9">* </text:span><text:span text:style-name="T7"></text:span><text:span text:style-name="T9">multiplication</text:span><text:span text:style-name="T9"><text:tab/></text:span><text:span text:style-name="T9"><text:tab/></text:span><text:span text:style-name="T9">/ </text:span><text:span text:style-name="T7"></text:span><text:span text:style-name="T8"> </text:span><text:span text:style-name="T9">division</text:span></text:p>
          <text:p text:style-name="P40"><text:span text:style-name="T9">% </text:span><text:span text:style-name="T7"></text:span><text:span text:style-name="T8"> </text:span><text:span text:style-name="T9">modulus</text:span></text:p>
          <text:p text:style-name="P65"><text:span text:style-name="T9">+= </text:span><text:span text:style-name="T7"></text:span><text:span text:style-name="T8"> </text:span><text:span text:style-name="T9">addition assignment</text:span><text:span text:style-name="T9"><text:tab/></text:span><text:span text:style-name="T9"><text:tab/></text:span><text:span text:style-name="T9">-= </text:span><text:span text:style-name="T7"></text:span><text:span text:style-name="T9">subtraction assignment</text:span></text:p>
          <text:p text:style-name="P40"><text:span text:style-name="T9">*= multiplication assignment</text:span><text:span text:style-name="T9"><text:tab/></text:span><text:span text:style-name="T9">/= division assignment</text:span></text:p>
          <text:p text:style-name="P65"><text:span text:style-name="T9">%= </text:span><text:span text:style-name="T7"></text:span><text:span text:style-name="T9">modulus assignment</text:span></text:p>
          <text:p text:style-name="P40"><text:span text:style-name="T9">++</text:span><text:span text:style-name="T7"></text:span><text:span text:style-name="T9">increment</text:span><text:span text:style-name="T9"><text:tab/></text:span><text:span text:style-name="T9"><text:tab/></text:span><text:span text:style-name="T9">--</text:span><text:span text:style-name="T7"></text:span><text:span text:style-name="T9">decremen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page19"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3.573cm" svg:height="15.696cm" svg:x="1.235cm" svg:y="1.473cm">
          <text:p text:style-name="P66"><text:span text:style-name="T29"/></text:p>
          <text:p text:style-name="P66"><text:span text:style-name="T29">Increment/Decrement Operators</text:span></text:p>
          <text:p text:style-name="P66"><text:span text:style-name="T8">The </text:span><text:span text:style-name="T30">increment </text:span><text:span text:style-name="T8">and </text:span><text:span text:style-name="T30">decrement operators </text:span><text:span text:style-name="T8">are used with one variable:</text:span></text:p>
          <text:p text:style-name="P66"><text:span text:style-name="T8">++ increment operator</text:span></text:p>
          <text:p text:style-name="P66"><text:span text:style-name="T29">-- </text:span><text:span text:style-name="T8">decrement operator</text:span></text:p>
          <text:p text:style-name="P67"><text:span text:style-name="T8">The increment operator (++) adds one to the operand, as shown in the next line <text:s/>of code:</text:span></text:p>
          <text:p text:style-name="P67"><text:span text:style-name="T8">x++;</text:span></text:p>
          <text:p text:style-name="P68"><text:span text:style-name="T8">is the same as <text:s/>x+=1;</text:span></text:p>
          <text:p text:style-name="P69"><text:span text:style-name="T8">The increment and decrement operators behave slightly differently based on the side of the <text:s/>operand they are placed on. If the operand is placed before the operator (for example, ++x), <text:s/>the increment occurs before the value is taken for the expression. So, in the following code <text:s/>fragment, the result of y is 6:</text:span></text:p>
          <text:p text:style-name="P70"><text:span text:style-name="T8">int x=5;int y=++x;</text:span><text:span text:style-name="T8"><text:tab/></text:span><text:span text:style-name="T8">// y=6 x=6</text:span></text:p>
          <text:p text:style-name="P71"><text:span text:style-name="T8">If the operator appears after the operand, the addition occurs after the value is taken. So y is <text:s/>5 as shown in the next code fragment. Notice that in both examples, x is 6 at the end of the <text:s/>fragment.</text:span></text:p>
          <text:p text:style-name="P72"><text:span text:style-name="T8">int x=5;int y = x++;</text:span><text:span text:style-name="T8"><text:tab/></text:span><text:span text:style-name="T8">//y=5 x=6</text:span></text:p>
          <text:p text:style-name="P73"><text:span text:style-name="T8">Similarly, the decrement operator (--) subtracts one from the operand, and the timing of this <text:s/>is in relation to the evaluation of the expression that it occurs i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9" presentation:class="page"/>
          <draw:frame presentation:style-name="pr7" draw:layer="layout" svg:width="17.271cm" svg:height="12.573cm" svg:x="2.159cm" svg:y="13.271cm" presentation:class="notes" presentation:placeholder="true">
            <draw:text-box/>
          </draw:frame>
        </presentation:notes>
      </draw:page>
      <draw:page draw:name="page20"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3.577cm" svg:height="15.074cm" svg:x="1.235cm" svg:y="0.949cm">
          <text:p text:style-name="P62"><text:span text:style-name="T21"/></text:p>
          <text:p text:style-name="P62"><text:span text:style-name="T21"/></text:p>
          <text:p text:style-name="P62"><text:span text:style-name="T21">The Relational Operators</text:span></text:p>
          <text:p text:style-name="P62"><text:span text:style-name="T9"/></text:p>
          <text:p text:style-name="P62"><text:span text:style-name="T9">&lt; <text:s text:c="2"/>Less than</text:span></text:p>
          <text:p text:style-name="P62"><text:span text:style-name="T9">&lt;= Less than or equal to</text:span></text:p>
          <text:p text:style-name="P62"><text:span text:style-name="T9">&gt; <text:s text:c="2"/>Greater than</text:span></text:p>
          <text:p text:style-name="P62"><text:span text:style-name="T9">&gt;= Greater than or equal to</text:span></text:p>
          <text:p text:style-name="P62"><text:span text:style-name="T9"/></text:p>
          <text:p text:style-name="P74"><text:span text:style-name="T9">The following two assignment statements produce identical results: <text:s/>result1 = a+b &lt; c*d ;</text:span></text:p>
          <text:p text:style-name="P74"><text:span text:style-name="T9">result2 = (a+b) &lt; (c*d) ;</text:span></text:p>
          <text:p text:style-name="P74"><text:span text:style-name="T9"/></text:p>
          <text:p text:style-name="P75"><text:span text:style-name="T25">Logical expressions </text:span></text:p>
          <text:p text:style-name="P75"><text:span text:style-name="T8">Operate either on a pair of booleans, or on the individual bits of an <text:s/>object. There are two types of logical operators which are divided roughly along these <text:s/>lines:</text:span></text:p>
          <text:list text:style-name="L12">
            <text:list-item>
              <text:p text:style-name="P76"><text:span text:style-name="T30">Boolean operators</text:span><text:span text:style-name="T8">. Only operate on Boolean values.</text:span></text:p>
            </text:list-item>
            <text:list-item>
              <text:p text:style-name="P76"><text:span text:style-name="T30">Bitwise operators</text:span><text:span text:style-name="T8">. Operate on each bit in a pair of integral operands.</text:span></text:p>
            </text:list-item>
          </text:list>
          <text:p text:style-name="P77"><text:span text:style-name="T9"/></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0" presentation:class="page"/>
          <draw:frame presentation:style-name="pr7" draw:layer="layout" svg:width="17.271cm" svg:height="12.573cm" svg:x="2.159cm" svg:y="13.271cm" presentation:class="notes" presentation:placeholder="true">
            <draw:text-box/>
          </draw:frame>
        </presentation:notes>
      </draw:page>
      <draw:page draw:name="page21"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1.839cm" svg:height="3.911cm" svg:x="2.117cm" svg:y="2.812cm">
          <text:p text:style-name="P14"><text:span text:style-name="T10"/></text:p>
          <text:p text:style-name="P78"><text:span text:style-name="T29">The Conditional-And and Conditional-Or Operators</text:span></text:p>
          <text:p text:style-name="P78"><text:span text:style-name="T8">There are two primary Boolean operators:</text:span></text:p>
          <text:list text:style-name="L12">
            <text:list-item>
              <text:p text:style-name="P79"><text:span text:style-name="T8">Logical-AND:</text:span><text:span text:style-name="T29"> &amp;&amp;</text:span></text:p>
            </text:list-item>
            <text:list-item>
              <text:p text:style-name="P79"><text:span text:style-name="T8">Logical-OR: </text:span><text:span text:style-name="T29">||</text:span></text:p>
            </text:list-item>
          </text:list>
          <draw:enhanced-geometry svg:viewBox="0 0 21600 21600" draw:type="rectangle" draw:enhanced-path="M 0 0 L 21600 0 21600 21600 0 21600 0 0 Z N"/>
        </draw:custom-shape>
        <draw:frame draw:name="object 5" draw:style-name="standard" draw:layer="layout" svg:width="15.45cm" svg:height="6.63cm" svg:x="4.868cm" svg:y="8.467cm">
          <table:table>
            <table:table-column table:style-name="co1"/>
            <table:table-column table:style-name="co2"/>
            <table:table-column table:style-name="co3"/>
            <table:table-column table:style-name="co4"/>
            <table:table-row table:style-name="ro1">
              <table:table-cell table:style-name="ce1">
                <text:p text:style-name="P80"><text:span text:style-name="T31">When A is</text:span></text:p>
              </table:table-cell>
              <table:table-cell table:style-name="ce2">
                <text:p text:style-name="P81"><text:span text:style-name="T31">And when B is</text:span></text:p>
              </table:table-cell>
              <table:table-cell table:style-name="ce3">
                <text:p text:style-name="P81"><text:span text:style-name="T31">(A &amp;&amp; B)</text:span></text:p>
              </table:table-cell>
              <table:table-cell table:style-name="ce4">
                <text:p text:style-name="P81"><text:span text:style-name="T31">(A || B)</text:span></text:p>
              </table:table-cell>
            </table:table-row>
            <table:table-row table:style-name="ro2">
              <table:table-cell table:style-name="ce5">
                <text:p text:style-name="P82"><text:span text:style-name="T32">false</text:span></text:p>
              </table:table-cell>
              <table:table-cell table:style-name="ce6">
                <text:p text:style-name="P82"><text:span text:style-name="T32">false</text:span></text:p>
              </table:table-cell>
              <table:table-cell table:style-name="ce7">
                <text:p text:style-name="P82"><text:span text:style-name="T32">false</text:span></text:p>
              </table:table-cell>
              <table:table-cell table:style-name="ce8">
                <text:p text:style-name="P82"><text:span text:style-name="T32">false</text:span></text:p>
              </table:table-cell>
            </table:table-row>
            <table:table-row table:style-name="ro3">
              <table:table-cell table:style-name="ce9">
                <text:p text:style-name="P83"><text:span text:style-name="T32">false</text:span></text:p>
              </table:table-cell>
              <table:table-cell table:style-name="ce10">
                <text:p text:style-name="P83"><text:span text:style-name="T32">true</text:span></text:p>
              </table:table-cell>
              <table:table-cell table:style-name="ce11">
                <text:p text:style-name="P83"><text:span text:style-name="T32">false</text:span></text:p>
              </table:table-cell>
              <table:table-cell table:style-name="ce12">
                <text:p text:style-name="P83"><text:span text:style-name="T32">true</text:span></text:p>
              </table:table-cell>
            </table:table-row>
            <table:table-row table:style-name="ro2">
              <table:table-cell table:style-name="ce13">
                <text:p text:style-name="P82"><text:span text:style-name="T32">true</text:span></text:p>
              </table:table-cell>
              <table:table-cell table:style-name="ce14">
                <text:p text:style-name="P82"><text:span text:style-name="T32">false</text:span></text:p>
              </table:table-cell>
              <table:table-cell table:style-name="ce15">
                <text:p text:style-name="P82"><text:span text:style-name="T32">false</text:span></text:p>
              </table:table-cell>
              <table:table-cell table:style-name="ce16">
                <text:p text:style-name="P82"><text:span text:style-name="T32">true</text:span></text:p>
              </table:table-cell>
            </table:table-row>
            <table:table-row table:style-name="ro2">
              <table:table-cell table:style-name="ce17">
                <text:p text:style-name="P82"><text:span text:style-name="T32">true</text:span></text:p>
              </table:table-cell>
              <table:table-cell table:style-name="ce18">
                <text:p text:style-name="P82"><text:span text:style-name="T32">true</text:span></text:p>
              </table:table-cell>
              <table:table-cell table:style-name="ce19">
                <text:p text:style-name="P82"><text:span text:style-name="T32">true</text:span></text:p>
              </table:table-cell>
              <table:table-cell table:style-name="ce20">
                <text:p text:style-name="P82"><text:span text:style-name="T32">true</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21" presentation:class="page"/>
          <draw:frame presentation:style-name="pr7" draw:layer="layout" svg:width="17.271cm" svg:height="12.573cm" svg:x="2.159cm" svg:y="13.271cm" presentation:class="notes" presentation:placeholder="true">
            <draw:text-box/>
          </draw:frame>
        </presentation:notes>
      </draw:page>
      <draw:page draw:name="Comments in Java" draw:style-name="dp3" draw:master-page-name="Default_20_1" presentation:presentation-page-layout-name="AL1T11">
        <draw:custom-shape draw:name="object 2" draw:style-name="gr3" draw:text-style-name="P2" draw:layer="layout" svg:width="22.859cm" svg:height="0.001cm" svg:x="1.27cm" svg:y="17.992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frame draw:name="object 3" presentation:style-name="pr3" draw:text-style-name="P2" draw:layer="layout" svg:width="10.538cm" svg:height="3.592cm" svg:x="6.817cm" svg:y="1.538cm" presentation:class="title" presentation:user-transformed="true">
          <draw:text-box>
            <text:p text:style-name="P64"><text:span text:style-name="T3">Comments in Java</text:span></text:p>
          </draw:text-box>
        </draw:frame>
        <draw:custom-shape draw:name="object 4" draw:style-name="gr312" draw:text-style-name="P2" draw:layer="layout" svg:width="17.668cm" svg:height="8.361cm" svg:x="1.277cm" svg:y="6.237cm">
          <text:p text:style-name="P84"><text:span text:style-name="T19">Java supports three types of comment delimiters:</text:span></text:p>
          <text:p text:style-name="P85"><text:span text:style-name="T19"/></text:p>
          <text:p text:style-name="P85"><text:span text:style-name="T19">The /* and */ delimiters are used to enclose text that is to be treated as a <text:s/>comment by the compiler. These delimiters are useful when you want to</text:span></text:p>
          <text:p text:style-name="P86"><text:span text:style-name="T19">designate a lengthy piece of code as a comment, as shown in the <text:s/>following:</text:span></text:p>
          <text:p text:style-name="P87"><text:span text:style-name="T19">/* This is a comment that will span multiple source code lines. */</text:span></text:p>
          <text:p text:style-name="P87"><text:span text:style-name="T19"/></text:p>
          <text:p text:style-name="P32"><text:span text:style-name="T19">The // comment delimiter is borrowed from C++ and is used to indicate that <text:s/>the rest of the line is to be treated as a comment by the Java compiler.</text:span></text:p>
          <text:p text:style-name="P88"><text:span text:style-name="T19">This type of comment delimiter is particularly useful for adding comments <text:s/>adjacent to lines of code, as shown in the following:</text:span></text:p>
          <text:p text:style-name="P88"><text:span text:style-name="T19"/></text:p>
          <draw:enhanced-geometry svg:viewBox="0 0 21600 21600" draw:type="rectangle" draw:enhanced-path="M 0 0 L 21600 0 21600 21600 0 21600 0 0 Z N"/>
        </draw:custom-shape>
        <draw:custom-shape draw:name="object 5" draw:style-name="gr312" draw:text-style-name="P2" draw:layer="layout" svg:width="6.134cm" svg:height="1.301cm" svg:x="1.277cm" svg:y="14.108cm">
          <text:p text:style-name="P89"><text:span text:style-name="T19">Date today = new Date(); <text:s/>System.out.println(today);</text:span></text:p>
          <draw:enhanced-geometry svg:viewBox="0 0 21600 21600" draw:type="rectangle" draw:enhanced-path="M 0 0 L 21600 0 21600 21600 0 21600 0 0 Z N"/>
        </draw:custom-shape>
        <draw:custom-shape draw:name="object 6" draw:style-name="gr4" draw:text-style-name="P2" draw:layer="layout" svg:width="8.564cm" svg:height="1.308cm" svg:x="7.935cm" svg:y="14.108cm">
          <text:p text:style-name="P90"><text:span text:style-name="T19">// create an object with today's date</text:span></text:p>
          <text:p text:style-name="P91"><text:span text:style-name="T19"><text:s/></text:span><text:span text:style-name="T19">// display the date</text:span></text:p>
          <draw:enhanced-geometry svg:viewBox="0 0 21600 21600" draw:type="rectangle" draw:enhanced-path="M 0 0 L 21600 0 21600 21600 0 21600 0 0 Z N"/>
        </draw:custom-shape>
        <draw:custom-shape draw:name="object 7" draw:style-name="gr312" draw:text-style-name="P2" draw:layer="layout" svg:width="22.243cm" svg:height="1.935cm" svg:x="1.277cm" svg:y="15.688cm">
          <text:p text:style-name="P89"><text:span text:style-name="T19">Finally, the /** and */ delimiters are used to indicate that the enclosed text <text:s/>is to be treated as a comment by the compiler, but that the text is also part of the automatic <text:s/>class documentation that can be generated using JavaDoc</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Java Control&#9;Statements" draw:style-name="dp3" draw:master-page-name="Default_20_1" presentation:presentation-page-layout-name="AL1T11">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4" draw:text-style-name="P2" draw:layer="layout" svg:width="23.106cm" svg:height="11.191cm" svg:x="1.058cm" svg:y="6.138cm">
          <text:p text:style-name="P92"><text:span text:style-name="T21">Selection Statement : </text:span><text:span text:style-name="T9">These select one of several control flows. There are <text:s/>three types of selection statement in Java : if, if-else, and switch.</text:span></text:p>
          <text:p text:style-name="P93"><text:span text:style-name="T9">If statement :</text:span></text:p>
          <text:p text:style-name="P94"><text:span text:style-name="T9">The if statement is a powerful decision making statement and is used to control <text:s/>the flow of execution of statements. It is a two-way decision statement and is <text:s/>used in conjunction with an expression. The general form is :</text:span></text:p>
          <text:p text:style-name="P95"><text:span text:style-name="T21">If(test expression)</text:span><text:span text:style-name="T21"><text:tab/></text:span><text:span text:style-name="T21"><text:tab/></text:span><text:span text:style-name="T21"><text:tab/></text:span><text:span text:style-name="T21"><text:tab/></text:span></text:p>
          <text:p text:style-name="P94"><text:span text:style-name="T21">{</text:span></text:p>
          <text:p text:style-name="P94"><text:span text:style-name="T21">Statement-block;</text:span></text:p>
          <text:p text:style-name="P94"><text:span text:style-name="T21">}</text:span></text:p>
          <text:p text:style-name="P95"><text:span text:style-name="T21">Statement-x;</text:span></text:p>
          <draw:enhanced-geometry svg:viewBox="0 0 21600 21600" draw:type="rectangle" draw:enhanced-path="M 0 0 L 21600 0 21600 21600 0 21600 0 0 Z N"/>
        </draw:custom-shape>
        <draw:frame draw:name="Title 3" presentation:style-name="pr9" draw:text-style-name="P2" draw:layer="layout" svg:width="20.899cm" svg:height="2.695cm" svg:x="2.25cm" svg:y="1.242cm" presentation:class="title" presentation:user-transformed="true">
          <draw:text-box>
            <text:p text:style-name="P7"><text:span text:style-name="T28">Java Control</text:span><text:span text:style-name="T28"><text:tab/></text:span><text:span text:style-name="T28">Statements</text:span></text:p>
          </draw:text-box>
        </draw:frame>
        <presentation:notes draw:style-name="dp2">
          <draw:page-thumbnail draw:style-name="gr2"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page24"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01" draw:text-style-name="P2" draw:layer="layout" svg:width="22.894cm" svg:height="20.129cm" svg:x="1.27cm" svg:y="1.182cm">
          <text:p text:style-name="P96"><text:span text:style-name="T9">It allows the computer to evaluate the expression first and then, depending on <text:s/>whether the value of the expression (relation or condition) is ‘true’ or ‘false’. It <text:s/>transfers the control to a particular statement.</text:span></text:p>
          <text:p text:style-name="P96"><text:span text:style-name="T9">If the statement is true then the Statement block will be executed; otherwise the</text:span></text:p>
          <text:p text:style-name="P97"><text:span text:style-name="T8"><text:s text:c="4"/></text:span><text:span text:style-name="T9">statement-block will be skipped and the execution will jump to the statement-x. <text:s/>It should be remember that when the condition is true both the statement-block <text:s/>and statement-x are executed in sequence.</text:span></text:p>
          <text:p text:style-name="P98"><text:span text:style-name="T21">If-else statement <text:s/>if(test expression)</text:span></text:p>
          <text:p text:style-name="P99"><text:span text:style-name="T21">{</text:span></text:p>
          <text:p text:style-name="P100"><text:span text:style-name="T21">True-Block Statement(s);</text:span></text:p>
          <text:p text:style-name="P100"><text:span text:style-name="T21">}</text:span></text:p>
          <text:p text:style-name="P100"><text:span text:style-name="T21">Else</text:span></text:p>
          <text:p text:style-name="P101"><text:span text:style-name="T21">{</text:span></text:p>
          <text:p text:style-name="P100"><text:span text:style-name="T21">False-Block statement(s);</text:span></text:p>
          <text:p text:style-name="P102"><text:span text:style-name="T29"><text:s text:c="4"/></text:span><text:span text:style-name="T21">}Statement-x;</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4" presentation:class="page"/>
          <draw:frame presentation:style-name="pr7" draw:layer="layout" svg:width="17.271cm" svg:height="12.573cm" svg:x="2.159cm" svg:y="13.271cm" presentation:class="notes" presentation:placeholder="true">
            <draw:text-box/>
          </draw:frame>
        </presentation:notes>
      </draw:page>
      <draw:page draw:name="page25"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4" draw:text-style-name="P2" draw:layer="layout" svg:width="22.93cm" svg:height="30.753cm" svg:x="1.235cm" svg:y="0.635cm">
          <text:p text:style-name="P103"><text:span text:style-name="T9">If the test expression is true, then the true-block statement(s) executed <text:s/>immediately following to the if statement, are executed; otherwise the false <text:s/>statement(s) will be executed, not both.In both the cases, the control is <text:s/>transferred subsequently to the statement-x.</text:span></text:p>
          <text:p text:style-name="P104"><text:span text:style-name="T21">Nesting of If—else Statement <text:s/>If(test condition1)</text:span></text:p>
          <text:p text:style-name="P105"><text:span text:style-name="T21">{</text:span><text:span text:style-name="T21"><text:tab/></text:span><text:span text:style-name="T21">if(test condition2)</text:span><text:span text:style-name="T21"><text:tab/></text:span><text:span text:style-name="T21">{</text:span></text:p>
          <text:p text:style-name="P106"><text:span text:style-name="T21">Statement-1;</text:span><text:span text:style-name="T21"><text:tab/></text:span><text:span text:style-name="T21">} <text:s/>else</text:span><text:span text:style-name="T21"><text:tab/></text:span><text:span text:style-name="T21">{</text:span></text:p>
          <text:p text:style-name="P107"><text:span text:style-name="T21">Statement-2;</text:span><text:span text:style-name="T21"><text:tab/></text:span><text:span text:style-name="T21">}</text:span></text:p>
          <text:p text:style-name="P108"><text:span text:style-name="T21">}</text:span></text:p>
          <text:p text:style-name="P109"><text:span text:style-name="T21">else { <text:s/>Statement-3; }</text:span></text:p>
          <text:p text:style-name="P110"><text:span text:style-name="T21">Statement-x;</text:span></text:p>
          <text:p text:style-name="P111"><text:span text:style-name="T9">If the condition-1 is false, the statement-3 will be executed; otherwise it</text:span></text:p>
          <text:p text:style-name="P112"><text:span text:style-name="T8"><text:s text:c="2"/></text:span><text:span text:style-name="T9">continues to perform the second test. If the condition-2 is true, the statement-1 </text:span><text:span text:style-name="T9"><text:tab/></text:span><text:span text:style-name="T9"> will be evaluated; otherwise statement-2 will be evaluated and then control is <text:s/>transferred to the statement-x.</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5" presentation:class="page"/>
          <draw:frame presentation:style-name="pr7" draw:layer="layout" svg:width="17.271cm" svg:height="12.573cm" svg:x="2.159cm" svg:y="13.271cm" presentation:class="notes" presentation:placeholder="true">
            <draw:text-box/>
          </draw:frame>
        </presentation:notes>
      </draw:page>
      <draw:page draw:name="page26"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4" draw:text-style-name="P2" draw:layer="layout" svg:width="22.93cm" svg:height="30.862cm" svg:x="1.235cm" svg:y="1.058cm">
          <text:p text:style-name="P113"><text:span text:style-name="T21">Switch Statement: </text:span><text:span text:style-name="T9">The Java switch statement is ideal for testing a single <text:s/>expression against a series of possible values and executing the code <text:s/>associated with the matching case statement.</text:span></text:p>
          <text:p text:style-name="P114"><text:span text:style-name="T9">Switch(expression) { <text:s/>Case value-1:</text:span></text:p>
          <text:p text:style-name="P115"><text:span text:style-name="T9">block-1;</text:span></text:p>
          <text:p text:style-name="P116"><text:span text:style-name="T9">break; <text:s/>Case value-2:</text:span></text:p>
          <text:p text:style-name="P117"><text:span text:style-name="T9">block-2; <text:s/>break;</text:span></text:p>
          <text:p text:style-name="P118"><text:span text:style-name="T9">……</text:span></text:p>
          <text:p text:style-name="P119"><text:span text:style-name="T9">…… <text:s/></text:span><text:span text:style-name="T9">default:</text:span></text:p>
          <text:p text:style-name="P120"><text:span text:style-name="T9">default-block;</text:span></text:p>
          <text:p text:style-name="P121"><text:span text:style-name="T8"><text:s/></text:span><text:span text:style-name="T8"><text:tab/></text:span><text:span text:style-name="T8"><text:tab/></text:span><text:span text:style-name="T9">break; } </text:span><text:span text:style-name="T9"><text:tab/></text:span><text:span text:style-name="T9"> <text:s text:c="82"/>Statement-x;</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6" presentation:class="page"/>
          <draw:frame presentation:style-name="pr7" draw:layer="layout" svg:width="17.271cm" svg:height="12.573cm" svg:x="2.159cm" svg:y="13.271cm" presentation:class="notes" presentation:placeholder="true">
            <draw:text-box/>
          </draw:frame>
        </presentation:notes>
      </draw:page>
      <draw:page draw:name="page27"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4" draw:text-style-name="P2" draw:layer="layout" svg:width="22.995cm" svg:height="18.041cm" svg:x="1.27cm" svg:y="2.098cm">
          <text:p text:style-name="P122"><text:span text:style-name="T21">Iteration Statement : </text:span><text:span text:style-name="T9">These specify how and when looping will take place. There <text:s/>are three types of Iteration statements: while, do and for</text:span></text:p>
          <text:p text:style-name="P123"><text:span text:style-name="T21">The for Statement</text:span></text:p>
          <text:p text:style-name="P124"><text:span text:style-name="T9">The first line of a for loop enables you to specify a starting value for a loop <text:s/>counter, specify the test condition that will exit the loop, and indicate how the loop <text:s/>counter should be incremented after each pass through the loop. The syntax of a Java for <text:s/>statement is as follows:</text:span></text:p>
          <text:p text:style-name="P125"><text:span text:style-name="T9">for (initialization; testExpression; incremement) <text:s/>statement</text:span></text:p>
          <text:p text:style-name="P126"><text:span text:style-name="T9">For example, a sample for loop may appear as follows: <text:s/>int count;</text:span></text:p>
          <text:p text:style-name="P127"><text:span text:style-name="T9">for (count=0; count&lt;100; count++) <text:s/>System.out.println("Count = " + count);</text:span></text:p>
          <text:p text:style-name="P128"><text:span text:style-name="T9">In this example, the initialization statement of the for loop sets count to 0. The test <text:s/>expression, count &lt; 100, indicates that the loop should continue as long as count <text:s/>is less than 100. Finally, the increment statement increments the value of count <text:s/>by one. As long as the test expression is true, the statement following the for loop <text:s/>setup will be executed, as follows:</text:span></text:p>
          <text:p text:style-name="P129"><text:span text:style-name="T9">System.out.println("Count = " + count); </text:span><text:span text:style-name="T9"><text:tab/></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7" presentation:class="page"/>
          <draw:frame presentation:style-name="pr7" draw:layer="layout" svg:width="17.271cm" svg:height="12.573cm" svg:x="2.159cm" svg:y="13.271cm" presentation:class="notes" presentation:placeholder="true">
            <draw:text-box/>
          </draw:frame>
        </presentation:notes>
      </draw:page>
      <draw:page draw:name="page28"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4" draw:text-style-name="P2" draw:layer="layout" svg:width="22.93cm" svg:height="17.982cm" svg:x="1.235cm" svg:y="1.365cm">
          <text:p text:style-name="P130"><text:span text:style-name="T21">The while Statement</text:span></text:p>
          <text:p text:style-name="P131"><text:span text:style-name="T9">Related to the for loop is the while loop. The syntax for a while loop is as <text:s/>follows:</text:span></text:p>
          <text:p text:style-name="P132"><text:span text:style-name="T9">while (booleanExpression) <text:s/>statement</text:span></text:p>
          <text:p text:style-name="P133"><text:span text:style-name="T9">The Java while loop does not have <text:s/>the built-in support for initializing and incrementing variables that its for loop <text:s/>does. Because of this, we need to initialize loop counters prior <text:s/>to the loop and increment them within the body of the while loop. For <text:s/>example, the following code fragment will display a message five times:</text:span></text:p>
          <text:p text:style-name="P134"><text:span text:style-name="T9">int count = 0; <text:s/>while (count &lt; 5) {</text:span></text:p>
          <text:p text:style-name="P135"><text:span text:style-name="T9">System.out.println("Count = " + count); <text:s/>count++;</text:span></text:p>
          <text:p text:style-name="P136"><text:span text:style-name="T9">}</text:span></text:p>
          <text:p text:style-name="P136"><text:span text:style-name="T21"/></text:p>
          <text:p text:style-name="P136"><text:span text:style-name="T21">The do…while Statement</text:span></text:p>
          <text:p text:style-name="P137"><text:span text:style-name="T9">The final looping construct in Java is the do…while loop. The syntax for a <text:s/>do…while loop is as follows:</text:span></text:p>
          <text:p text:style-name="P137"><text:span text:style-name="T9">do {</text:span></text:p>
          <text:p text:style-name="P138"><text:span text:style-name="T9">statement</text:span></text:p>
          <text:p text:style-name="P139"><text:span text:style-name="T8"><text:s text:c="3"/></text:span><text:span text:style-name="T9">} while (booleanExpression);</text:span><text:span text:style-name="T9"><text:tab/></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8" presentation:class="page"/>
          <draw:frame presentation:style-name="pr7" draw:layer="layout" svg:width="17.271cm" svg:height="12.573cm" svg:x="2.159cm" svg:y="13.271cm" presentation:class="notes" presentation:placeholder="true">
            <draw:text-box/>
          </draw:frame>
        </presentation:notes>
      </draw:page>
      <draw:page draw:name="page29"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3.464cm" svg:height="14.724cm" svg:x="1.697cm" svg:y="1.15cm">
          <text:p text:style-name="P140"><text:span text:style-name="T9">This is similar to a while loop except that a do…while loop is guaranteed to execute <text:s/>at least once. It is possible that a while loop may not execute at all depending on <text:s/>the test expression used in the loop. For example, consider the following method: <text:s/>public void ShowYears(int year) {</text:span></text:p>
          <text:p text:style-name="P141"><text:span text:style-name="T9">while (year &lt; 2000) { <text:s/>System.out.println("Year is " + year); <text:s/>year++;</text:span></text:p>
          <text:p text:style-name="P142"><text:span text:style-name="T9">}</text:span></text:p>
          <text:p text:style-name="P143"><text:span text:style-name="T9">}</text:span></text:p>
          <text:p text:style-name="P143"><text:span text:style-name="T9"/></text:p>
          <text:p text:style-name="P144"><text:span text:style-name="T9">This method is passed a year value, then loops over the year displaying a message <text:s/>as long as the year is less than 2000. If year starts at 1996, then messages will be <text:s/>displayed for the years 1996, 1997, 1998, and 1999. However, what happens if <text:s/>year starts at 2010? Because the initial test, year &lt; 2000, will be false, the while <text:s/>loop will never be entered. Fortunately, a do…while loop can solve this problem.</text:span></text:p>
          <text:p text:style-name="P145"><text:span text:style-name="T9">Because a do…while loop performs its expression testing after the body of the loop <text:s/>has executed for each pass, it will always be executed at least once. This is a very <text:s/>valid distinction between the two types of loop, but it can also be a source of <text:s/>potential errors.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9" presentation:class="page"/>
          <draw:frame presentation:style-name="pr7" draw:layer="layout" svg:width="17.271cm" svg:height="12.573cm" svg:x="2.159cm" svg:y="13.271cm" presentation:class="notes" presentation:placeholder="true">
            <draw:text-box/>
          </draw:frame>
        </presentation:notes>
      </draw:page>
      <draw:page draw:name="page30"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3.409cm" svg:height="14.102cm" svg:x="1.658cm" svg:y="1.453cm">
          <text:p text:style-name="P62"><text:span text:style-name="T21">Jumping</text:span></text:p>
          <text:p text:style-name="P52"><text:span text:style-name="T9">Of course, it is not always easy to write all of your for, while and do…while loops so <text:s/>that they are easy to read and yet the loops terminate on exactly the right pass <text:s/>through the loop. Java makes it easier to jump out of loops and to control other <text:s/>areas of program flow with its break and continue statements.</text:span></text:p>
          <text:p text:style-name="P52"><text:span text:style-name="T21">The break Statement</text:span></text:p>
          <text:p text:style-name="P146"><text:span text:style-name="T9">Earlier in this chapter, you saw how the break statement is used to exit a switch <text:s/>statement. In a similar manner, break can be used to exit a loop</text:span></text:p>
          <text:p text:style-name="P147"><text:span text:style-name="T9">As an example of this, consider the following code: <text:s/>int year = 1909;</text:span></text:p>
          <text:p text:style-name="P148"><text:span text:style-name="T9">while (DidCubsWinTheWorldSeries(year) == false) { <text:s/>System.out.println("Didn't win in " + year);</text:span></text:p>
          <text:p text:style-name="P148"><text:span text:style-name="T9">if (year &gt;= 3000) {</text:span></text:p>
          <text:p text:style-name="P149"><text:span text:style-name="T9">System.out.println("Time to give up. Go White Sox!"); <text:s/>break;</text:span></text:p>
          <text:p text:style-name="P150"><text:span text:style-name="T9">}</text:span></text:p>
          <text:p text:style-name="P151"><text:span text:style-name="T9">}</text:span></text:p>
          <text:p text:style-name="P151"><text:span text:style-name="T9">System.out.println("Loop exited on year " + year);</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0" presentation:class="page"/>
          <draw:frame presentation:style-name="pr7" draw:layer="layout" svg:width="17.271cm" svg:height="12.573cm" svg:x="2.159cm" svg:y="13.271cm" presentation:class="notes" presentation:placeholder="true">
            <draw:text-box/>
          </draw:frame>
        </presentation:notes>
      </draw:page>
      <draw:page draw:name="Some OOP Concepts" draw:style-name="dp3" draw:master-page-name="Default_20_3" presentation:presentation-page-layout-name="AL2T19">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4" draw:text-style-name="P2" draw:layer="layout" svg:width="23.258cm" svg:height="11.131cm" svg:x="1.274cm" svg:y="6.701cm">
          <text:p text:style-name="P37"><text:span text:style-name="T21">Constructors</text:span></text:p>
          <text:p text:style-name="P152"><text:span text:style-name="T9">Often an object will require some form of initialization when it is created. To <text:s/>accommodate this, Java allows you to define constructor for your classes. A <text:s/>Constructor is a special method that creates and initializes an object of a particular <text:s/>class. It has the same name as its class and may accept arguments. Constructor <text:s/>does not have a return type. Instead, a constructor returns a reference to the <text:s/>object that it creates.</text:span></text:p>
          <text:p text:style-name="P152"><text:span text:style-name="T21">Constructor Overloading</text:span></text:p>
          <text:p text:style-name="P153"><text:span text:style-name="T9">A class may have several constructors. This feature is called constructor <text:s/>overloading. When constructors are overloaded each is still called by the name of <text:s/>its class. However it must have a different parameter list. i.e. Signature of each <text:s/>constructor must differ.</text:span><text:span text:style-name="T9"><text:tab/></text:span></text:p>
          <draw:enhanced-geometry svg:viewBox="0 0 21600 21600" draw:type="rectangle" draw:enhanced-path="M 0 0 L 21600 0 21600 21600 0 21600 0 0 Z N"/>
        </draw:custom-shape>
        <draw:frame draw:name="Title 3" presentation:style-name="pr10" draw:text-style-name="P2" draw:layer="layout" svg:width="20.899cm" svg:height="2.695cm" svg:x="2.25cm" svg:y="1.242cm" presentation:class="title" presentation:user-transformed="true">
          <draw:text-box>
            <text:p text:style-name="P7"><text:span text:style-name="T5">Some OOP Concepts</text:span></text:p>
          </draw:text-box>
        </draw:frame>
        <presentation:notes draw:style-name="dp2">
          <draw:page-thumbnail draw:style-name="gr2" draw:layer="layout" svg:width="13.968cm" svg:height="10.476cm" svg:x="3.81cm" svg:y="2.123cm" draw:page-number="31" presentation:class="page"/>
          <draw:frame presentation:style-name="pr11" draw:layer="layout" svg:width="17.271cm" svg:height="12.573cm" svg:x="2.159cm" svg:y="13.271cm" presentation:class="notes" presentation:placeholder="true">
            <draw:text-box/>
          </draw:frame>
        </presentation:notes>
      </draw:page>
      <draw:page draw:name="page32"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3.288cm" svg:height="17.681cm" svg:x="1.485cm" svg:y="1.492cm">
          <text:p text:style-name="P62"><text:span text:style-name="T21">Method Overloading</text:span></text:p>
          <text:p text:style-name="P154"><text:span text:style-name="T9">Like Constructor, method can also be overloaded. This occurs when two or more <text:s/>methods have the same name but different signature. Recall that the signature of <text:s/>a method is a combination of its name and the sequence of the parameter types.</text:span></text:p>
          <text:p text:style-name="P155"><text:span text:style-name="T9">Method Overloading allows you to use the same name for a group of methods that <text:s/>basically have the same purpose. The println() is an good example of this concept. <text:s/>It has so many Overloaded forms. Each of these accepts one argument of a <text:s/>different type. Another advantage of method overloading is that it provides an easy <text:s/>way to handle default parameter values.</text:span></text:p>
          <text:p text:style-name="P155"><text:span text:style-name="T9"/></text:p>
          <text:p text:style-name="P40"><text:span text:style-name="T21">The New Operator</text:span></text:p>
          <text:p text:style-name="P156"><text:span text:style-name="T9">Objects are created using the new operator. The new Operator creates an <text:s/>instance of a class. It is invoked as follows :</text:span></text:p>
          <text:p text:style-name="P156"><text:span text:style-name="T9">className objectReference = new className(args);</text:span></text:p>
          <text:p text:style-name="P157"><text:span text:style-name="T9">Here, className is the name of the class to instantiated. (Instantiated means to <text:s/>create an instance.) A reference to the new object is assigned to a variable named <text:s/>objectReference. Notice the expression immediately to the right of the keyword new. This is <text:s/>known as constructor. A constructor creates an instance of the class. It has the <text:s/>same name as the class and may optionally have an argument list args.</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2" presentation:class="page"/>
          <draw:frame presentation:style-name="pr7" draw:layer="layout" svg:width="17.271cm" svg:height="12.573cm" svg:x="2.159cm" svg:y="13.271cm" presentation:class="notes" presentation:placeholder="true">
            <draw:text-box/>
          </draw:frame>
        </presentation:notes>
      </draw:page>
      <draw:page draw:name="page33"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307" draw:text-style-name="P2" draw:layer="layout" svg:width="22.45cm" svg:height="17.646cm" svg:x="1.485cm" svg:y="0.635cm">
          <text:p text:style-name="P158"><text:span text:style-name="T21">Garbage Collection</text:span></text:p>
          <text:p text:style-name="P34"><text:span text:style-name="T9">Garbage collection is the mechanism that reclaims the memory resources of an <text:s/>object when it is no longer referenced by a variable. It prevents programming <text:s/>errors that could otherwise occur by incorrectly deleting or failing to delete <text:s/>objects. An object becomes eligible for garbage collection when it is no longer <text:s/>referenced by any Variable. However, the JVM determines exactly when this <text:s/>task is performed.</text:span></text:p>
          <text:p text:style-name="P34"><text:span text:style-name="T9"/></text:p>
          <text:p text:style-name="P34"><text:span text:style-name="T21">finalize method</text:span></text:p>
          <text:p text:style-name="P34"><text:span text:style-name="T9"/></text:p>
          <text:p text:style-name="P40"><text:span text:style-name="T9">Constructor method used to initialize an object when it is declared. This process <text:s/>is known as initialization. Similarly, Java supports a concept called finalization, <text:s/>which is just opposite to Initialization. We know that java run-time is an <text:s/>automatic garbage collecting system. It automatically frees up the memory <text:s/>resources used by the objects. But objects may hold other non-object resources <text:s/>such as file descriptors or window system fonts. The garbage collector cannot <text:s/>free these resources. In order to free these resources we must use a finalizer <text:s/>method. The finalizer method is simply finalize() and can be added to any class. Java <text:s/>calls that method whenever it is about to reclaim the space for that object. The <text:s/>finalize method should explicitly define the tasks to be perform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3" presentation:class="page"/>
          <draw:frame presentation:style-name="pr7" draw:layer="layout" svg:width="17.271cm" svg:height="12.573cm" svg:x="2.159cm" svg:y="13.271cm" presentation:class="notes" presentation:placeholder="true">
            <draw:text-box/>
          </draw:frame>
        </presentation:notes>
      </draw:page>
      <draw:page draw:name="page34"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2.898cm" svg:height="16.493cm" svg:x="1.485cm" svg:y="0.942cm">
          <text:p text:style-name="P62"><text:span text:style-name="T21">Instance Variables and Methods</text:span></text:p>
          <text:p text:style-name="P159"><text:span text:style-name="T9">Each object has its own copy of all the instance variables defined by its class. <text:s/>Thus an Instance variable relates to an instance (object) of its class. Instance <text:s/>variable may be declared by using the following form :</text:span></text:p>
          <text:p text:style-name="P160"><text:span text:style-name="T9">type varName1;</text:span></text:p>
          <text:p text:style-name="P52"><text:span text:style-name="T9">Here, the name of the variable is varName1 and the required type is type. <text:s/>Instance variables are initialized to default values during the creation of an object. <text:s/>A Instance Method acts upon an object and can be declared, as follows:</text:span></text:p>
          <text:p text:style-name="P52"><text:span text:style-name="T9">rtype mthname(mparams) {</text:span></text:p>
          <text:p text:style-name="P52"><text:span text:style-name="T9">//body of method</text:span></text:p>
          <text:p text:style-name="P52"><text:span text:style-name="T9">}</text:span></text:p>
          <text:p text:style-name="P52"><text:span text:style-name="T9">Here mthName is the name of the method and type is its return type.</text:span></text:p>
          <text:p text:style-name="P52"><text:span text:style-name="T9"/></text:p>
          <text:p text:style-name="P52"><text:span text:style-name="T21">Static Variables and Methods</text:span></text:p>
          <text:p text:style-name="P161"><text:span text:style-name="T9">A static variable is shared by all objects of its class and thus relates to the class <text:s/>itself. A static variable may be declared by using the static keyword as a modifier <text:s/>as follows:</text:span></text:p>
          <text:p text:style-name="P161"><text:span text:style-name="T9">static type varName1;</text:span></text:p>
          <text:p text:style-name="P161"><text:span text:style-name="T9">Here the name of the variable ios varName1 and its type is type.</text:span></text:p>
          <text:p text:style-name="P162"><text:span text:style-name="T9">Static variables are initialized to default values when the class loaded into the <text:s/>memory.</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4" presentation:class="page"/>
          <draw:frame presentation:style-name="pr7" draw:layer="layout" svg:width="17.271cm" svg:height="12.573cm" svg:x="2.159cm" svg:y="13.271cm" presentation:class="notes" presentation:placeholder="true">
            <draw:text-box/>
          </draw:frame>
        </presentation:notes>
      </draw:page>
      <draw:page draw:name="page35"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4" draw:text-style-name="P2" draw:layer="layout" svg:width="22.631cm" svg:height="13.241cm" svg:x="1.697cm" svg:y="1.792cm">
          <text:p text:style-name="P163"><text:span text:style-name="T9">A static method may be declared by using the static keyword as a modifier. A <text:s/>static method acts relative to a class. It deos not act on specific objects of its <text:s/>class. To declare a static method as :</text:span></text:p>
          <text:p text:style-name="P163"><text:span text:style-name="T9">static rtype mthName(mparams) {</text:span></text:p>
          <text:p text:style-name="P163"><text:span text:style-name="T9">//body of method</text:span></text:p>
          <text:p text:style-name="P163"><text:span text:style-name="T9">}</text:span></text:p>
          <text:p text:style-name="P163"><text:span text:style-name="T9">}</text:span></text:p>
          <text:p text:style-name="P52"><text:span text:style-name="T9">Here mthName is the name of the method and rtype is its return type an optional <text:s/>list of parameter types shown as mparams may be specified.</text:span></text:p>
          <text:p text:style-name="P164"><text:span text:style-name="T10"/></text:p>
          <text:p text:style-name="P165"><text:span text:style-name="T21">String Class</text:span></text:p>
          <text:p text:style-name="P166"><text:span text:style-name="T9">Strings are class instantiated object and implemented using String Class. <text:s/>String class expressed as :</text:span></text:p>
          <text:p text:style-name="P166"><text:span text:style-name="T9">String stringName=new String(“string”);</text:span></text:p>
          <text:p text:style-name="P167"><text:span text:style-name="T9">A string class defines a number of methods that allows you to accomplish a <text:s/>variety of string manipulation tasks like compareTo()</text:span><text:span text:style-name="T9"><text:tab/></text:span><text:span text:style-name="T9">method used to sort an <text:s/>array of strings in alphabetical order.</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5" presentation:class="page"/>
          <draw:frame presentation:style-name="pr7" draw:layer="layout" svg:width="17.271cm" svg:height="12.573cm" svg:x="2.159cm" svg:y="13.271cm" presentation:class="notes" presentation:placeholder="true">
            <draw:text-box/>
          </draw:frame>
        </presentation:notes>
      </draw:page>
      <draw:page draw:name="page36" draw:style-name="dp3" draw:master-page-name="Default_20_2">
        <draw:custom-shape draw:name="object 2" draw:style-name="gr3" draw:text-style-name="P2" draw:layer="layout" svg:width="22.859cm" svg:height="1.692cm" svg:x="1.058cm" svg:y="0.635cm">
          <text:p/>
          <draw:enhanced-geometry draw:mirror-horizontal="false" draw:mirror-vertical="false" svg:viewBox="0 0 8229600 609600" draw:type="non-primitive" draw:enhanced-path="M 0 609600 L 0 0 8229600 0 N">
            <draw:equation draw:name="f0" draw:formula="width"/>
            <draw:equation draw:name="f1" draw:formula="height"/>
          </draw:enhanced-geometry>
        </draw:custom-shape>
        <draw:custom-shape draw:name="object 3" draw:style-name="gr3" draw:text-style-name="P2" draw:layer="layout" svg:width="22.859cm" svg:height="0.001cm" svg:x="1.27cm" svg:y="17.145cm">
          <text:p/>
          <draw:enhanced-geometry draw:mirror-horizontal="false" draw:mirror-vertical="false" svg:viewBox="0 0 8229600 360" draw:type="non-primitive" draw:enhanced-path="M 0 0 L 8229600 0 N">
            <draw:equation draw:name="f0" draw:formula="width"/>
            <draw:equation draw:name="f1" draw:formula="height"/>
          </draw:enhanced-geometry>
        </draw:custom-shape>
        <draw:custom-shape draw:name="object 4" draw:style-name="gr307" draw:text-style-name="P2" draw:layer="layout" svg:width="22.129cm" svg:height="12.724cm" svg:x="1.905cm" svg:y="0.97cm">
          <text:p text:style-name="P158"><text:span text:style-name="T21">Math Class</text:span></text:p>
          <text:p text:style-name="P40"><text:span text:style-name="T9">Mathematical functions such as cos,sqrt, log etc. are frequently used to <text:s/>analysis of real-life problems. Java supports these basic functions through <text:s/>Math class defined in the java.lang package.The math function used as follows</text:span></text:p>
          <text:p text:style-name="P168"><text:span text:style-name="T9">Math.function_name(); <text:s/>Like double y=Math.sqrt(x);</text:span></text:p>
          <text:p text:style-name="P169"><text:span text:style-name="T33"/></text:p>
          <text:p text:style-name="P170"><text:span text:style-name="T21">Wrapper Class</text:span></text:p>
          <text:p text:style-name="P171"><text:span text:style-name="T9">There are wrapper classes for each of the eight simple types defined by Java. <text:s/>These are Boolean, Character, Byte,Integer,Float,Long,Short and Double.</text:span></text:p>
          <text:p text:style-name="P172"><text:span text:style-name="T9">They encapsulate boolean,char,byte,int,float,long,short and double values.The <text:s/>Benefit of using wrapper classes is that they provide methods to convert <text:s/>strings to simple types. This is a very useful because it gives us a mechanism <text:s/>by which to process user inpu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6" presentation:class="page"/>
          <draw:frame presentation:style-name="pr7" draw:layer="layout" svg:width="17.271cm" svg:height="12.573cm" svg:x="2.159cm" svg:y="13.271cm" presentation:class="notes" presentation:placeholder="true">
            <draw:text-box/>
          </draw:frame>
        </presentation:notes>
      </draw:page>
      <draw:page draw:name="The End&#10;Thank You" draw:style-name="dp4" draw:master-page-name="Default_20_2">
        <draw:custom-shape draw:name="Freeform 6" draw:style-name="gr313" draw:text-style-name="P173" draw:layer="layout" svg:width="25.399cm" svg:height="14.454cm" svg:x="0cm" svg:y="-0.009cm">
          <text:p/>
          <draw:enhanced-geometry draw:mirror-horizontal="false" draw:mirror-vertical="false" svg:viewBox="0 0 5760 3278" draw:type="non-primitive" draw:enhanced-path="M 5760 0 L 0 0 0 3090 943 3090 1123 3270 1123 3270 1127 3272 1133 3275 1139 3278 1144 3278 1150 3278 1155 3275 1161 3272 1165 3270 1345 3090 5760 3090 5760 0 Z N">
            <draw:equation draw:name="f0" draw:formula="width"/>
            <draw:equation draw:name="f1" draw:formula="height"/>
          </draw:enhanced-geometry>
        </draw:custom-shape>
        <draw:custom-shape draw:name="Rectangle 8" draw:style-name="gr314" draw:text-style-name="P2" draw:layer="layout" svg:width="25.399cm" svg:height="19.049cm" svg:x="0cm" svg:y="0cm">
          <text:p/>
          <draw:enhanced-geometry svg:viewBox="0 0 21600 21600" draw:type="rectangle" draw:enhanced-path="M 0 0 L 21600 0 21600 21600 0 21600 0 0 Z N"/>
        </draw:custom-shape>
        <draw:frame draw:name="Title 1" presentation:style-name="pr12" draw:text-style-name="P2" draw:layer="layout" svg:width="11.358cm" svg:height="13.311cm" svg:x="12.7cm" svg:y="2.869cm" presentation:class="title" presentation:user-transformed="true">
          <draw:text-box>
            <text:p text:style-name="P174"><text:span text:style-name="T34">The End</text:span><text:span text:style-name="T34"><text:line-break/></text:span><text:span text:style-name="T35">Thank You</text:span></text:p>
          </draw:text-box>
        </draw:frame>
        <draw:custom-shape draw:name="Freeform: Shape 10" draw:style-name="gr315" draw:text-style-name="P173" draw:layer="layout" svg:width="19.049cm" svg:height="11.575cm" draw:transform="rotate (1.5707963267946) translate (0cm 19.05cm)">
          <text:p/>
          <draw:enhanced-geometry draw:mirror-horizontal="false" draw:mirror-vertical="false" svg:viewBox="0 0 6858000 5556552" draw:type="non-primitive" draw:enhanced-path="M 6858000 3445704 L 3829242 5433322 3827369 5434867 3824583 5436378 3798693 5453370 3785011 5457858 3706339 5500559 C 3621096 5536614 3527375 5556552 3428998 5556552 3330621 5556552 3236901 5536614 3151658 5500559 L 3072996 5457863 3059298 5453370 3033383 5436362 3030627 5434867 3028775 5433338 0 3445704 Z M 6858000 0 L 6858000 349336 6858000 3445703 0 3445703 0 0 Z N">
            <draw:equation draw:name="f0" draw:formula="6858000*width/6858000"/>
            <draw:equation draw:name="f1" draw:formula="3445704*height/5556552"/>
            <draw:equation draw:name="f2" draw:formula="3829242*width/6858000"/>
            <draw:equation draw:name="f3" draw:formula="5433322*height/5556552"/>
            <draw:equation draw:name="f4" draw:formula="3827369*width/6858000"/>
            <draw:equation draw:name="f5" draw:formula="5434867*height/5556552"/>
            <draw:equation draw:name="f6" draw:formula="3824583*width/6858000"/>
            <draw:equation draw:name="f7" draw:formula="5436378*height/5556552"/>
            <draw:equation draw:name="f8" draw:formula="3798693*width/6858000"/>
            <draw:equation draw:name="f9" draw:formula="5453370*height/5556552"/>
            <draw:equation draw:name="f10" draw:formula="3785011*width/6858000"/>
            <draw:equation draw:name="f11" draw:formula="5457858*height/5556552"/>
            <draw:equation draw:name="f12" draw:formula="3706339*width/6858000"/>
            <draw:equation draw:name="f13" draw:formula="5500559*height/5556552"/>
            <draw:equation draw:name="f14" draw:formula="3428998*width/6858000"/>
            <draw:equation draw:name="f15" draw:formula="5556552*height/5556552"/>
            <draw:equation draw:name="f16" draw:formula="3151658*width/6858000"/>
            <draw:equation draw:name="f17" draw:formula="5500559*height/5556552"/>
            <draw:equation draw:name="f18" draw:formula="3072996*width/6858000"/>
            <draw:equation draw:name="f19" draw:formula="5457863*height/5556552"/>
            <draw:equation draw:name="f20" draw:formula="3059298*width/6858000"/>
            <draw:equation draw:name="f21" draw:formula="5453370*height/5556552"/>
            <draw:equation draw:name="f22" draw:formula="3033383*width/6858000"/>
            <draw:equation draw:name="f23" draw:formula="5436362*height/5556552"/>
            <draw:equation draw:name="f24" draw:formula="3030627*width/6858000"/>
            <draw:equation draw:name="f25" draw:formula="5434867*height/5556552"/>
            <draw:equation draw:name="f26" draw:formula="3028775*width/6858000"/>
            <draw:equation draw:name="f27" draw:formula="5433338*height/5556552"/>
            <draw:equation draw:name="f28" draw:formula="0*width/6858000"/>
            <draw:equation draw:name="f29" draw:formula="3445704*height/5556552"/>
            <draw:equation draw:name="f30" draw:formula="6858000*width/6858000"/>
            <draw:equation draw:name="f31" draw:formula="0*height/5556552"/>
            <draw:equation draw:name="f32" draw:formula="6858000*width/6858000"/>
            <draw:equation draw:name="f33" draw:formula="349336*height/5556552"/>
            <draw:equation draw:name="f34" draw:formula="6858000*width/6858000"/>
            <draw:equation draw:name="f35" draw:formula="3445703*height/5556552"/>
            <draw:equation draw:name="f36" draw:formula="0*width/6858000"/>
            <draw:equation draw:name="f37" draw:formula="3445703*height/5556552"/>
            <draw:equation draw:name="f38" draw:formula="0*width/6858000"/>
            <draw:equation draw:name="f39" draw:formula="0*height/5556552"/>
            <draw:equation draw:name="f40" draw:formula="width"/>
            <draw:equation draw:name="f41" draw:formula="height"/>
          </draw:enhanced-geometry>
        </draw:custom-shape>
        <presentation:notes draw:style-name="dp2">
          <draw:page-thumbnail draw:style-name="gr2" draw:layer="layout" svg:width="13.968cm" svg:height="10.476cm" svg:x="3.81cm" svg:y="2.123cm" draw:page-number="37" presentation:class="page"/>
          <draw:frame presentation:style-name="pr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0B0000000B095D234E3.jpg" xlink:type="simple" xlink:show="embed" xlink:actuate="onLoad"/>
    <draw:fill-image draw:name="Bitmape_20_2" draw:display-name="Bitmape 2" xlink:href="Pictures/100002010000001300000030EAAA96A3.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writing-mode="lr-tb"/>
      <style:text-properties fo:color="#000000" style:text-outline="false" style:text-line-through-style="none" fo:font-family="'Tw Cen MT'" fo:font-size="20pt" fo:letter-spacing="normal" fo:language="en" fo:country="US" fo:font-style="normal" fo:text-shadow="none" style:text-underline-style="none" fo:font-weight="normal" style:letter-kerning="true" style:font-family-asian="'Lucida Sans Unicode'" style:font-family-generic-asian="system" style:font-pitch-asian="variable" style:font-size-asian="20pt" style:language-asian="en" style:country-asian="US" style:font-style-asian="normal" style:font-weight-asian="normal" style:font-family-complex="Mang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20%" fo:text-align="start" style:punctuation-wrap="hanging" style:writing-mode="lr-tb"/>
      <style:text-properties fo:color="#000000"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3" style:family="presentation" style:parent-style-name="Default-outline2">
      <style:paragraph-properties fo:margin-top="0cm" fo:margin-bottom="0.3cm" fo:line-height="120%" fo:text-align="start" style:punctuation-wrap="hanging" style:writing-mode="lr-tb"/>
      <style:text-properties fo:color="#000000" style:text-line-through-style="none"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line-height="120%" fo:text-align="start" style:punctuation-wrap="hanging" style:writing-mode="lr-tb"/>
      <style:text-properties fo:color="#000000" style:text-line-through-style="none"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Tw Cen MT'"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212121"/>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Trebuchet M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212121"/>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Trebuchet M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212121"/>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Trebuchet M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212121"/>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c6bb" draw:fill="bitmap" draw:fill-image-name="Bitmape_20_1" draw:fill-image-width="4.657cm" draw:fill-image-height="4.657cm" style:repeat="repeat" draw:fill-image-ref-point-x="0%" draw:fill-image-ref-point-y="0%" draw:fill-image-ref-point="top-left" draw:auto-grow-height="false"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cm" fo:padding-bottom="0cm" fo:padding-left="0cm" fo:padding-right="0cm" fo:wrap-option="wrap"/>
    </style:style>
    <style:style style:name="Mpr2" style:family="presentation" style:parent-style-name="Default-outline1">
      <style:graphic-properties draw:stroke="none" svg:stroke-width="0cm" draw:fill="none" draw:textarea-vertical-align="top" draw:auto-grow-height="false" fo:min-height="12.573cm" fo:padding-top="0cm" fo:padding-bottom="0cm" fo:padding-left="0cm" fo:padding-right="0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7"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auto-grow-height="false" fo:min-height="1.397cm"/>
    </style:style>
    <style:style style:name="Mpr10" style:family="presentation" style:parent-style-name="Default_20_1-backgroundobjects">
      <style:graphic-properties draw:stroke="none" draw:fill="none" draw:fill-color="#ffffff" draw:textarea-vertical-align="bottom" draw:auto-grow-height="false" fo:min-height="1.397cm"/>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r14"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5"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3-backgroundobjects">
      <style:graphic-properties draw:stroke="none" draw:fill="none" draw:fill-color="#ffffff" draw:auto-grow-height="false" fo:min-height="1.397cm"/>
    </style:style>
    <style:style style:name="Mpr17" style:family="presentation" style:parent-style-name="Default_20_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line-height="90%" fo:text-align="center"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353cm" fo:margin-bottom="0.5cm" fo:line-height="120%" fo:text-align="start" fo:text-indent="0cm" style:punctuation-wrap="hanging" style:writing-mode="lr-tb"/>
      <style:text-properties fo:font-size="18pt" fo:hyphenate="false"/>
    </style:style>
    <style:style style:name="MP7" style:family="paragraph">
      <style:paragraph-properties fo:margin-left="0cm" fo:margin-right="0cm" fo:margin-top="0.353cm" fo:margin-bottom="0.4cm" fo:line-height="120%" fo:text-align="start" fo:text-indent="0cm" style:punctuation-wrap="hanging" style:writing-mode="lr-tb"/>
      <style:text-properties fo:font-size="18pt" fo:hyphenate="false"/>
    </style:style>
    <style:style style:name="MP8" style:family="paragraph">
      <style:paragraph-properties fo:margin-left="0cm" fo:margin-right="0cm" fo:margin-top="0.353cm" fo:margin-bottom="0.3cm" fo:line-height="120%" fo:text-align="start" fo:text-indent="0cm" style:punctuation-wrap="hanging" style:writing-mode="lr-tb"/>
      <style:text-properties fo:font-size="18pt" fo:hyphenate="false"/>
    </style:style>
    <style:style style:name="MP9" style:family="paragraph">
      <style:paragraph-properties fo:margin-left="0cm" fo:margin-right="0cm" fo:margin-top="0.353cm" fo:margin-bottom="0.2cm" fo:line-height="120%" fo:text-align="start" fo:text-indent="0cm" style:punctuation-wrap="hanging" style:writing-mode="lr-tb"/>
      <style:text-properties fo:font-size="18pt" fo:hyphenate="false"/>
    </style:style>
    <style:style style:name="MP10" style:family="paragraph">
      <style:paragraph-properties fo:margin-left="0cm" fo:margin-right="0cm" fo:margin-top="0.353cm" fo:margin-bottom="0.1cm" fo:line-height="120%" fo:text-align="start" fo:text-indent="0cm" style:punctuation-wrap="hanging" style:writing-mode="lr-tb"/>
      <style:text-properties fo:font-size="18pt" fo:hyphenate="false"/>
    </style:style>
    <style:style style:name="MP11" style:family="paragraph">
      <style:paragraph-properties fo:text-align="center" style:font-independent-line-spacing="true"/>
      <style:text-properties fo:font-size="18pt" style:font-size-asian="14pt" style:font-size-complex="14pt"/>
    </style:style>
    <style:style style:name="MP12"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3" style:family="paragraph">
      <style:paragraph-properties style:font-independent-line-spacing="true"/>
      <style:text-properties fo:font-size="18pt" style:font-size-asian="14pt" style:font-size-complex="14pt"/>
    </style:style>
    <style:style style:name="MP14" style:family="paragraph">
      <style:paragraph-properties fo:text-align="end" style:font-independent-line-spacing="true"/>
      <style:text-properties fo:font-size="18pt" style:font-size-asian="14pt" style:font-size-complex="14pt"/>
    </style:style>
    <style:style style:name="MP15" style:family="paragraph">
      <style:text-properties fo:font-size="18pt"/>
    </style:style>
    <style:style style:name="MP16" style:family="paragraph">
      <style:paragraph-properties fo:margin-top="0cm" fo:margin-bottom="0cm" fo:text-align="start" style:punctuation-wrap="hanging" style:writing-mode="lr-tb"/>
      <style:text-properties fo:font-size="18pt" fo:hyphenate="false"/>
    </style:style>
    <style:style style:name="MP17" style:family="paragraph">
      <style:paragraph-properties fo:margin-left="0cm" fo:margin-right="0cm" fo:margin-top="0.127cm" fo:margin-bottom="0.212cm" fo:text-align="start" fo:text-indent="0cm" style:punctuation-wrap="hanging" style:writing-mode="lr-tb"/>
      <style:text-properties fo:font-size="18pt" fo:hyphenate="false"/>
    </style:style>
    <style:style style:name="MP18" style:family="paragraph">
      <style:paragraph-properties fo:margin-left="0cm" fo:margin-right="0cm" fo:margin-top="0.112cm" fo:margin-bottom="0.212cm" fo:text-align="start" fo:text-indent="0cm" style:punctuation-wrap="hanging" style:writing-mode="lr-tb"/>
      <style:text-properties fo:font-size="18pt" fo:hyphenate="false"/>
    </style:style>
    <style:style style:name="MP19" style:family="paragraph">
      <style:paragraph-properties fo:margin-left="0cm" fo:margin-right="0cm" fo:margin-top="0.098cm" fo:margin-bottom="0.212cm" fo:text-align="start" fo:text-indent="0cm" style:punctuation-wrap="hanging" style:writing-mode="lr-tb"/>
      <style:text-properties fo:font-size="18pt" fo:hyphenate="false"/>
    </style:style>
    <style:style style:name="MP20" style:family="paragraph">
      <style:paragraph-properties fo:margin-left="0cm" fo:margin-right="0cm" fo:margin-top="0.084cm" fo:margin-bottom="0.212cm" fo:text-align="start" fo:text-indent="0cm" style:punctuation-wrap="hanging" style:writing-mode="lr-tb"/>
      <style:text-properties fo:font-size="18pt" fo:hyphenate="false"/>
    </style:style>
    <style:style style:name="MT1"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family-complex="Arial" style:font-size-complex="20pt" style:font-style-complex="normal" style:font-weight-complex="bold"/>
    </style:style>
    <style:style style:name="MT2"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MT3" style:family="text">
      <style:text-properties fo:color="#000000" style:text-line-through-style="none"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fefefe" style:text-line-through-style="none" fo:font-family="'Century Gothic'" fo:font-size="40pt" fo:letter-spacing="normal" fo:font-style="normal" style:text-underline-style="none" fo:font-weight="bold" style:font-size-asian="40pt" style:font-style-asian="normal" style:font-weight-asian="bold" style:font-family-complex="'Trebuchet MS'" style:font-size-complex="40pt" style:font-style-complex="normal" style:font-weight-complex="bold"/>
    </style:style>
    <style:style style:name="MT5"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2'" fo:color="#00c6bb"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2'" fo:color="#00c6bb" fo:font-size="45%"/>
      </text:list-level-style-bullet>
      <text:list-level-style-bullet text:level="2" text:bullet-char="">
        <style:list-level-properties text:space-before="1.271cm" text:min-label-width="0.793cm"/>
        <style:text-properties fo:font-family="'Wingdings 2'" fo:color="#00c6bb"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2'" fo:color="#00c6bb" fo:font-size="45%"/>
      </text:list-level-style-bullet>
      <text:list-level-style-bullet text:level="2" text:bullet-char="">
        <style:list-level-properties text:space-before="1.271cm" text:min-label-width="0.793cm"/>
        <style:text-properties fo:font-family="'Wingdings 2'" fo:color="#00c6bb" fo:font-size="75%"/>
      </text:list-level-style-bullet>
      <text:list-level-style-bullet text:level="3" text:bullet-char="">
        <style:list-level-properties text:space-before="2.541cm" text:min-label-width="0.634cm"/>
        <style:text-properties fo:font-family="'Wingdings 2'" fo:color="#00c6bb"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2'" fo:color="#00c6bb" fo:font-size="45%"/>
      </text:list-level-style-bullet>
      <text:list-level-style-bullet text:level="2" text:bullet-char="">
        <style:list-level-properties text:space-before="1.271cm" text:min-label-width="0.793cm"/>
        <style:text-properties fo:font-family="'Wingdings 2'" fo:color="#00c6bb" fo:font-size="75%"/>
      </text:list-level-style-bullet>
      <text:list-level-style-bullet text:level="3" text:bullet-char="">
        <style:list-level-properties text:space-before="2.541cm" text:min-label-width="0.634cm"/>
        <style:text-properties fo:font-family="'Wingdings 2'" fo:color="#00c6bb" fo:font-size="45%"/>
      </text:list-level-style-bullet>
      <text:list-level-style-bullet text:level="4" text:bullet-char="">
        <style:list-level-properties text:space-before="3.811cm" text:min-label-width="0.634cm"/>
        <style:text-properties fo:font-family="'Wingdings 2'" fo:color="#00c6bb"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2'" fo:color="#00c6bb" fo:font-size="45%"/>
      </text:list-level-style-bullet>
      <text:list-level-style-bullet text:level="2" text:bullet-char="">
        <style:list-level-properties text:space-before="1.271cm" text:min-label-width="0.793cm"/>
        <style:text-properties fo:font-family="'Wingdings 2'" fo:color="#00c6bb" fo:font-size="75%"/>
      </text:list-level-style-bullet>
      <text:list-level-style-bullet text:level="3" text:bullet-char="">
        <style:list-level-properties text:space-before="2.541cm" text:min-label-width="0.634cm"/>
        <style:text-properties fo:font-family="'Wingdings 2'" fo:color="#00c6bb" fo:font-size="45%"/>
      </text:list-level-style-bullet>
      <text:list-level-style-bullet text:level="4" text:bullet-char="">
        <style:list-level-properties text:space-before="3.811cm" text:min-label-width="0.634cm"/>
        <style:text-properties fo:font-family="'Wingdings 2'" fo:color="#00c6bb" fo:font-size="75%"/>
      </text:list-level-style-bullet>
      <text:list-level-style-bullet text:level="5" text:bullet-char="">
        <style:list-level-properties text:space-before="5.081cm" text:min-label-width="0.634cm"/>
        <style:text-properties fo:font-family="'Wingdings 2'" fo:color="#00c6bb"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Picture 2" draw:style-name="Mgr3" draw:text-style-name="MP3" draw:layer="backgroundobjects" svg:width="25.399cm" svg:height="19.049cm" svg:x="0cm" svg:y="0cm">
        <draw:image xlink:href="Pictures/1000020100000780000004383DE2BD1C.png" xlink:type="simple" xlink:show="embed" xlink:actuate="onLoad">
          <text:p/>
        </draw:image>
      </draw:frame>
      <draw:frame draw:name="Holder 2" presentation:style-name="Mpr1" draw:text-style-name="MP5" draw:layer="backgroundobjects" svg:width="21.592cm" svg:height="4.433cm" svg:x="1.904cm" svg:y="1.718cm" presentation:class="title" presentation:user-transformed="true">
        <draw:text-box>
          <text:p text:style-name="MP4"><text:span text:style-name="MT1">Click to edit the title text format</text:span></text:p>
        </draw:text-box>
      </draw:frame>
      <draw:frame draw:name="Holder 3" presentation:style-name="Mpr2" draw:text-style-name="MP5" draw:layer="backgroundobjects" svg:width="21.592cm" svg:height="9.51cm" svg:x="1.904cm" svg:y="6.575cm" presentation:class="outline" presentation:user-transformed="true">
        <draw:text-box>
          <text:p text:style-name="MP6"><text:span text:style-name="MT2">Click to edit the outline text format</text:span></text:p>
          <text:list text:style-name="ML3">
            <text:list-item>
              <text:list>
                <text:list-item>
                  <text:p text:style-name="MP7"><text:span text:style-name="MT2">Second Outline Level</text:span></text:p>
                  <text:list>
                    <text:list-item>
                      <text:p text:style-name="MP8"><text:span text:style-name="MT2">Third Outline Level</text:span></text:p>
                      <text:list>
                        <text:list-item>
                          <text:p text:style-name="MP9"><text:span text:style-name="MT2">Fourth Outline Level</text:span></text:p>
                          <text:list>
                            <text:list-item>
                              <text:p text:style-name="MP10"><text:span text:style-name="MT2">Fifth Outline Level</text:span></text:p>
                              <text:list>
                                <text:list-item>
                                  <text:p text:style-name="MP10"><text:span text:style-name="MT2">Sixth Outline Level</text:span></text:p>
                                  <text:list>
                                    <text:list-item>
                                      <text:p text:style-name="MP10"><text:span text:style-name="MT2">Seventh Outline Level</text:span></text:p>
                                      <text:list>
                                        <text:list-item>
                                          <text:p text:style-name="MP10"><text:span text:style-name="MT2">Eighth Outline Level</text:span></text:p>
                                          <text:list>
                                            <text:list-item>
                                              <text:p text:style-name="MP10"><text:span text:style-name="MT2">Ninth Outline Level</text:span></text:p>
                                            </text:list-item>
                                          </text:list>
                                        </text:list-item>
                                      </text:list>
                                    </text:list-item>
                                  </text:list>
                                </text:list-item>
                              </text:list>
                            </text:list-item>
                          </text:list>
                        </text:list-item>
                      </text:list>
                    </text:list-item>
                  </text:list>
                </text:list-item>
              </text:list>
            </text:list-item>
          </text:list>
        </draw:text-box>
      </draw:frame>
      <draw:frame draw:name="Holder 4" presentation:style-name="Mpr3" draw:text-style-name="MP11" draw:layer="backgroundobjects" svg:width="13.901cm" svg:height="1.013cm" svg:x="1.904cm" svg:y="16.342cm" presentation:class="footer" presentation:user-transformed="true">
        <draw:text-box>
          <text:p/>
        </draw:text-box>
      </draw:frame>
      <draw:frame draw:name="Holder 5" presentation:style-name="Mpr3" draw:text-style-name="MP13" draw:layer="backgroundobjects" svg:width="5.714cm" svg:height="1.013cm" svg:x="15.997cm" svg:y="16.342cm" presentation:class="date-time" presentation:user-transformed="true">
        <draw:text-box>
          <text:p text:style-name="MP12"><text:span text:style-name="MT3"><text:date style:data-style-name="D1" text:date-value="2019-01-30">1/30/19</text:date></text:span></text:p>
        </draw:text-box>
      </draw:frame>
      <draw:frame draw:name="Holder 6" presentation:style-name="Mpr3" draw:text-style-name="MP14" draw:layer="backgroundobjects" svg:width="1.591cm" svg:height="1.013cm" svg:x="21.904cm" svg:y="16.342cm" presentation:class="page-number" presentation:user-transformed="true">
        <draw:text-box>
          <text:p text:style-name="MP12"><text:span text:style-name="MT3"><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2">
      <draw:custom-shape draw:name="Freeform 6" draw:style-name="Mgr4" draw:text-style-name="MP15" draw:layer="backgroundobjects" svg:width="25.399cm" svg:height="6.071cm" svg:x="0cm" svg:y="0cm">
        <text:p/>
        <draw:enhanced-geometry draw:mirror-horizontal="false" draw:mirror-vertical="false" svg:viewBox="0 0 5760 1377" draw:type="non-primitive" draw:enhanced-path="M 5760 0 L 0 0 0 1189 943 1189 1123 1369 1123 1369 1127 1371 1133 1374 1139 1377 1144 1377 1150 1377 1155 1374 1161 1371 1165 1369 1345 1189 5760 1189 5760 0 Z N">
          <draw:equation draw:name="f0" draw:formula="width"/>
          <draw:equation draw:name="f1" draw:formula="height"/>
        </draw:enhanced-geometry>
      </draw:custom-shape>
      <draw:frame draw:name="Title 1" presentation:style-name="Mpr6" draw:text-style-name="MP5" draw:layer="backgroundobjects" svg:width="20.899cm" svg:height="2.695cm" svg:x="2.25cm" svg:y="1.242cm" presentation:class="title" presentation:user-transformed="true">
        <draw:text-box>
          <text:p text:style-name="MP16"><text:span text:style-name="MT4">Click to edit the title text formatClick to edit Master title style</text:span></text:p>
        </draw:text-box>
      </draw:frame>
      <draw:frame draw:name="Content Placeholder 2" presentation:style-name="Mpr7" draw:text-style-name="MP5" draw:layer="backgroundobjects" svg:width="20.899cm" svg:height="10.1cm" svg:x="2.25cm" svg:y="6.173cm" presentation:class="outline" presentation:user-transformed="true">
        <draw:text-box>
          <text:list text:style-name="ML5">
            <text:list-item>
              <text:p text:style-name="MP15"><text:span text:style-name="MT5">Click to edit the outline text format</text:span></text:p>
              <text:list>
                <text:list-item>
                  <text:p text:style-name="MP15"><text:span text:style-name="MT5">Second Outline Level</text:span></text:p>
                  <text:list>
                    <text:list-item>
                      <text:p text:style-name="MP15"><text:span text:style-name="MT5">Third Outline Level</text:span></text:p>
                      <text:list>
                        <text:list-item>
                          <text:p text:style-name="MP15"><text:span text:style-name="MT5">Fourth Outline Level</text:span></text:p>
                          <text:list>
                            <text:list-item>
                              <text:p text:style-name="MP15"><text:span text:style-name="MT5">Fifth Outline Level</text:span></text:p>
                              <text:list>
                                <text:list-item>
                                  <text:p text:style-name="MP15"><text:span text:style-name="MT5">Sixth Outline Level</text:span></text:p>
                                  <text:list>
                                    <text:list-item>
                                      <text:p text:style-name="MP15"><text:span text:style-name="MT5">Seventh Outline Level</text:span></text:p>
                                      <text:list>
                                        <text:list-item>
                                          <text:p text:style-name="MP15"><text:span text:style-name="MT5">Eighth Outline Level</text:span></text:p>
                                        </text:list-item>
                                      </text:list>
                                    </text:list-item>
                                  </text:list>
                                </text:list-item>
                              </text:list>
                            </text:list-item>
                          </text:list>
                        </text:list-item>
                      </text:list>
                    </text:list-item>
                  </text:list>
                </text:list-item>
              </text:list>
            </text:list-item>
          </text:list>
          <text:list text:style-name="ML6">
            <text:list-item>
              <text:p text:style-name="MP17"><text:span text:style-name="MT5">Ninth Outline LevelEdit Master text styles</text:span></text:p>
            </text:list-item>
          </text:list>
          <text:list text:style-name="ML7">
            <text:list-item>
              <text:list>
                <text:list-item>
                  <text:p text:style-name="MP18"><text:span text:style-name="MT6">Second level</text:span></text:p>
                </text:list-item>
              </text:list>
            </text:list-item>
          </text:list>
          <text:list text:style-name="ML8">
            <text:list-item>
              <text:list>
                <text:list-item>
                  <text:list>
                    <text:list-item>
                      <text:p text:style-name="MP19"><text:span text:style-name="MT7">Third level</text:span></text:p>
                    </text:list-item>
                  </text:list>
                </text:list-item>
              </text:list>
            </text:list-item>
          </text:list>
          <text:list text:style-name="ML9">
            <text:list-item>
              <text:list>
                <text:list-item>
                  <text:list>
                    <text:list-item>
                      <text:list>
                        <text:list-item>
                          <text:p text:style-name="MP20"><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20"><text:span text:style-name="MT8">Fifth level</text:span></text:p>
                            </text:list-item>
                          </text:list>
                        </text:list-item>
                      </text:list>
                    </text:list-item>
                  </text:list>
                </text:list-item>
              </text:list>
            </text:list-item>
          </text:list>
        </draw:text-box>
      </draw:frame>
      <draw:frame draw:name="Date Placeholder 3" presentation:style-name="Mpr8" draw:text-style-name="MP13" draw:layer="backgroundobjects" svg:width="2.758cm" svg:height="1.013cm" svg:x="19.198cm" svg:y="16.782cm" presentation:class="date-time" presentation:user-transformed="true">
        <draw:text-box>
          <text:p text:style-name="MP12"><text:span text:style-name="MT5"><text:date style:data-style-name="D1" text:date-value="2019-01-30">1/30/19</text:date></text:span></text:p>
        </draw:text-box>
      </draw:frame>
      <draw:frame draw:name="Footer Placeholder 4" presentation:style-name="Mpr8" draw:text-style-name="MP11" draw:layer="backgroundobjects" svg:width="17.47cm" svg:height="1.013cm" svg:x="1.23cm" svg:y="16.782cm" presentation:class="footer" presentation:user-transformed="true">
        <draw:text-box>
          <text:p/>
        </draw:text-box>
      </draw:frame>
      <draw:frame draw:name="Slide Number Placeholder 5" presentation:style-name="Mpr8" draw:text-style-name="MP14" draw:layer="backgroundobjects" svg:width="2.212cm" svg:height="1.362cm" svg:x="21.957cm" svg:y="16.433cm" presentation:class="page-number" presentation:user-transformed="true">
        <draw:text-box>
          <text:p text:style-name="MP12"><text:span text:style-name="MT5"><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presentation:header/></text:p>
          </draw:text-box>
        </draw:frame>
        <draw:frame presentation:style-name="Mpr9" draw:text-style-name="MP2" draw:layer="backgroundobjects" svg:width="9.369cm" svg:height="1.396cm" svg:x="12.22cm" svg:y="0cm" presentation:class="date-time">
          <draw:text-box>
            <text:p text:style-name="MP2"><presentation:date-time/></text:p>
          </draw:text-box>
        </draw:frame>
        <draw:frame presentation:style-name="Mpr10" draw:text-style-name="MP1" draw:layer="backgroundobjects" svg:width="9.369cm" svg:height="1.396cm" svg:x="0cm" svg:y="26.543cm" presentation:class="footer">
          <draw:text-box>
            <text:p text:style-name="MP1"><presentation:footer/></text:p>
          </draw:text-box>
        </draw:frame>
        <draw:frame presentation:style-name="Mpr10"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2">
      <draw:frame draw:name="Date Placeholder 1" presentation:style-name="Mpr11" draw:text-style-name="MP13" draw:layer="backgroundobjects" svg:width="2.758cm" svg:height="1.013cm" svg:x="19.198cm" svg:y="16.782cm" presentation:class="date-time" presentation:user-transformed="true">
        <draw:text-box>
          <text:p text:style-name="MP12"><text:span text:style-name="MT5"><text:date style:data-style-name="D1" text:date-value="2019-01-30">1/30/19</text:date></text:span></text:p>
        </draw:text-box>
      </draw:frame>
      <draw:frame draw:name="Footer Placeholder 2" presentation:style-name="Mpr11" draw:text-style-name="MP11" draw:layer="backgroundobjects" svg:width="17.47cm" svg:height="1.013cm" svg:x="1.23cm" svg:y="16.782cm" presentation:class="footer" presentation:user-transformed="true">
        <draw:text-box>
          <text:p/>
        </draw:text-box>
      </draw:frame>
      <draw:frame draw:name="Slide Number Placeholder 3" presentation:style-name="Mpr11" draw:text-style-name="MP14" draw:layer="backgroundobjects" svg:width="2.212cm" svg:height="1.362cm" svg:x="21.957cm" svg:y="16.433cm" presentation:class="page-number" presentation:user-transformed="true">
        <draw:text-box>
          <text:p text:style-name="MP12"><text:span text:style-name="MT5"><text:page-number>&lt;number&gt;</text:page-number></text:span></text:p>
        </draw:text-box>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2cm" svg:x="1.27cm" svg:y="4.457cm" presentation:class="outline" presentation:placeholder="true">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presentation:header/></text:p>
          </draw:text-box>
        </draw:frame>
        <draw:frame presentation:style-name="Mpr12" draw:text-style-name="MP2" draw:layer="backgroundobjects" svg:width="9.369cm" svg:height="1.396cm" svg:x="12.22cm" svg:y="0cm" presentation:class="date-time">
          <draw:text-box>
            <text:p text:style-name="MP2"><presentation:date-time/></text:p>
          </draw:text-box>
        </draw:frame>
        <draw:frame presentation:style-name="Mpr13" draw:text-style-name="MP1" draw:layer="backgroundobjects" svg:width="9.369cm" svg:height="1.396cm" svg:x="0cm" svg:y="26.543cm" presentation:class="footer">
          <draw:text-box>
            <text:p text:style-name="MP1"><presentation:footer/></text:p>
          </draw:text-box>
        </draw:frame>
        <draw:frame presentation:style-name="Mpr1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3" style:display-name="Default 3" style:page-layout-name="PM1" draw:style-name="Mdp2">
      <draw:custom-shape draw:name="Freeform 6" draw:style-name="Mgr4" draw:text-style-name="MP15" draw:layer="backgroundobjects" svg:width="25.399cm" svg:height="6.071cm" svg:x="0cm" svg:y="0cm">
        <text:p/>
        <draw:enhanced-geometry draw:mirror-horizontal="false" draw:mirror-vertical="false" svg:viewBox="0 0 5760 1377" draw:type="non-primitive" draw:enhanced-path="M 5760 0 L 0 0 0 1189 943 1189 1123 1369 1123 1369 1127 1371 1133 1374 1139 1377 1144 1377 1150 1377 1155 1374 1161 1371 1165 1369 1345 1189 5760 1189 5760 0 Z N">
          <draw:equation draw:name="f0" draw:formula="width"/>
          <draw:equation draw:name="f1" draw:formula="height"/>
        </draw:enhanced-geometry>
      </draw:custom-shape>
      <draw:frame draw:name="Title 1" presentation:style-name="Mpr14" draw:text-style-name="MP5" draw:layer="backgroundobjects" svg:width="20.899cm" svg:height="2.695cm" svg:x="2.25cm" svg:y="1.242cm" presentation:class="title" presentation:user-transformed="true">
        <draw:text-box>
          <text:p text:style-name="MP16"><text:span text:style-name="MT4">Click to edit the title text formatClick to edit Master title style</text:span></text:p>
        </draw:text-box>
      </draw:frame>
      <draw:frame draw:name="Date Placeholder 2" presentation:style-name="Mpr15" draw:text-style-name="MP13" draw:layer="backgroundobjects" svg:width="2.758cm" svg:height="1.013cm" svg:x="19.198cm" svg:y="16.782cm" presentation:class="date-time" presentation:user-transformed="true">
        <draw:text-box>
          <text:p text:style-name="MP12"><text:span text:style-name="MT5"><text:date style:data-style-name="D1" text:date-value="2019-01-30">1/30/19</text:date></text:span></text:p>
        </draw:text-box>
      </draw:frame>
      <draw:frame draw:name="Footer Placeholder 3" presentation:style-name="Mpr15" draw:text-style-name="MP11" draw:layer="backgroundobjects" svg:width="17.47cm" svg:height="1.013cm" svg:x="1.23cm" svg:y="16.782cm" presentation:class="footer" presentation:user-transformed="true">
        <draw:text-box>
          <text:p/>
        </draw:text-box>
      </draw:frame>
      <draw:frame draw:name="Slide Number Placeholder 4" presentation:style-name="Mpr15" draw:text-style-name="MP14" draw:layer="backgroundobjects" svg:width="2.212cm" svg:height="1.362cm" svg:x="21.957cm" svg:y="16.433cm" presentation:class="page-number" presentation:user-transformed="true">
        <draw:text-box>
          <text:p text:style-name="MP12"><text:span text:style-name="MT5"><text:page-number>&lt;number&gt;</text:page-number></text:span></text:p>
        </draw:text-box>
      </draw:frame>
      <draw:frame presentation:style-name="Default_20_3-outline1" draw:layer="backgroundobjects" svg:width="22.859cm" svg:height="12.572cm" svg:x="1.27cm" svg:y="4.457cm" presentation:class="outline" presentation:placeholder="true">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presentation:header/></text:p>
          </draw:text-box>
        </draw:frame>
        <draw:frame presentation:style-name="Mpr16" draw:text-style-name="MP2" draw:layer="backgroundobjects" svg:width="9.369cm" svg:height="1.396cm" svg:x="12.22cm" svg:y="0cm" presentation:class="date-time">
          <draw:text-box>
            <text:p text:style-name="MP2"><presentation:date-time/></text:p>
          </draw:text-box>
        </draw:frame>
        <draw:frame presentation:style-name="Mpr17" draw:text-style-name="MP1" draw:layer="backgroundobjects" svg:width="9.369cm" svg:height="1.396cm" svg:x="0cm" svg:y="26.543cm" presentation:class="footer">
          <draw:text-box>
            <text:p text:style-name="MP1"><presentation:footer/></text:p>
          </draw:text-box>
        </draw:frame>
        <draw:frame presentation:style-name="Mpr17"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591"/>
    <meta:generator>OpenOffice/4.0.0$Win32 OpenOffice.org_project/400m3$Build-9702</meta:generator>
  </office:meta>
</office:document-meta>
</file>